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284.85pt"/>
    </style:style>
    <style:style style:name="co3" style:family="table-column">
      <style:table-column-properties fo:break-before="auto" style:column-width="270.14pt"/>
    </style:style>
    <style:style style:name="co4" style:family="table-column">
      <style:table-column-properties fo:break-before="auto" style:column-width="64.01pt"/>
    </style:style>
    <style:style style:name="ro1" style:family="table-row">
      <style:table-row-properties style:row-height="19.5pt" fo:break-before="auto" style:use-optimal-row-height="true"/>
    </style:style>
    <style:style style:name="ro2" style:family="table-row">
      <style:table-row-properties style:row-height="15.65pt" fo:break-before="auto" style:use-optimal-row-height="true"/>
    </style:style>
    <style:style style:name="ro3" style:family="table-row">
      <style:table-row-properties style:row-height="28.49pt" fo:break-before="auto" style:use-optimal-row-height="true"/>
    </style:style>
    <style:style style:name="ro4" style:family="table-row">
      <style:table-row-properties style:row-height="82.06pt" fo:break-before="auto" style:use-optimal-row-height="true"/>
    </style:style>
    <style:style style:name="ro5" style:family="table-row">
      <style:table-row-properties style:row-height="73.5pt" fo:break-before="auto" style:use-optimal-row-height="true"/>
    </style:style>
    <style:style style:name="ro6" style:family="table-row">
      <style:table-row-properties style:row-height="64.15pt" fo:break-before="auto" style:use-optimal-row-height="true"/>
    </style:style>
    <style:style style:name="ro7" style:family="table-row">
      <style:table-row-properties style:row-height="73.11pt" fo:break-before="auto" style:use-optimal-row-height="true"/>
    </style:style>
    <style:style style:name="ro8" style:family="table-row">
      <style:table-row-properties style:row-height="90.99pt" fo:break-before="auto" style:use-optimal-row-height="true"/>
    </style:style>
    <style:style style:name="ro9" style:family="table-row">
      <style:table-row-properties style:row-height="29.99pt" fo:break-before="auto" style:use-optimal-row-height="true"/>
    </style:style>
    <style:style style:name="ro10" style:family="table-row">
      <style:table-row-properties style:row-height="24.75pt" fo:break-before="auto" style:use-optimal-row-height="true"/>
    </style:style>
    <style:style style:name="ro11" style:family="table-row">
      <style:table-row-properties style:row-height="15.76pt" fo:break-before="auto" style:use-optimal-row-height="tru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ff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pt"/>
      <style:text-properties fo:color="#000000" style:text-outline="false" style:text-line-through-style="none" style:text-line-through-type="none" style:font-name="Liberation Serif"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start" fo:margin-left="0p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start" fo:margin-left="0pt"/>
      <style:text-properties fo:color="#000000"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3"/>
        <table:table-column table:style-name="co4" table:default-cell-style-name="Default"/>
        <table:table-row table:style-name="ro1">
          <table:table-cell table:style-name="ce1" office:value-type="float" office:value="1" calcext:value-type="float">
            <text:p>1</text:p>
          </table:table-cell>
          <table:table-cell table:style-name="ce1" office:value-type="string" calcext:value-type="string">
            <text:p><text:a xlink:href="javascript:openWin('1-1.htm',1)" xlink:type="simple">限りとてわかるる道のかなしきにいかまほしきは命なりけり</text:a></text:p>
          </table:table-cell>
          <table:table-cell table:style-name="ce9" office:value-type="string" calcext:value-type="string">
            <text:p>I leave you, to go the road we all must go. </text:p>
            <text:p>The road I would choose, if only I could, is the other.</text:p>
          </table:table-cell>
          <table:table-cell/>
        </table:table-row>
        <table:table-row table:style-name="ro1">
          <table:table-cell table:style-name="ce1" office:value-type="float" office:value="2" calcext:value-type="float">
            <text:p>2</text:p>
          </table:table-cell>
          <table:table-cell table:style-name="ce1" office:value-type="string" calcext:value-type="string">
            <text:p><text:a xlink:href="javascript:openWin('1-2.htm',2)" xlink:type="simple">宮城野の露吹き結ぶ風の音に小萩が本を思ひこそやれ</text:a></text:p>
          </table:table-cell>
          <table:table-cell table:style-name="ce9" office:value-type="string" calcext:value-type="string">
            <text:p>At the sound of the wind, bringing dews to Miyagi Plain, </text:p>
            <text:p>I think of the tender hagi* upon the moor.</text:p>
          </table:table-cell>
          <table:table-cell/>
        </table:table-row>
        <table:table-row table:style-name="ro1">
          <table:table-cell table:style-name="ce1" office:value-type="float" office:value="3" calcext:value-type="float">
            <text:p>3</text:p>
          </table:table-cell>
          <table:table-cell table:style-name="ce1" office:value-type="string" calcext:value-type="string">
            <text:p><text:a xlink:href="javascript:openWin('1-3.htm',3)" xlink:type="simple">鈴虫の声の限りを尽くしても長き夜あかずふる涙かな</text:a></text:p>
          </table:table-cell>
          <table:table-cell table:style-name="ce9" office:value-type="string" calcext:value-type="string">
            <text:p>The autumn night is too short to contain my tears</text:p>
            <text:p>Though songs of bell cricket weary, fall into silence.</text:p>
          </table:table-cell>
          <table:table-cell/>
        </table:table-row>
        <table:table-row table:style-name="ro1">
          <table:table-cell table:style-name="ce1" office:value-type="float" office:value="4" calcext:value-type="float">
            <text:p>4</text:p>
          </table:table-cell>
          <table:table-cell table:style-name="ce1" office:value-type="string" calcext:value-type="string">
            <text:p><text:a xlink:href="javascript:openWin('1-4.htm',4)" xlink:type="simple">いとゞしく虫の音しげき浅茅生に露をき添ふる雲の上人</text:a></text:p>
          </table:table-cell>
          <table:table-cell table:style-name="ce9" office:value-type="string" calcext:value-type="string">
            <text:p>Sad are the insect songs among the reeds. </text:p>
            <text:p>More sadly yet falls the dew from above the clouds.</text:p>
          </table:table-cell>
          <table:table-cell/>
        </table:table-row>
        <table:table-row table:style-name="ro1">
          <table:table-cell table:style-name="ce1" office:value-type="float" office:value="5" calcext:value-type="float">
            <text:p>5</text:p>
          </table:table-cell>
          <table:table-cell table:style-name="ce1" office:value-type="string" calcext:value-type="string">
            <text:p><text:a xlink:href="javascript:openWin('1-5.htm',5)" xlink:type="simple">荒き風ふせぎし陰の枯しより小萩がうへぞ静心なき</text:a></text:p>
          </table:table-cell>
          <table:table-cell table:style-name="ce9" office:value-type="string" calcext:value-type="string">
            <text:p>The tree that gave them shelter has withered and died. </text:p>
            <text:p>One fears for the plight of the hagi shoots beneath.</text:p>
          </table:table-cell>
          <table:table-cell/>
        </table:table-row>
        <table:table-row table:style-name="ro1">
          <table:table-cell table:style-name="ce1" office:value-type="float" office:value="6" calcext:value-type="float">
            <text:p>6</text:p>
          </table:table-cell>
          <table:table-cell table:style-name="ce1" office:value-type="string" calcext:value-type="string">
            <text:p><text:a xlink:href="javascript:openWin('1-6.htm',6)" xlink:type="simple">尋ねゆくまぼろしもがなつてにても玉のありかをそこと知るべく</text:a></text:p>
          </table:table-cell>
          <table:table-cell table:style-name="ce9" office:value-type="string" calcext:value-type="string">
            <text:p>And will no wizard search her out for me, </text:p>
            <text:p>That even he may tell me where she is?</text:p>
          </table:table-cell>
          <table:table-cell/>
        </table:table-row>
        <table:table-row table:style-name="ro1">
          <table:table-cell table:style-name="ce1" office:value-type="float" office:value="7" calcext:value-type="float">
            <text:p>7</text:p>
          </table:table-cell>
          <table:table-cell table:style-name="ce1" office:value-type="string" calcext:value-type="string">
            <text:p><text:a xlink:href="javascript:openWin('1-7.htm',7)" xlink:type="simple">雲のうへも涙に暮るる秋の月いかで住らむ浅茅生の宿</text:a></text:p>
          </table:table-cell>
          <table:table-cell table:style-name="ce9" office:value-type="string" calcext:value-type="string">
            <text:p>Tears dim the moon, even here above the clouds. </text:p>
            <text:p>Dim must it be in that lodging among the reeds.</text:p>
          </table:table-cell>
          <table:table-cell/>
        </table:table-row>
        <table:table-row table:style-name="ro1">
          <table:table-cell table:style-name="ce1" office:value-type="float" office:value="8" calcext:value-type="float">
            <text:p>8</text:p>
          </table:table-cell>
          <table:table-cell table:style-name="ce1" office:value-type="string" calcext:value-type="string">
            <text:p><text:a xlink:href="javascript:openWin('1-8.htm',8)" xlink:type="simple">いときなき初元結ひに長き世を契る心は結びこめつや</text:a></text:p>
          </table:table-cell>
          <table:table-cell table:style-name="ce9" office:value-type="string" calcext:value-type="string">
            <text:p>The boyish locks are now bound up, a man's. </text:p>
            <text:p>And do we tie a lasting bond for his future?</text:p>
          </table:table-cell>
          <table:table-cell/>
        </table:table-row>
        <table:table-row table:style-name="ro1">
          <table:table-cell table:style-name="ce1" office:value-type="float" office:value="9" calcext:value-type="float">
            <text:p>9</text:p>
          </table:table-cell>
          <table:table-cell table:style-name="ce1" office:value-type="string" calcext:value-type="string">
            <text:p><text:a xlink:href="javascript:openWin('1-9.htm',9)" xlink:type="simple">結びつる心も深き元結ひに濃き紫の色しあせずは</text:a></text:p>
          </table:table-cell>
          <table:table-cell table:style-name="ce9" office:value-type="string" calcext:value-type="string">
            <text:p>Fast the knot which the honest heart has tied. </text:p>
            <text:p>May lavender, the hue of the troth, be as fast.</text:p>
          </table:table-cell>
          <table:table-cell/>
        </table:table-row>
        <table:table-row table:style-name="ro1">
          <table:table-cell table:style-name="ce2" office:value-type="float" office:value="1" calcext:value-type="float">
            <text:p>1</text:p>
          </table:table-cell>
          <table:table-cell table:style-name="ce1" office:value-type="string" calcext:value-type="string">
            <text:p><text:a xlink:href="javascript:openWin('2-01.htm',1)" xlink:type="simple">手をおりてあひ見し事をかぞふればこれひとつやは君がうきふし</text:a></text:p>
          </table:table-cell>
          <table:table-cell table:style-name="ce9" office:value-type="string" calcext:value-type="string">
            <text:p>I count them over, the many things between us. </text:p>
            <text:p>One finger does not, alas, count the sum of your failures.</text:p>
          </table:table-cell>
          <table:table-cell/>
        </table:table-row>
        <table:table-row table:style-name="ro1">
          <table:table-cell table:style-name="ce2" office:value-type="float" office:value="2" calcext:value-type="float">
            <text:p>2</text:p>
          </table:table-cell>
          <table:table-cell table:style-name="ce1" office:value-type="string" calcext:value-type="string">
            <text:p><text:a xlink:href="javascript:openWin('2-02.htm',2)" xlink:type="simple">うきふしを心ひとつにかぞへきてこや君が手をわかるべきおり</text:a></text:p>
          </table:table-cell>
          <table:table-cell table:style-name="ce9" office:value-type="string" calcext:value-type="string">
            <text:p>I have counted them up myself, be assured, my failures. </text:p>
            <text:p>For one bitten finger must all be bitten away?</text:p>
          </table:table-cell>
          <table:table-cell/>
        </table:table-row>
        <table:table-row table:style-name="ro1">
          <table:table-cell table:style-name="ce2" office:value-type="float" office:value="3" calcext:value-type="float">
            <text:p>3</text:p>
          </table:table-cell>
          <table:table-cell table:style-name="ce1" office:value-type="string" calcext:value-type="string">
            <text:p><text:a xlink:href="javascript:openWin('2-03.htm',3)" xlink:type="simple">琴の音も月もえならぬ宿ながらつれなき人を引きやとめける</text:a></text:p>
          </table:table-cell>
          <table:table-cell table:style-name="ce9" office:value-type="string" calcext:value-type="string">
            <text:p>Uncommonly fine this house, for moon, for koto. </text:p>
            <text:p>Does it bring to itself indifferent callers as well?</text:p>
          </table:table-cell>
          <table:table-cell/>
        </table:table-row>
        <table:table-row table:style-name="ro1">
          <table:table-cell table:style-name="ce2" office:value-type="float" office:value="4" calcext:value-type="float">
            <text:p>4</text:p>
          </table:table-cell>
          <table:table-cell table:style-name="ce1" office:value-type="string" calcext:value-type="string">
            <text:p><text:a xlink:href="javascript:openWin('2-04.htm',4)" xlink:type="simple">木枯らしに吹きあはすめる笛の音を引きとゞむべきことの葉ぞなき</text:a></text:p>
          </table:table-cell>
          <table:table-cell table:style-name="ce9" office:value-type="string" calcext:value-type="string">
            <text:p>No match the leaves for the angry winter winds. </text:p>
            <text:p>Am I to detain the flute that joins those winds?</text:p>
          </table:table-cell>
          <table:table-cell/>
        </table:table-row>
        <table:table-row table:style-name="ro1">
          <table:table-cell table:style-name="ce2" office:value-type="float" office:value="5" calcext:value-type="float">
            <text:p>5</text:p>
          </table:table-cell>
          <table:table-cell table:style-name="ce1" office:value-type="string" calcext:value-type="string">
            <text:p><text:a xlink:href="javascript:openWin('2-05.htm',5)" xlink:type="simple">山がつの垣ほ荒るともおりおりにあはれはかけよなでしこの露</text:a></text:p>
          </table:table-cell>
          <table:table-cell table:style-name="ce9" office:value-type="string" calcext:value-type="string">
            <text:p>The fence of the mountain rustic may fall to the ground. </text:p>
            <text:p>Rest gently. O dew, upon the wild carnation.</text:p>
          </table:table-cell>
          <table:table-cell/>
        </table:table-row>
        <table:table-row table:style-name="ro1">
          <table:table-cell table:style-name="ce2" office:value-type="float" office:value="6" calcext:value-type="float">
            <text:p>6</text:p>
          </table:table-cell>
          <table:table-cell table:style-name="ce1" office:value-type="string" calcext:value-type="string">
            <text:p><text:a xlink:href="javascript:openWin('2-06.htm',6)" xlink:type="simple">咲きまじる色はいづれとわかねども猶常夏にしくものぞなき</text:a></text:p>
          </table:table-cell>
          <table:table-cell table:style-name="ce9" office:value-type="string" calcext:value-type="string">
            <text:p>No bloom in this wild array would I wish to slight. </text:p>
            <text:p>But dearest of all to me is the wild carnation.</text:p>
          </table:table-cell>
          <table:table-cell/>
        </table:table-row>
        <table:table-row table:style-name="ro1">
          <table:table-cell table:style-name="ce2" office:value-type="float" office:value="7" calcext:value-type="float">
            <text:p>7</text:p>
          </table:table-cell>
          <table:table-cell table:style-name="ce1" office:value-type="string" calcext:value-type="string">
            <text:p><text:a xlink:href="javascript:openWin('2-07.htm',7)" xlink:type="simple">うちはらふ袖も露けきとこなつにあらし吹きそふ秋も来にけり</text:a></text:p>
          </table:table-cell>
          <table:table-cell table:style-name="ce9" office:value-type="string" calcext:value-type="string">
            <text:p>Dew wets the sleeve that brushes the wild carnation. </text:p>
            <text:p>The tempest rages. Now comes autumn too.</text:p>
          </table:table-cell>
          <table:table-cell/>
        </table:table-row>
        <table:table-row table:style-name="ro1">
          <table:table-cell table:style-name="ce2" office:value-type="float" office:value="8" calcext:value-type="float">
            <text:p>8</text:p>
          </table:table-cell>
          <table:table-cell table:style-name="ce1" office:value-type="string" calcext:value-type="string">
            <text:p><text:a xlink:href="javascript:openWin('2-08.htm',8)" xlink:type="simple">さゝがにのふるまひしるき夕暮れにひるま過ぐせと言ふがあやなさ</text:a></text:p>
          </table:table-cell>
          <table:table-cell table:style-name="ce9" office:value-type="string" calcext:value-type="string">
            <text:p>The spider must have told you I would come. </text:p>
            <text:p>Then why am I asked to keep company with garlic?</text:p>
          </table:table-cell>
          <table:table-cell/>
        </table:table-row>
        <table:table-row table:style-name="ro1">
          <table:table-cell table:style-name="ce2" office:value-type="float" office:value="9" calcext:value-type="float">
            <text:p>9</text:p>
          </table:table-cell>
          <table:table-cell table:style-name="ce1" office:value-type="string" calcext:value-type="string">
            <text:p><text:a xlink:href="javascript:openWin('2-09.htm',9)" xlink:type="simple">逢ふことの夜をし隔てぬ中ならばひるまも何かまばゆからまし</text:a></text:p>
          </table:table-cell>
          <table:table-cell table:style-name="ce9" office:value-type="string" calcext:value-type="string">
            <text:p>Were we two who kept company every night, </text:p>
            <text:p>What would be wrong with garlic in the daytime?</text:p>
          </table:table-cell>
          <table:table-cell/>
        </table:table-row>
        <table:table-row table:style-name="ro1">
          <table:table-cell table:style-name="ce2" office:value-type="float" office:value="10" calcext:value-type="float">
            <text:p>10</text:p>
          </table:table-cell>
          <table:table-cell table:style-name="ce1" office:value-type="string" calcext:value-type="string">
            <text:p><text:a xlink:href="javascript:openWin('2-10.htm',10)" xlink:type="simple">つれなきをうらみもはてぬしのゝめにとりあへぬまでおどろかすらむ</text:a></text:p>
          </table:table-cell>
          <table:table-cell table:style-name="ce9" office:value-type="string" calcext:value-type="string">
            <text:p>Why must they startle with their dawn alarums </text:p>
            <text:p>When hours are yet required to thaw the ice?</text:p>
          </table:table-cell>
          <table:table-cell/>
        </table:table-row>
        <table:table-row table:style-name="ro1">
          <table:table-cell table:style-name="ce2" office:value-type="float" office:value="11" calcext:value-type="float">
            <text:p>11</text:p>
          </table:table-cell>
          <table:table-cell table:style-name="ce1" office:value-type="string" calcext:value-type="string">
            <text:p><text:a xlink:href="javascript:openWin('2-11.htm',11)" xlink:type="simple">身のうさを嘆くにあかで明くる夜はとりかさねてぞねも泣かれける</text:a></text:p>
          </table:table-cell>
          <table:table-cell table:style-name="ce9" office:value-type="string" calcext:value-type="string">
            <text:p>Day has broken without an end to my tears, </text:p>
            <text:p>To my cries of sorrow are added the calls of the cocks.</text:p>
          </table:table-cell>
          <table:table-cell/>
        </table:table-row>
        <table:table-row table:style-name="ro1">
          <table:table-cell table:style-name="ce2" office:value-type="float" office:value="12" calcext:value-type="float">
            <text:p>12</text:p>
          </table:table-cell>
          <table:table-cell table:style-name="ce1" office:value-type="string" calcext:value-type="string">
            <text:p><text:a xlink:href="javascript:openWin('2-12.htm',12)" xlink:type="simple">見し夢をあふ夜ありやと嘆くまに目さへあはでぞころも経にける</text:a></text:p>
          </table:table-cell>
          <table:table-cell table:style-name="ce9" office:value-type="string" calcext:value-type="string">
            <text:p>I yearn to dream again the dream of that night. </text:p>
            <text:p>The nights go by in lonely wakefulness.</text:p>
          </table:table-cell>
          <table:table-cell/>
        </table:table-row>
        <table:table-row table:style-name="ro1">
          <table:table-cell table:style-name="ce2" office:value-type="float" office:value="13" calcext:value-type="float">
            <text:p>13</text:p>
          </table:table-cell>
          <table:table-cell table:style-name="ce1" office:value-type="string" calcext:value-type="string">
            <text:p><text:a xlink:href="javascript:openWin('2-13.htm',13)" xlink:type="simple">はゝき木の心を知らで園原の道にあやなくまどひぬるかな</text:a></text:p>
          </table:table-cell>
          <table:table-cell table:style-name="ce9" office:value-type="string" calcext:value-type="string">
            <text:p>I wander lost in the Sonohara moorlands, </text:p>
            <text:p>For I did not know the deceiving ways of the broom tree.</text:p>
          </table:table-cell>
          <table:table-cell/>
        </table:table-row>
        <table:table-row table:style-name="ro1">
          <table:table-cell table:style-name="ce2" office:value-type="float" office:value="14" calcext:value-type="float">
            <text:p>14</text:p>
          </table:table-cell>
          <table:table-cell table:style-name="ce1" office:value-type="string" calcext:value-type="string">
            <text:p><text:a xlink:href="javascript:openWin('2-14.htm',14)" xlink:type="simple">数ならぬ伏屋に生ふる名のうさにあるにもあらず消ゆるはゝ木ゝ</text:a></text:p>
          </table:table-cell>
          <table:table-cell table:style-name="ce9" office:value-type="string" calcext:value-type="string">
            <text:p>Here and not here. I lie in my shabby hut. </text:p>
            <text:p>Would that I might like the broom tree vanish away.</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3-01.htm',1)" xlink:type="simple">空蝉の身をかへてける木のもとになを人がらのなつかしきかな</text:a></text:p>
          </table:table-cell>
          <table:table-cell table:style-name="ce9" office:value-type="string" calcext:value-type="string">
            <text:p>Beneath a tree, a locust's empty shell. </text:p>
            <text:p>Sadly I muse upon the shell of a lady.</text:p>
          </table:table-cell>
          <table:table-cell/>
        </table:table-row>
        <table:table-row table:style-name="ro2">
          <table:table-cell table:style-name="ce3" office:value-type="float" office:value="2" calcext:value-type="float">
            <text:p>2</text:p>
          </table:table-cell>
          <table:table-cell table:style-name="ce1" office:value-type="string" calcext:value-type="string">
            <text:p><text:a xlink:href="javascript:openWin('3-02.htm',2)" xlink:type="simple">空蝉の羽にをく露の木がくれて忍び忍びに濡るる袖かな</text:a></text:p>
          </table:table-cell>
          <table:table-cell table:style-name="ce10" office:value-type="string" calcext:value-type="string">
            <text:p>The dew upon the fragile locust wing </text:p>
          </table:table-cell>
          <table:table-cell/>
        </table:table-row>
        <table:table-row table:style-name="ro2">
          <table:table-cell table:style-name="ce3" office:value-type="float" office:value="1" calcext:value-type="float">
            <text:p>1</text:p>
          </table:table-cell>
          <table:table-cell table:style-name="ce3" office:value-type="string" calcext:value-type="string">
            <text:p><text:a xlink:href="javascript:openWin('4-01.htm',1)" xlink:type="simple">心あてにそれかとぞ見る白露の光添へたる夕顔の花</text:a></text:p>
          </table:table-cell>
          <table:table-cell table:style-name="ce10" office:value-type="string" calcext:value-type="string">
            <text:p>Is lost among the leaves. Lost are my tears.</text:p>
          </table:table-cell>
          <table:table-cell/>
        </table:table-row>
        <table:table-row table:style-name="ro1">
          <table:table-cell table:style-name="ce3" office:value-type="float" office:value="2" calcext:value-type="float">
            <text:p>2</text:p>
          </table:table-cell>
          <table:table-cell table:style-name="ce3" office:value-type="string" calcext:value-type="string">
            <text:p><text:a xlink:href="javascript:openWin('4-02.htm',2)" xlink:type="simple">寄りてこそそれかとも見めたそかれにほのぼの見つる花の夕顔</text:a></text:p>
          </table:table-cell>
          <table:table-cell table:style-name="ce9" office:value-type="string" calcext:value-type="string">
            <text:p>Come a bit nearer, please. Then might you know </text:p>
            <text:p>Whose was the evening face so dim in the twilight.</text:p>
          </table:table-cell>
          <table:table-cell/>
        </table:table-row>
        <table:table-row table:style-name="ro1">
          <table:table-cell table:style-name="ce3" office:value-type="float" office:value="3" calcext:value-type="float">
            <text:p>3</text:p>
          </table:table-cell>
          <table:table-cell table:style-name="ce3" office:value-type="string" calcext:value-type="string">
            <text:p><text:a xlink:href="javascript:openWin('4-03.htm',3)" xlink:type="simple">咲花にうつるてふ名はつつめどもおらで過ぎうきけさの朝顔</text:a></text:p>
          </table:table-cell>
          <table:table-cell table:style-name="ce9" office:value-type="string" calcext:value-type="string">
            <text:p>Though loath to be taxed with seeking fresher blooms, </text:p>
            <text:p>I feel impelled to pluck this morning glory.</text:p>
          </table:table-cell>
          <table:table-cell/>
        </table:table-row>
        <table:table-row table:style-name="ro1">
          <table:table-cell table:style-name="ce3" office:value-type="float" office:value="4" calcext:value-type="float">
            <text:p>4</text:p>
          </table:table-cell>
          <table:table-cell table:style-name="ce3" office:value-type="string" calcext:value-type="string">
            <text:p><text:a xlink:href="javascript:openWin('4-04.htm',4)" xlink:type="simple">朝霧の晴れ間も待たぬけしきにて花に心をとめぬとぞ見る</text:a></text:p>
          </table:table-cell>
          <table:table-cell table:style-name="ce9" office:value-type="string" calcext:value-type="string">
            <text:p>In haste to plunge into the morning mists, </text:p>
            <text:p>You seem to have no heart for the blossoms here.</text:p>
          </table:table-cell>
          <table:table-cell/>
        </table:table-row>
        <table:table-row table:style-name="ro1">
          <table:table-cell table:style-name="ce3" office:value-type="float" office:value="5" calcext:value-type="float">
            <text:p>5</text:p>
          </table:table-cell>
          <table:table-cell table:style-name="ce3" office:value-type="string" calcext:value-type="string">
            <text:p><text:a xlink:href="javascript:openWin('4-05.htm',5)" xlink:type="simple">優婆塞が行ふ道をしるべにて来む世も深き契たがふな</text:a></text:p>
          </table:table-cell>
          <table:table-cell table:style-name="ce9" office:value-type="string" calcext:value-type="string">
            <text:p>This pious one shall lead us on our way </text:p>
            <text:p>As we plight our troth for all the lives to come.</text:p>
          </table:table-cell>
          <table:table-cell/>
        </table:table-row>
        <table:table-row table:style-name="ro1">
          <table:table-cell table:style-name="ce3" office:value-type="float" office:value="6" calcext:value-type="float">
            <text:p>6</text:p>
          </table:table-cell>
          <table:table-cell table:style-name="ce3" office:value-type="string" calcext:value-type="string">
            <text:p><text:a xlink:href="javascript:openWin('4-06.htm',6)" xlink:type="simple">先の世の契知らるる身のうさに行く末かねて頼みがたさよ</text:a></text:p>
          </table:table-cell>
          <table:table-cell table:style-name="ce9" office:value-type="string" calcext:value-type="string">
            <text:p>So heavy the burden I bring with me from the past, </text:p>
            <text:p>I doubt that I should make these vows for the future.</text:p>
          </table:table-cell>
          <table:table-cell/>
        </table:table-row>
        <table:table-row table:style-name="ro1">
          <table:table-cell table:style-name="ce3" office:value-type="float" office:value="7" calcext:value-type="float">
            <text:p>7</text:p>
          </table:table-cell>
          <table:table-cell table:style-name="ce3" office:value-type="string" calcext:value-type="string">
            <text:p><text:a xlink:href="javascript:openWin('4-07.htm',7)" xlink:type="simple">いにしへもかくやは人のまどひけん我まだ知らぬ篠の目の道</text:a></text:p>
          </table:table-cell>
          <table:table-cell table:style-name="ce9" office:value-type="string" calcext:value-type="string">
            <text:p>And did it confuse them too, the men of old, </text:p>
            <text:p>This road through the dawn, for me so new and strange?</text:p>
          </table:table-cell>
          <table:table-cell/>
        </table:table-row>
        <table:table-row table:style-name="ro1">
          <table:table-cell table:style-name="ce3" office:value-type="float" office:value="8" calcext:value-type="float">
            <text:p>8</text:p>
          </table:table-cell>
          <table:table-cell table:style-name="ce3" office:value-type="string" calcext:value-type="string">
            <text:p><text:a xlink:href="javascript:openWin('4-08.htm',8)" xlink:type="simple">山の端の心も知らでゆく月はうはの空にて影や絶えなむ</text:a></text:p>
          </table:table-cell>
          <table:table-cell table:style-name="ce9" office:value-type="string" calcext:value-type="string">
            <text:p>And is the moon, unsure of the hills it approaches, </text:p>
            <text:p>Foredoomed to lose its way in the empty skies?</text:p>
          </table:table-cell>
          <table:table-cell/>
        </table:table-row>
        <table:table-row table:style-name="ro1">
          <table:table-cell table:style-name="ce3" office:value-type="float" office:value="9" calcext:value-type="float">
            <text:p>9</text:p>
          </table:table-cell>
          <table:table-cell table:style-name="ce3" office:value-type="string" calcext:value-type="string">
            <text:p><text:a xlink:href="javascript:openWin('4-09.htm',9)" xlink:type="simple">夕露に紐とく花は玉鉾のたよりに見えしえにこそありけれ</text:a></text:p>
          </table:table-cell>
          <table:table-cell table:style-name="ce9" office:value-type="string" calcext:value-type="string">
            <text:p>Because of one chance meeting by the wayside </text:p>
            <text:p>The flower now opens in the evening dew.</text:p>
          </table:table-cell>
          <table:table-cell/>
        </table:table-row>
        <table:table-row table:style-name="ro1">
          <table:table-cell table:style-name="ce3" office:value-type="float" office:value="10" calcext:value-type="float">
            <text:p>10</text:p>
          </table:table-cell>
          <table:table-cell table:style-name="ce3" office:value-type="string" calcext:value-type="string">
            <text:p><text:a xlink:href="javascript:openWin('4-10.htm',10)" xlink:type="simple">光ありと見し夕顔のうは露はたそかれ時のそら目なりけり</text:a></text:p>
          </table:table-cell>
          <table:table-cell table:style-name="ce9" office:value-type="string" calcext:value-type="string">
            <text:p>The face seemed quite to shine in the evening dew, </text:p>
            <text:p>But I was dazzled by the evening light.</text:p>
          </table:table-cell>
          <table:table-cell/>
        </table:table-row>
        <table:table-row table:style-name="ro1">
          <table:table-cell table:style-name="ce3" office:value-type="float" office:value="11" calcext:value-type="float">
            <text:p>11</text:p>
          </table:table-cell>
          <table:table-cell table:style-name="ce3" office:value-type="string" calcext:value-type="string">
            <text:p><text:a xlink:href="javascript:openWin('4-11.htm',11)" xlink:type="simple">見し人の煙を雲とながむれば夕べの空もむつましきかな</text:a></text:p>
          </table:table-cell>
          <table:table-cell table:style-name="ce9" office:value-type="string" calcext:value-type="string">
            <text:p>One sees the clouds as smoke that rose from the pyre, </text:p>
            <text:p>And suddenly the evening sky seems nearer.</text:p>
          </table:table-cell>
          <table:table-cell/>
        </table:table-row>
        <table:table-row table:style-name="ro1">
          <table:table-cell table:style-name="ce3" office:value-type="float" office:value="12" calcext:value-type="float">
            <text:p>12</text:p>
          </table:table-cell>
          <table:table-cell table:style-name="ce3" office:value-type="string" calcext:value-type="string">
            <text:p><text:a xlink:href="javascript:openWin('4-12.htm',12)" xlink:type="simple">問はぬをもなどかと問はでほど経るにいかばかりかは思ひ乱るる</text:a></text:p>
          </table:table-cell>
          <table:table-cell table:style-name="ce9" office:value-type="string" calcext:value-type="string">
            <text:p>Time goes by, you ask not why I ask not. </text:p>
            <text:p>Think if you will how lonely a life is mine.</text:p>
          </table:table-cell>
          <table:table-cell/>
        </table:table-row>
        <table:table-row table:style-name="ro1">
          <table:table-cell table:style-name="ce3" office:value-type="float" office:value="13" calcext:value-type="float">
            <text:p>13</text:p>
          </table:table-cell>
          <table:table-cell table:style-name="ce3" office:value-type="string" calcext:value-type="string">
            <text:p><text:a xlink:href="javascript:openWin('4-13.htm',13)" xlink:type="simple">空蝉の世はうき物と知りにしをまた言の葉にかかる命よ</text:a></text:p>
          </table:table-cell>
          <table:table-cell table:style-name="ce9" office:value-type="string" calcext:value-type="string">
            <text:p>Hollow though it was, the shell of the locust </text:p>
            <text:p>Gave me strength to face a gloomy world.</text:p>
          </table:table-cell>
          <table:table-cell/>
        </table:table-row>
        <table:table-row table:style-name="ro1">
          <table:table-cell table:style-name="ce3" office:value-type="float" office:value="14" calcext:value-type="float">
            <text:p>14</text:p>
          </table:table-cell>
          <table:table-cell table:style-name="ce3" office:value-type="string" calcext:value-type="string">
            <text:p><text:a xlink:href="javascript:openWin('4-14.htm',14)" xlink:type="simple">ほのかにも軒端の萩を結ばずは露のかことを何にかけまし</text:a></text:p>
          </table:table-cell>
          <table:table-cell table:style-name="ce9" office:value-type="string" calcext:value-type="string">
            <text:p>I bound them loosely, the reeds beneath the eaves, </text:p>
            <text:p>And reprove them now for having come undone.</text:p>
          </table:table-cell>
          <table:table-cell/>
        </table:table-row>
        <table:table-row table:style-name="ro1">
          <table:table-cell table:style-name="ce3" office:value-type="float" office:value="15" calcext:value-type="float">
            <text:p>15</text:p>
          </table:table-cell>
          <table:table-cell table:style-name="ce3" office:value-type="string" calcext:value-type="string">
            <text:p><text:a xlink:href="javascript:openWin('4-15.htm',15)" xlink:type="simple">ほのめかす風につけても下萩のなかばは霜に結ぼほれつつ</text:a></text:p>
          </table:table-cell>
          <table:table-cell table:style-name="ce9" office:value-type="string" calcext:value-type="string">
            <text:p>The wind brings words, all softly, to the reed, </text:p>
            <text:p>And the under leaves are nipped again by the frost.</text:p>
          </table:table-cell>
          <table:table-cell/>
        </table:table-row>
        <table:table-row table:style-name="ro1">
          <table:table-cell table:style-name="ce3" office:value-type="float" office:value="16" calcext:value-type="float">
            <text:p>16</text:p>
          </table:table-cell>
          <table:table-cell table:style-name="ce3" office:value-type="string" calcext:value-type="string">
            <text:p><text:a xlink:href="javascript:openWin('4-16.htm',16)" xlink:type="simple">泣く泣くもけふはわが結ふ下紐をいづれの世にかとけて見るべき</text:a></text:p>
          </table:table-cell>
          <table:table-cell table:style-name="ce9" office:value-type="string" calcext:value-type="string">
            <text:p>I weep and weep as today I tie this cord. </text:p>
            <text:p>It will be untied in an unknown world to come.</text:p>
          </table:table-cell>
          <table:table-cell/>
        </table:table-row>
        <table:table-row table:style-name="ro1">
          <table:table-cell table:style-name="ce3" office:value-type="float" office:value="17" calcext:value-type="float">
            <text:p>17</text:p>
          </table:table-cell>
          <table:table-cell table:style-name="ce3" office:value-type="string" calcext:value-type="string">
            <text:p><text:a xlink:href="javascript:openWin('4-17.htm',17)" xlink:type="simple">逢ふまでの形見ばかりと見しほどにひたすら袖の朽ちにけるかな</text:a></text:p>
          </table:table-cell>
          <table:table-cell table:style-name="ce9" office:value-type="string" calcext:value-type="string">
            <text:p>A keepsake till we meet again,I had hoped,</text:p>
            <text:p>And see,my tears have rotted the sleeves away.</text:p>
          </table:table-cell>
          <table:table-cell/>
        </table:table-row>
        <table:table-row table:style-name="ro1">
          <table:table-cell table:style-name="ce3" office:value-type="float" office:value="18" calcext:value-type="float">
            <text:p>18</text:p>
          </table:table-cell>
          <table:table-cell table:style-name="ce3" office:value-type="string" calcext:value-type="string">
            <text:p><text:a xlink:href="javascript:openWin('4-18.htm',18)" xlink:type="simple">蝉の羽もたちかへてける夏衣かへすを見ても音は泣かれけり</text:a></text:p>
          </table:table-cell>
          <table:table-cell table:style-name="ce9" office:value-type="string" calcext:value-type="string">
            <text:p>Autumn comes, the wings of the locust are shed. </text:p>
            <text:p>A summer robe returns, and I weep aloud.</text:p>
          </table:table-cell>
          <table:table-cell/>
        </table:table-row>
        <table:table-row table:style-name="ro1">
          <table:table-cell table:style-name="ce3" office:value-type="float" office:value="19" calcext:value-type="float">
            <text:p>19</text:p>
          </table:table-cell>
          <table:table-cell table:style-name="ce3" office:value-type="string" calcext:value-type="string">
            <text:p><text:a xlink:href="javascript:openWin('4-19.htm',19)" xlink:type="simple">過ぎにしもけふ別るるも二道に行くかた知らぬ秋の暮かな</text:a></text:p>
          </table:table-cell>
          <table:table-cell table:style-name="ce9" office:value-type="string" calcext:value-type="string">
            <text:p>The one has gone, to the other I say farewell. </text:p>
            <text:p>They go their unknown ways. The end of autumn.</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5-01.htm',1)" xlink:type="simple">をひたたむありかも知らぬ若草ををくらす露ぞ消えんそらなき</text:a></text:p>
          </table:table-cell>
          <table:table-cell table:style-name="ce9" office:value-type="string" calcext:value-type="string">
            <text:p>Are these tender grasses to grow without the dew </text:p>
            <text:p>Which holds itself back from the heavens that would receive it?</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5-02.htm',2)" xlink:type="simple">初草の生い行くゑも知らぬ間にいかでか露の消えんとすらむ</text:a></text:p>
          </table:table-cell>
          <table:table-cell table:style-name="ce9" office:value-type="string" calcext:value-type="string">
            <text:p>It cannot be that the dew will vanish away </text:p>
            <text:p>Ere summer comes to these early grasses of spring.</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5-03.htm',3)" xlink:type="simple">初草の若葉のうへを見つるより旅寝の袖も露ぞかはかぬ</text:a></text:p>
          </table:table-cell>
          <table:table-cell table:style-name="ce9" office:value-type="string" calcext:value-type="string">
            <text:p>Since first the wanderer glimpsed the fresh young grasses </text:p>
            <text:p>His sleeves have known no respite from the dew.</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5-04.htm',4)" xlink:type="simple">枕ゆふこよひばかりの露けさを深山の苔にくらべざらなむ</text:a></text:p>
          </table:table-cell>
          <table:table-cell table:style-name="ce9" office:value-type="string" calcext:value-type="string">
            <text:p>The dew of a night of travel―do not compare it </text:p>
            <text:p>With the dew that soaks the sleeves of the mountain dweller.</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5-05.htm',5)" xlink:type="simple">吹まよふ深山おろしに夢さめて涙もよほす滝のをとかな</text:a></text:p>
          </table:table-cell>
          <table:table-cell table:style-name="ce9" office:value-type="string" calcext:value-type="string">
            <text:p>A wind strays down from the hills to end my dream, </text:p>
            <text:p>And tears well forth at these voices upon the waters.</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5-06.htm',6)" xlink:type="simple">さしぐみに袖ぬらしける山水にすめる心はさはぎやはする</text:a></text:p>
          </table:table-cell>
          <table:table-cell table:style-name="ce9" office:value-type="string" calcext:value-type="string">
            <text:p>These waters wet your sleeves. Our own are dry, </text:p>
            <text:p>And tranquil our hearts, washed clean by mountain waters.</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5-07.htm',7)" xlink:type="simple">宮人に行て語らむ山桜風よりさきに来ても見るべく</text:a></text:p>
          </table:table-cell>
          <table:table-cell table:style-name="ce9" office:value-type="string" calcext:value-type="string">
            <text:p>I shall say to my city friends: 'Make haste to see </text:p>
            <text:p>Those mountain blossoms. The winds may see them first.</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5-08.htm',8)" xlink:type="simple">優曇華の花待ち得たる心ちして深山桜に目こそ移らね</text:a></text:p>
          </table:table-cell>
          <table:table-cell table:style-name="ce9" office:value-type="string" calcext:value-type="string">
            <text:p>In thirty hundreds of years it blooms but once. </text:p>
            <text:p>My eyes have seen it, and spurn these mountain cherries.</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5-09.htm',9)" xlink:type="simple">奥山の松の戸ぼそをまれに明てまだ見ぬ花の顔を見るかな</text:a></text:p>
          </table:table-cell>
          <table:table-cell table:style-name="ce9" office:value-type="string" calcext:value-type="string">
            <text:p>My mountain door of pine has opened briefly </text:p>
            <text:p>To see a radiant flower not seen before.</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5-10.htm',10)" xlink:type="simple">夕まぐれほのかに花の色を見てけさは霞の立ちぞわづらふ</text:a></text:p>
          </table:table-cell>
          <table:table-cell table:style-name="ce9" office:value-type="string" calcext:value-type="string">
            <text:p>Having come upon an evening blossom, </text:p>
            <text:p>The mist is loath to go with the morning sun.</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5-11.htm',11)" xlink:type="simple">まことにや花のあたりは立ちうきと霞むる空のけしきをも見む</text:a></text:p>
          </table:table-cell>
          <table:table-cell table:style-name="ce9" office:value-type="string" calcext:value-type="string">
            <text:p>Can we believe the mist to be so reluctant? </text:p>
            <text:p>We shall watch the morning sky for signs of truth.</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5-12.htm',12)" xlink:type="simple">面影は身をも離れず山桜心の限りとめて来しかど</text:a></text:p>
          </table:table-cell>
          <table:table-cell table:style-name="ce9" office:value-type="string" calcext:value-type="string">
            <text:p>The mountain blossoms are here beside me still. </text:p>
            <text:p>All of myself I left behind with them.</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5-13.htm',13)" xlink:type="simple">嵐吹おのへの桜散らぬ間を心とめけるほどのはかなさ</text:a></text:p>
          </table:table-cell>
          <table:table-cell table:style-name="ce9" office:value-type="string" calcext:value-type="string">
            <text:p>Brief as the time till the autumn tempests come </text:p>
            <text:p>To scatter the flowers―so brief your thoughts of her.</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5-14.htm',14)" xlink:type="simple">あさか山浅くも人を思はぬになど山の井のかけ離るらむ</text:a></text:p>
          </table:table-cell>
          <table:table-cell table:style-name="ce9" office:value-type="string" calcext:value-type="string">
            <text:p>No Shallow Spring, this heart of mine believe me. </text:p>
            <text:p>And why must the mountain spring then seem so distant?</text:p>
          </table:table-cell>
          <table:table-cell/>
        </table:table-row>
        <table:table-row table:style-name="ro3">
          <table:table-cell table:style-name="ce3" office:value-type="float" office:value="15" calcext:value-type="float">
            <text:p>15</text:p>
          </table:table-cell>
          <table:table-cell table:style-name="ce1" office:value-type="string" calcext:value-type="string">
            <text:p><text:a xlink:href="javascript:openWin('5-15.htm',15)" xlink:type="simple">汲みそめてくやしと聞きし山の井の浅きながらや影を見ゆべき</text:a></text:p>
          </table:table-cell>
          <table:table-cell table:style-name="ce9" office:value-type="string" calcext:value-type="string">
            <text:p>You drink at the mountain stream, your thoughts turn elsewhere. </text:p>
            <text:p>Do you hope to see the image you thus disturb?</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5-16.htm',16)" xlink:type="simple">見ても又逢ふ夜まれなる夢のうちにやがてまぎるるわが身ともがな</text:a></text:p>
          </table:table-cell>
          <table:table-cell table:style-name="ce9" office:value-type="string" calcext:value-type="string">
            <text:p>So few and scattered the nights, so few the dreams. </text:p>
            <text:p>Would that the dream tonight might take me with it.</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5-17.htm',17)" xlink:type="simple">世語りに人や伝へんたぐひなくうき身を覚めぬ夢になしても</text:a></text:p>
          </table:table-cell>
          <table:table-cell table:style-name="ce9" office:value-type="string" calcext:value-type="string">
            <text:p>Were I to disappear in the last of dreams </text:p>
            <text:p>Would yet my name live on in infamy?</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5-18.htm',18)" xlink:type="simple">いはけなき鶴の一声聞きしより葦間になづむ舟ぞえならぬ</text:a></text:p>
          </table:table-cell>
          <table:table-cell table:style-name="ce9" office:value-type="string" calcext:value-type="string">
            <text:p>Seeking to follow the call of the nestling crane </text:p>
            <text:p>The open boat is lost among the reeds.</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5-19.htm',19)" xlink:type="simple">手に摘みていつしかも見む紫の根に通ひける野辺の若草</text:a></text:p>
          </table:table-cell>
          <table:table-cell table:style-name="ce9" office:value-type="string" calcext:value-type="string">
            <text:p>I long to have it, to bring it in from the moor, </text:p>
            <text:p>The lavender that shares its roots with another.</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5-20.htm',20)" xlink:type="simple">あしわかの浦にみるめはかたくともこは立ちながら返る波かは</text:a></text:p>
          </table:table-cell>
          <table:table-cell table:style-name="ce9" office:value-type="string" calcext:value-type="string">
            <text:p>Rushes hide the sea grass at Wakanoura. </text:p>
            <text:p>Must the waves that seek it out turn back to sea?</text:p>
          </table:table-cell>
          <table:table-cell/>
        </table:table-row>
        <table:table-row table:style-name="ro1">
          <table:table-cell table:style-name="ce3" office:value-type="float" office:value="21" calcext:value-type="float">
            <text:p>21</text:p>
          </table:table-cell>
          <table:table-cell table:style-name="ce1" office:value-type="string" calcext:value-type="string">
            <text:p><text:a xlink:href="javascript:openWin('5-21.htm',21)" xlink:type="simple">寄る波の心も知らでわかの浦に玉藻なびかんほどぞ浮きたる</text:a></text:p>
          </table:table-cell>
          <table:table-cell table:style-name="ce9" office:value-type="string" calcext:value-type="string">
            <text:p>The grass at Wakanoura were rash indeed </text:p>
            <text:p>To follow waves that go it knows not whither.</text:p>
          </table:table-cell>
          <table:table-cell/>
        </table:table-row>
        <table:table-row table:style-name="ro1">
          <table:table-cell table:style-name="ce3" office:value-type="float" office:value="22" calcext:value-type="float">
            <text:p>22</text:p>
          </table:table-cell>
          <table:table-cell table:style-name="ce1" office:value-type="string" calcext:value-type="string">
            <text:p><text:a xlink:href="javascript:openWin('5-22.htm',22)" xlink:type="simple">あさぼらけ霧立つ空のまよひにも行過ぎがたき妹が門かな</text:a></text:p>
          </table:table-cell>
          <table:table-cell table:style-name="ce9" office:value-type="string" calcext:value-type="string">
            <text:p>Lost though I seem to be in the mists of dawn, </text:p>
            <text:p>I see your gate, and cannot pass it by.</text:p>
          </table:table-cell>
          <table:table-cell/>
        </table:table-row>
        <table:table-row table:style-name="ro1">
          <table:table-cell table:style-name="ce3" office:value-type="float" office:value="23" calcext:value-type="float">
            <text:p>23</text:p>
          </table:table-cell>
          <table:table-cell table:style-name="ce1" office:value-type="string" calcext:value-type="string">
            <text:p><text:a xlink:href="javascript:openWin('5-23.htm',23)" xlink:type="simple">立ちとまり霧のまがきの過ぎうくは草の戸ざしに障りしもせじ</text:a></text:p>
          </table:table-cell>
          <table:table-cell table:style-name="ce9" office:value-type="string" calcext:value-type="string">
            <text:p>So difficult to pass? Then do come in. </text:p>
            <text:p>No obstacle at all, this gate of grass.</text:p>
          </table:table-cell>
          <table:table-cell/>
        </table:table-row>
        <table:table-row table:style-name="ro1">
          <table:table-cell table:style-name="ce3" office:value-type="float" office:value="24" calcext:value-type="float">
            <text:p>24</text:p>
          </table:table-cell>
          <table:table-cell table:style-name="ce1" office:value-type="string" calcext:value-type="string">
            <text:p><text:a xlink:href="javascript:openWin('5-24.htm',24)" xlink:type="simple">ねは見ねどあはれとぞ思ふ武蔵野の露分けわぶる草のゆかりを</text:a></text:p>
          </table:table-cell>
          <table:table-cell table:style-name="ce9" office:value-type="string" calcext:value-type="string">
            <text:p>Thick are the dewy grasses of Musashi, </text:p>
            <text:p>Near this grass to the grass I cannot have.</text:p>
          </table:table-cell>
          <table:table-cell/>
        </table:table-row>
        <table:table-row table:style-name="ro1">
          <table:table-cell table:style-name="ce3" office:value-type="float" office:value="25" calcext:value-type="float">
            <text:p>25</text:p>
          </table:table-cell>
          <table:table-cell table:style-name="ce1" office:value-type="string" calcext:value-type="string">
            <text:p><text:a xlink:href="javascript:openWin('5-25.htm',25)" xlink:type="simple">かこつべきゆへを知らねばおぼつかないかなる草のゆかりなるらん</text:a></text:p>
          </table:table-cell>
          <table:table-cell table:style-name="ce9" office:value-type="string" calcext:value-type="string">
            <text:p>I do not know what it is that makes you sigh. </text:p>
            <text:p>And whatever grass can it be I am so near to?</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6-01.htm',1)" xlink:type="simple">もろともに大内山は出でつれど入るかた見せぬいさよひの月</text:a></text:p>
          </table:table-cell>
          <table:table-cell table:style-name="ce9" office:value-type="string" calcext:value-type="string">
            <text:p>Though together we left the heights of Mount Ouchi, </text:p>
            <text:p>This moon of the sixteenth night has secret ways.</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6-02.htm',2)" xlink:type="simple">さとわかぬかげをば見れどゆく月のいるさの山をたれかたづぬる</text:a></text:p>
          </table:table-cell>
          <table:table-cell table:style-name="ce9" office:value-type="string" calcext:value-type="string">
            <text:p>It sheds its rays impartially here and there, </text:p>
            <text:p>And who should care what mountain it sets behind?</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6-03.htm',3)" xlink:type="simple">いくそたび君がしじまに負けぬらんものな言ひそといはぬたのみに</text:a></text:p>
          </table:table-cell>
          <table:table-cell table:style-name="ce9" office:value-type="string" calcext:value-type="string">
            <text:p>Countless times your silence has silenced me. </text:p>
            <text:p>My hope is that you hope for something better.</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6-04.htm',4)" xlink:type="simple">かねつきてとぢめむことはさすがにてこたえまうきぞかつはあやなき</text:a></text:p>
          </table:table-cell>
          <table:table-cell table:style-name="ce9" office:value-type="string" calcext:value-type="string">
            <text:p>I cannot ring a bell enjoining silence. </text:p>
            <text:p>Silence, strangely, is my only answer.</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6-05.htm',5)" xlink:type="simple">いはぬをもいふにまさると知りながらをしこめたるは苦しかりけり</text:a></text:p>
          </table:table-cell>
          <table:table-cell table:style-name="ce9" office:value-type="string" calcext:value-type="string">
            <text:p>Silence. I know, is finer by far than words. </text:p>
            <text:p>Its sister, dumbness, at times is rather painful.</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6-06.htm',6)" xlink:type="simple">夕霧のはるるけしきもまだ見ぬにいぶせさそふるよひの雨かな</text:a></text:p>
          </table:table-cell>
          <table:table-cell table:style-name="ce9" office:value-type="string" calcext:value-type="string">
            <text:p>The gloomy evening mists have not yet cleared, </text:p>
            <text:p>And now comes rain, to bring still darker gloom.</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6-07.htm',7)" xlink:type="simple">晴れぬ夜の月まつ里を思ひやれおなじ心にながめせずとも</text:a></text:p>
          </table:table-cell>
          <table:table-cell table:style-name="ce9" office:value-type="string" calcext:value-type="string">
            <text:p>My village awaits the moon on a cloudy night. </text:p>
            <text:p>You may imagine the gloom, though you do not share it.</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6-08.htm',8)" xlink:type="simple">朝日さす軒のたるひはとけながらなどかつららのむすぼほるらむ</text:a></text:p>
          </table:table-cell>
          <table:table-cell table:style-name="ce9" office:value-type="string" calcext:value-type="string">
            <text:p>In the morning sun the icicles melt at the eaves. </text:p>
            <text:p>Why must the ice below refuse to melt?</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6-09.htm',9)" xlink:type="simple">ふりにける頭の雪を見る人もおとらずぬらすあさの袖かな</text:a></text:p>
          </table:table-cell>
          <table:table-cell table:style-name="ce9" office:value-type="string" calcext:value-type="string">
            <text:p>My sleeves are no less wet in the morning snow</text:p>
            <text:p>Than the sleeves of this man who wears a crown snow.</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6-10.htm',10)" xlink:type="simple">からころも君がこころのつらければたもとはかくぞそぼちつつのみ</text:a></text:p>
          </table:table-cell>
          <table:table-cell table:style-name="ce9" office:value-type="string" calcext:value-type="string">
            <text:p>Always, always my sleeve is wet like these. </text:p>
            <text:p>Wet because you are so very cold.</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6-11.htm',11)" xlink:type="simple">なつかしき色ともなしになににこのすゑつむ花を袖にふれけむ</text:a></text:p>
          </table:table-cell>
          <table:table-cell table:style-name="ce9" office:value-type="string" calcext:value-type="string">
            <text:p>Red is not. I fear, my favorite color. </text:p>
            <text:p>Then why did I let the safflower stain my sleeve?</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6-12.htm',12)" xlink:type="simple">くれなゐのひと花ごろも薄くともひたすらくたす名をしたてずは</text:a></text:p>
          </table:table-cell>
          <table:table-cell table:style-name="ce9" office:value-type="string" calcext:value-type="string">
            <text:p>This robe of pink, but new to the dyer's hand: </text:p>
            <text:p>Do not soil it, please, beyond redemption.</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6-13.htm',13)" xlink:type="simple">あはぬ夜をへだつるなかのころもでに重ねていとど見もし見よとや</text:a></text:p>
          </table:table-cell>
          <table:table-cell table:style-name="ce9" office:value-type="string" calcext:value-type="string">
            <text:p>Layer on layer, the nights when I do not see you. </text:p>
            <text:p>And now these garments-layers yet thicker between us?</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6-14.htm',14)" xlink:type="simple">くれなゐの花ぞあやなくうとまるる梅の立枝はなつかしけれど</text:a></text:p>
          </table:table-cell>
          <table:table-cell table:style-name="ce9" office:value-type="string" calcext:value-type="string">
            <text:p>The red of the florid nose fails somehow to please, </text:p>
            <text:p>Though one longs for red on these soaring branches of plum.</text:p>
          </table:table-cell>
          <table:table-cell/>
        </table:table-row>
        <table:table-row table:style-name="ro4">
          <table:table-cell table:style-name="ce4" office:value-type="float" office:value="1" calcext:value-type="float">
            <text:p>1</text:p>
          </table:table-cell>
          <table:table-cell table:style-name="ce6" office:value-type="string" calcext:value-type="string">
            <text:p><text:a xlink:href="javascript:openWin('7-01.htm',1)" xlink:type="simple">もの思ふにたち舞ふべくもあらぬ身の袖うちふりし心知りきや</text:a></text:p>
          </table:table-cell>
          <table:table-cell table:style-name="ce10" office:value-type="string" calcext:value-type="string">
            <text:p>Through the waving, dancing sleeves could you see a heart <text:s/>So stormy that it wished but to be still?"</text:p>
          </table:table-cell>
          <table:table-cell table:style-name="ce6" office:value-type="string" calcext:value-type="string">
            <text:p>Through the waving, dancing sleeves could you see a heart </text:p>
            <text:p>So stormy that it wished but to be still?"</text:p>
          </table:table-cell>
        </table:table-row>
        <table:table-row table:style-name="ro5">
          <table:table-cell table:style-name="ce4" office:value-type="float" office:value="2" calcext:value-type="float">
            <text:p>2</text:p>
          </table:table-cell>
          <table:table-cell table:style-name="ce6" office:value-type="string" calcext:value-type="string">
            <text:p><text:a xlink:href="javascript:openWin('7-02.htm',2)" xlink:type="simple">から人の袖ふることはとをけれど立ちゐにつけてあはれとは見き</text:a></text:p>
          </table:table-cell>
          <table:table-cell table:style-name="Default" office:value-type="string" calcext:value-type="string">
            <text:p>Of waving Chinese sleeves I cannot speak. <text:s/>Each step, each motion, touched me to the heart.</text:p>
          </table:table-cell>
          <table:table-cell table:style-name="ce6" office:value-type="string" calcext:value-type="string">
            <text:p>Of waving Chinese sleeves I cannot speak. </text:p>
            <text:p>Each step, each motion, touched me to the heart.</text:p>
          </table:table-cell>
        </table:table-row>
        <table:table-row table:style-name="ro4">
          <table:table-cell table:style-name="ce4" office:value-type="float" office:value="3" calcext:value-type="float">
            <text:p>3</text:p>
          </table:table-cell>
          <table:table-cell table:style-name="ce6" office:value-type="string" calcext:value-type="string">
            <text:p><text:a xlink:href="javascript:openWin('7-03.htm',3)" xlink:type="simple">いかさまにむかし結べるちぎりにてこの世にかかる中のへだてぞ</text:a></text:p>
          </table:table-cell>
          <table:table-cell table:style-name="ce9" office:value-type="string" calcext:value-type="string">
            <text:p><text:s/>What legacy do we bring from former lives <text:s/>That loneliness should be our lot in this one?</text:p>
          </table:table-cell>
          <table:table-cell table:style-name="ce6" office:value-type="string" calcext:value-type="string">
            <text:p>What legacy do we bring from former lives </text:p>
            <text:p>That loneliness should be our lot in this one?</text:p>
          </table:table-cell>
        </table:table-row>
        <table:table-row table:style-name="ro6">
          <table:table-cell table:style-name="ce4" office:value-type="float" office:value="4" calcext:value-type="float">
            <text:p>4</text:p>
          </table:table-cell>
          <table:table-cell table:style-name="ce6" office:value-type="string" calcext:value-type="string">
            <text:p><text:a xlink:href="javascript:openWin('7-04.htm',4)" xlink:type="simple">見ても思ふ見ぬはたいかに嘆くらむこや世の人のまどふてふ闇</text:a></text:p>
          </table:table-cell>
          <table:table-cell table:style-name="ce9" office:value-type="string" calcext:value-type="string">
            <text:p><text:s/>Sad at seeing the child, sad at not seeing. <text:s/>The heart of the father, the mother, lost in darkness.</text:p>
          </table:table-cell>
          <table:table-cell table:style-name="ce6" office:value-type="string" calcext:value-type="string">
            <text:p>Sad at seeing the child, sad at not seeing. </text:p>
            <text:p>The heart of the father, the mother, lost in darkness.</text:p>
          </table:table-cell>
        </table:table-row>
        <table:table-row table:style-name="ro7">
          <table:table-cell table:style-name="ce4" office:value-type="float" office:value="5" calcext:value-type="float">
            <text:p>5</text:p>
          </table:table-cell>
          <table:table-cell table:style-name="ce6" office:value-type="string" calcext:value-type="string">
            <text:p><text:a xlink:href="javascript:openWin('7-05.htm',5)" xlink:type="simple">よそへつつ見るに心はなぐさまで露けさまさるなでしこの花</text:a></text:p>
          </table:table-cell>
          <table:table-cell table:style-name="ce9" office:value-type="string" calcext:value-type="string">
            <text:p><text:s/>It resembles you. I think, this wild carnation, <text:s/>Weighted with my tears as with the dew.</text:p>
          </table:table-cell>
          <table:table-cell table:style-name="ce6" office:value-type="string" calcext:value-type="string">
            <text:p>It resembles you. I think, this wild carnation, </text:p>
            <text:p>Weighted with my tears as with the dew.</text:p>
          </table:table-cell>
        </table:table-row>
        <table:table-row table:style-name="ro7">
          <table:table-cell table:style-name="ce4" office:value-type="float" office:value="6" calcext:value-type="float">
            <text:p>6</text:p>
          </table:table-cell>
          <table:table-cell table:style-name="ce6" office:value-type="string" calcext:value-type="string">
            <text:p><text:a xlink:href="javascript:openWin('7-06.htm',6)" xlink:type="simple">袖ぬるる露のゆかりと思ふにも猶うとまれぬやまとなでしこ</text:a></text:p>
          </table:table-cell>
          <table:table-cell table:style-name="ce9" office:value-type="string" calcext:value-type="string">
            <text:p><text:s/>It serves you ill, the Japanese carnation, <text:s/>To make you weep. Yet I shall not forsake it.</text:p>
          </table:table-cell>
          <table:table-cell table:style-name="ce6" office:value-type="string" calcext:value-type="string">
            <text:p>It serves you ill, the Japanese carnation, </text:p>
            <text:p>To make you weep. Yet I shall not forsake it.</text:p>
          </table:table-cell>
        </table:table-row>
        <table:table-row table:style-name="ro7">
          <table:table-cell table:style-name="ce4" office:value-type="float" office:value="7" calcext:value-type="float">
            <text:p>7</text:p>
          </table:table-cell>
          <table:table-cell table:style-name="ce6" office:value-type="string" calcext:value-type="string">
            <text:p><text:a xlink:href="javascript:openWin('7-07.htm',7)" xlink:type="simple">君し来ば手なれの駒に刈り餌はむさかりすぎたる下葉なりとも</text:a></text:p>
          </table:table-cell>
          <table:table-cell table:style-name="ce9" office:value-type="string" calcext:value-type="string">
            <text:p><text:s text:c="2"/>Sere and withered though these grasses be, <text:s/>They are ready for your pony, should you come.</text:p>
          </table:table-cell>
          <table:table-cell table:style-name="ce6" office:value-type="string" calcext:value-type="string">
            <text:p>Sere and withered though these grasses be, </text:p>
            <text:p>They are ready for your pony, should you come.</text:p>
          </table:table-cell>
        </table:table-row>
        <table:table-row table:style-name="ro7">
          <table:table-cell table:style-name="ce4" office:value-type="float" office:value="8" calcext:value-type="float">
            <text:p>8</text:p>
          </table:table-cell>
          <table:table-cell table:style-name="ce6" office:value-type="string" calcext:value-type="string">
            <text:p><text:a xlink:href="javascript:openWin('7-08.htm',8)" xlink:type="simple">笹分けば人やとがめむいつとなく駒なつくめる森の木がくれ</text:a></text:p>
          </table:table-cell>
          <table:table-cell table:style-name="ce9" office:value-type="string" calcext:value-type="string">
            <text:p><text:s/>Were mine to part the low bamboo at your grove, <text:s/>It would fear to be driven away by other ponies.</text:p>
          </table:table-cell>
          <table:table-cell table:style-name="ce6" office:value-type="string" calcext:value-type="string">
            <text:p>Were mine to part the low bamboo at your grove, </text:p>
            <text:p>It would fear to be driven away by other ponies.</text:p>
          </table:table-cell>
        </table:table-row>
        <table:table-row table:style-name="ro7">
          <table:table-cell table:style-name="ce4" office:value-type="float" office:value="9" calcext:value-type="float">
            <text:p>9</text:p>
          </table:table-cell>
          <table:table-cell table:style-name="ce6" office:value-type="string" calcext:value-type="string">
            <text:p><text:a xlink:href="javascript:openWin('7-09.htm',9)" xlink:type="simple">立ち濡るる人しもあらじ東屋にうたてもかかる雨そそきかな</text:a></text:p>
          </table:table-cell>
          <table:table-cell table:style-name="ce9" office:value-type="string" calcext:value-type="string">
            <text:p><text:s/>No one waits in the rain at my eastern cottage. <text:s/>Wet are the sleeves of the one who waits within.</text:p>
          </table:table-cell>
          <table:table-cell table:style-name="ce6" office:value-type="string" calcext:value-type="string">
            <text:p>No one waits in the rain at my eastern cottage. </text:p>
            <text:p>Wet are the sleeves of the one who waits within.</text:p>
          </table:table-cell>
        </table:table-row>
        <table:table-row table:style-name="ro8">
          <table:table-cell table:style-name="ce4" office:value-type="float" office:value="10" calcext:value-type="float">
            <text:p>10</text:p>
          </table:table-cell>
          <table:table-cell table:style-name="ce6" office:value-type="string" calcext:value-type="string">
            <text:p><text:a xlink:href="javascript:openWin('7-10.htm',10)" xlink:type="simple">人妻はあなわづらはし東屋の真屋のあまりもなれじとぞ思ふ</text:a></text:p>
          </table:table-cell>
          <table:table-cell table:style-name="ce9" office:value-type="string" calcext:value-type="string">
            <text:p><text:s/>On closer terms with the eaves of your eastern cottage <text:s/>I would not be, for someone is there before me.</text:p>
          </table:table-cell>
          <table:table-cell table:style-name="ce6" office:value-type="string" calcext:value-type="string">
            <text:p>On closer terms with the eaves of your eastern cottage </text:p>
            <text:p>I would not be, for someone is there before me.</text:p>
          </table:table-cell>
        </table:table-row>
        <table:table-row table:style-name="ro8">
          <table:table-cell table:style-name="ce4" office:value-type="float" office:value="11" calcext:value-type="float">
            <text:p>11</text:p>
          </table:table-cell>
          <table:table-cell table:style-name="ce6" office:value-type="string" calcext:value-type="string">
            <text:p><text:a xlink:href="javascript:openWin('7-11.htm',11)" xlink:type="simple">つつむめる名やもり出でん引きかはしかくほころぶる中の衣に</text:a></text:p>
          </table:table-cell>
          <table:table-cell table:style-name="ce9" office:value-type="string" calcext:value-type="string">
            <text:p><text:s/>Your fickle name so wants to be known to the world <text:s/>That it bursts its way through this warmly disputed garment.</text:p>
          </table:table-cell>
          <table:table-cell table:style-name="ce6" office:value-type="string" calcext:value-type="string">
            <text:p>Your fickle name so wants to be known to the world </text:p>
            <text:p>That it bursts its way through this warmly disputed garment.</text:p>
          </table:table-cell>
        </table:table-row>
        <table:table-row table:style-name="ro7">
          <table:table-cell table:style-name="ce4" office:value-type="float" office:value="12" calcext:value-type="float">
            <text:p>12</text:p>
          </table:table-cell>
          <table:table-cell table:style-name="ce6" office:value-type="string" calcext:value-type="string">
            <text:p><text:a xlink:href="javascript:openWin('7-12.htm',12)" xlink:type="simple">かくれなき物と知る知る夏衣きたるをうすき心とぞ見る</text:a></text:p>
          </table:table-cell>
          <table:table-cell table:style-name="ce9" office:value-type="string" calcext:value-type="string">
            <text:p><text:s/>You taunt me, sir, with being a spectacle When you know full well that your own summer robes are showy.</text:p>
          </table:table-cell>
          <table:table-cell table:style-name="ce6" office:value-type="string" calcext:value-type="string">
            <text:p>You taunt me, sir, with being a spectacle</text:p>
            <text:p>When you know full well that your own summer robes are showy.</text:p>
          </table:table-cell>
        </table:table-row>
        <table:table-row table:style-name="ro7">
          <table:table-cell table:style-name="ce4" office:value-type="float" office:value="13" calcext:value-type="float">
            <text:p>13</text:p>
          </table:table-cell>
          <table:table-cell table:style-name="ce6" office:value-type="string" calcext:value-type="string">
            <text:p><text:a xlink:href="javascript:openWin('7-13.htm',13)" xlink:type="simple">うらみても言ふかひぞなき立かさね引きてかへりしなみのなごりに</text:a></text:p>
          </table:table-cell>
          <table:table-cell table:style-name="ce9" office:value-type="string" calcext:value-type="string">
            <text:p><text:s/>I need not comment now upon my feelengs. The waves that came in together went out together,</text:p>
          </table:table-cell>
          <table:table-cell table:style-name="ce6" office:value-type="string" calcext:value-type="string">
            <text:p>I need not comment now upon my feelengs.</text:p>
            <text:p>The waves that came in together went out together,</text:p>
          </table:table-cell>
        </table:table-row>
        <table:table-row table:style-name="ro4">
          <table:table-cell table:style-name="ce4" office:value-type="float" office:value="14" calcext:value-type="float">
            <text:p>14</text:p>
          </table:table-cell>
          <table:table-cell table:style-name="ce6" office:value-type="string" calcext:value-type="string">
            <text:p><text:a xlink:href="javascript:openWin('7-14.htm',14)" xlink:type="simple">あらだちし浪に心はさはがねど寄せけむ磯をいかがうらみぬ</text:a></text:p>
          </table:table-cell>
          <table:table-cell table:style-name="ce9" office:value-type="string" calcext:value-type="string">
            <text:p><text:s/>I shall not complain of the wave that came raging in, <text:s/>But of the welcoming strand I must complain.</text:p>
          </table:table-cell>
          <table:table-cell table:style-name="ce6" office:value-type="string" calcext:value-type="string">
            <text:p>I shall not complain of the wave that came raging in, </text:p>
            <text:p>But of the welcoming strand I must complain.</text:p>
          </table:table-cell>
        </table:table-row>
        <table:table-row table:style-name="ro6">
          <table:table-cell table:style-name="ce4" office:value-type="float" office:value="15" calcext:value-type="float">
            <text:p>15</text:p>
          </table:table-cell>
          <table:table-cell table:style-name="ce6" office:value-type="string" calcext:value-type="string">
            <text:p><text:a xlink:href="javascript:openWin('7-15.htm',15)" xlink:type="simple">中絶えばかごとやおふとあやふさにはなだの帯をとりてだに見ず</text:a></text:p>
          </table:table-cell>
          <table:table-cell table:style-name="ce9" office:value-type="string" calcext:value-type="string">
            <text:p><text:s/>Not to be charged with having taken your take, <text:s/>I return this belt of indigo undamaged.</text:p>
          </table:table-cell>
          <table:table-cell table:style-name="ce6" office:value-type="string" calcext:value-type="string">
            <text:p>Not to be charged with having taken your take, </text:p>
            <text:p>I return this belt of indigo undamaged.</text:p>
          </table:table-cell>
        </table:table-row>
        <table:table-row table:style-name="ro7">
          <table:table-cell table:style-name="ce4" office:value-type="float" office:value="16" calcext:value-type="float">
            <text:p>16</text:p>
          </table:table-cell>
          <table:table-cell table:style-name="ce6" office:value-type="string" calcext:value-type="string">
            <text:p><text:a xlink:href="javascript:openWin('7-16.htm',16)" xlink:type="simple">君にかくひきとられぬる帯なればかくて絶えぬる中とかこたむ</text:a></text:p>
          </table:table-cell>
          <table:table-cell table:style-name="ce9" office:value-type="string" calcext:value-type="string">
            <text:p><text:s/>I doubted not that you took my indigo belt, And charge you now with taking the lady too.</text:p>
          </table:table-cell>
          <table:table-cell table:style-name="ce6" office:value-type="string" calcext:value-type="string">
            <text:p>I doubted not that you took my indigo belt,</text:p>
            <text:p>And charge you now with taking the lady too.</text:p>
          </table:table-cell>
        </table:table-row>
        <table:table-row table:style-name="ro4">
          <table:table-cell table:style-name="ce4" office:value-type="float" office:value="17" calcext:value-type="float">
            <text:p>17</text:p>
          </table:table-cell>
          <table:table-cell table:style-name="ce6" office:value-type="string" calcext:value-type="string">
            <text:p><text:a xlink:href="javascript:openWin('7-17.htm',17)" xlink:type="simple">尽きもせぬ心の闇にくるるかな雲井に人を見るにつけても</text:a></text:p>
          </table:table-cell>
          <table:table-cell table:style-name="ce9" office:value-type="string" calcext:value-type="string">
            <text:p><text:s/>I see her disappear behind the clouds <text:s/>And am left to grope my way through deepest darkness.</text:p>
          </table:table-cell>
          <table:table-cell table:style-name="ce6" office:value-type="string" calcext:value-type="string">
            <text:p>I see her disappear behind the clouds </text:p>
            <text:p>And am left to grope my way through deepest darkness.</text:p>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8-01.htm',1)" xlink:type="simple">おほかたに花のすがたを見ましかば露も心のおかれましやは</text:a></text:p>
          </table:table-cell>
          <table:table-cell table:style-name="ce11" office:value-type="string" calcext:value-type="string">
            <text:p>Could I see the blossom as other blossoms, </text:p>
            <text:p>Then would there be no dew to cloud my heart.</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8-02.htm',2)" xlink:type="simple">深き夜のあはれを知るも入月のおぼろけならぬ契とぞおもふ</text:a></text:p>
          </table:table-cell>
          <table:table-cell table:style-name="ce11" office:value-type="string" calcext:value-type="string">
            <text:p>Late in the night we enjoy a misty moon. </text:p>
            <text:p>There is nothing misty about the bond between us.</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8-03.htm',3)" xlink:type="simple">うき身世にやがて消えなばたづねても草の原をば問はじとや思ふ</text:a></text:p>
          </table:table-cell>
          <table:table-cell table:style-name="ce11" office:value-type="string" calcext:value-type="string">
            <text:p>Were the lonely one to vanish quite away, </text:p>
            <text:p>Would you go to the grassy moors to ask her name?</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8-04.htm',4)" xlink:type="simple">いづれぞと露のやどりを分かむまに小笹が原に風もこそ吹け</text:a></text:p>
          </table:table-cell>
          <table:table-cell table:style-name="ce11" office:value-type="string" calcext:value-type="string">
            <text:p>I wish to know whose dewy lodge it is </text:p>
            <text:p>Ere winds blow past the bamboo-tangled moor.</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8-05.htm',5)" xlink:type="simple">世に知らぬ心ちこそすれ有明の月のゆくゑをそらにまがへて</text:a></text:p>
          </table:table-cell>
          <table:table-cell table:style-name="ce11" office:value-type="string" calcext:value-type="string">
            <text:p>I had not known the sudden loneliness </text:p>
            <text:p>Of having it vanish, the moon in the sky of dawn.</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8-06.htm',6)" xlink:type="simple">わが宿の花しなべての色ならばなにかはさらに君を待たまし</text:a></text:p>
          </table:table-cell>
          <table:table-cell table:style-name="ce11" office:value-type="string" calcext:value-type="string">
            <text:p>If these blossoms of mine were of the common sort, </text:p>
            <text:p>Would I press you so to come and look upon them?</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8-07.htm',7)" xlink:type="simple">梓弓いるさの山にまどふ哉ほのみし月のかげや見ゆると</text:a></text:p>
          </table:table-cell>
          <table:table-cell table:style-name="ce11" office:value-type="string" calcext:value-type="string">
            <text:p>I wander lost on Arrow Mount and ask: </text:p>
            <text:p>May I not see the moon I saw so briefly?</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8-08.htm',8)" xlink:type="simple">心いる方ならませば弓張りの月なき空にまよはましやは</text:a></text:p>
          </table:table-cell>
          <table:table-cell table:style-name="ce11" office:value-type="string" calcext:value-type="string">
            <text:p>Only the flighty, the less than serious ones, </text:p>
            <text:p>Are left in the skies when the longbow moon is gone</text:p>
          </table:table-cell>
          <table:table-cell/>
        </table:table-row>
        <table:table-row table:style-name="ro1">
          <table:table-cell table:style-name="ce3" office:value-type="float" office:value="1" calcext:value-type="float">
            <text:p>1</text:p>
          </table:table-cell>
          <table:table-cell table:style-name="ce6" office:value-type="string" calcext:value-type="string">
            <text:p><text:a xlink:href="javascript:openWin('9-01.htm',1)" xlink:type="simple">影をのみみたらし河のつれなきに身のうきほどぞいとど知らるる</text:a></text:p>
          </table:table-cell>
          <table:table-cell table:style-name="ce9" office:value-type="string" calcext:value-type="string">
            <text:p>A distant glimpse of the River of Lustration. </text:p>
            <text:p>His coldness is the measure of my sorrow.</text:p>
          </table:table-cell>
          <table:table-cell/>
        </table:table-row>
        <table:table-row table:style-name="ro1">
          <table:table-cell table:style-name="ce3" office:value-type="float" office:value="2" calcext:value-type="float">
            <text:p>2</text:p>
          </table:table-cell>
          <table:table-cell table:style-name="ce6" office:value-type="string" calcext:value-type="string">
            <text:p><text:a xlink:href="javascript:openWin('9-02.htm',2)" xlink:type="simple">はかりなき千尋の底の海松ぶさの生ひゆくすゑはわれのみぞ見む</text:a></text:p>
          </table:table-cell>
          <table:table-cell table:style-name="ce9" office:value-type="string" calcext:value-type="string">
            <text:p>Mine it shall be, rich as the grasses beneath </text:p>
            <text:p>The fathomless sea, the thousand-fathomed sea.</text:p>
          </table:table-cell>
          <table:table-cell/>
        </table:table-row>
        <table:table-row table:style-name="ro1">
          <table:table-cell table:style-name="ce3" office:value-type="float" office:value="3" calcext:value-type="float">
            <text:p>3</text:p>
          </table:table-cell>
          <table:table-cell table:style-name="ce6" office:value-type="string" calcext:value-type="string">
            <text:p><text:a xlink:href="javascript:openWin('9-03.htm',3)" xlink:type="simple">千尋ともいかでか知らむさだめなく満ち干る潮ののどけからぬに</text:a></text:p>
          </table:table-cell>
          <table:table-cell table:style-name="ce9" office:value-type="string" calcext:value-type="string">
            <text:p>It may indeed be a thousand fathoms deep. </text:p>
            <text:p>How can I know, when it restlessly comes and goes?</text:p>
          </table:table-cell>
          <table:table-cell/>
        </table:table-row>
        <table:table-row table:style-name="ro1">
          <table:table-cell table:style-name="ce3" office:value-type="float" office:value="4" calcext:value-type="float">
            <text:p>4</text:p>
          </table:table-cell>
          <table:table-cell table:style-name="ce6" office:value-type="string" calcext:value-type="string">
            <text:p><text:a xlink:href="javascript:openWin('9-04.htm',4)" xlink:type="simple">はかなしや人のかざせるあふひゆへ神のゆるしのけふを待ちける</text:a></text:p>
          </table:table-cell>
          <table:table-cell table:style-name="ce9" office:value-type="string" calcext:value-type="string">
            <text:p>Ah, the fickleness! It summoned me </text:p>
            <text:p>To a meeting, the heartvine now worn by another.</text:p>
          </table:table-cell>
          <table:table-cell/>
        </table:table-row>
        <table:table-row table:style-name="ro1">
          <table:table-cell table:style-name="ce3" office:value-type="float" office:value="5" calcext:value-type="float">
            <text:p>5</text:p>
          </table:table-cell>
          <table:table-cell table:style-name="ce6" office:value-type="string" calcext:value-type="string">
            <text:p><text:a xlink:href="javascript:openWin('9-05.htm',5)" xlink:type="simple">かざしける心ぞあだに思ほゆる八十氏人になべてあふひを</text:a></text:p>
          </table:table-cell>
          <table:table-cell table:style-name="ce9" office:value-type="string" calcext:value-type="string">
            <text:p>Yes, fickleness, this vine of the day of meeting, </text:p>
            <text:p>Available to all the eighty clans.</text:p>
          </table:table-cell>
          <table:table-cell/>
        </table:table-row>
        <table:table-row table:style-name="ro1">
          <table:table-cell table:style-name="ce3" office:value-type="float" office:value="6" calcext:value-type="float">
            <text:p>6</text:p>
          </table:table-cell>
          <table:table-cell table:style-name="ce6" office:value-type="string" calcext:value-type="string">
            <text:p><text:a xlink:href="javascript:openWin('9-06.htm',6)" xlink:type="simple">くやしくもかざしけるかな名のみして人だのめなる草葉ばかりを</text:a></text:p>
          </table:table-cell>
          <table:table-cell table:style-name="ce9" office:value-type="string" calcext:value-type="string">
            <text:p>Vine of meeting indeed! A useless weed, </text:p>
            <text:p>A mouthing, its name, of empty promises.</text:p>
          </table:table-cell>
          <table:table-cell/>
        </table:table-row>
        <table:table-row table:style-name="ro1">
          <table:table-cell table:style-name="ce3" office:value-type="float" office:value="7" calcext:value-type="float">
            <text:p>7</text:p>
          </table:table-cell>
          <table:table-cell table:style-name="ce6" office:value-type="string" calcext:value-type="string">
            <text:p><text:a xlink:href="javascript:openWin('9-07.htm',7)" xlink:type="simple">袖ぬるる恋ぢとかつは知りながら下り立つ田子の身づからぞうき</text:a></text:p>
          </table:table-cell>
          <table:table-cell table:style-name="ce9" office:value-type="string" calcext:value-type="string">
            <text:p>I go down the way of love and dampen my sleeves, </text:p>
            <text:p>And go yet further, into the muddy fields.</text:p>
          </table:table-cell>
          <table:table-cell/>
        </table:table-row>
        <table:table-row table:style-name="ro1">
          <table:table-cell table:style-name="ce3" office:value-type="float" office:value="8" calcext:value-type="float">
            <text:p>8</text:p>
          </table:table-cell>
          <table:table-cell table:style-name="ce6" office:value-type="string" calcext:value-type="string">
            <text:p><text:a xlink:href="javascript:openWin('9-08.htm',8)" xlink:type="simple">浅みにや人は下り立つわが方は身もそぼつまで深き恋ぢを</text:a></text:p>
          </table:table-cell>
          <table:table-cell table:style-name="ce9" office:value-type="string" calcext:value-type="string">
            <text:p>You only dip into the shallow waters, </text:p>
            <text:p>And I quite disappear into the slough?</text:p>
          </table:table-cell>
          <table:table-cell/>
        </table:table-row>
        <table:table-row table:style-name="ro1">
          <table:table-cell table:style-name="ce3" office:value-type="float" office:value="9" calcext:value-type="float">
            <text:p>9</text:p>
          </table:table-cell>
          <table:table-cell table:style-name="ce6" office:value-type="string" calcext:value-type="string">
            <text:p><text:a xlink:href="javascript:openWin('9-09.htm',9)" xlink:type="simple">なげきわび空に乱るるわが魂をむすびとどめよしたがへのつま</text:a></text:p>
          </table:table-cell>
          <table:table-cell table:style-name="ce9" office:value-type="string" calcext:value-type="string">
            <text:p>Bind the hem of my robe, to keep it within, </text:p>
            <text:p>The grieving soul that has wandered through the skies.</text:p>
          </table:table-cell>
          <table:table-cell/>
        </table:table-row>
        <table:table-row table:style-name="ro1">
          <table:table-cell table:style-name="ce3" office:value-type="float" office:value="10" calcext:value-type="float">
            <text:p>10</text:p>
          </table:table-cell>
          <table:table-cell table:style-name="ce6" office:value-type="string" calcext:value-type="string">
            <text:p><text:a xlink:href="javascript:openWin('9-10.htm',10)" xlink:type="simple">のぼりぬる煙はそれとわかねどもなべて雲ゐのあはれなる哉</text:a></text:p>
          </table:table-cell>
          <table:table-cell table:style-name="ce9" office:value-type="string" calcext:value-type="string">
            <text:p>&gt;Might these clouds be the smoke that mounts from her pyre? </text:p>
            <text:p>They fill my heart with feelings too deep for words.</text:p>
          </table:table-cell>
          <table:table-cell/>
        </table:table-row>
        <table:table-row table:style-name="ro1">
          <table:table-cell table:style-name="ce3" office:value-type="float" office:value="11" calcext:value-type="float">
            <text:p>11</text:p>
          </table:table-cell>
          <table:table-cell table:style-name="ce6" office:value-type="string" calcext:value-type="string">
            <text:p><text:a xlink:href="javascript:openWin('9-11.htm',11)" xlink:type="simple">限りあれば薄墨衣あさけれど涙ぞ袖をふちとなしける</text:a></text:p>
          </table:table-cell>
          <table:table-cell table:style-name="ce9" office:value-type="string" calcext:value-type="string">
            <text:p>Weeds obey rules Mine are the shallower hue. </text:p>
            <text:p>But tears plunge my sleeves Into the deepest wells.</text:p>
          </table:table-cell>
          <table:table-cell/>
        </table:table-row>
        <table:table-row table:style-name="ro1">
          <table:table-cell table:style-name="ce3" office:value-type="float" office:value="12" calcext:value-type="float">
            <text:p>12</text:p>
          </table:table-cell>
          <table:table-cell table:style-name="ce6" office:value-type="string" calcext:value-type="string">
            <text:p><text:a xlink:href="javascript:openWin('9-12.htm',12)" xlink:type="simple">人の世をあはれときくも露けきにをくるる袖を思ひこそやれ</text:a></text:p>
          </table:table-cell>
          <table:table-cell table:style-name="ce9" office:value-type="string" calcext:value-type="string">
            <text:p>I too am in tears, at the thought of her sad, short life. </text:p>
            <text:p>Moist the sleeves of you whom she left behind.</text:p>
          </table:table-cell>
          <table:table-cell/>
        </table:table-row>
        <table:table-row table:style-name="ro1">
          <table:table-cell table:style-name="ce3" office:value-type="float" office:value="13" calcext:value-type="float">
            <text:p>13</text:p>
          </table:table-cell>
          <table:table-cell table:style-name="ce6" office:value-type="string" calcext:value-type="string">
            <text:p><text:a xlink:href="javascript:openWin('9-13.htm',13)" xlink:type="simple">とまる身も消えしもおなじ露の世に心をくらむほどぞはかなき</text:a></text:p>
          </table:table-cell>
          <table:table-cell table:style-name="ce9" office:value-type="string" calcext:value-type="string">
            <text:p>We go, we stay, alike of this world of dew. </text:p>
            <text:p>We should not let it have such a hold upon us.</text:p>
          </table:table-cell>
          <table:table-cell/>
        </table:table-row>
        <table:table-row table:style-name="ro1">
          <table:table-cell table:style-name="ce3" office:value-type="float" office:value="14" calcext:value-type="float">
            <text:p>14</text:p>
          </table:table-cell>
          <table:table-cell table:style-name="ce6" office:value-type="string" calcext:value-type="string">
            <text:p><text:a xlink:href="javascript:openWin('9-14.htm',14)" xlink:type="simple">雨となりしぐるる空のうき雲をいづれの方とわきてながめむ</text:a></text:p>
          </table:table-cell>
          <table:table-cell table:style-name="ce9" office:value-type="string" calcext:value-type="string">
            <text:p>Is she the rain? Where in these stormy skies, </text:p>
            <text:p>To which of these brooding clouds may I look to find her?</text:p>
          </table:table-cell>
          <table:table-cell/>
        </table:table-row>
        <table:table-row table:style-name="ro1">
          <table:table-cell table:style-name="ce3" office:value-type="float" office:value="15" calcext:value-type="float">
            <text:p>15</text:p>
          </table:table-cell>
          <table:table-cell table:style-name="ce6" office:value-type="string" calcext:value-type="string">
            <text:p><text:a xlink:href="javascript:openWin('9-15.htm',15)" xlink:type="simple">見し人の雨となりにし雲井さへいとど時雨にかきくらす比</text:a></text:p>
          </table:table-cell>
          <table:table-cell table:style-name="ce9" office:value-type="string" calcext:value-type="string">
            <text:p>It is a time of storms when even the clouds </text:p>
            <text:p>To which my lady has risen are blotted away.</text:p>
          </table:table-cell>
          <table:table-cell/>
        </table:table-row>
        <table:table-row table:style-name="ro1">
          <table:table-cell table:style-name="ce3" office:value-type="float" office:value="16" calcext:value-type="float">
            <text:p>16</text:p>
          </table:table-cell>
          <table:table-cell table:style-name="ce6" office:value-type="string" calcext:value-type="string">
            <text:p><text:a xlink:href="javascript:openWin('9-16.htm',16)" xlink:type="simple">草枯れのまがきに残るなでしこを別れし秋のかたみとぞ見る</text:a></text:p>
          </table:table-cell>
          <table:table-cell table:style-name="ce9" office:value-type="string" calcext:value-type="string">
            <text:p>Carnations at the wintry hedge remind me </text:p>
            <text:p>Of an autumn which we leave too far behind.</text:p>
          </table:table-cell>
          <table:table-cell/>
        </table:table-row>
        <table:table-row table:style-name="ro1">
          <table:table-cell table:style-name="ce3" office:value-type="float" office:value="17" calcext:value-type="float">
            <text:p>17</text:p>
          </table:table-cell>
          <table:table-cell table:style-name="ce6" office:value-type="string" calcext:value-type="string">
            <text:p><text:a xlink:href="javascript:openWin('9-17.htm',17)" xlink:type="simple">いまも見てなかなか袖をくたすかな垣ほ荒れにし大和なでしこ</text:a></text:p>
          </table:table-cell>
          <table:table-cell table:style-name="ce9" office:value-type="string" calcext:value-type="string">
            <text:p>I see them, and my sleeves are drenched afresh, </text:p>
            <text:p>The wild carnations at the wasted hedge.</text:p>
          </table:table-cell>
          <table:table-cell/>
        </table:table-row>
        <table:table-row table:style-name="ro1">
          <table:table-cell table:style-name="ce3" office:value-type="float" office:value="18" calcext:value-type="float">
            <text:p>18</text:p>
          </table:table-cell>
          <table:table-cell table:style-name="ce6" office:value-type="string" calcext:value-type="string">
            <text:p><text:a xlink:href="javascript:openWin('9-18.htm',18)" xlink:type="simple">わきてこの暮れこそ袖は露けけれ物おもふ秋はあまたへぬれど</text:a></text:p>
          </table:table-cell>
          <table:table-cell table:style-name="ce9" office:value-type="string" calcext:value-type="string">
            <text:p>Many a desolate autumn have I known, </text:p>
            <text:p>But never have my tears flowed as tonight.</text:p>
          </table:table-cell>
          <table:table-cell/>
        </table:table-row>
        <table:table-row table:style-name="ro1">
          <table:table-cell table:style-name="ce3" office:value-type="float" office:value="19" calcext:value-type="float">
            <text:p>19</text:p>
          </table:table-cell>
          <table:table-cell table:style-name="ce6" office:value-type="string" calcext:value-type="string">
            <text:p><text:a xlink:href="javascript:openWin('9-19.htm',19)" xlink:type="simple">秋霧にたちをくれぬと聞きしより時雨る空もいかがとぞ思ふ</text:a></text:p>
          </table:table-cell>
          <table:table-cell table:style-name="ce9" office:value-type="string" calcext:value-type="string">
            <text:p>I knew that the autumn mists had faded away, </text:p>
            <text:p>And looked for you in the stormy autumn skies.</text:p>
          </table:table-cell>
          <table:table-cell/>
        </table:table-row>
        <table:table-row table:style-name="ro1">
          <table:table-cell table:style-name="ce3" office:value-type="float" office:value="20" calcext:value-type="float">
            <text:p>20</text:p>
          </table:table-cell>
          <table:table-cell table:style-name="ce6" office:value-type="string" calcext:value-type="string">
            <text:p><text:a xlink:href="javascript:openWin('9-20.htm',20)" xlink:type="simple">なき玉ぞいとどかなしき寝し床のあくがれがたき心ならひに</text:a></text:p>
          </table:table-cell>
          <table:table-cell table:style-name="ce9" office:value-type="string" calcext:value-type="string">
            <text:p>Weeping beside the pillow of one who is gone, </text:p>
            <text:p>I may not go, so strong the ties, myself.</text:p>
          </table:table-cell>
          <table:table-cell/>
        </table:table-row>
        <table:table-row table:style-name="ro1">
          <table:table-cell table:style-name="ce3" office:value-type="float" office:value="21" calcext:value-type="float">
            <text:p>21</text:p>
          </table:table-cell>
          <table:table-cell table:style-name="ce6" office:value-type="string" calcext:value-type="string">
            <text:p><text:a xlink:href="javascript:openWin('9-21.htm',21)" xlink:type="simple">君なくて塵積もりぬるとこなつの露うち払ひいく夜寝ぬらむ</text:a></text:p>
          </table:table-cell>
          <table:table-cell table:style-name="ce9" office:value-type="string" calcext:value-type="string">
            <text:p>The dust piles on the now abandoned bed. </text:p>
            <text:p>How many dew-drenched nights have I slept alone!</text:p>
          </table:table-cell>
          <table:table-cell/>
        </table:table-row>
        <table:table-row table:style-name="ro1">
          <table:table-cell table:style-name="ce3" office:value-type="float" office:value="22" calcext:value-type="float">
            <text:p>22</text:p>
          </table:table-cell>
          <table:table-cell table:style-name="ce6" office:value-type="string" calcext:value-type="string">
            <text:p><text:a xlink:href="javascript:openWin('9-22.htm',22)" xlink:type="simple">あやなくもへだてけるかな夜を重ねさすがになれし夜の衣を</text:a></text:p>
          </table:table-cell>
          <table:table-cell table:style-name="ce9" office:value-type="string" calcext:value-type="string">
            <text:p>Many have been the nights we have spent together </text:p>
            <text:p>Purposelessly, these coverlets between us.</text:p>
          </table:table-cell>
          <table:table-cell/>
        </table:table-row>
        <table:table-row table:style-name="ro1">
          <table:table-cell table:style-name="ce3" office:value-type="float" office:value="23" calcext:value-type="float">
            <text:p>23</text:p>
          </table:table-cell>
          <table:table-cell table:style-name="ce6" office:value-type="string" calcext:value-type="string">
            <text:p><text:a xlink:href="javascript:openWin('9-23.htm',23)" xlink:type="simple">あまた年けふあらためし色ごろもきては涙ぞふるここちする</text:a></text:p>
          </table:table-cell>
          <table:table-cell table:style-name="ce9" office:value-type="string" calcext:value-type="string">
            <text:p>Yet once again I put on robes for the new, </text:p>
            <text:p>And tears are falling for all that went with the old.</text:p>
          </table:table-cell>
          <table:table-cell/>
        </table:table-row>
        <table:table-row table:style-name="ro1">
          <table:table-cell table:style-name="ce3" office:value-type="float" office:value="24" calcext:value-type="float">
            <text:p>24</text:p>
          </table:table-cell>
          <table:table-cell table:style-name="ce6" office:value-type="string" calcext:value-type="string">
            <text:p><text:a xlink:href="javascript:openWin('9-24.htm',24)" xlink:type="simple">あたらしき年ともいはずふる物はふりぬる人の涙なりけり</text:a></text:p>
          </table:table-cell>
          <table:table-cell table:style-name="ce9" office:value-type="string" calcext:value-type="string">
            <text:p>The New Year brings renewal, I know, and yet </text:p>
            <text:p>The same old tears still flow from the same old woman.</text:p>
          </table:table-cell>
          <table:table-cell/>
        </table:table-row>
        <table:table-row table:style-name="ro1">
          <table:table-cell table:style-name="ce3" office:value-type="float" office:value="1" calcext:value-type="float">
            <text:p>1</text:p>
          </table:table-cell>
          <table:table-cell table:style-name="ce7" office:value-type="string" calcext:value-type="string">
            <text:p><text:a xlink:href="javascript:openWin('10-01.htm',1)" xlink:type="simple">神垣はしるしの杉もなきものをいかにまがへておれるさか木ぞ</text:a></text:p>
          </table:table-cell>
          <table:table-cell table:style-name="ce9" office:value-type="string" calcext:value-type="string">
            <text:p>You err with your sacred tree and sacred gate. </text:p>
            <text:p>No beckoning cedars stand before my house.</text:p>
          </table:table-cell>
          <table:table-cell/>
        </table:table-row>
        <table:table-row table:style-name="ro1">
          <table:table-cell table:style-name="ce3" office:value-type="float" office:value="2" calcext:value-type="float">
            <text:p>2</text:p>
          </table:table-cell>
          <table:table-cell table:style-name="ce7" office:value-type="string" calcext:value-type="string">
            <text:p><text:a xlink:href="javascript:openWin('10-02.htm',2)" xlink:type="simple">少女子があたりと思へばさか木葉の香をなつかしみとめてこそおれ</text:a></text:p>
          </table:table-cell>
          <table:table-cell table:style-name="ce9" office:value-type="string" calcext:value-type="string">
            <text:p>Thinking to find you here with the holy maidens, </text:p>
            <text:p>I followed the scent of the leaf of the sacred tree.</text:p>
          </table:table-cell>
          <table:table-cell/>
        </table:table-row>
        <table:table-row table:style-name="ro1">
          <table:table-cell table:style-name="ce3" office:value-type="float" office:value="3" calcext:value-type="float">
            <text:p>3</text:p>
          </table:table-cell>
          <table:table-cell table:style-name="ce7" office:value-type="string" calcext:value-type="string">
            <text:p><text:a xlink:href="javascript:openWin('10-03.htm',3)" xlink:type="simple">あかつきの別れはいつも露けきをこは世に知らぬ秋の空かな</text:a></text:p>
          </table:table-cell>
          <table:table-cell table:style-name="ce9" office:value-type="string" calcext:value-type="string">
            <text:p>A dawn farewell is always drenched in dew, </text:p>
            <text:p>But sad is the autumn sky as never before.</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10-04.htm',4)" xlink:type="simple">おほかたの秋の別れもかなしきになく音なそへそ野辺の松虫</text:a></text:p>
          </table:table-cell>
          <table:table-cell table:style-name="ce9" office:value-type="string" calcext:value-type="string">
            <text:p>An autumn farewell needs nothing to make it sadder. </text:p>
            <text:p>Enough of your songs, O crickets on the moors!</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10-05.htm',5)" xlink:type="simple">やしまもる国つ御神もこころあらばあかぬ別れの中をことはれ</text:a></text:p>
          </table:table-cell>
          <table:table-cell table:style-name="ce9" office:value-type="string" calcext:value-type="string">
            <text:p>If my lady the priestess, surveying her manifold realms. </text:p>
            <text:p>Has feelings for those below, let her feel for me.</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10-06.htm',6)" xlink:type="simple">国つ神空にことはる中ならばなをざりごとをまづやたださむ</text:a></text:p>
          </table:table-cell>
          <table:table-cell table:style-name="ce9" office:value-type="string" calcext:value-type="string">
            <text:p>If a lord of the land is watching from above. </text:p>
            <text:p>This pretense of sorrow will not have escaped his notice.</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10-07.htm',7)" xlink:type="simple">そのかみをけふはかけじと忍ぶれど心のうちにものぞかなしき</text:a></text:p>
          </table:table-cell>
          <table:table-cell table:style-name="ce9" office:value-type="string" calcext:value-type="string">
            <text:p>Tue things of the past are always of the past. </text:p>
            <text:p>I would not think of them. Yet sad is my heart.</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10-08.htm',8)" xlink:type="simple">ふりすててけふはゆくとも鈴鹿河八十瀬の浪に袖はぬれじや</text:a></text:p>
          </table:table-cell>
          <table:table-cell table:style-name="ce9" office:value-type="string" calcext:value-type="string">
            <text:p>You throw me off; but will they not wet your sleeves, </text:p>
            <text:p>The eighty waves of the river Suzuka?</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10-09.htm',9)" xlink:type="simple">鈴鹿河八十瀬のなみにぬれぬれず伊勢までたれか思ひをこせむ</text:a></text:p>
          </table:table-cell>
          <table:table-cell table:style-name="ce9" office:value-type="string" calcext:value-type="string">
            <text:p>And who will watch us all the way to Ise, </text:p>
            <text:p>To see if those eighty waves have done their work?</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10-10.htm',10)" xlink:type="simple">行く方をながめもやらむこの秋は逢坂山を霧なへだてそ</text:a></text:p>
          </table:table-cell>
          <table:table-cell table:style-name="ce9" office:value-type="string" calcext:value-type="string">
            <text:p>I see her on her way. Do not, O mists, </text:p>
            <text:p>This autumn close off the Gate of the Hill of Meeting.</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10-11.htm',11)" xlink:type="simple">かげ広みたのみし松や枯れにけん下葉ちり行としの暮哉</text:a></text:p>
          </table:table-cell>
          <table:table-cell table:style-name="ce9" office:value-type="string" calcext:value-type="string">
            <text:p>Withered the pine whose branches gave us shelter? </text:p>
            <text:p>Now at the end of the year its needles fall.</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10-12.htm',12)" xlink:type="simple">さえわたる池のかがみのさやけきに見なれしかげを見ぬぞかなしき</text:a></text:p>
          </table:table-cell>
          <table:table-cell table:style-name="ce9" office:value-type="string" calcext:value-type="string">
            <text:p>Clear as a mirror these frozen winter waters. </text:p>
            <text:p>The figure they once reflected is no more.</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10-13.htm',13)" xlink:type="simple">年くれて岩井の水もこほりとぢ見し人かげのあせも行かな</text:a></text:p>
          </table:table-cell>
          <table:table-cell table:style-name="ce9" office:value-type="string" calcext:value-type="string">
            <text:p>At the end of the year the springs are silenced by ice. </text:p>
            <text:p>And gone are they whom we saw among the rocks.</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10-14.htm',14)" xlink:type="simple">心から方方袖をぬらすかなあくとをしふる声につけても</text:a></text:p>
          </table:table-cell>
          <table:table-cell table:style-name="ce9" office:value-type="string" calcext:value-type="string">
            <text:p>They say that it is dawn, that you grow weary. </text:p>
            <text:p>I weep, my sorrows wrought by myself alone.</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10-15.htm',15)" xlink:type="simple">嘆きつつわがよはかくて過ぐせとや胸のあくべき時ぞともなく</text:a></text:p>
          </table:table-cell>
          <table:table-cell table:style-name="ce9" office:value-type="string" calcext:value-type="string">
            <text:p>You tell me that these sorrows must not cease? </text:p>
            <text:p>My sorrows, my love will neither have an ending.</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10-16.htm',16)" xlink:type="simple">逢ふことのかたきをけふにかぎらずはいまいく世をか嘆きつつへん</text:a></text:p>
          </table:table-cell>
          <table:table-cell table:style-name="ce9" office:value-type="string" calcext:value-type="string">
            <text:p>If other days must be as this has been, </text:p>
            <text:p>I still shall be weeping two and three lives hence.</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10-17.htm',17)" xlink:type="simple">ながきよのうらみを人に残してもかつは心をあだと知らなむ</text:a></text:p>
          </table:table-cell>
          <table:table-cell table:style-name="ce9" office:value-type="string" calcext:value-type="string">
            <text:p>Remember that the cause is in yourself </text:p>
            <text:p>Of a sin which you say I must bear through lives to come.</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10-18.htm',18)" xlink:type="simple">あさぢふの露のやどりに君ををきてよもの嵐ぞ静心なき</text:a></text:p>
          </table:table-cell>
          <table:table-cell table:style-name="ce9" office:value-type="string" calcext:value-type="string">
            <text:p>In lodgings frail as the dew upon the reeds </text:p>
            <text:p>I left you, and the four winds tear at me.</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10-19.htm',19)" xlink:type="simple">風ふけばまづぞみだるる色かはるあさぢが露にかかるささがに</text:a></text:p>
          </table:table-cell>
          <table:table-cell table:style-name="ce9" office:value-type="string" calcext:value-type="string">
            <text:p>Weak as the spider's thread upon the reeds, </text:p>
            <text:p>The dew-drenched reeds of autumn, I blow with the winds.</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10-20.htm',20)" xlink:type="simple">かけまくはかしこけれどもその神の秋おもほゆる木綿襷かな</text:a></text:p>
          </table:table-cell>
          <table:table-cell table:style-name="ce9" office:value-type="string" calcext:value-type="string">
            <text:p>The gods will not wish me to speak of them, perhaps, </text:p>
            <text:p>But I think of sacred cords of another autumn.</text:p>
          </table:table-cell>
          <table:table-cell/>
        </table:table-row>
        <table:table-row table:style-name="ro1">
          <table:table-cell table:style-name="ce3" office:value-type="float" office:value="21" calcext:value-type="float">
            <text:p>21</text:p>
          </table:table-cell>
          <table:table-cell table:style-name="ce1" office:value-type="string" calcext:value-type="string">
            <text:p><text:a xlink:href="javascript:openWin('10-21.htm',21)" xlink:type="simple">その神やいかがはありし木綿襷心にかけてしのぶらんゆへ</text:a></text:p>
          </table:table-cell>
          <table:table-cell table:style-name="ce9" office:value-type="string" calcext:value-type="string">
            <text:p>Another autumn―what can this refer to? </text:p>
            <text:p>A secret hoard of thoughts of sacred cords?</text:p>
          </table:table-cell>
          <table:table-cell/>
        </table:table-row>
        <table:table-row table:style-name="ro1">
          <table:table-cell table:style-name="ce3" office:value-type="float" office:value="22" calcext:value-type="float">
            <text:p>22</text:p>
          </table:table-cell>
          <table:table-cell table:style-name="ce1" office:value-type="string" calcext:value-type="string">
            <text:p><text:a xlink:href="javascript:openWin('10-22.htm',22)" xlink:type="simple">九重に霧やへだつる雲のうへの月をはるかに思やるかな</text:a></text:p>
          </table:table-cell>
          <table:table-cell table:style-name="ce9" office:value-type="string" calcext:value-type="string">
            <text:p>Ninefold mists have risen and come between us. </text:p>
            <text:p>I am left to imagine the moon beyond the clouds.</text:p>
          </table:table-cell>
          <table:table-cell/>
        </table:table-row>
        <table:table-row table:style-name="ro1">
          <table:table-cell table:style-name="ce3" office:value-type="float" office:value="23" calcext:value-type="float">
            <text:p>23</text:p>
          </table:table-cell>
          <table:table-cell table:style-name="ce1" office:value-type="string" calcext:value-type="string">
            <text:p><text:a xlink:href="javascript:openWin('10-23.htm',23)" xlink:type="simple">月影は見し夜の秋にかはらぬをへだつる霧のつらくもあるかな</text:a></text:p>
          </table:table-cell>
          <table:table-cell table:style-name="ce9" office:value-type="string" calcext:value-type="string">
            <text:p>The autumn moon is the autumn moon of old. </text:p>
            <text:p>How cruel the mists that will not let me see it.</text:p>
          </table:table-cell>
          <table:table-cell/>
        </table:table-row>
        <table:table-row table:style-name="ro1">
          <table:table-cell table:style-name="ce3" office:value-type="float" office:value="24" calcext:value-type="float">
            <text:p>24</text:p>
          </table:table-cell>
          <table:table-cell table:style-name="ce1" office:value-type="string" calcext:value-type="string">
            <text:p><text:a xlink:href="javascript:openWin('10-24.htm',24)" xlink:type="simple">木枯らしの吹くにつけつつ待ちしまにおぼつかなさのころもへにけり</text:a></text:p>
          </table:table-cell>
          <table:table-cell table:style-name="ce9" office:value-type="string" calcext:value-type="string">
            <text:p>Anxious, restless days. A gust of wind, </text:p>
            <text:p>And yet another, bringing no word from you.</text:p>
          </table:table-cell>
          <table:table-cell/>
        </table:table-row>
        <table:table-row table:style-name="ro1">
          <table:table-cell table:style-name="ce3" office:value-type="float" office:value="25" calcext:value-type="float">
            <text:p>25</text:p>
          </table:table-cell>
          <table:table-cell table:style-name="ce1" office:value-type="string" calcext:value-type="string">
            <text:p><text:a xlink:href="javascript:openWin('10-25.htm',25)" xlink:type="simple">あひ見ずてしのぶるころの涙をもなべての空の時雨とや見る</text:a></text:p>
          </table:table-cell>
          <table:table-cell table:style-name="ce9" office:value-type="string" calcext:value-type="string">
            <text:p>Deceive yourself not into thinking them autumn showers, </text:p>
            <text:p>The tears I weep in hopeless longing to see you.</text:p>
          </table:table-cell>
          <table:table-cell/>
        </table:table-row>
        <table:table-row table:style-name="ro1">
          <table:table-cell table:style-name="ce3" office:value-type="float" office:value="26" calcext:value-type="float">
            <text:p>26</text:p>
          </table:table-cell>
          <table:table-cell table:style-name="ce1" office:value-type="string" calcext:value-type="string">
            <text:p><text:a xlink:href="javascript:openWin('10-26.htm',26)" xlink:type="simple">別にしけふはくれども見し人にゆきあふほどをいつとたのまん</text:a></text:p>
          </table:table-cell>
          <table:table-cell table:style-name="ce9" office:value-type="string" calcext:value-type="string">
            <text:p>We greet once more the day of the last farewell, </text:p>
            <text:p>And when, in what snows, may we hope for a day of meeting?</text:p>
          </table:table-cell>
          <table:table-cell/>
        </table:table-row>
        <table:table-row table:style-name="ro1">
          <table:table-cell table:style-name="ce3" office:value-type="float" office:value="27" calcext:value-type="float">
            <text:p>27</text:p>
          </table:table-cell>
          <table:table-cell table:style-name="ce1" office:value-type="string" calcext:value-type="string">
            <text:p><text:a xlink:href="javascript:openWin('10-27.htm',27)" xlink:type="simple">ながらふるほどはうけれどゆきめぐりけふはその世にあふ心ちして</text:a></text:p>
          </table:table-cell>
          <table:table-cell table:style-name="ce9" office:value-type="string" calcext:value-type="string">
            <text:p>To live these months without him has been sorrow. </text:p>
            <text:p>But today seems to bring a return of the days of old.</text:p>
          </table:table-cell>
          <table:table-cell/>
        </table:table-row>
        <table:table-row table:style-name="ro1">
          <table:table-cell table:style-name="ce3" office:value-type="float" office:value="28" calcext:value-type="float">
            <text:p>28</text:p>
          </table:table-cell>
          <table:table-cell table:style-name="ce1" office:value-type="string" calcext:value-type="string">
            <text:p><text:a xlink:href="javascript:openWin('10-28.htm',28)" xlink:type="simple">月のすむ雲井をかけてしたふともこのよの闇に猶やまどはむ</text:a></text:p>
          </table:table-cell>
          <table:table-cell table:style-name="ce9" office:value-type="string" calcext:value-type="string">
            <text:p>My heart is with her in the moonlight above the clouds, </text:p>
            <text:p>And yet it stays with you in this darker world.</text:p>
          </table:table-cell>
          <table:table-cell/>
        </table:table-row>
        <table:table-row table:style-name="ro1">
          <table:table-cell table:style-name="ce3" office:value-type="float" office:value="29" calcext:value-type="float">
            <text:p>29</text:p>
          </table:table-cell>
          <table:table-cell table:style-name="ce1" office:value-type="string" calcext:value-type="string">
            <text:p><text:a xlink:href="javascript:openWin('10-29.htm',29)" xlink:type="simple">おほふかたのうきにつけてはいとへどもいつかこの世をそむきはつべき</text:a></text:p>
          </table:table-cell>
          <table:table-cell table:style-name="ce9" office:value-type="string" calcext:value-type="string">
            <text:p>Though I leave behind a world I cannot endure, </text:p>
            <text:p>My heart remains with him, till of that world.</text:p>
          </table:table-cell>
          <table:table-cell/>
        </table:table-row>
        <table:table-row table:style-name="ro1">
          <table:table-cell table:style-name="ce3" office:value-type="float" office:value="30" calcext:value-type="float">
            <text:p>30</text:p>
          </table:table-cell>
          <table:table-cell table:style-name="ce1" office:value-type="string" calcext:value-type="string">
            <text:p><text:a xlink:href="javascript:openWin('10-30.htm',30)" xlink:type="simple">ながめかるあまの住みかと見るからにまづしほたるる松がうら島</text:a></text:p>
          </table:table-cell>
          <table:table-cell table:style-name="ce9" office:value-type="string" calcext:value-type="string">
            <text:p>Briny my sleeves at the pines of Urashima </text:p>
            <text:p>As those of the fisherfolk who take the sea grass.</text:p>
          </table:table-cell>
          <table:table-cell/>
        </table:table-row>
        <table:table-row table:style-name="ro1">
          <table:table-cell table:style-name="ce3" office:value-type="float" office:value="31" calcext:value-type="float">
            <text:p>31</text:p>
          </table:table-cell>
          <table:table-cell table:style-name="ce1" office:value-type="string" calcext:value-type="string">
            <text:p><text:a xlink:href="javascript:openWin('10-31.htm',31)" xlink:type="simple">ありし世のなごりだになき浦島にたち寄る浪のめづらしきかな</text:a></text:p>
          </table:table-cell>
          <table:table-cell table:style-name="ce9" office:value-type="string" calcext:value-type="string">
            <text:p>How strange that waves yet come to Urashima, </text:p>
            <text:p>When all the things of old have gone their way.</text:p>
          </table:table-cell>
          <table:table-cell/>
        </table:table-row>
        <table:table-row table:style-name="ro1">
          <table:table-cell table:style-name="ce3" office:value-type="float" office:value="32" calcext:value-type="float">
            <text:p>32</text:p>
          </table:table-cell>
          <table:table-cell table:style-name="ce1" office:value-type="string" calcext:value-type="string">
            <text:p><text:a xlink:href="javascript:openWin('10-32.htm',32)" xlink:type="simple">それもがとけさひらけたる初花におとらぬ君がにほひをぞ見る</text:a></text:p>
          </table:table-cell>
          <table:table-cell table:style-name="ce9" office:value-type="string" calcext:value-type="string">
            <text:p>I might have met the first lily of spring,he says.</text:p>
            <text:p>I look upon a flower no less pleasing.</text:p>
          </table:table-cell>
          <table:table-cell/>
        </table:table-row>
        <table:table-row table:style-name="ro1">
          <table:table-cell table:style-name="ce3" office:value-type="float" office:value="33" calcext:value-type="float">
            <text:p>33</text:p>
          </table:table-cell>
          <table:table-cell table:style-name="ce1" office:value-type="string" calcext:value-type="string">
            <text:p><text:a xlink:href="javascript:openWin('10-33.htm',33)" xlink:type="simple">時ならでけさ咲花は夏の雨にしほれにけらしにほふほどなく</text:a></text:p>
          </table:table-cell>
          <table:table-cell table:style-name="ce9" office:value-type="string" calcext:value-type="string">
            <text:p>The plant of which you speak bloomed very briefly. </text:p>
            <text:p>It opened at dawn to wilt in the summer rains,</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11-01.htm',1)" xlink:type="simple">おち返りえぞ忍ばれぬほととぎすほの語らひし宿の垣根に</text:a></text:p>
          </table:table-cell>
          <table:table-cell table:style-name="ce9" office:value-type="string" calcext:value-type="string">
            <text:p>Back at the fence where once it sang so briefly, </text:p>
            <text:p>The cuckoo is impelled to sing again.</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11-02.htm',2)" xlink:type="simple">ほととぎす言問ふ声はそれなれどあなおぼつかなさみだれの空</text:a></text:p>
          </table:table-cell>
          <table:table-cell table:style-name="ce9" office:value-type="string" calcext:value-type="string">
            <text:p>It seems to be a cuckoo we knew long ago. </text:p>
            <text:p>But alas, under rainy skies we cannot be sure.</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11-03.htm',3)" xlink:type="simple">橘の香をなつかしみほととぎす花散る里をたづねてぞとふ</text:a></text:p>
          </table:table-cell>
          <table:table-cell table:style-name="ce9" office:value-type="string" calcext:value-type="string">
            <text:p>It catches the scent of memory, and favors </text:p>
            <text:p>The village where the orange blossoms fall.</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11-04.htm',4)" xlink:type="simple">人目なく荒れたる宿はたちばなの花こそ軒のつまとなりけれ</text:a></text:p>
          </table:table-cell>
          <table:table-cell table:style-name="ce9" office:value-type="string" calcext:value-type="string">
            <text:p>The orange blossoms at the eaves have brought you </text:p>
            <text:p>To a dwelling quite forgotten by the world.</text:p>
          </table:table-cell>
          <table:table-cell/>
        </table:table-row>
        <table:table-row table:style-name="ro1">
          <table:table-cell table:style-name="ce5" office:value-type="float" office:value="1" calcext:value-type="float">
            <text:p>1</text:p>
          </table:table-cell>
          <table:table-cell table:style-name="ce6" office:value-type="string" calcext:value-type="string">
            <text:p><text:a xlink:href="javascript:openWin('12-01.htm',1)" xlink:type="simple">鳥辺山もえし煙もまがふやとあまの塩焼くうらみにぞ行く</text:a></text:p>
          </table:table-cell>
          <table:table-cell table:style-name="ce9" office:value-type="string" calcext:value-type="string">
            <text:p>There on the shore, the salt burners' fires await me. </text:p>
            <text:p>Will their smoke be as the smoke over Toribe Moor?</text:p>
          </table:table-cell>
          <table:table-cell/>
        </table:table-row>
        <table:table-row table:style-name="ro1">
          <table:table-cell table:style-name="ce5" office:value-type="float" office:value="2" calcext:value-type="float">
            <text:p>2</text:p>
          </table:table-cell>
          <table:table-cell table:style-name="ce6" office:value-type="string" calcext:value-type="string">
            <text:p><text:a xlink:href="javascript:openWin('12-02.htm',2)" xlink:type="simple">なき人の別れやいとど隔たらむ煙となりし雲井ならでは</text:a></text:p>
          </table:table-cell>
          <table:table-cell table:style-name="ce9" office:value-type="string" calcext:value-type="string">
            <text:p>Farther retreats the day when we bade her goodbye, </text:p>
            <text:p>For now you depart the skies that received the smoke.</text:p>
          </table:table-cell>
          <table:table-cell/>
        </table:table-row>
        <table:table-row table:style-name="ro1">
          <table:table-cell table:style-name="ce5" office:value-type="float" office:value="3" calcext:value-type="float">
            <text:p>3</text:p>
          </table:table-cell>
          <table:table-cell table:style-name="ce6" office:value-type="string" calcext:value-type="string">
            <text:p><text:a xlink:href="javascript:openWin('12-03.htm',3)" xlink:type="simple">身はかくてさすらへぬとも君があたり去らぬ鏡の影は離れじ</text:a></text:p>
          </table:table-cell>
          <table:table-cell table:style-name="ce9" office:value-type="string" calcext:value-type="string">
            <text:p>I now must go into exile In this mirror </text:p>
            <text:p>An image of me will yet remain beside you.</text:p>
          </table:table-cell>
          <table:table-cell/>
        </table:table-row>
        <table:table-row table:style-name="ro1">
          <table:table-cell table:style-name="ce5" office:value-type="float" office:value="4" calcext:value-type="float">
            <text:p>4</text:p>
          </table:table-cell>
          <table:table-cell table:style-name="ce6" office:value-type="string" calcext:value-type="string">
            <text:p><text:a xlink:href="javascript:openWin('12-04.htm',4)" xlink:type="simple">別れても影だにとまるものならば鏡を見てもなぐさめてまし</text:a></text:p>
          </table:table-cell>
          <table:table-cell table:style-name="ce9" office:value-type="string" calcext:value-type="string">
            <text:p>If when we part an image yet remains, </text:p>
            <text:p>Then will I find some comfort in my sorrow.</text:p>
          </table:table-cell>
          <table:table-cell/>
        </table:table-row>
        <table:table-row table:style-name="ro1">
          <table:table-cell table:style-name="ce5" office:value-type="float" office:value="5" calcext:value-type="float">
            <text:p>5</text:p>
          </table:table-cell>
          <table:table-cell table:style-name="ce6" office:value-type="string" calcext:value-type="string">
            <text:p><text:a xlink:href="javascript:openWin('12-05.htm',5)" xlink:type="simple">月影の宿れる袖はせばくともとめても見ばやあかぬ光を</text:a></text:p>
          </table:table-cell>
          <table:table-cell table:style-name="ce9" office:value-type="string" calcext:value-type="string">
            <text:p>Narrow these sleeves, now lodging for the moonlight. </text:p>
            <text:p>Would they might keep a light which I do not tire of.</text:p>
          </table:table-cell>
          <table:table-cell/>
        </table:table-row>
        <table:table-row table:style-name="ro1">
          <table:table-cell table:style-name="ce5" office:value-type="float" office:value="6" calcext:value-type="float">
            <text:p>6</text:p>
          </table:table-cell>
          <table:table-cell table:style-name="ce6" office:value-type="string" calcext:value-type="string">
            <text:p><text:a xlink:href="javascript:openWin('12-06.htm',6)" xlink:type="simple">行きめぐりつゐにすむべき月影のしばし雲らむ空なながめそ</text:a></text:p>
          </table:table-cell>
          <table:table-cell table:style-name="ce9" office:value-type="string" calcext:value-type="string">
            <text:p>The moon will shine upon this house once more. </text:p>
            <text:p>Do not look at the clouds which now conceal it:</text:p>
          </table:table-cell>
          <table:table-cell/>
        </table:table-row>
        <table:table-row table:style-name="ro1">
          <table:table-cell table:style-name="ce5" office:value-type="float" office:value="7" calcext:value-type="float">
            <text:p>7</text:p>
          </table:table-cell>
          <table:table-cell table:style-name="ce6" office:value-type="string" calcext:value-type="string">
            <text:p><text:a xlink:href="javascript:openWin('12-07.htm',7)" xlink:type="simple">あふ瀬なきなみだの河に沈みしや流るるみおのはじめなりけむ</text:a></text:p>
          </table:table-cell>
          <table:table-cell table:style-name="ce9" office:value-type="string" calcext:value-type="string">
            <text:p>Snagged upon the shoals of this river of tears, </text:p>
            <text:p>I cannot see you. Deeper waters await me.</text:p>
          </table:table-cell>
          <table:table-cell/>
        </table:table-row>
        <table:table-row table:style-name="ro1">
          <table:table-cell table:style-name="ce5" office:value-type="float" office:value="8" calcext:value-type="float">
            <text:p>8</text:p>
          </table:table-cell>
          <table:table-cell table:style-name="ce6" office:value-type="string" calcext:value-type="string">
            <text:p><text:a xlink:href="javascript:openWin('12-08.htm',8)" xlink:type="simple">なみだがは浮かぶみなはも消えぬべし流れてのちの瀬をも待たずて</text:a></text:p>
          </table:table-cell>
          <table:table-cell table:style-name="ce9" office:value-type="string" calcext:value-type="string">
            <text:p>The foam on the river of tears will disappear </text:p>
            <text:p>Short of the shoals of meeting that wait downstream.</text:p>
          </table:table-cell>
          <table:table-cell/>
        </table:table-row>
        <table:table-row table:style-name="ro1">
          <table:table-cell table:style-name="ce5" office:value-type="float" office:value="9" calcext:value-type="float">
            <text:p>9</text:p>
          </table:table-cell>
          <table:table-cell table:style-name="ce6" office:value-type="string" calcext:value-type="string">
            <text:p><text:a xlink:href="javascript:openWin('12-09.htm',9)" xlink:type="simple">見しはなくあるはかなしき世の果てを背きしかひもなくなくぞ経る</text:a></text:p>
          </table:table-cell>
          <table:table-cell table:style-name="ce9" office:value-type="string" calcext:value-type="string">
            <text:p>The one whom I served is gone, the other must go. </text:p>
            <text:p>Farewell to the world was no farewell to its sorrows.</text:p>
          </table:table-cell>
          <table:table-cell/>
        </table:table-row>
        <table:table-row table:style-name="ro1">
          <table:table-cell table:style-name="ce5" office:value-type="float" office:value="10" calcext:value-type="float">
            <text:p>10</text:p>
          </table:table-cell>
          <table:table-cell table:style-name="ce6" office:value-type="string" calcext:value-type="string">
            <text:p><text:a xlink:href="javascript:openWin('12-10.htm',10)" xlink:type="simple">別れしにかなしき事は尽きにしをまたぞこの世のうさはまされる</text:a></text:p>
          </table:table-cell>
          <table:table-cell table:style-name="ce9" office:value-type="string" calcext:value-type="string">
            <text:p>The worst of grief for him should long have passed. </text:p>
            <text:p>And now I must leave the world where dwells the child.</text:p>
          </table:table-cell>
          <table:table-cell/>
        </table:table-row>
        <table:table-row table:style-name="ro1">
          <table:table-cell table:style-name="ce5" office:value-type="float" office:value="11" calcext:value-type="float">
            <text:p>11</text:p>
          </table:table-cell>
          <table:table-cell table:style-name="ce6" office:value-type="string" calcext:value-type="string">
            <text:p><text:a xlink:href="javascript:openWin('12-11.htm',11)" xlink:type="simple">ひき連れて葵かざししそのかみを思へばつらし賀茂の瑞垣</text:a></text:p>
          </table:table-cell>
          <table:table-cell table:style-name="ce9" office:value-type="string" calcext:value-type="string">
            <text:p>There was heartvine in our caps. I led your horse. </text:p>
            <text:p>And now at this jeweled fence I berate the gods.</text:p>
          </table:table-cell>
          <table:table-cell/>
        </table:table-row>
        <table:table-row table:style-name="ro1">
          <table:table-cell table:style-name="ce5" office:value-type="float" office:value="12" calcext:value-type="float">
            <text:p>12</text:p>
          </table:table-cell>
          <table:table-cell table:style-name="ce6" office:value-type="string" calcext:value-type="string">
            <text:p><text:a xlink:href="javascript:openWin('12-12.htm',12)" xlink:type="simple">うき世をばいまぞ別るるとどまらむ名をばただすの神にまかせて</text:a></text:p>
          </table:table-cell>
          <table:table-cell table:style-name="ce9" office:value-type="string" calcext:value-type="string">
            <text:p>I leave this world of gloom. I leave my name </text:p>
            <text:p>To the offices of the god who rectifies.</text:p>
          </table:table-cell>
          <table:table-cell/>
        </table:table-row>
        <table:table-row table:style-name="ro1">
          <table:table-cell table:style-name="ce5" office:value-type="float" office:value="13" calcext:value-type="float">
            <text:p>13</text:p>
          </table:table-cell>
          <table:table-cell table:style-name="ce6" office:value-type="string" calcext:value-type="string">
            <text:p><text:a xlink:href="javascript:openWin('12-13.htm',13)" xlink:type="simple">なきかげやいかが見るらむよそへつつながむる月も雲がくれぬる</text:a></text:p>
          </table:table-cell>
          <table:table-cell table:style-name="ce9" office:value-type="string" calcext:value-type="string">
            <text:p>And how does he look upon me? I raise my eyes. </text:p>
            <text:p>And the moon now vanishes behind the clouds.</text:p>
          </table:table-cell>
          <table:table-cell/>
        </table:table-row>
        <table:table-row table:style-name="ro1">
          <table:table-cell table:style-name="ce5" office:value-type="float" office:value="14" calcext:value-type="float">
            <text:p>14</text:p>
          </table:table-cell>
          <table:table-cell table:style-name="ce6" office:value-type="string" calcext:value-type="string">
            <text:p><text:a xlink:href="javascript:openWin('12-14.htm',14)" xlink:type="simple">いつかまた春のみやこの花を見ん時うしなへる山がつにして</text:a></text:p>
          </table:table-cell>
          <table:table-cell table:style-name="ce9" office:value-type="string" calcext:value-type="string">
            <text:p>When shall I, a ragged, rustic outcast, </text:p>
            <text:p>See again the blossoms of the city?</text:p>
          </table:table-cell>
          <table:table-cell/>
        </table:table-row>
        <table:table-row table:style-name="ro1">
          <table:table-cell table:style-name="ce5" office:value-type="float" office:value="15" calcext:value-type="float">
            <text:p>15</text:p>
          </table:table-cell>
          <table:table-cell table:style-name="ce6" office:value-type="string" calcext:value-type="string">
            <text:p><text:a xlink:href="javascript:openWin('12-15.htm',15)" xlink:type="simple">咲きてとく散るはうけれどゆく春は花のみやこを立ち帰り見よ</text:a></text:p>
          </table:table-cell>
          <table:table-cell table:style-name="ce9" office:value-type="string" calcext:value-type="string">
            <text:p>Quickly the blossoms fall. Though spring departs, </text:p>
            <text:p>You will come again. I know, to a city of flowers.</text:p>
          </table:table-cell>
          <table:table-cell/>
        </table:table-row>
        <table:table-row table:style-name="ro1">
          <table:table-cell table:style-name="ce5" office:value-type="float" office:value="16" calcext:value-type="float">
            <text:p>16</text:p>
          </table:table-cell>
          <table:table-cell table:style-name="ce6" office:value-type="string" calcext:value-type="string">
            <text:p><text:a xlink:href="javascript:openWin('12-16.htm',16)" xlink:type="simple">生ける世の別れを知らで契りつつ命を人にかぎりけるかな</text:a></text:p>
          </table:table-cell>
          <table:table-cell table:style-name="ce9" office:value-type="string" calcext:value-type="string">
            <text:p>At least for this life we might make our vows, we thought. </text:p>
            <text:p>And so we vowed that nothing would ever part us.</text:p>
          </table:table-cell>
          <table:table-cell/>
        </table:table-row>
        <table:table-row table:style-name="ro1">
          <table:table-cell table:style-name="ce5" office:value-type="float" office:value="17" calcext:value-type="float">
            <text:p>17</text:p>
          </table:table-cell>
          <table:table-cell table:style-name="ce6" office:value-type="string" calcext:value-type="string">
            <text:p><text:a xlink:href="javascript:openWin('12-17.htm',17)" xlink:type="simple">おしからぬ命にかへて目の前の別れをしばしとどめてしかな</text:a></text:p>
          </table:table-cell>
          <table:table-cell table:style-name="ce9" office:value-type="string" calcext:value-type="string">
            <text:p>I would give a life for which I have no regrets </text:p>
            <text:p>If it might postpone for a little the time of parting.</text:p>
          </table:table-cell>
          <table:table-cell/>
        </table:table-row>
        <table:table-row table:style-name="ro1">
          <table:table-cell table:style-name="ce5" office:value-type="float" office:value="18" calcext:value-type="float">
            <text:p>18</text:p>
          </table:table-cell>
          <table:table-cell table:style-name="ce6" office:value-type="string" calcext:value-type="string">
            <text:p><text:a xlink:href="javascript:openWin('12-18.htm',18)" xlink:type="simple">唐国に名を残しける人よりもゆくゑしられぬ家居をやせむ</text:a></text:p>
          </table:table-cell>
          <table:table-cell table:style-name="ce9" office:value-type="string" calcext:value-type="string">
            <text:p>More remote I fear, my place of exile </text:p>
            <text:p>Than storied ones in lands beyond the seas.</text:p>
          </table:table-cell>
          <table:table-cell/>
        </table:table-row>
        <table:table-row table:style-name="ro1">
          <table:table-cell table:style-name="ce5" office:value-type="float" office:value="19" calcext:value-type="float">
            <text:p>19</text:p>
          </table:table-cell>
          <table:table-cell table:style-name="ce6" office:value-type="string" calcext:value-type="string">
            <text:p><text:a xlink:href="javascript:openWin('12-19.htm',19)" xlink:type="simple">ふるさとを峰の霞はへだつれどながむる空はおなじ雲井か</text:a></text:p>
          </table:table-cell>
          <table:table-cell table:style-name="ce9" office:value-type="string" calcext:value-type="string">
            <text:p>Mountain mists cut off that ancient village. </text:p>
            <text:p>Is the sky I see the sky that shelters it?</text:p>
          </table:table-cell>
          <table:table-cell/>
        </table:table-row>
        <table:table-row table:style-name="ro1">
          <table:table-cell table:style-name="ce5" office:value-type="float" office:value="20" calcext:value-type="float">
            <text:p>20</text:p>
          </table:table-cell>
          <table:table-cell table:style-name="ce6" office:value-type="string" calcext:value-type="string">
            <text:p><text:a xlink:href="javascript:openWin('12-20.htm',20)" xlink:type="simple">松島のあまの苫屋もいかならむ須磨の浦人しほたるるころ</text:a></text:p>
          </table:table-cell>
          <table:table-cell table:style-name="ce9" office:value-type="string" calcext:value-type="string">
            <text:p>Briny our sleeves on the Suma strand; and yours </text:p>
            <text:p>In the fisher cots of thatch at Matsushima?</text:p>
          </table:table-cell>
          <table:table-cell/>
        </table:table-row>
        <table:table-row table:style-name="ro1">
          <table:table-cell table:style-name="ce5" office:value-type="float" office:value="21" calcext:value-type="float">
            <text:p>21</text:p>
          </table:table-cell>
          <table:table-cell table:style-name="ce6" office:value-type="string" calcext:value-type="string">
            <text:p><text:a xlink:href="javascript:openWin('12-21.htm',21)" xlink:type="simple">こりずまの浦のみるめのゆかしきを塩焼くあまやいかが思はん</text:a></text:p>
          </table:table-cell>
          <table:table-cell table:style-name="ce9" office:value-type="string" calcext:value-type="string">
            <text:p>At Suma unchastened, one longs for the deep-lying sea pine. </text:p>
            <text:p>And she, the fisher lady burning salt?</text:p>
          </table:table-cell>
          <table:table-cell/>
        </table:table-row>
        <table:table-row table:style-name="ro1">
          <table:table-cell table:style-name="ce5" office:value-type="float" office:value="22" calcext:value-type="float">
            <text:p>22</text:p>
          </table:table-cell>
          <table:table-cell table:style-name="ce6" office:value-type="string" calcext:value-type="string">
            <text:p><text:a xlink:href="javascript:openWin('12-22.htm',22)" xlink:type="simple">しほたるることをやくにて松島に年ふるあまもなげきをぞつむ</text:a></text:p>
          </table:table-cell>
          <table:table-cell table:style-name="ce9" office:value-type="string" calcext:value-type="string">
            <text:p>The nun of Matsushima burns the brine </text:p>
            <text:p>And fuels the fires with the logs of her lamenting,</text:p>
          </table:table-cell>
          <table:table-cell/>
        </table:table-row>
        <table:table-row table:style-name="ro1">
          <table:table-cell table:style-name="ce5" office:value-type="float" office:value="23" calcext:value-type="float">
            <text:p>23</text:p>
          </table:table-cell>
          <table:table-cell table:style-name="ce6" office:value-type="string" calcext:value-type="string">
            <text:p><text:a xlink:href="javascript:openWin('12-23.htm',23)" xlink:type="simple">浦にたくあまたにつつむこひなればくゆる煙よ行く方ぞなき</text:a></text:p>
          </table:table-cell>
          <table:table-cell table:style-name="ce9" office:value-type="string" calcext:value-type="string">
            <text:p>The fisherwife burns salt and hides her fires </text:p>
            <text:p>And strangles, for the smoke has no escape.</text:p>
          </table:table-cell>
          <table:table-cell/>
        </table:table-row>
        <table:table-row table:style-name="ro1">
          <table:table-cell table:style-name="ce5" office:value-type="float" office:value="24" calcext:value-type="float">
            <text:p>24</text:p>
          </table:table-cell>
          <table:table-cell table:style-name="ce6" office:value-type="string" calcext:value-type="string">
            <text:p><text:a xlink:href="javascript:openWin('12-24.htm',24)" xlink:type="simple">浦人のしほくむ袖にくらべみよ波路へだつる夜のころもを</text:a></text:p>
          </table:table-cell>
          <table:table-cell table:style-name="ce9" office:value-type="string" calcext:value-type="string">
            <text:p>Taking brine on that strand, let him compare </text:p>
            <text:p>His dripping sleeves with these night sleeves of mine.</text:p>
          </table:table-cell>
          <table:table-cell/>
        </table:table-row>
        <table:table-row table:style-name="ro1">
          <table:table-cell table:style-name="ce5" office:value-type="float" office:value="25" calcext:value-type="float">
            <text:p>25</text:p>
          </table:table-cell>
          <table:table-cell table:style-name="ce6" office:value-type="string" calcext:value-type="string">
            <text:p><text:a xlink:href="javascript:openWin('12-25.htm',25)" xlink:type="simple">うきめ刈る伊勢をの海人を思ひやれ藻塩たるてふ須磨の浦にて</text:a></text:p>
          </table:table-cell>
          <table:table-cell table:style-name="ce9" office:value-type="string" calcext:value-type="string">
            <text:p>Imagine, at Suma of the dripping brine, </text:p>
            <text:p>The woman of Ise, gathering briny sea grass.</text:p>
          </table:table-cell>
          <table:table-cell/>
        </table:table-row>
        <table:table-row table:style-name="ro1">
          <table:table-cell table:style-name="ce5" office:value-type="float" office:value="26" calcext:value-type="float">
            <text:p>26</text:p>
          </table:table-cell>
          <table:table-cell table:style-name="ce6" office:value-type="string" calcext:value-type="string">
            <text:p><text:a xlink:href="javascript:openWin('12-26.htm',26)" xlink:type="simple">伊勢島や潮干の潟にあさりてもいふかひなきは我身なりけり</text:a></text:p>
          </table:table-cell>
          <table:table-cell table:style-name="ce9" office:value-type="string" calcext:value-type="string">
            <text:p>The tide recedes along the coast of Ise. </text:p>
            <text:p>No hope, no promise in the empty shells.</text:p>
          </table:table-cell>
          <table:table-cell/>
        </table:table-row>
        <table:table-row table:style-name="ro1">
          <table:table-cell table:style-name="ce5" office:value-type="float" office:value="27" calcext:value-type="float">
            <text:p>27</text:p>
          </table:table-cell>
          <table:table-cell table:style-name="ce6" office:value-type="string" calcext:value-type="string">
            <text:p><text:a xlink:href="javascript:openWin('12-27.htm',27)" xlink:type="simple">伊勢人の浪のうへこぐ小舟にもうきめは刈らで乗らましものを</text:a></text:p>
          </table:table-cell>
          <table:table-cell table:style-name="ce9" office:value-type="string" calcext:value-type="string">
            <text:p>With the lady of Ise I might have ridden small boats </text:p>
            <text:p>That row the waves, and avoided dark sea tangles.</text:p>
          </table:table-cell>
          <table:table-cell/>
        </table:table-row>
        <table:table-row table:style-name="ro1">
          <table:table-cell table:style-name="ce5" office:value-type="float" office:value="28" calcext:value-type="float">
            <text:p>28</text:p>
          </table:table-cell>
          <table:table-cell table:style-name="ce6" office:value-type="string" calcext:value-type="string">
            <text:p><text:a xlink:href="javascript:openWin('12-28.htm',28)" xlink:type="simple">海人がつむなげきのなかにしほたれていつまで須磨の浦にながめむ</text:a></text:p>
          </table:table-cell>
          <table:table-cell table:style-name="ce9" office:value-type="string" calcext:value-type="string">
            <text:p>How long, dripping brine on driftwood logs, </text:p>
            <text:p>On logs of lament, must I gaze at this Suma coast?</text:p>
          </table:table-cell>
          <table:table-cell/>
        </table:table-row>
        <table:table-row table:style-name="ro1">
          <table:table-cell table:style-name="ce5" office:value-type="float" office:value="29" calcext:value-type="float">
            <text:p>29</text:p>
          </table:table-cell>
          <table:table-cell table:style-name="ce6" office:value-type="string" calcext:value-type="string">
            <text:p><text:a xlink:href="javascript:openWin('12-29.htm',29)" xlink:type="simple">荒れまさる軒のしのぶをながめつつしげくも露のかかる袖かな</text:a></text:p>
          </table:table-cell>
          <table:table-cell table:style-name="ce9" office:value-type="string" calcext:value-type="string">
            <text:p>Ferns of remembrance weigh cur eaves ever more, </text:p>
            <text:p>And heavily falls the dew upon our sleeves.</text:p>
          </table:table-cell>
          <table:table-cell/>
        </table:table-row>
        <table:table-row table:style-name="ro1">
          <table:table-cell table:style-name="ce5" office:value-type="float" office:value="30" calcext:value-type="float">
            <text:p>30</text:p>
          </table:table-cell>
          <table:table-cell table:style-name="ce6" office:value-type="string" calcext:value-type="string">
            <text:p><text:a xlink:href="javascript:openWin('12-30.htm',30)" xlink:type="simple">恋わびてなく音にまがふ浦波は思ふかたより風や吹くらん</text:a></text:p>
          </table:table-cell>
          <table:table-cell table:style-name="ce9" office:value-type="string" calcext:value-type="string">
            <text:p>The waves on the strand, like moans of helpless longing. </text:p>
            <text:p>The winds―like messengers from those who grieve?</text:p>
          </table:table-cell>
          <table:table-cell/>
        </table:table-row>
        <table:table-row table:style-name="ro1">
          <table:table-cell table:style-name="ce5" office:value-type="float" office:value="31" calcext:value-type="float">
            <text:p>31</text:p>
          </table:table-cell>
          <table:table-cell table:style-name="ce6" office:value-type="string" calcext:value-type="string">
            <text:p><text:a xlink:href="javascript:openWin('12-31.htm',31)" xlink:type="simple">初雁は恋しき人のつらなれや旅の空とぶ声のかなしき</text:a></text:p>
          </table:table-cell>
          <table:table-cell table:style-name="ce9" office:value-type="string" calcext:value-type="string">
            <text:p>Might they be companions of those I long for? </text:p>
            <text:p>Their cries ring sadly through the sky of their journey.</text:p>
          </table:table-cell>
          <table:table-cell/>
        </table:table-row>
        <table:table-row table:style-name="ro1">
          <table:table-cell table:style-name="ce5" office:value-type="float" office:value="32" calcext:value-type="float">
            <text:p>32</text:p>
          </table:table-cell>
          <table:table-cell table:style-name="ce6" office:value-type="string" calcext:value-type="string">
            <text:p><text:a xlink:href="javascript:openWin('12-32.htm',32)" xlink:type="simple">かきつらねむかしのことぞ思ほゆる雁はその世の友ならねども</text:a></text:p>
          </table:table-cell>
          <table:table-cell table:style-name="ce9" office:value-type="string" calcext:value-type="string">
            <text:p>I know not why they bring these thoughts of old, </text:p>
            <text:p>These wandering geese. They were not then my comrades.</text:p>
          </table:table-cell>
          <table:table-cell/>
        </table:table-row>
        <table:table-row table:style-name="ro1">
          <table:table-cell table:style-name="ce5" office:value-type="float" office:value="33" calcext:value-type="float">
            <text:p>33</text:p>
          </table:table-cell>
          <table:table-cell table:style-name="ce6" office:value-type="string" calcext:value-type="string">
            <text:p><text:a xlink:href="javascript:openWin('12-33.htm',33)" xlink:type="simple">こころから常世を捨ててなく雁をくものよそにも思ひけるかな</text:a></text:p>
          </table:table-cell>
          <table:table-cell table:style-name="ce9" office:value-type="string" calcext:value-type="string">
            <text:p>No colleagues of mine, these geese beyond the clouds. </text:p>
            <text:p>They chose to leave their homes, and I did not.</text:p>
          </table:table-cell>
          <table:table-cell/>
        </table:table-row>
        <table:table-row table:style-name="ro1">
          <table:table-cell table:style-name="ce5" office:value-type="float" office:value="34" calcext:value-type="float">
            <text:p>34</text:p>
          </table:table-cell>
          <table:table-cell table:style-name="ce6" office:value-type="string" calcext:value-type="string">
            <text:p><text:a xlink:href="javascript:openWin('12-34.htm',34)" xlink:type="simple">常世いでて旅の空なる雁がねもつらにをくれぬほどぞなぐさむ</text:a></text:p>
          </table:table-cell>
          <table:table-cell table:style-name="ce9" office:value-type="string" calcext:value-type="string">
            <text:p>Sad are their cries as they wing their way from home. </text:p>
            <text:p>They still find solace, for they still have comrades.</text:p>
          </table:table-cell>
          <table:table-cell/>
        </table:table-row>
        <table:table-row table:style-name="ro1">
          <table:table-cell table:style-name="ce5" office:value-type="float" office:value="35" calcext:value-type="float">
            <text:p>35</text:p>
          </table:table-cell>
          <table:table-cell table:style-name="ce6" office:value-type="string" calcext:value-type="string">
            <text:p><text:a xlink:href="javascript:openWin('12-35.htm',35)" xlink:type="simple">見るほどぞしばしなぐさむめぐりあはん月のみやこははるかなれども</text:a></text:p>
          </table:table-cell>
          <table:table-cell table:style-name="ce9" office:value-type="string" calcext:value-type="string">
            <text:p>So long as I look upon it I find comfort, </text:p>
            <text:p>The moon which comes again to the distant city.</text:p>
          </table:table-cell>
          <table:table-cell/>
        </table:table-row>
        <table:table-row table:style-name="ro1">
          <table:table-cell table:style-name="ce5" office:value-type="float" office:value="36" calcext:value-type="float">
            <text:p>36</text:p>
          </table:table-cell>
          <table:table-cell table:style-name="ce6" office:value-type="string" calcext:value-type="string">
            <text:p><text:a xlink:href="javascript:openWin('12-36.htm',36)" xlink:type="simple">うしとのみひとへにものは思ほえでひだりみぎにもぬるる袖かな</text:a></text:p>
          </table:table-cell>
          <table:table-cell table:style-name="ce9" office:value-type="string" calcext:value-type="string">
            <text:p>Not bitter thoughts alone does this singlet bring. </text:p>
            <text:p>Its sleeves are damp with tears of affection too.</text:p>
          </table:table-cell>
          <table:table-cell/>
        </table:table-row>
        <table:table-row table:style-name="ro1">
          <table:table-cell table:style-name="ce5" office:value-type="float" office:value="37" calcext:value-type="float">
            <text:p>37</text:p>
          </table:table-cell>
          <table:table-cell table:style-name="ce6" office:value-type="string" calcext:value-type="string">
            <text:p><text:a xlink:href="javascript:openWin('12-37.htm',37)" xlink:type="simple">琴の音にひきとめらるる綱手縄たゆたう心君しるらめや</text:a></text:p>
          </table:table-cell>
          <table:table-cell table:style-name="ce9" office:value-type="string" calcext:value-type="string">
            <text:p>Now taut, now slack, like my unruly heart, </text:p>
            <text:p>The tow rope is suddenly still at the sound of a koto.</text:p>
          </table:table-cell>
          <table:table-cell/>
        </table:table-row>
        <table:table-row table:style-name="ro1">
          <table:table-cell table:style-name="ce5" office:value-type="float" office:value="38" calcext:value-type="float">
            <text:p>38</text:p>
          </table:table-cell>
          <table:table-cell table:style-name="ce6" office:value-type="string" calcext:value-type="string">
            <text:p><text:a xlink:href="javascript:openWin('12-38.htm',38)" xlink:type="simple">心ありてひきての綱のたゆたはばうち過ぎましや須磨のうら浪</text:a></text:p>
          </table:table-cell>
          <table:table-cell table:style-name="ce9" office:value-type="string" calcext:value-type="string">
            <text:p>Why, if indeed your heart is like the tow rope, </text:p>
            <text:p>Unheeding must you pass this strand of Suma?</text:p>
          </table:table-cell>
          <table:table-cell/>
        </table:table-row>
        <table:table-row table:style-name="ro1">
          <table:table-cell table:style-name="ce5" office:value-type="float" office:value="39" calcext:value-type="float">
            <text:p>39</text:p>
          </table:table-cell>
          <table:table-cell table:style-name="ce6" office:value-type="string" calcext:value-type="string">
            <text:p><text:a xlink:href="javascript:openWin('12-39.htm',39)" xlink:type="simple">山がつのいほりに焚けるしばしばもこと問ひ来なん恋ふるさと人</text:a></text:p>
          </table:table-cell>
          <table:table-cell table:style-name="ce9" office:value-type="string" calcext:value-type="string">
            <text:p>Over and over the rural ones light fires. </text:p>
            <text:p>Not so unflagging the urban ones with their visits.</text:p>
          </table:table-cell>
          <table:table-cell/>
        </table:table-row>
        <table:table-row table:style-name="ro1">
          <table:table-cell table:style-name="ce5" office:value-type="float" office:value="40" calcext:value-type="float">
            <text:p>40</text:p>
          </table:table-cell>
          <table:table-cell table:style-name="ce6" office:value-type="string" calcext:value-type="string">
            <text:p><text:a xlink:href="javascript:openWin('12-40.htm',40)" xlink:type="simple">いづかたの雲路に我もまよひなむ月の見るらむこともはづかし</text:a></text:p>
          </table:table-cell>
          <table:table-cell table:style-name="ce9" office:value-type="string" calcext:value-type="string">
            <text:p>All aimless is my journey through the clouds. </text:p>
            <text:p>It shames me that the unswerving moon should see me.</text:p>
          </table:table-cell>
          <table:table-cell/>
        </table:table-row>
        <table:table-row table:style-name="ro1">
          <table:table-cell table:style-name="ce5" office:value-type="float" office:value="41" calcext:value-type="float">
            <text:p>41</text:p>
          </table:table-cell>
          <table:table-cell table:style-name="ce6" office:value-type="string" calcext:value-type="string">
            <text:p><text:a xlink:href="javascript:openWin('12-41.htm',41)" xlink:type="simple">友千鳥もろ声に鳴くあか月はひとり寝さめの床もたのもし</text:a></text:p>
          </table:table-cell>
          <table:table-cell table:style-name="ce9" office:value-type="string" calcext:value-type="string">
            <text:p>.Cries of plovers in the dawn bring comfort </text:p>
            <text:p>To one who awakens in a lonely bed.</text:p>
          </table:table-cell>
          <table:table-cell/>
        </table:table-row>
        <table:table-row table:style-name="ro1">
          <table:table-cell table:style-name="ce5" office:value-type="float" office:value="42" calcext:value-type="float">
            <text:p>42</text:p>
          </table:table-cell>
          <table:table-cell table:style-name="ce6" office:value-type="string" calcext:value-type="string">
            <text:p><text:a xlink:href="javascript:openWin('12-42.htm',42)" xlink:type="simple">いつとなく大宮人の恋しきに桜かざししけふを来にけり</text:a></text:p>
          </table:table-cell>
          <table:table-cell table:style-name="ce9" office:value-type="string" calcext:value-type="string">
            <text:p>Fond thoughts I have of the noble ones on high, </text:p>
            <text:p>And the day of the flowered caps has come again.</text:p>
          </table:table-cell>
          <table:table-cell/>
        </table:table-row>
        <table:table-row table:style-name="ro1">
          <table:table-cell table:style-name="ce5" office:value-type="float" office:value="43" calcext:value-type="float">
            <text:p>43</text:p>
          </table:table-cell>
          <table:table-cell table:style-name="ce6" office:value-type="string" calcext:value-type="string">
            <text:p><text:a xlink:href="javascript:openWin('12-43.htm',43)" xlink:type="simple">ふるさとをいづれの春か行きて見んうらやましきは帰るかりがね</text:a></text:p>
          </table:table-cell>
          <table:table-cell table:style-name="ce9" office:value-type="string" calcext:value-type="string">
            <text:p>In what spring tide will I see again my old village? </text:p>
            <text:p>I envy the geese, returning whence they came</text:p>
          </table:table-cell>
          <table:table-cell/>
        </table:table-row>
        <table:table-row table:style-name="ro1">
          <table:table-cell table:style-name="ce5" office:value-type="float" office:value="44" calcext:value-type="float">
            <text:p>44</text:p>
          </table:table-cell>
          <table:table-cell table:style-name="ce6" office:value-type="string" calcext:value-type="string">
            <text:p><text:a xlink:href="javascript:openWin('12-44.htm',44)" xlink:type="simple">あかなくにかりの常世を立ち別れ花のみやこに道やまどはむ</text:a></text:p>
          </table:table-cell>
          <table:table-cell table:style-name="ce9" office:value-type="string" calcext:value-type="string">
            <text:p>Sad are the geese to leave their winter's lodging. </text:p>
            <text:p>Dark my way of return to the flowery city.</text:p>
          </table:table-cell>
          <table:table-cell/>
        </table:table-row>
        <table:table-row table:style-name="ro1">
          <table:table-cell table:style-name="ce5" office:value-type="float" office:value="45" calcext:value-type="float">
            <text:p>45</text:p>
          </table:table-cell>
          <table:table-cell table:style-name="ce6" office:value-type="string" calcext:value-type="string">
            <text:p><text:a xlink:href="javascript:openWin('12-45.htm',45)" xlink:type="simple">雲ちかく飛びかふ鶴もそらに見よ我は春日のくもりなき身ぞ</text:a></text:p>
          </table:table-cell>
          <table:table-cell table:style-name="ce9" office:value-type="string" calcext:value-type="string">
            <text:p>Look down upon me, cranes who skim the clouds, </text:p>
            <text:p>And see me unsullied as this cloudless day.</text:p>
          </table:table-cell>
          <table:table-cell/>
        </table:table-row>
        <table:table-row table:style-name="ro1">
          <table:table-cell table:style-name="ce5" office:value-type="float" office:value="46" calcext:value-type="float">
            <text:p>46</text:p>
          </table:table-cell>
          <table:table-cell table:style-name="ce6" office:value-type="string" calcext:value-type="string">
            <text:p><text:a xlink:href="javascript:openWin('12-46.htm',46)" xlink:type="simple">たづかなき雲井にひとりねをぞ泣くつばさ並べし友を恋つつ</text:a></text:p>
          </table:table-cell>
          <table:table-cell table:style-name="ce9" office:value-type="string" calcext:value-type="string">
            <text:p>Lonely the voice of the crane among the clouds. </text:p>
            <text:p>Gone the comrade that once flew at its side.</text:p>
          </table:table-cell>
          <table:table-cell/>
        </table:table-row>
        <table:table-row table:style-name="ro1">
          <table:table-cell table:style-name="ce5" office:value-type="float" office:value="47" calcext:value-type="float">
            <text:p>47</text:p>
          </table:table-cell>
          <table:table-cell table:style-name="ce6" office:value-type="string" calcext:value-type="string">
            <text:p><text:a xlink:href="javascript:openWin('12-47.htm',47)" xlink:type="simple">知らざりし大海の原に流れきてひとかたにやはものはかなしき</text:a></text:p>
          </table:table-cell>
          <table:table-cell table:style-name="ce9" office:value-type="string" calcext:value-type="string">
            <text:p>Cast away to drift on an alien vastness, </text:p>
            <text:p>I grieve for more than a doll cast out to sea.</text:p>
          </table:table-cell>
          <table:table-cell/>
        </table:table-row>
        <table:table-row table:style-name="ro1">
          <table:table-cell table:style-name="ce5" office:value-type="float" office:value="48" calcext:value-type="float">
            <text:p>48</text:p>
          </table:table-cell>
          <table:table-cell table:style-name="ce6" office:value-type="string" calcext:value-type="string">
            <text:p><text:a xlink:href="javascript:openWin('12-48.htm',48)" xlink:type="simple">やをよろづ神もあはれと思ふらむをかせる罪のそれとなければ</text:a></text:p>
          </table:table-cell>
          <table:table-cell table:style-name="ce9" office:value-type="string" calcext:value-type="string">
            <text:p>You eight hundred myriad gods must surely help me, </text:p>
            <text:p>For well you know that blameless I stand before you.</text:p>
          </table:table-cell>
          <table:table-cell/>
        </table:table-row>
        <table:table-row table:style-name="ro1">
          <table:table-cell table:style-name="ce4" office:value-type="float" office:value="1" calcext:value-type="float">
            <text:p>1</text:p>
          </table:table-cell>
          <table:table-cell table:style-name="ce6" office:value-type="string" calcext:value-type="string">
            <text:p><text:a xlink:href="javascript:openWin('13-01.htm',1)" xlink:type="simple">浦風やいかに吹らむ思ひやる袖うち濡らし波間なきころ</text:a></text:p>
          </table:table-cell>
          <table:table-cell table:style-name="ce9" office:value-type="string" calcext:value-type="string">
            <text:p>What do they work, the sea winds down at Suma? </text:p>
            <text:p>At home, my sleeves are assaulted by wave after wave.</text:p>
          </table:table-cell>
          <table:table-cell/>
        </table:table-row>
        <table:table-row table:style-name="ro1">
          <table:table-cell table:style-name="ce4" office:value-type="float" office:value="2" calcext:value-type="float">
            <text:p>2</text:p>
          </table:table-cell>
          <table:table-cell table:style-name="ce6" office:value-type="string" calcext:value-type="string">
            <text:p><text:a xlink:href="javascript:openWin('13-02.htm',2)" xlink:type="simple">海にます神のたすけにかからずは潮のやをあひにさすらへなまし</text:a></text:p>
          </table:table-cell>
          <table:table-cell table:style-name="ce9" office:value-type="string" calcext:value-type="string">
            <text:p>Without the staying hand of the king of the sea </text:p>
            <text:p>The roar of the eight hundred waves would have taken us under.</text:p>
          </table:table-cell>
          <table:table-cell/>
        </table:table-row>
        <table:table-row table:style-name="ro1">
          <table:table-cell table:style-name="ce4" office:value-type="float" office:value="3" calcext:value-type="float">
            <text:p>3</text:p>
          </table:table-cell>
          <table:table-cell table:style-name="ce6" office:value-type="string" calcext:value-type="string">
            <text:p><text:a xlink:href="javascript:openWin('13-03.htm',3)" xlink:type="simple">はるかにも思ひやるかな知らざりし浦よりをちに浦づたひして</text:a></text:p>
          </table:table-cell>
          <table:table-cell table:style-name="ce9" office:value-type="string" calcext:value-type="string">
            <text:p>Yet farther away, upon the beach at Akashi, </text:p>
            <text:p>My thoughts of a distant city, and of you.</text:p>
          </table:table-cell>
          <table:table-cell/>
        </table:table-row>
        <table:table-row table:style-name="ro1">
          <table:table-cell table:style-name="ce4" office:value-type="float" office:value="4" calcext:value-type="float">
            <text:p>4</text:p>
          </table:table-cell>
          <table:table-cell table:style-name="ce6" office:value-type="string" calcext:value-type="string">
            <text:p><text:a xlink:href="javascript:openWin('13-04.htm',4)" xlink:type="simple">あはと見る淡路の島のあはれさへ残るくまなく澄める夜の月</text:a></text:p>
          </table:table-cell>
          <table:table-cell table:style-name="ce9" office:value-type="string" calcext:value-type="string">
            <text:p>Awaji in the moonlight, like distant foam: </text:p>
            <text:p>From these cloudly sovereign heights it seems so near.</text:p>
          </table:table-cell>
          <table:table-cell/>
        </table:table-row>
        <table:table-row table:style-name="ro1">
          <table:table-cell table:style-name="ce4" office:value-type="float" office:value="5" calcext:value-type="float">
            <text:p>5</text:p>
          </table:table-cell>
          <table:table-cell table:style-name="ce6" office:value-type="string" calcext:value-type="string">
            <text:p><text:a xlink:href="javascript:openWin('13-05.htm',5)" xlink:type="simple">ひとり寝は君も知りぬやつれづれと思ひあかしのうらさびしさを</text:a></text:p>
          </table:table-cell>
          <table:table-cell table:style-name="ce9" office:value-type="string" calcext:value-type="string">
            <text:p>Do you too know the sadness of the nights </text:p>
            <text:p>On the shore of Akashi with only thoughts for companions?</text:p>
          </table:table-cell>
          <table:table-cell/>
        </table:table-row>
        <table:table-row table:style-name="ro1">
          <table:table-cell table:style-name="ce4" office:value-type="float" office:value="6" calcext:value-type="float">
            <text:p>6</text:p>
          </table:table-cell>
          <table:table-cell table:style-name="ce6" office:value-type="string" calcext:value-type="string">
            <text:p><text:a xlink:href="javascript:openWin('13-06.htm',6)" xlink:type="simple">旅ごろもうらがなしさにあかしかね草の枕は夢もむすばず</text:a></text:p>
          </table:table-cell>
          <table:table-cell table:style-name="ce9" office:value-type="string" calcext:value-type="string">
            <text:p>The traveler passes fretful nights at Akashi. </text:p>
            <text:p>The grass which he reaps for his pillow reaps no dreams.</text:p>
          </table:table-cell>
          <table:table-cell/>
        </table:table-row>
        <table:table-row table:style-name="ro1">
          <table:table-cell table:style-name="ce4" office:value-type="float" office:value="7" calcext:value-type="float">
            <text:p>7</text:p>
          </table:table-cell>
          <table:table-cell table:style-name="ce6" office:value-type="string" calcext:value-type="string">
            <text:p><text:a xlink:href="javascript:openWin('13-07.htm',7)" xlink:type="simple">をちこちも知らぬ雲居にながめわびかすめし宿の木ずゑをぞとふ</text:a></text:p>
          </table:table-cell>
          <table:table-cell table:style-name="ce9" office:value-type="string" calcext:value-type="string">
            <text:p>Do I catch, as I gaze into unresponsive skies, </text:p>
            <text:p>A glimpse of a grove of which I have had certain tidings?</text:p>
          </table:table-cell>
          <table:table-cell/>
        </table:table-row>
        <table:table-row table:style-name="ro1">
          <table:table-cell table:style-name="ce4" office:value-type="float" office:value="8" calcext:value-type="float">
            <text:p>8</text:p>
          </table:table-cell>
          <table:table-cell table:style-name="ce6" office:value-type="string" calcext:value-type="string">
            <text:p><text:a xlink:href="javascript:openWin('13-08.htm',8)" xlink:type="simple">ながむらんおなじ雲居をながむるは思ひもおなじ思ひなるらむ</text:a></text:p>
          </table:table-cell>
          <table:table-cell table:style-name="ce9" office:value-type="string" calcext:value-type="string">
            <text:p>She gazes into the skies into which you gaze. </text:p>
            <text:p>May they bring your thoughts and hers into some accord.</text:p>
          </table:table-cell>
          <table:table-cell/>
        </table:table-row>
        <table:table-row table:style-name="ro1">
          <table:table-cell table:style-name="ce4" office:value-type="float" office:value="9" calcext:value-type="float">
            <text:p>9</text:p>
          </table:table-cell>
          <table:table-cell table:style-name="ce6" office:value-type="string" calcext:value-type="string">
            <text:p><text:a xlink:href="javascript:openWin('13-09.htm',9)" xlink:type="simple">いぶせくも心にものをなやむかなやよやいかにと問ふ人もなみ</text:a></text:p>
          </table:table-cell>
          <table:table-cell table:style-name="ce9" office:value-type="string" calcext:value-type="string">
            <text:p>Unwillingly reticent about my sorrows </text:p>
            <text:p>I still must be―for no one makes inquiry.</text:p>
          </table:table-cell>
          <table:table-cell/>
        </table:table-row>
        <table:table-row table:style-name="ro1">
          <table:table-cell table:style-name="ce4" office:value-type="float" office:value="10" calcext:value-type="float">
            <text:p>10</text:p>
          </table:table-cell>
          <table:table-cell table:style-name="ce6" office:value-type="string" calcext:value-type="string">
            <text:p><text:a xlink:href="javascript:openWin('13-10.htm',10)" xlink:type="simple">思ふらん心のほどややよいかにまだ見ぬ人の聞きかなやまむ</text:a></text:p>
          </table:table-cell>
          <table:table-cell table:style-name="ce9" office:value-type="string" calcext:value-type="string">
            <text:p>Unwillingly reticent―how can it be so? </text:p>
            <text:p>How can you sorrow for someone you have not met?</text:p>
          </table:table-cell>
          <table:table-cell/>
        </table:table-row>
        <table:table-row table:style-name="ro1">
          <table:table-cell table:style-name="ce4" office:value-type="float" office:value="11" calcext:value-type="float">
            <text:p>11</text:p>
          </table:table-cell>
          <table:table-cell table:style-name="ce6" office:value-type="string" calcext:value-type="string">
            <text:p><text:a xlink:href="javascript:openWin('13-11.htm',11)" xlink:type="simple">秋の夜の月げの駒よわが恋ふる雲居をかけれ時の間も見ん</text:a></text:p>
          </table:table-cell>
          <table:table-cell table:style-name="ce9" office:value-type="string" calcext:value-type="string">
            <text:p>Race on through the moonlit sky. O roan-colored horse. </text:p>
            <text:p>And let me be briefly with her for whom I long.</text:p>
          </table:table-cell>
          <table:table-cell/>
        </table:table-row>
        <table:table-row table:style-name="ro3">
          <table:table-cell table:style-name="ce4" office:value-type="float" office:value="12" calcext:value-type="float">
            <text:p>12</text:p>
          </table:table-cell>
          <table:table-cell table:style-name="ce6" office:value-type="string" calcext:value-type="string">
            <text:p><text:a xlink:href="javascript:openWin('13-12.htm',12)" xlink:type="simple">むつごとを語りあはせむ人もがなうき世の夢もなかばさむやと</text:a></text:p>
          </table:table-cell>
          <table:table-cell table:style-name="ce9" office:value-type="string" calcext:value-type="string">
            <text:p>Would there were someone with whom I might share my thoughts </text:p>
            <text:p>And so dispel some part of these sad dreams.</text:p>
          </table:table-cell>
          <table:table-cell/>
        </table:table-row>
        <table:table-row table:style-name="ro1">
          <table:table-cell table:style-name="ce4" office:value-type="float" office:value="13" calcext:value-type="float">
            <text:p>13</text:p>
          </table:table-cell>
          <table:table-cell table:style-name="ce6" office:value-type="string" calcext:value-type="string">
            <text:p><text:a xlink:href="javascript:openWin('13-13.htm',13)" xlink:type="simple">明けぬ夜にやがてまどへる心にはいづれを夢とわきて語らむ</text:a></text:p>
          </table:table-cell>
          <table:table-cell table:style-name="ce9" office:value-type="string" calcext:value-type="string">
            <text:p>You speak to one for whom the night has no end. </text:p>
            <text:p>How can she tell the dreaming from the waking?</text:p>
          </table:table-cell>
          <table:table-cell/>
        </table:table-row>
        <table:table-row table:style-name="ro1">
          <table:table-cell table:style-name="ce4" office:value-type="float" office:value="14" calcext:value-type="float">
            <text:p>14</text:p>
          </table:table-cell>
          <table:table-cell table:style-name="ce6" office:value-type="string" calcext:value-type="string">
            <text:p><text:a xlink:href="javascript:openWin('13-14.htm',14)" xlink:type="simple">しほしほとまづぞ泣かるるかりそめのみるめは海人のすさびなれども</text:a></text:p>
          </table:table-cell>
          <table:table-cell table:style-name="ce9" office:value-type="string" calcext:value-type="string">
            <text:p>It was but the fisherman's brush with the salty sea pine </text:p>
            <text:p>Followed by a tide of tears of longing.</text:p>
          </table:table-cell>
          <table:table-cell/>
        </table:table-row>
        <table:table-row table:style-name="ro1">
          <table:table-cell table:style-name="ce4" office:value-type="float" office:value="15" calcext:value-type="float">
            <text:p>15</text:p>
          </table:table-cell>
          <table:table-cell table:style-name="ce6" office:value-type="string" calcext:value-type="string">
            <text:p><text:a xlink:href="javascript:openWin('13-15.htm',15)" xlink:type="simple">うらなくも思ひけるかな契りしを松より波はこえじ物ぞと</text:a></text:p>
          </table:table-cell>
          <table:table-cell table:style-name="ce9" office:value-type="string" calcext:value-type="string">
            <text:p>Naive of me, perhaps; yet we did make our vows. </text:p>
            <text:p>And now see the waves that wash the Mountain of Waiting!</text:p>
          </table:table-cell>
          <table:table-cell/>
        </table:table-row>
        <table:table-row table:style-name="ro1">
          <table:table-cell table:style-name="ce4" office:value-type="float" office:value="16" calcext:value-type="float">
            <text:p>16</text:p>
          </table:table-cell>
          <table:table-cell table:style-name="ce6" office:value-type="string" calcext:value-type="string">
            <text:p><text:a xlink:href="javascript:openWin('13-16.htm',16)" xlink:type="simple">このたびは立ち別るとも藻塩焼くけぶりはおなじ方になびかむ</text:a></text:p>
          </table:table-cell>
          <table:table-cell table:style-name="ce9" office:value-type="string" calcext:value-type="string">
            <text:p>Even though we now must part for a time, </text:p>
            <text:p>The smoke from these briny fires will follow me.</text:p>
          </table:table-cell>
          <table:table-cell/>
        </table:table-row>
        <table:table-row table:style-name="ro1">
          <table:table-cell table:style-name="ce4" office:value-type="float" office:value="17" calcext:value-type="float">
            <text:p>17</text:p>
          </table:table-cell>
          <table:table-cell table:style-name="ce6" office:value-type="string" calcext:value-type="string">
            <text:p><text:a xlink:href="javascript:openWin('13-17.htm',17)" xlink:type="simple">かきつめて海人のたく藻の思ひにもいまはかひなきうらみだにせじ</text:a></text:p>
          </table:table-cell>
          <table:table-cell table:style-name="ce9" office:value-type="string" calcext:value-type="string">
            <text:p>Smoldering thoughts like the sea grass burned on these shores. </text:p>
            <text:p>And what good now to ask for anything more?</text:p>
          </table:table-cell>
          <table:table-cell/>
        </table:table-row>
        <table:table-row table:style-name="ro1">
          <table:table-cell table:style-name="ce4" office:value-type="float" office:value="18" calcext:value-type="float">
            <text:p>18</text:p>
          </table:table-cell>
          <table:table-cell table:style-name="ce6" office:value-type="string" calcext:value-type="string">
            <text:p><text:a xlink:href="javascript:openWin('13-18.htm',18)" xlink:type="simple">猶ざりに頼めをくめるひとことを尽きせぬ音にやかけてしのばん</text:a></text:p>
          </table:table-cell>
          <table:table-cell table:style-name="ce9" office:value-type="string" calcext:value-type="string">
            <text:p>One heedless word, one koto, to set me at rest. </text:p>
            <text:p>In the sound of it the sound of my weeping, forever.</text:p>
          </table:table-cell>
          <table:table-cell/>
        </table:table-row>
        <table:table-row table:style-name="ro1">
          <table:table-cell table:style-name="ce4" office:value-type="float" office:value="19" calcext:value-type="float">
            <text:p>19</text:p>
          </table:table-cell>
          <table:table-cell table:style-name="ce6" office:value-type="string" calcext:value-type="string">
            <text:p><text:a xlink:href="javascript:openWin('13-19.htm',19)" xlink:type="simple">あふまでのかたみに契る中の緒の調べはことにかはらざらなむ</text:a></text:p>
          </table:table-cell>
          <table:table-cell table:style-name="ce9" office:value-type="string" calcext:value-type="string">
            <text:p>Do not change the middle string* of this koto, </text:p>
            <text:p>Unchanging I shall be till we meet again.</text:p>
          </table:table-cell>
          <table:table-cell/>
        </table:table-row>
        <table:table-row table:style-name="ro1">
          <table:table-cell table:style-name="ce4" office:value-type="float" office:value="20" calcext:value-type="float">
            <text:p>20</text:p>
          </table:table-cell>
          <table:table-cell table:style-name="ce6" office:value-type="string" calcext:value-type="string">
            <text:p><text:a xlink:href="javascript:openWin('13-20.htm',20)" xlink:type="simple">うち捨てて立つもかなしき浦波のなごりいかにと思ひやるかな</text:a></text:p>
          </table:table-cell>
          <table:table-cell table:style-name="ce9" office:value-type="string" calcext:value-type="string">
            <text:p>Sad the retreating waves at leaving this shore. </text:p>
            <text:p>Sad I am for you, remaining after.</text:p>
          </table:table-cell>
          <table:table-cell/>
        </table:table-row>
        <table:table-row table:style-name="ro1">
          <table:table-cell table:style-name="ce4" office:value-type="float" office:value="21" calcext:value-type="float">
            <text:p>21</text:p>
          </table:table-cell>
          <table:table-cell table:style-name="ce6" office:value-type="string" calcext:value-type="string">
            <text:p><text:a xlink:href="javascript:openWin('13-21.htm',21)" xlink:type="simple">年経つる苫屋も荒れてうき波のかへるかたにや身をたぐへまし</text:a></text:p>
          </table:table-cell>
          <table:table-cell table:style-name="ce9" office:value-type="string" calcext:value-type="string">
            <text:p>You leave, my reed-roofed hut will fall to ruin. </text:p>
            <text:p>Would that I might go out with these waves.</text:p>
          </table:table-cell>
          <table:table-cell/>
        </table:table-row>
        <table:table-row table:style-name="ro1">
          <table:table-cell table:style-name="ce4" office:value-type="float" office:value="22" calcext:value-type="float">
            <text:p>22</text:p>
          </table:table-cell>
          <table:table-cell table:style-name="ce6" office:value-type="string" calcext:value-type="string">
            <text:p><text:a xlink:href="javascript:openWin('13-22.htm',22)" xlink:type="simple">寄る波にたちかさねたる旅衣しほどけしとや人のいとはむ</text:a></text:p>
          </table:table-cell>
          <table:table-cell table:style-name="ce9" office:value-type="string" calcext:value-type="string">
            <text:p>I made it for you, but the surging brine has wet it. </text:p>
            <text:p>And might you find it unpleasant and cast it off?</text:p>
          </table:table-cell>
          <table:table-cell/>
        </table:table-row>
        <table:table-row table:style-name="ro1">
          <table:table-cell table:style-name="ce4" office:value-type="float" office:value="23" calcext:value-type="float">
            <text:p>23</text:p>
          </table:table-cell>
          <table:table-cell table:style-name="ce6" office:value-type="string" calcext:value-type="string">
            <text:p><text:a xlink:href="javascript:openWin('13-23.htm',23)" xlink:type="simple">かたみにぞかふべかりけるあふことの日かず隔てん中のころもを</text:a></text:p>
          </table:table-cell>
          <table:table-cell table:style-name="ce9" office:value-type="string" calcext:value-type="string">
            <text:p>Take it. this middle robe, let it be the symbol </text:p>
            <text:p>Of days uncounted but few between now and then.</text:p>
          </table:table-cell>
          <table:table-cell/>
        </table:table-row>
        <table:table-row table:style-name="ro1">
          <table:table-cell table:style-name="ce4" office:value-type="float" office:value="24" calcext:value-type="float">
            <text:p>24</text:p>
          </table:table-cell>
          <table:table-cell table:style-name="ce6" office:value-type="string" calcext:value-type="string">
            <text:p><text:a xlink:href="javascript:openWin('13-24.htm',24)" xlink:type="simple">世をうみにここらしほじむ身と成て猶この岸をえこそ離れね</text:a></text:p>
          </table:table-cell>
          <table:table-cell table:style-name="ce9" office:value-type="string" calcext:value-type="string">
            <text:p>Though weary of life, seasoned by salty winds, </text:p>
            <text:p>I am not able to leave this shore behind,</text:p>
          </table:table-cell>
          <table:table-cell/>
        </table:table-row>
        <table:table-row table:style-name="ro1">
          <table:table-cell table:style-name="ce4" office:value-type="float" office:value="25" calcext:value-type="float">
            <text:p>25</text:p>
          </table:table-cell>
          <table:table-cell table:style-name="ce6" office:value-type="string" calcext:value-type="string">
            <text:p><text:a xlink:href="javascript:openWin('13-25.htm',25)" xlink:type="simple">宮こ出でし春の嘆きにおとらめや年ふる浦をわかれぬる秋</text:a></text:p>
          </table:table-cell>
          <table:table-cell table:style-name="ce9" office:value-type="string" calcext:value-type="string">
            <text:p>I wept upon leaving the city in the spring. </text:p>
            <text:p>I weep in the autumn on leaving this home by the sea.</text:p>
          </table:table-cell>
          <table:table-cell/>
        </table:table-row>
        <table:table-row table:style-name="ro1">
          <table:table-cell table:style-name="ce4" office:value-type="float" office:value="26" calcext:value-type="float">
            <text:p>26</text:p>
          </table:table-cell>
          <table:table-cell table:style-name="ce6" office:value-type="string" calcext:value-type="string">
            <text:p><text:a xlink:href="javascript:openWin('13-26.htm',26)" xlink:type="simple">わたつ海にしなへうらぶれ蛭の子の脚立たざりし年は経にけり</text:a></text:p>
          </table:table-cell>
          <table:table-cell table:style-name="ce9" office:value-type="string" calcext:value-type="string">
            <text:p>Cast out upon the sea. I passed the years </text:p>
            <text:p>As useless as the leech child of the gods.</text:p>
          </table:table-cell>
          <table:table-cell/>
        </table:table-row>
        <table:table-row table:style-name="ro1">
          <table:table-cell table:style-name="ce4" office:value-type="float" office:value="27" calcext:value-type="float">
            <text:p>27</text:p>
          </table:table-cell>
          <table:table-cell table:style-name="ce6" office:value-type="string" calcext:value-type="string">
            <text:p><text:a xlink:href="javascript:openWin('13-27.htm',27)" xlink:type="simple">宮柱めぐりあひける時しあれば別れし春のうらみのこすな</text:a></text:p>
          </table:table-cell>
          <table:table-cell table:style-name="ce9" office:value-type="string" calcext:value-type="string">
            <text:p>The leech child's parents met beyond the pillar. </text:p>
            <text:p>We meet again to forget the spring of parting.</text:p>
          </table:table-cell>
          <table:table-cell/>
        </table:table-row>
        <table:table-row table:style-name="ro1">
          <table:table-cell table:style-name="ce4" office:value-type="float" office:value="28" calcext:value-type="float">
            <text:p>28</text:p>
          </table:table-cell>
          <table:table-cell table:style-name="ce6" office:value-type="string" calcext:value-type="string">
            <text:p><text:a xlink:href="javascript:openWin('13-28.htm',28)" xlink:type="simple">嘆きつつあかしの浦に朝露のたつやと人を思ひやるかな</text:a></text:p>
          </table:table-cell>
          <table:table-cell table:style-name="ce9" office:value-type="string" calcext:value-type="string">
            <text:p>I wonder, do the morning mists yet rise, </text:p>
            <text:p>There at Akashi of the lonely nights?</text:p>
          </table:table-cell>
          <table:table-cell/>
        </table:table-row>
        <table:table-row table:style-name="ro1">
          <table:table-cell table:style-name="ce4" office:value-type="float" office:value="29" calcext:value-type="float">
            <text:p>29</text:p>
          </table:table-cell>
          <table:table-cell table:style-name="ce6" office:value-type="string" calcext:value-type="string">
            <text:p><text:a xlink:href="javascript:openWin('13-29.htm',29)" xlink:type="simple">須磨の浦に心をよせし舟人のやがて朽たせる袖をみせばや</text:a></text:p>
          </table:table-cell>
          <table:table-cell table:style-name="ce9" office:value-type="string" calcext:value-type="string">
            <text:p>There once came tidings from a boat at Suma, </text:p>
            <text:p>From one who now might show You sodden sleeves.</text:p>
          </table:table-cell>
          <table:table-cell/>
        </table:table-row>
        <table:table-row table:style-name="ro1">
          <table:table-cell table:style-name="ce4" office:value-type="float" office:value="30" calcext:value-type="float">
            <text:p>30</text:p>
          </table:table-cell>
          <table:table-cell table:style-name="ce6" office:value-type="string" calcext:value-type="string">
            <text:p><text:a xlink:href="javascript:openWin('13-30.htm',30)" xlink:type="simple">帰てはかことやせまし寄せたりしなごりに袖の干がたかりしを</text:a></text:p>
          </table:table-cell>
          <table:table-cell table:style-name="ce9" office:value-type="string" calcext:value-type="string">
            <text:p>It is I, not you, from whom the complaints should come. </text:p>
            <text:p>My sleeves have refused to dry since last you wrote.</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14-01.htm',1)" xlink:type="simple">かねてより隔てぬ中ならはねど別れはおしき物にぞありける</text:a></text:p>
          </table:table-cell>
          <table:table-cell table:style-name="ce9" office:value-type="string" calcext:value-type="string">
            <text:p>I have not, it is true, been so fortunate as to know you, </text:p>
            <text:p>But sad it is to end the briefest friendship.</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14-02.htm',2)" xlink:type="simple">うちつけの別れをおしむかごとにて思はむ方にしたひやはせぬ</text:a></text:p>
          </table:table-cell>
          <table:table-cell table:style-name="ce9" office:value-type="string" calcext:value-type="string">
            <text:p>I do not trust regrets at so quick a farewell. </text:p>
            <text:p>The truth has to do with someone you wish to visit.</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14-03.htm',3)" xlink:type="simple">いつしかも袖うちかけむおとめ子が世をへてなづる岩の生い先</text:a></text:p>
          </table:table-cell>
          <table:table-cell table:style-name="ce9" office:value-type="string" calcext:value-type="string">
            <text:p>One day this sleeve of mine shall be her shelter </text:p>
            <text:p>Whose years shall be as the years of the angel's rock.</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14-04.htm',4)" xlink:type="simple">ひとりしてなづるは袖のほどなきに覆ふばかりの陰をしぞまつ</text:a></text:p>
          </table:table-cell>
          <table:table-cell table:style-name="ce9" office:value-type="string" calcext:value-type="string">
            <text:p>These sleeves are much too narrow to offer protection. </text:p>
            <text:p>The blossom awaits those all-encompassing ones.</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14-05.htm',5)" xlink:type="simple">思ふどちなびく方にはあらずともわれぞ煙に先立ちなまし</text:a></text:p>
          </table:table-cell>
          <table:table-cell table:style-name="ce9" office:value-type="string" calcext:value-type="string">
            <text:p>I think I shall be the first to rise as smoke, </text:p>
            <text:p>And it may not go the direction of that other.</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14-06.htm',6)" xlink:type="simple">たれにより世をうみ山に行めぐりたえぬ涙に浮き沈む身ぞ</text:a></text:p>
          </table:table-cell>
          <table:table-cell table:style-name="ce9" office:value-type="string" calcext:value-type="string">
            <text:p>For whom, in mountains, upon unfriendly seas, </text:p>
            <text:p>Has the flow of my tears been such as to sweep me under?</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14-07.htm',7)" xlink:type="simple">海松や時ぞともなき陰にゐてなにのあやめもいかにわくらむ</text:a></text:p>
          </table:table-cell>
          <table:table-cell table:style-name="ce9" office:value-type="string" calcext:value-type="string">
            <text:p>The sea grass, hidden among the rocks, unchanging, </text:p>
            <text:p>Competes this day for attention with the iris.</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14-08.htm',8)" xlink:type="simple">数ならぬみ島がくれに鳴く鶴をけふもいかにと問ふ人ぞなき</text:a></text:p>
          </table:table-cell>
          <table:table-cell table:style-name="ce9" office:value-type="string" calcext:value-type="string">
            <text:p>The crane is lost on an insignificant isle. </text:p>
            <text:p>Not even today do you come to seek it out.</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14-09.htm',9)" xlink:type="simple">水鶏だにおどろかさずはいかにして荒れたる宿に月を入れまし</text:a></text:p>
          </table:table-cell>
          <table:table-cell table:style-name="ce9" office:value-type="string" calcext:value-type="string">
            <text:p>Did not this bird come knocking at my door, </text:p>
            <text:p>What pretext would I find to admit the moon?</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14-10.htm',10)" xlink:type="simple">をしなべて叩く水鶏におどろかばうはの空なる月もこそ入れ</text:a></text:p>
          </table:table-cell>
          <table:table-cell table:style-name="ce9" office:value-type="string" calcext:value-type="string">
            <text:p>You respond to the call of every water rail? </text:p>
            <text:p>You must find yourself admitting peculiar moons.</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14-11.htm',11)" xlink:type="simple">住吉の松こそものはかなしけれ神世のことをかけて思へば</text:a></text:p>
          </table:table-cell>
          <table:table-cell table:style-name="ce9" office:value-type="string" calcext:value-type="string">
            <text:p>These pines of Sumiyoshi make me think </text:p>
            <text:p>Of days when we were neighbors to this god.</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14-12.htm',12)" xlink:type="simple">あらかりし波のまよひに住吉の神をばかけて忘れやはする</text:a></text:p>
          </table:table-cell>
          <table:table-cell table:style-name="ce9" office:value-type="string" calcext:value-type="string">
            <text:p>Remembering those fearful winds and waves, </text:p>
            <text:p>Am I to forget the god of Sumiyoshi?</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14-13.htm',13)" xlink:type="simple">みをつくし恋ふるしるしにここまでもめぐりあひけるえには深しな</text:a></text:p>
          </table:table-cell>
          <table:table-cell table:style-name="ce9" office:value-type="string" calcext:value-type="string">
            <text:p>Firm the bond that brings us to Naniwa, </text:p>
            <text:p>Whose channel buoys invite me to throw myself in.</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14-14.htm',14)" xlink:type="simple">数ならでなにはのこともかひなきになどみをつくし思ひそめけむ</text:a></text:p>
          </table:table-cell>
          <table:table-cell table:style-name="ce9" office:value-type="string" calcext:value-type="string">
            <text:p>A lowly one whose place is not to demand, </text:p>
            <text:p>To what purpose, at Naniwa, should I cast myself in?</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14-15.htm',15)" xlink:type="simple">露けさのむかしに似たる旅ごろも田蓑の島の名にはかくれず</text:a></text:p>
          </table:table-cell>
          <table:table-cell table:style-name="ce9" office:value-type="string" calcext:value-type="string">
            <text:p>My sleeves are wet as when I wandered these shores. </text:p>
            <text:p>The Isle of the Raincoat does not fend off the dews.</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14-16.htm',16)" xlink:type="simple">降り乱れひまなき空に亡き人の天翔るらむ宿ぞかなしき</text:a></text:p>
          </table:table-cell>
          <table:table-cell table:style-name="ce9" office:value-type="string" calcext:value-type="string">
            <text:p>From skies of wild, unceasing snow and sleet </text:p>
            <text:p>Her spirit watches over a house of sorrow.</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14-17.htm',17)" xlink:type="simple">消えがてにふるぞかなしきかきくらしわが身それとも思ほえぬ世に</text:a></text:p>
          </table:table-cell>
          <table:table-cell table:style-name="ce9" office:value-type="string" calcext:value-type="string">
            <text:p>I wish to go, but, blind with tears, am helpless </text:p>
            <text:p>As snows which were not asked where they would fall.</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15-01.htm',1)" xlink:type="simple">たゆまじき筋を頼みし玉かづら思ひのほかにかけはなれぬる</text:a></text:p>
          </table:table-cell>
          <table:table-cell table:style-name="ce9" office:value-type="string" calcext:value-type="string">
            <text:p>I had counted upon them not to slacken or give, </text:p>
            <text:p>These jeweled strands―and far off now they are borne.</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15-02.htm',2)" xlink:type="simple">玉かづら絶えてもやまじゆく道の手向の神もかけて誓はむ</text:a></text:p>
          </table:table-cell>
          <table:table-cell table:style-name="ce9" office:value-type="string" calcext:value-type="string">
            <text:p>The jeweled strands may snap, but I swear by the gods, </text:p>
            <text:p>The gods of the road, that I will not cast them off.</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15-03.htm',3)" xlink:type="simple">亡き人を恋ふる袂のひまなきに荒れたる軒のしづくさへ添ふ</text:a></text:p>
          </table:table-cell>
          <table:table-cell table:style-name="ce9" office:value-type="string" calcext:value-type="string">
            <text:p>My sleeves still wet from tears for him who died </text:p>
            <text:p>Are wetter yet from rain through ruined eaves.</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15-04.htm',4)" xlink:type="simple">たづねともわれこそとはめ道もなく深きのもとの心を</text:a></text:p>
          </table:table-cell>
          <table:table-cell table:style-name="ce9" office:value-type="string" calcext:value-type="string">
            <text:p>Myself will I break a path through towering weeds </text:p>
            <text:p>And ask: does a constant spirit dwell within?</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15-05.htm',5)" xlink:type="simple">藤浪のうち過ぎがたく見えつるはまつこそ宿のしるしなりけれ</text:a></text:p>
          </table:table-cell>
          <table:table-cell table:style-name="ce9" office:value-type="string" calcext:value-type="string">
            <text:p>I obey the waving summons of wisteria </text:p>
            <text:p>Because it flows, at your gate, from the waiting tree.</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15-06.htm',6)" xlink:type="simple">年を経てまつしるしなきわが宿を花のたよりにすぎぬばかりか</text:a></text:p>
          </table:table-cell>
          <table:table-cell table:style-name="ce9" office:value-type="string" calcext:value-type="string">
            <text:p>I have waited and waited, to no avail, it seems. </text:p>
            <text:p>Wisteria, not the waiting pine, has brought you.</text:p>
          </table:table-cell>
          <table:table-cell/>
        </table:table-row>
        <table:table-row table:style-name="ro1">
          <table:table-cell table:style-name="ce1" office:value-type="float" office:value="1" calcext:value-type="float">
            <text:p>1</text:p>
          </table:table-cell>
          <table:table-cell table:style-name="ce1" office:value-type="string" calcext:value-type="string">
            <text:p><text:a xlink:href="javascript:openWin('16-01.htm',1)" xlink:type="simple">行くと来とせきとめがたき涙をや絶えぬ清水と人は見るらむ</text:a></text:p>
          </table:table-cell>
          <table:table-cell table:style-name="ce9" office:value-type="string" calcext:value-type="string">
            <text:p>It flowed as I went, it flows as I return, </text:p>
            <text:p>The steady crystal spring at the barrier rise.</text:p>
          </table:table-cell>
          <table:table-cell/>
        </table:table-row>
        <table:table-row table:style-name="ro1">
          <table:table-cell table:style-name="ce1" office:value-type="float" office:value="2" calcext:value-type="float">
            <text:p>2</text:p>
          </table:table-cell>
          <table:table-cell table:style-name="ce1" office:value-type="string" calcext:value-type="string">
            <text:p><text:a xlink:href="javascript:openWin('16-02.htm',2)" xlink:type="simple">わくらばに行きあふ道をたのみしも猶かひなしやしほならぬ海</text:a></text:p>
          </table:table-cell>
          <table:table-cell table:style-name="ce9" office:value-type="string" calcext:value-type="string">
            <text:p>By chance we met, beside the gate of meeting. </text:p>
            <text:p>A pity its fresh waters should be so sterile.</text:p>
          </table:table-cell>
          <table:table-cell/>
        </table:table-row>
        <table:table-row table:style-name="ro1">
          <table:table-cell table:style-name="ce1" office:value-type="float" office:value="3" calcext:value-type="float">
            <text:p>3</text:p>
          </table:table-cell>
          <table:table-cell table:style-name="ce1" office:value-type="string" calcext:value-type="string">
            <text:p><text:a xlink:href="javascript:openWin('16-03.htm',3)" xlink:type="simple">あふさかの関やいかなる関なればしげきなげきの中をわくらん</text:a></text:p>
          </table:table-cell>
          <table:table-cell table:style-name="ce9" office:value-type="string" calcext:value-type="string">
            <text:p>The gate of meeting, atop the barrier rise, </text:p>
            <text:p>Is shaded by impassable wailing groves.</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17-01.htm',1)" xlink:type="simple">わかれ路に添へし小をかことにてはるけき中と神やいさめし</text:a></text:p>
          </table:table-cell>
          <table:table-cell table:style-name="ce9" office:value-type="string" calcext:value-type="string">
            <text:p>I gave you combs and sent you far away. </text:p>
            <text:p>The god now sends me far away from you?</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17-02.htm',2)" xlink:type="simple">別るとてはるかにいひしひとこともかへりてものはいまぞかなしき</text:a></text:p>
          </table:table-cell>
          <table:table-cell table:style-name="ce9" office:value-type="string" calcext:value-type="string">
            <text:p>Long ago, one word you said: Away! </text:p>
            <text:p>Sorry now am I that I paid no heed.</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17-03.htm',3)" xlink:type="simple">ひとりゐて嘆きしよりは海人のすむかたをかくてぞ見るべかりける</text:a></text:p>
          </table:table-cell>
          <table:table-cell table:style-name="ce9" office:value-type="string" calcext:value-type="string">
            <text:p>Better to see these strands where the fishermen dwell </text:p>
            <text:p>Than far away to weep, all, all alone.</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17-04.htm',4)" xlink:type="simple">うきめ見しそのおりよりもけふはまた過ぎにしかたにかへる涙か</text:a></text:p>
          </table:table-cell>
          <table:table-cell table:style-name="ce9" office:value-type="string" calcext:value-type="string">
            <text:p>Now more than in those painful days I weep </text:p>
            <text:p>As tracings of them bring them back to m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17-05.htm',5)" xlink:type="simple">伊勢の海の深き心をたどらずてふりにしあとと波や消つべき</text:a></text:p>
          </table:table-cell>
          <table:table-cell table:style-name="ce9" office:value-type="string" calcext:value-type="string">
            <text:p>Shall we forget how deep is the sea of Ise </text:p>
            <text:p>Because the waves have washed away old tracks?</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17-06.htm',6)" xlink:type="simple">雲の上に思ひのぼれるこころにはちいろの底もはるかにぞ見る</text:a></text:p>
          </table:table-cell>
          <table:table-cell table:style-name="ce9" office:value-type="string" calcext:value-type="string">
            <text:p>To this Josammi, high above august clouds, </text:p>
            <text:p>The thousand-fathomed sea seems very shallow.</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17-07.htm',7)" xlink:type="simple">みるめこそうらふりぬらめ年へにし伊勢をの海人の名をや沈めむ</text:a></text:p>
          </table:table-cell>
          <table:table-cell table:style-name="ce9" office:value-type="string" calcext:value-type="string">
            <text:p>At first the strands of sea grass may seem old, </text:p>
            <text:p>But the fisherfolk of Ise are with us yet.</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17-08.htm',8)" xlink:type="simple">身こそかくしめのほかなれそのかみの心のうちを忘れしもせず</text:a></text:p>
          </table:table-cell>
          <table:table-cell table:style-name="ce9" office:value-type="string" calcext:value-type="string">
            <text:p>Though now I dwell beyond the sacred confines. </text:p>
            <text:p>My heart is there committing you to the gods.</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17-09.htm',9)" xlink:type="simple">しめのうちはむかしにあらぬここちして神代の事もいまぞ恋しき</text:a></text:p>
          </table:table-cell>
          <table:table-cell table:style-name="ce9" office:value-type="string" calcext:value-type="string">
            <text:p>Within these sacred precincts all has changed. </text:p>
            <text:p>Fondly I think of the days when I served the gods.</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18-01.htm',1)" xlink:type="simple">ゆくさきをはるかに祈るわかれ路にたえぬは老いの涙なりけり</text:a></text:p>
          </table:table-cell>
          <table:table-cell table:style-name="ce9" office:value-type="string" calcext:value-type="string">
            <text:p>The old weep easily. and I am weeping </text:p>
            <text:p>As I pray that for her the happy years stretch on.</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18-02.htm',2)" xlink:type="simple">もろともにみやこは出できこのたびやひとり野中のみちにまどはん</text:a></text:p>
          </table:table-cell>
          <table:table-cell table:style-name="ce9" office:value-type="string" calcext:value-type="string">
            <text:p>Together we left the city. Alone I return, </text:p>
            <text:p>To wander lost over hill and over moor?</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18-03.htm',3)" xlink:type="simple">いきてまたあひ見むことをいつとてか限りもしらぬ世をばたのまむ</text:a></text:p>
          </table:table-cell>
          <table:table-cell table:style-name="ce9" office:value-type="string" calcext:value-type="string">
            <text:p>When do you say that we shall meet again, </text:p>
            <text:p>Trusting a life that is not ours to trust?</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18-04.htm',4)" xlink:type="simple">かの岸に心よりにしあま舟のそむきしかたにこぎかへる哉</text:a></text:p>
          </table:table-cell>
          <table:table-cell table:style-name="ce9" office:value-type="string" calcext:value-type="string">
            <text:p>I want to be a fisherwife upon </text:p>
            <text:p>A far, clean shore, and now my boat turns back.</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18-05.htm',5)" xlink:type="simple">いくかへりゆきかふ秋をすぐしつつうき木にのりてわれかへるらん</text:a></text:p>
          </table:table-cell>
          <table:table-cell table:style-name="ce9" office:value-type="string" calcext:value-type="string">
            <text:p>How many autumns now upon this strand? </text:p>
            <text:p>So many, why should this flotsam now return?</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18-06.htm',6)" xlink:type="simple">身をかへてひとりかへれる山ざとに聞きしにたる松風ぞふく</text:a></text:p>
          </table:table-cell>
          <table:table-cell table:style-name="ce9" office:value-type="string" calcext:value-type="string">
            <text:p>I have returned alone, a nun, to a mountain village, </text:p>
            <text:p>And hear the wind in the pines of long ago.</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18-07.htm',7)" xlink:type="simple">ふる里に見しよのともをこひわびてさえづることをたれかわくらん</text:a></text:p>
          </table:table-cell>
          <table:table-cell table:style-name="ce9" office:value-type="string" calcext:value-type="string">
            <text:p>I long for those who know the country sounds, </text:p>
            <text:p>And listen to my koto, and understand.</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18-08.htm',8)" xlink:type="simple">すみなれし人はかへりてたどれども清水は宿のあるじ顔なる</text:a></text:p>
          </table:table-cell>
          <table:table-cell table:style-name="ce9" office:value-type="string" calcext:value-type="string">
            <text:p>The mistress, long gone, is lost upon her return </text:p>
            <text:p>To find that the brook has quite usurped her claims.</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18-09.htm',9)" xlink:type="simple">いさらゐははやくにことも忘れじをもとのあるじや面がはりせる</text:a></text:p>
          </table:table-cell>
          <table:table-cell table:style-name="ce9" office:value-type="string" calcext:value-type="string">
            <text:p>Clean waters, bringing back the distant past </text:p>
            <text:p>To one who comes to them in somber habit.</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18-10.htm',10)" xlink:type="simple">契りしに変はらぬことの調べにて絶えぬ心のほどは知りきや</text:a></text:p>
          </table:table-cell>
          <table:table-cell table:style-name="ce9" office:value-type="string" calcext:value-type="string">
            <text:p>Unchanged it is when now we meet again. </text:p>
            <text:p>And do you not see changelessness in me?</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18-11.htm',11)" xlink:type="simple">変はらじと契りしことをたのみにて松のひびきに音をそへしかな</text:a></text:p>
          </table:table-cell>
          <table:table-cell table:style-name="ce9" office:value-type="string" calcext:value-type="string">
            <text:p>Your promise not to change was my companion. </text:p>
            <text:p>I added my sighs to those of the wind in the pines.</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18-12.htm',12)" xlink:type="simple">月のそむ川のをちなる里なればかつらのかげはのどけかるらむ</text:a></text:p>
          </table:table-cell>
          <table:table-cell table:style-name="ce9" office:value-type="string" calcext:value-type="string">
            <text:p>Cleaner, more stately the progress of the moon </text:p>
            <text:p>Through regions beyond the river Katsura.</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18-13.htm',13)" xlink:type="simple">ひさかたのひかり近き名のみしてあさゆふ霧も晴れぬ山里</text:a></text:p>
          </table:table-cell>
          <table:table-cell table:style-name="ce9" office:value-type="string" calcext:value-type="string">
            <text:p>It Is not true to its name, this Katsura. </text:p>
            <text:p>There is not moon enough to dispel the mists.</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18-14.htm',14)" xlink:type="simple">めぐり来て手にとるばかりさやけきや淡路の島のあはと見し月</text:a></text:p>
          </table:table-cell>
          <table:table-cell table:style-name="ce9" office:value-type="string" calcext:value-type="string">
            <text:p>So near and clear tonight, is it the moon </text:p>
            <text:p>Of far Awaji? We both have come back.</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18-15.htm',15)" xlink:type="simple">うき雲にしばしまがひし月かげのすみはつるよぞのどけかるべき</text:a></text:p>
          </table:table-cell>
          <table:table-cell table:style-name="ce9" office:value-type="string" calcext:value-type="string">
            <text:p>All should now be peace. Then lost in clouds </text:p>
            <text:p>The moon sends forth again its radiance.</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18-16.htm',16)" xlink:type="simple">雲のうへのすみかをすててよはの月いづれの谷にかげ隠しけむ</text:a></text:p>
          </table:table-cell>
          <table:table-cell table:style-name="ce9" office:value-type="string" calcext:value-type="string">
            <text:p>The midnight moon should still be in the heavens. </text:p>
            <text:p>Gone is its radiance―-hidden in what valley?</text:p>
          </table:table-cell>
          <table:table-cell/>
        </table:table-row>
        <table:table-row table:style-name="ro1">
          <table:table-cell table:style-name="ce3" office:value-type="float" office:value="1" calcext:value-type="float">
            <text:p>1</text:p>
          </table:table-cell>
          <table:table-cell table:style-name="ce7" office:value-type="string" calcext:value-type="string">
            <text:p><text:a xlink:href="javascript:openWin('19-01.htm',1)" xlink:type="simple">雪ふかみ深山のみちははれずとも猶ふみかよへあとたえずして</text:a></text:p>
          </table:table-cell>
          <table:table-cell table:style-name="ce9" office:value-type="string" calcext:value-type="string">
            <text:p>These mountain paths will be closed by snow and clouds. </text:p>
            <text:p>Do not, I pray you, let your tracks be lost.</text:p>
          </table:table-cell>
          <table:table-cell/>
        </table:table-row>
        <table:table-row table:style-name="ro1">
          <table:table-cell table:style-name="ce3" office:value-type="float" office:value="2" calcext:value-type="float">
            <text:p>2</text:p>
          </table:table-cell>
          <table:table-cell table:style-name="ce7" office:value-type="string" calcext:value-type="string">
            <text:p><text:a xlink:href="javascript:openWin('19-02.htm',2)" xlink:type="simple">雪まなき吉野の山をたづねても心のかよふあとたえめやは</text:a></text:p>
          </table:table-cell>
          <table:table-cell table:style-name="ce9" office:value-type="string" calcext:value-type="string">
            <text:p>And were you to move to deepest Yoshino, </text:p>
            <text:p>I still would find you, through unceasing snow.</text:p>
          </table:table-cell>
          <table:table-cell/>
        </table:table-row>
        <table:table-row table:style-name="ro1">
          <table:table-cell table:style-name="ce3" office:value-type="float" office:value="3" calcext:value-type="float">
            <text:p>3</text:p>
          </table:table-cell>
          <table:table-cell table:style-name="ce7" office:value-type="string" calcext:value-type="string">
            <text:p><text:a xlink:href="javascript:openWin('19-03.htm',3)" xlink:type="simple">末とをき二葉の松にひきわかれいつか木たかきかげを見るべき</text:a></text:p>
          </table:table-cell>
          <table:table-cell table:style-name="ce9" office:value-type="string" calcext:value-type="string">
            <text:p>It is taken away, the seedling pine, so young. </text:p>
            <text:p>When shall I see it grandly shading the earth?</text:p>
          </table:table-cell>
          <table:table-cell/>
        </table:table-row>
        <table:table-row table:style-name="ro1">
          <table:table-cell table:style-name="ce3" office:value-type="float" office:value="4" calcext:value-type="float">
            <text:p>4</text:p>
          </table:table-cell>
          <table:table-cell table:style-name="ce7" office:value-type="string" calcext:value-type="string">
            <text:p><text:a xlink:href="javascript:openWin('19-04.htm',4)" xlink:type="simple">生ひそめし根もふかければ武隈の松に小松の千代をならべん</text:a></text:p>
          </table:table-cell>
          <table:table-cell table:style-name="ce9" office:value-type="string" calcext:value-type="string">
            <text:p>A seedling, yes, but with the roots to give </text:p>
            <text:p>The thousand years of the pines of Takekuma.</text:p>
          </table:table-cell>
          <table:table-cell/>
        </table:table-row>
        <table:table-row table:style-name="ro1">
          <table:table-cell table:style-name="ce3" office:value-type="float" office:value="5" calcext:value-type="float">
            <text:p>5</text:p>
          </table:table-cell>
          <table:table-cell table:style-name="ce7" office:value-type="string" calcext:value-type="string">
            <text:p><text:a xlink:href="javascript:openWin('19-05.htm',5)" xlink:type="simple">舟とむるをちかた人のなくはこそあす帰り来むせなと待ちみめ</text:a></text:p>
          </table:table-cell>
          <table:table-cell table:style-name="ce9" office:value-type="string" calcext:value-type="string">
            <text:p>We shall see if you are back tomorrow, </text:p>
            <text:p>If no one there essays to take your boat.</text:p>
          </table:table-cell>
          <table:table-cell/>
        </table:table-row>
        <table:table-row table:style-name="ro1">
          <table:table-cell table:style-name="ce3" office:value-type="float" office:value="6" calcext:value-type="float">
            <text:p>6</text:p>
          </table:table-cell>
          <table:table-cell table:style-name="ce7" office:value-type="string" calcext:value-type="string">
            <text:p><text:a xlink:href="javascript:openWin('19-06.htm',6)" xlink:type="simple">行てみてあすもさね来む中中にをちかた人は心をくとも</text:a></text:p>
          </table:table-cell>
          <table:table-cell table:style-name="ce9" office:value-type="string" calcext:value-type="string">
            <text:p>I go but for a while, and shall return </text:p>
            <text:p>Though she may wish I had not come at all.</text:p>
          </table:table-cell>
          <table:table-cell/>
        </table:table-row>
        <table:table-row table:style-name="ro1">
          <table:table-cell table:style-name="ce3" office:value-type="float" office:value="7" calcext:value-type="float">
            <text:p>7</text:p>
          </table:table-cell>
          <table:table-cell table:style-name="ce7" office:value-type="string" calcext:value-type="string">
            <text:p><text:a xlink:href="javascript:openWin('19-07.htm',7)" xlink:type="simple">入日さす峰のたなびく薄曇はもの思ふ袖に色やまがへる</text:a></text:p>
          </table:table-cell>
          <table:table-cell table:style-name="ce9" office:value-type="string" calcext:value-type="string">
            <text:p>A rack of cloud across the light of evening </text:p>
            <text:p>As if they too, these hills, wore mourning weeds.</text:p>
          </table:table-cell>
          <table:table-cell/>
        </table:table-row>
        <table:table-row table:style-name="ro1">
          <table:table-cell table:style-name="ce3" office:value-type="float" office:value="8" calcext:value-type="float">
            <text:p>8</text:p>
          </table:table-cell>
          <table:table-cell table:style-name="ce7" office:value-type="string" calcext:value-type="string">
            <text:p><text:a xlink:href="javascript:openWin('19-08.htm',8)" xlink:type="simple">君もさはあはれをかはせ人しれずわが身にしむる秋の夕風</text:a></text:p>
          </table:table-cell>
          <table:table-cell table:style-name="ce9" office:value-type="string" calcext:value-type="string">
            <text:p>Then we two feel alike. You know my secret: </text:p>
            <text:p>For me it is the autumn winds that pierce.</text:p>
          </table:table-cell>
          <table:table-cell/>
        </table:table-row>
        <table:table-row table:style-name="ro1">
          <table:table-cell table:style-name="ce3" office:value-type="float" office:value="9" calcext:value-type="float">
            <text:p>9</text:p>
          </table:table-cell>
          <table:table-cell table:style-name="ce7" office:value-type="string" calcext:value-type="string">
            <text:p><text:a xlink:href="javascript:openWin('19-09.htm',9)" xlink:type="simple">いざりせし影忘られぬかがり火は身のうき舟やしたひきにけん</text:a></text:p>
          </table:table-cell>
          <table:table-cell table:style-name="ce9" office:value-type="string" calcext:value-type="string">
            <text:p>The torches bobbing with the fisher boats </text:p>
            <text:p>Upon those waves have Followed me to Oi.</text:p>
          </table:table-cell>
          <table:table-cell/>
        </table:table-row>
        <table:table-row table:style-name="ro1">
          <table:table-cell table:style-name="ce3" office:value-type="float" office:value="10" calcext:value-type="float">
            <text:p>10</text:p>
          </table:table-cell>
          <table:table-cell table:style-name="ce7" office:value-type="string" calcext:value-type="string">
            <text:p><text:a xlink:href="javascript:openWin('19-10.htm',10)" xlink:type="simple">あさからぬ下の思ひをしらねばや猶かがり火の影はさはげる</text:a></text:p>
          </table:table-cell>
          <table:table-cell table:style-name="ce9" office:value-type="string" calcext:value-type="string">
            <text:p>Only one who does not know deep waters </text:p>
            <text:p>Can still be bobbing, dancing on those waves.</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20-01.htm',1)" xlink:type="simple">人知れず神のゆるしを待ちしまにここらつれなき世を過ぐすかな</text:a></text:p>
          </table:table-cell>
          <table:table-cell table:style-name="ce9" office:value-type="string" calcext:value-type="string">
            <text:p>One does indeed wait long and cheerless months </text:p>
            <text:p>In hopes the gods will someday give their blessing.</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20-02.htm',2)" xlink:type="simple">なべて世のあはればかりを問ふからに誓ひしことと神やいさめむ</text:a></text:p>
          </table:table-cell>
          <table:table-cell table:style-name="ce9" office:value-type="string" calcext:value-type="string">
            <text:p>The gods will tell me I have broken my vows </text:p>
            <text:p>For having had the briefest talk with you.</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20-03.htm',3)" xlink:type="simple">見しおりの露忘られぬあさがほの花のさかりはすぎやしぬらん</text:a></text:p>
          </table:table-cell>
          <table:table-cell table:style-name="ce9" office:value-type="string" calcext:value-type="string">
            <text:p>I do not forget the morning glory I saw. </text:p>
            <text:p>Will the years, I wonder, have taken it past its bloom?</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20-04.htm',4)" xlink:type="simple">秋はてて霧のまがきにむすぼほれあるかなきかにうつるあさがほ</text:a></text:p>
          </table:table-cell>
          <table:table-cell table:style-name="ce9" office:value-type="string" calcext:value-type="string">
            <text:p>The morning glory, wholly changed by autumn, </text:p>
            <text:p>Is lost in the tangle of the dew-drenched hedg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20-05.htm',5)" xlink:type="simple">いつのまによもぎがもととむすぼほれ雪ふる里と荒れし垣根ぞ</text:a></text:p>
          </table:table-cell>
          <table:table-cell table:style-name="ce9" office:value-type="string" calcext:value-type="string">
            <text:p>And when did wormwood overwhelm this gate, </text:p>
            <text:p>This hedge, now under snow, so go to ruin?</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20-06.htm',6)" xlink:type="simple">年ふれどこの契こそわすられね親の親とかいひし一言</text:a></text:p>
          </table:table-cell>
          <table:table-cell table:style-name="ce9" office:value-type="string" calcext:value-type="string">
            <text:p>I do not forget that bond, though years have passed, </text:p>
            <text:p>For did you not choose to call me Mother's mother?</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20-07.htm',7)" xlink:type="simple">身をかへて後も待ちみよこの世にて親を忘るるためしありやと</text:a></text:p>
          </table:table-cell>
          <table:table-cell table:style-name="ce9" office:value-type="string" calcext:value-type="string">
            <text:p>Suppose we wait for another world to tell us </text:p>
            <text:p>Of instances of a child's forgetting a parent.</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20-08.htm',8)" xlink:type="simple">つれなきをむかしにこりぬ心こそ人のつらきにそへてつらけれ</text:a></text:p>
          </table:table-cell>
          <table:table-cell table:style-name="ce9" office:value-type="string" calcext:value-type="string">
            <text:p>Long years of coldness have not chastened me, </text:p>
            <text:p>And now I add resentment to resentment.</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20-09.htm',9)" xlink:type="simple">あらためてなにかは見えむ人のうへにかかりと聞きし心がはりを</text:a></text:p>
          </table:table-cell>
          <table:table-cell table:style-name="ce9" office:value-type="string" calcext:value-type="string">
            <text:p>I could not change if I wished at this late date. </text:p>
            <text:p>I know that others do, but I cannot.</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20-10.htm',10)" xlink:type="simple">こほりとぢ石間の水はゆきなやみ空すむ月のかげぞながるる</text:a></text:p>
          </table:table-cell>
          <table:table-cell table:style-name="ce9" office:value-type="string" calcext:value-type="string">
            <text:p>The water is stilled among the frozen rocks. </text:p>
            <text:p>A clear moon moves into the western sky.</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20-11.htm',11)" xlink:type="simple">かきつめてむかし恋しき雪もよにあはれをそふるをしのうきねか</text:a></text:p>
          </table:table-cell>
          <table:table-cell table:style-name="ce9" office:value-type="string" calcext:value-type="string">
            <text:p>A night of drifting snow and memories </text:p>
            <text:p>Is broken by another note of sadness.</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20-12.htm',12)" xlink:type="simple">とけてねぬ寝覚めさびしき冬の夜にむすぼほれつる夢のみじかさ</text:a></text:p>
          </table:table-cell>
          <table:table-cell table:style-name="ce9" office:value-type="string" calcext:value-type="string">
            <text:p>A winter's night, I awaken from troubled sleep. </text:p>
            <text:p>And what a brief and fleeting dream it was!</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20-13.htm',13)" xlink:type="simple">なき人をしたふ心にまかせてもかげ見ぬ三つ瀬にやまどはむ</text:a></text:p>
          </table:table-cell>
          <table:table-cell table:style-name="ce9" office:value-type="string" calcext:value-type="string">
            <text:p>I fear, in my longing, to go in search of her </text:p>
            <text:p>And find not her shade on the banks of the River of Death.</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かけきやは川瀬の波もたちかへり君がみそぎのふぢのやつれを</text:p>
          </table:table-cell>
          <table:table-cell table:style-name="ce9" office:value-type="string" calcext:value-type="string">
            <text:p>I did not think that when the waters returned </text:p>
            <text:p>It would be to take away the weeds of mourning.</text:p>
          </table:table-cell>
          <table:table-cell/>
        </table:table-row>
        <table:table-row table:style-name="ro9">
          <table:table-cell table:style-name="ce3" office:value-type="float" office:value="2" calcext:value-type="float">
            <text:p>2</text:p>
          </table:table-cell>
          <table:table-cell table:style-name="ce1" office:value-type="string" calcext:value-type="string">
            <text:p>ふぢごろも着しはきのふと思ふまにけふはみそぎの瀬にかはる世を</text:p>
          </table:table-cell>
          <table:table-cell table:style-name="ce9" office:value-type="string" calcext:value-type="string">
            <text:p>How quick the change. Deep mourning yesterday, </text:p>
            <text:p>Today the shallow waters of lustration.</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21-03.htm',3)" xlink:type="simple">さ夜中に友呼びわたる雁にうたて吹きそふ荻のうは風</text:a></text:p>
          </table:table-cell>
          <table:table-cell table:style-name="ce9" office:value-type="string" calcext:value-type="string">
            <text:p>The midnight call to its fellows in the clouds </text:p>
            <text:p>Comes in upon the wind that rustles the reeds,</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21-04.htm',4)" xlink:type="simple">くれなゐの涙にふかき袖の色をあさみどりにや言ひしほるべき</text:a></text:p>
          </table:table-cell>
          <table:table-cell table:style-name="ce9" office:value-type="string" calcext:value-type="string">
            <text:p>These sleeves are crimson, dyed with tears of blood. </text:p>
            <text:p>How can she say that they are lowly blu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21-05.htm',5)" xlink:type="simple">いろいろに身のうきほどの知らるるはいかに染めける中のころもぞ</text:a></text:p>
          </table:table-cell>
          <table:table-cell table:style-name="ce9" office:value-type="string" calcext:value-type="string">
            <text:p>My life is dyed with sorrows of several hues. </text:p>
            <text:p>Pray tell me which is the hue of the part we share.</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21-06.htm',6)" xlink:type="simple">霜氷うたてむすべる明け暮れの空かきくらしふる涙かな</text:a></text:p>
          </table:table-cell>
          <table:table-cell table:style-name="ce9" office:value-type="string" calcext:value-type="string">
            <text:p>It is a world made grim by frost and ice, </text:p>
            <text:p>And now come tears to darken darkened skies.</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21-07.htm',7)" xlink:type="simple">あめにますとよをかひめの宮人もわが心ざすしめを忘るな</text:a></text:p>
          </table:table-cell>
          <table:table-cell table:style-name="ce9" office:value-type="string" calcext:value-type="string">
            <text:p>The lady who serves Toyooka in the heavens </text:p>
            <text:p>Is not to forget that someone thinks of her here.</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21-08.htm',8)" xlink:type="simple">おとめ子も神さびぬらしあまつ袖ふるき世の友よはひ経ぬれば</text:a></text:p>
          </table:table-cell>
          <table:table-cell table:style-name="ce9" office:value-type="string" calcext:value-type="string">
            <text:p>What will the years have done to the maiden, when he </text:p>
            <text:p>Who saw her heavenly sleeves is so much older?</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21-09.htm',9)" xlink:type="simple">かけていえばけふのこととぞ思ふゆる日影の霜の袖にとけしも</text:a></text:p>
          </table:table-cell>
          <table:table-cell table:style-name="ce9" office:value-type="string" calcext:value-type="string">
            <text:p>Garlands in my hair, warm sun to melt the frost, </text:p>
            <text:p>So very long ago. It seems like yesterday.</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21-10.htm',10)" xlink:type="simple">日影にもしるかりけめや小女子が天の羽袖にかけし心は</text:a></text:p>
          </table:table-cell>
          <table:table-cell table:style-name="ce9" office:value-type="string" calcext:value-type="string">
            <text:p>Were you aware of it as you danced in the sunlight, </text:p>
            <text:p>The heart that was pinned upon the heavenly sleeves?</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21-11.htm',11)" xlink:type="simple">うぐひすのさえづる声はむかしにてむつれし花のかげぞかはれる</text:a></text:p>
          </table:table-cell>
          <table:table-cell table:style-name="ce9" office:value-type="string" calcext:value-type="string">
            <text:p>The warblers are today as long ago, </text:p>
            <text:p>But we in the shade of the blossoms are utterly changed.</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21-12.htm',12)" xlink:type="simple">九重をかすみ隔てつるすみかにも春とつげくる鶯の声</text:a></text:p>
          </table:table-cell>
          <table:table-cell table:style-name="ce9" office:value-type="string" calcext:value-type="string">
            <text:p>Though kept by mists from the ninefold-garlanded court. </text:p>
            <text:p>I yet have warblers to tell me spring has come.</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21-13.htm',13)" xlink:type="simple">いにしへを吹き伝へたる笛竹にさえづる鳥の音さへ変わらぬ</text:a></text:p>
          </table:table-cell>
          <table:table-cell table:style-name="ce9" office:value-type="string" calcext:value-type="string">
            <text:p>The tone of the flute is as it always has been, </text:p>
            <text:p>Nor do I detect a change in the song of the warbler.</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21-14.htm',14)" xlink:type="simple">鶯のむかしを恋ひてさえづるは木伝ふ花の色やあせたる</text:a></text:p>
          </table:table-cell>
          <table:table-cell table:style-name="ce9" office:value-type="string" calcext:value-type="string">
            <text:p>The warbler laments as it flies from tree to tree―</text:p>
            <text:p>For blossoms whose hue is paler than once it was?</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21-15.htm',15)" xlink:type="simple">心から春まつそのはわがやどの紅葉を風のつてにだに見よ</text:a></text:p>
          </table:table-cell>
          <table:table-cell table:style-name="ce9" office:value-type="string" calcext:value-type="string">
            <text:p>Your garden quietly awaits the spring. </text:p>
            <text:p>Permit the winds to bring a touch of autumn.</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21-16.htm',16)" xlink:type="simple">風に散る紅葉はかろし春の色を岩根の松にかけてこそ見め</text:a></text:p>
          </table:table-cell>
          <table:table-cell table:style-name="ce9" office:value-type="string" calcext:value-type="string">
            <text:p>Fleeting, your leaves that scatter in the wind. </text:p>
            <text:p>The pine at the cliffs is forever green with the spring.</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22-01.htm',1)" xlink:type="simple">舟人もたれを恋ふとか大島のうらがなしげに声の聞こゆる</text:a></text:p>
          </table:table-cell>
          <table:table-cell table:style-name="ce9" office:value-type="string" calcext:value-type="string">
            <text:p>To whom might it be that the thoughts of these sailors turn, </text:p>
            <text:p>Sadly singing off the Oshima strand?</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22-02.htm',2)" xlink:type="simple">来しかたも行くゑも知らぬ沖に出でてあはれいづくに君を恋ふらん</text:a></text:p>
          </table:table-cell>
          <table:table-cell table:style-name="ce9" office:value-type="string" calcext:value-type="string">
            <text:p>To whom might it be that the thoughts of these sailors turn, </text:p>
            <text:p>Sadly singing off the Oshima strand?</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22-03.htm',3)" xlink:type="simple">君にもし心たがはば松浦なる鏡の神をかけて誓はむ</text:a></text:p>
          </table:table-cell>
          <table:table-cell table:style-name="ce9" office:value-type="string" calcext:value-type="string">
            <text:p>I vow to the Mirror God of Matsura: </text:p>
            <text:p>If I break it he can do what he wants with me.</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22-04.htm',4)" xlink:type="simple">年を経て祈る心のたがひなば鏡の神をつらしとや見む</text:a></text:p>
          </table:table-cell>
          <table:table-cell table:style-name="ce9" office:value-type="string" calcext:value-type="string">
            <text:p>It will be for us to reproach the Mirror God </text:p>
            <text:p>If our prayers of so many years remain unanswered.</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22-05.htm',5)" xlink:type="simple">浮嶋を漕ぎ離れても行く方やいづくとまりと知らずもあるかな</text:a></text:p>
          </table:table-cell>
          <table:table-cell table:style-name="ce9" office:value-type="string" calcext:value-type="string">
            <text:p>Shores of trial, now gloomy Ukishima. </text:p>
            <text:p>On we sail. Where next will be our lodging?</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22-06.htm',6)" xlink:type="simple">行く先も見えぬ浪路に舟出して風にまかする身こそうきたれ</text:a></text:p>
          </table:table-cell>
          <table:table-cell table:style-name="ce9" office:value-type="string" calcext:value-type="string">
            <text:p>We sail vast seas and know not where we go </text:p>
            <text:p>Floating ones, abandoned to the winds.</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22-07.htm',7)" xlink:type="simple">うきことに胸のみさはぐひびきにはひびきの灘もさはらざりけり</text:a></text:p>
          </table:table-cell>
          <table:table-cell table:style-name="ce9" office:value-type="string" calcext:value-type="string">
            <text:p>The echoes of Echo Bay are slight and empty </text:p>
            <text:p>Beside the tumult I hear within myself.</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22-08.htm',8)" xlink:type="simple">二もとの杉のたちどを尋ねずはふる河のべに君を見ましや</text:a></text:p>
          </table:table-cell>
          <table:table-cell table:style-name="ce9" office:value-type="string" calcext:value-type="string">
            <text:p>Had I not come to the place of cedars twain,</text:p>
            <text:p>How should I have met you here beside the old river?</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22-09.htm',9)" xlink:type="simple">初瀬河はやくの事は知らねどもけふのあふ瀬に身さへながれぬ</text:a></text:p>
          </table:table-cell>
          <table:table-cell table:style-name="ce9" office:value-type="string" calcext:value-type="string">
            <text:p>I know little, I fear, about the swift old river, </text:p>
            <text:p>But I know the flow of tears of happiness.</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22-10.htm',10)" xlink:type="simple">知らずとも尋ねて知らむ三島江に生ふる三稜の筋は絶えじを</text:a></text:p>
          </table:table-cell>
          <table:table-cell table:style-name="ce9" office:value-type="string" calcext:value-type="string">
            <text:p>You may not know, but presently you will, </text:p>
            <text:p>Where leads the line of rushes at Mishimae.</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22-11.htm',11)" xlink:type="simple">数ならぬ三稜やなにの筋なればうきにしもかく根をとどめけむ</text:a></text:p>
          </table:table-cell>
          <table:table-cell table:style-name="ce9" office:value-type="string" calcext:value-type="string">
            <text:p>You speak of lines and rushes―and by what line </text:p>
            <text:p>Has this poor rush taken root in this sad world?</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22-12.htm',12)" xlink:type="simple">恋ひわたる身はそれなれど玉かづらいかなる筋を尋ね来つらむ</text:a></text:p>
          </table:table-cell>
          <table:table-cell table:style-name="ce9" office:value-type="string" calcext:value-type="string">
            <text:p>With unabated longing I sought the other. </text:p>
            <text:p>What lines have drawn me to the jeweled chaplet?</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22-13.htm',13)" xlink:type="simple">きてみればうらみられけり唐衣かへしやりてん袖をぬらして</text:a></text:p>
          </table:table-cell>
          <table:table-cell table:style-name="ce9" office:value-type="string" calcext:value-type="string">
            <text:p>Tearfully I don this Chinese robe. </text:p>
            <text:p>And having dampened its sleeves, I now return it.</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22-14.htm',14)" xlink:type="simple">返さむといふにつけても片敷の夜の衣を思ひこそやれ</text:a></text:p>
          </table:table-cell>
          <table:table-cell table:style-name="ce9" office:value-type="string" calcext:value-type="string">
            <text:p>'Return,' you say―-ah, 'turn,' I see you mean, </text:p>
            <text:p>Your Chinese robe, prepared for lonely slumber.</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23-01.htm',1)" xlink:type="simple">うす氷とけぬる池の鏡には世にくもりなき影ぞならべる</text:a></text:p>
          </table:table-cell>
          <table:table-cell table:style-name="ce9" office:value-type="string" calcext:value-type="string">
            <text:p>The mirror of this lake, now freed from ice. </text:p>
            <text:p>Offers an image of utter peace and calm.</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23-02.htm',2)" xlink:type="simple">くもりなき池の鏡によろづ代をすむべき影ぞしるく見えける</text:a></text:p>
          </table:table-cell>
          <table:table-cell table:style-name="ce9" office:value-type="string" calcext:value-type="string">
            <text:p>Upon the cloudless mirror of this lake, </text:p>
            <text:p>Clear is the image, for ten thousand years.</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23-03.htm',3)" xlink:type="simple">年月をまつにひかれてふる人にけふ鶯の初音きかせよ</text:a></text:p>
          </table:table-cell>
          <table:table-cell table:style-name="ce9" office:value-type="string" calcext:value-type="string">
            <text:p>The old one's gaze rests long on the seedling pine, </text:p>
            <text:p>Waiting to hear the song of the first warbler,</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23-04.htm',4)" xlink:type="simple">ひきわかれ年は経れども鶯の巣立ちし松の根を忘れめや</text:a></text:p>
          </table:table-cell>
          <table:table-cell table:style-name="ce9" office:value-type="string" calcext:value-type="string">
            <text:p>The warbler left its nest long years ago, </text:p>
            <text:p>But cannot forget the roots of the waiting pin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23-05.htm',5)" xlink:type="simple">めづらしや花のねぐらに木づたひて谷のふる巣をとへる鶯</text:a></text:p>
          </table:table-cell>
          <table:table-cell table:style-name="ce9" office:value-type="string" calcext:value-type="string">
            <text:p>Such happiness! The warbler among the blossoms </text:p>
            <text:p>Calls across the glen to its old nest.</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23-06.htm',6)" xlink:type="simple">ふる里の春のこずゑに尋きて世のつねならぬ花を見るかな</text:a></text:p>
          </table:table-cell>
          <table:table-cell table:style-name="ce9" office:value-type="string" calcext:value-type="string">
            <text:p>I stop to look at the groves of my old village, </text:p>
            <text:p>And the blossom I see reminds me of a safflower.</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風吹けば波の花さへ色見えてこや名に立てる山吹の崎</text:p>
          </table:table-cell>
          <table:table-cell table:style-name="ce9" office:value-type="string" calcext:value-type="string">
            <text:p>The breezes blow, the wave flowers brightly blossom. </text:p>
            <text:p>Will it be the Cape of Yamabuki?</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春の池や井手の川瀬にかよふらん岸の山吹そこもにほへり</text:p>
          </table:table-cell>
          <table:table-cell table:style-name="ce9" office:value-type="string" calcext:value-type="string">
            <text:p>Is this the lake where flows the River of Ide, † </text:p>
            <text:p>That yamabuki should plunge into its depths?</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亀の上の山もたづねじ舟のうちに老いせぬ名をばこゝに残さむ</text:p>
          </table:table-cell>
          <table:table-cell table:style-name="ce9" office:value-type="string" calcext:value-type="string">
            <text:p>There is no need to visit Turtle Mountain. ‡ </text:p>
            <text:p>'Ageless' shall be the name of our pleasure boats.</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春の日のうらゝにさしてゆく舟はさほのしづくも花ぞ散りける</text:p>
          </table:table-cell>
          <table:table-cell table:style-name="ce9" office:value-type="string" calcext:value-type="string">
            <text:p>Our boats row out into the bright spring sun, </text:p>
            <text:p>And water drops from the oars like scattering petals.</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24-05.htm',5)" xlink:type="simple">むらさきのゆへに心をしめたればふちに身投げん名やはおしけき</text:a></text:p>
          </table:table-cell>
          <table:table-cell table:style-name="ce9" office:value-type="string" calcext:value-type="string">
            <text:p>Lavender holds me and puts me in mind of things. </text:p>
            <text:p>I mean, let them say what they will, to throw myself in.</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24-06.htm',6)" xlink:type="simple">ふちに身を投げつべしやとこの春は花のあたりを立ち去らで見よ</text:a></text:p>
          </table:table-cell>
          <table:table-cell table:style-name="ce9" office:value-type="string" calcext:value-type="string">
            <text:p>Please hold yourself In abeyance beneath these flowers, </text:p>
            <text:p>To judge if the plunge would have the proper effect.</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24-07.htm',7)" xlink:type="simple">花園の胡蝶をさへや下草に秋まつ虫はうとく見るらむ</text:a></text:p>
          </table:table-cell>
          <table:table-cell table:style-name="ce9" office:value-type="string" calcext:value-type="string">
            <text:p>Low in your grasses the cricket awaits the autumn </text:p>
            <text:p>And views with scorn these silly butterflies.</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24-08.htm',8)" xlink:type="simple">こてふにも誘はれなまし心ありて八重山吹を隔てざりせば</text:a></text:p>
          </table:table-cell>
          <table:table-cell table:style-name="ce9" office:value-type="string" calcext:value-type="string">
            <text:p>I weep in my longing to follow your butterflies. </text:p>
            <text:p>You put up fences of yamabuki between us.</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24-09.htm',9)" xlink:type="simple">思ふとも君は知らじなわきかへり岩漏る水に色し見えねば</text:a></text:p>
          </table:table-cell>
          <table:table-cell table:style-name="ce9" office:value-type="string" calcext:value-type="string">
            <text:p>You cannot know how deep my feelings are. </text:p>
            <text:p>Their colors are hidden, like waters among the rocks.</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24-10.htm',10)" xlink:type="simple">ませのうちに根ふかくうへし竹の子のをのが世ゝにや生ひわかるべき</text:a></text:p>
          </table:table-cell>
          <table:table-cell table:style-name="ce9" office:value-type="string" calcext:value-type="string">
            <text:p>The bamboo so firmly rooted within our hedges </text:p>
            <text:p>Will send out distant shoots to please its convenience?</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24-11.htm',11)" xlink:type="simple">いまさらにいかならむ世か若竹の生いはじめけむ根をばたづねん</text:a></text:p>
          </table:table-cell>
          <table:table-cell table:style-name="ce9" office:value-type="string" calcext:value-type="string">
            <text:p>Why should the young bamboo at this late date </text:p>
            <text:p>Go forth in search of roots it has left behind,</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24-12.htm',12)" xlink:type="simple">たちばなのかほりし袖によそふればかはれる身とも思ほえぬかな</text:a></text:p>
          </table:table-cell>
          <table:table-cell table:style-name="ce9" office:value-type="string" calcext:value-type="string">
            <text:p>Scented by orange blossoms long ago, </text:p>
            <text:p>The sleeve she wore is surely the sleeve you wear.</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24-13.htm',13)" xlink:type="simple">袖の香をよそふるからにたちばなのみさへはかなくなりもこそすれ</text:a></text:p>
          </table:table-cell>
          <table:table-cell table:style-name="ce9" office:value-type="string" calcext:value-type="string">
            <text:p>The sleeve bears the scent of that blossom long ago. </text:p>
            <text:p>Then might not the fruit as quickly vanish away?</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24-14.htm',14)" xlink:type="simple">うちとけてねも見ぬものを若草のことあり顔に結ぼほるらむ</text:a></text:p>
          </table:table-cell>
          <table:table-cell table:style-name="ce9" office:value-type="string" calcext:value-type="string">
            <text:p>Although I scarcely saw the tender grasses, </text:p>
            <text:p>They look as if I had tied them all in knots.</text:p>
          </table:table-cell>
          <table:table-cell/>
        </table:table-row>
        <table:table-row table:style-name="ro1">
          <table:table-cell table:style-name="ce4" office:value-type="float" office:value="1" calcext:value-type="float">
            <text:p>1</text:p>
          </table:table-cell>
          <table:table-cell table:style-name="ce4" office:value-type="string" calcext:value-type="string">
            <text:p><text:a xlink:href="javascript:openWin('25-01.htm',1)" xlink:type="simple">なく声もきこえぬ虫の思ひだに人の消つにはきゆるものかは</text:a></text:p>
          </table:table-cell>
          <table:table-cell table:style-name="ce9" office:value-type="string" calcext:value-type="string">
            <text:p>You put out this silent fire to no avail. </text:p>
            <text:p>Can you extinguish the fire in the human heart?</text:p>
          </table:table-cell>
          <table:table-cell/>
        </table:table-row>
        <table:table-row table:style-name="ro1">
          <table:table-cell table:style-name="ce4" office:value-type="float" office:value="2" calcext:value-type="float">
            <text:p>2</text:p>
          </table:table-cell>
          <table:table-cell table:style-name="ce4" office:value-type="string" calcext:value-type="string">
            <text:p><text:a xlink:href="javascript:openWin('25-02.htm',2)" xlink:type="simple">な声はせで身をのみこがす蛍こそいふよりまさるおもひなるらめ</text:a></text:p>
          </table:table-cell>
          <table:table-cell table:style-name="ce9" office:value-type="string" calcext:value-type="string">
            <text:p>The firefly but burns and makes no comment. </text:p>
            <text:p>Silence sometimes tells of deeper thoughts.</text:p>
          </table:table-cell>
          <table:table-cell/>
        </table:table-row>
        <table:table-row table:style-name="ro1">
          <table:table-cell table:style-name="ce4" office:value-type="float" office:value="3" calcext:value-type="float">
            <text:p>3</text:p>
          </table:table-cell>
          <table:table-cell table:style-name="ce4" office:value-type="string" calcext:value-type="string">
            <text:p><text:a xlink:href="javascript:openWin('25-03.htm',3)" xlink:type="simple">なけふさへやひく人もなき水隠れに生ふるあやめのねのみなかれん</text:a></text:p>
          </table:table-cell>
          <table:table-cell table:style-name="ce9" office:value-type="string" calcext:value-type="string">
            <text:p>Even today the iris is neglected. </text:p>
            <text:p>Its roots, my cries, are lost among the waters.</text:p>
          </table:table-cell>
          <table:table-cell/>
        </table:table-row>
        <table:table-row table:style-name="ro1">
          <table:table-cell table:style-name="ce4" office:value-type="float" office:value="4" calcext:value-type="float">
            <text:p>4</text:p>
          </table:table-cell>
          <table:table-cell table:style-name="ce4" office:value-type="string" calcext:value-type="string">
            <text:p><text:a xlink:href="javascript:openWin('25-04.htm',4)" xlink:type="simple">なあらはれていとゞ浅くも見ゆるかなあやめもわかずなかれけるねの</text:a></text:p>
          </table:table-cell>
          <table:table-cell table:style-name="ce9" office:value-type="string" calcext:value-type="string">
            <text:p>It might have flourished better in concealment, </text:p>
            <text:p>The iris root washed purposelessly away.</text:p>
          </table:table-cell>
          <table:table-cell/>
        </table:table-row>
        <table:table-row table:style-name="ro1">
          <table:table-cell table:style-name="ce4" office:value-type="float" office:value="5" calcext:value-type="float">
            <text:p>5</text:p>
          </table:table-cell>
          <table:table-cell table:style-name="ce4" office:value-type="string" calcext:value-type="string">
            <text:p><text:a xlink:href="javascript:openWin('25-05.htm',5)" xlink:type="simple">その駒もすさめぬ草と名にたてるみぎはのあやめけふやひきつる</text:a></text:p>
          </table:table-cell>
          <table:table-cell table:style-name="ce9" office:value-type="string" calcext:value-type="string">
            <text:p>You honor the iris on the bank to which </text:p>
            <text:p>No pony comes to taste of withered grasses?</text:p>
          </table:table-cell>
          <table:table-cell/>
        </table:table-row>
        <table:table-row table:style-name="ro1">
          <table:table-cell table:style-name="ce4" office:value-type="float" office:value="6" calcext:value-type="float">
            <text:p>6</text:p>
          </table:table-cell>
          <table:table-cell table:style-name="ce4" office:value-type="string" calcext:value-type="string">
            <text:p><text:a xlink:href="javascript:openWin('25-06.htm',6)" xlink:type="simple">にほどりに影をならぶる若駒はいつかあやめにひきわかるべき</text:a></text:p>
          </table:table-cell>
          <table:table-cell table:style-name="ce9" office:value-type="string" calcext:value-type="string">
            <text:p>This pony, like the love grebe, wants a comrade. </text:p>
            <text:p>Shall it forget the iris on the bank?</text:p>
          </table:table-cell>
          <table:table-cell/>
        </table:table-row>
        <table:table-row table:style-name="ro1">
          <table:table-cell table:style-name="ce4" office:value-type="float" office:value="7" calcext:value-type="float">
            <text:p>7</text:p>
          </table:table-cell>
          <table:table-cell table:style-name="ce4" office:value-type="string" calcext:value-type="string">
            <text:p><text:a xlink:href="javascript:openWin('25-07.htm',7)" xlink:type="simple">思ひあまりむかしのあとをたづぬれど親にそむける子ぞたぐひなき</text:a></text:p>
          </table:table-cell>
          <table:table-cell table:style-name="ce9" office:value-type="string" calcext:value-type="string">
            <text:p>Beside myself, I search through all the books, </text:p>
            <text:p>And come upon no daughter so unfilial.</text:p>
          </table:table-cell>
          <table:table-cell/>
        </table:table-row>
        <table:table-row table:style-name="ro1">
          <table:table-cell table:style-name="ce4" office:value-type="float" office:value="8" calcext:value-type="float">
            <text:p>8</text:p>
          </table:table-cell>
          <table:table-cell table:style-name="ce4" office:value-type="string" calcext:value-type="string">
            <text:p><text:a xlink:href="javascript:openWin('25-08.htm',8)" xlink:type="simple">ふるきあとをたづぬれどげになかりけりこの世にかゝる親の心は</text:a></text:p>
          </table:table-cell>
          <table:table-cell table:style-name="ce9" office:value-type="string" calcext:value-type="string">
            <text:p>So too it is with me. I too have searched, </text:p>
            <text:p>And found no cases quite so unparental.</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26-01.htm',1)" xlink:type="simple">撫子のとこなつかしき色を見ばもとのかきねを人やたづねむ</text:a></text:p>
          </table:table-cell>
          <table:table-cell table:style-name="ce9" office:value-type="string" calcext:value-type="string">
            <text:p>Were he to see its gentle hues unchanging, </text:p>
            <text:p>Would he not come to the hedge of the wild carnation?</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26-02.htm',2)" xlink:type="simple">山がつのかきほに生ひし撫子のもとの根ざしをたれかたづねん</text:a></text:p>
          </table:table-cell>
          <table:table-cell table:style-name="ce9" office:value-type="string" calcext:value-type="string">
            <text:p>Who would come to seek the wild carnation </text:p>
            <text:p>That grew at such a rough and rustic hedge?</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26-03.htm',3)" xlink:type="simple">草若み常陸の浦のいかゞ崎いかであひ見ん田子の浦波</text:a></text:p>
          </table:table-cell>
          <table:table-cell table:style-name="ce9" office:value-type="string" calcext:value-type="string">
            <text:p>Cape How of the grassy pastures of Hitachi </text:p>
            <text:p>Says how can the waves of Farmer Beach come see you.</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26-04.htm',4)" xlink:type="simple">常陸なる駿河の海の須磨の浦に波立ち出でよ箱崎の松</text:a></text:p>
          </table:table-cell>
          <table:table-cell table:style-name="ce9" office:value-type="string" calcext:value-type="string">
            <text:p>You waves of the Suma coast of Suruga-</text:p>
            <text:p>Hitachi, the pine of Hakosaki waits.</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27-01.htm',1)" xlink:type="simple">篝火にたちそふ恋のけぶりこそ世にはたえせぬほのをなりけれ</text:a></text:p>
          </table:table-cell>
          <table:table-cell table:style-name="ce9" office:value-type="string" calcext:value-type="string">
            <text:p>They burn, these flares and my heart, and send off smoke. </text:p>
            <text:p>The smoke from my heart refuses to be dispersed.</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27-02.htm',2)" xlink:type="simple">行ゑなき空に消ちてよ篝火のたよりにたぐふけぶりとならば</text:a></text:p>
          </table:table-cell>
          <table:table-cell table:style-name="ce9" office:value-type="string" calcext:value-type="string">
            <text:p>If from your heart and the flares the smoke is the same, </text:p>
            <text:p>Then one might expect it to find a place in the heavens.</text:p>
          </table:table-cell>
          <table:table-cell/>
        </table:table-row>
        <table:table-row table:style-name="ro1">
          <table:table-cell table:style-name="ce1" office:value-type="float" office:value="1" calcext:value-type="float">
            <text:p>1</text:p>
          </table:table-cell>
          <table:table-cell table:style-name="ce1" office:value-type="string" calcext:value-type="string">
            <text:p><text:a xlink:href="javascript:openWin('28-01.htm',1)" xlink:type="simple">おほかたにおぎの葉過ぐる風のをともうき身ひとつにしむ心ちして</text:a></text:p>
          </table:table-cell>
          <table:table-cell table:style-name="ce9" office:value-type="string" calcext:value-type="string">
            <text:p>Even the wind that rustles the leaves of the reeds </text:p>
            <text:p>Is with me longer in my lonely vigil.</text:p>
          </table:table-cell>
          <table:table-cell/>
        </table:table-row>
        <table:table-row table:style-name="ro1">
          <table:table-cell table:style-name="ce1" office:value-type="float" office:value="2" calcext:value-type="float">
            <text:p>2</text:p>
          </table:table-cell>
          <table:table-cell table:style-name="ce1" office:value-type="string" calcext:value-type="string">
            <text:p><text:a xlink:href="javascript:openWin('28-02.htm',2)" xlink:type="simple">吹きみだる風のけしきにをみなへししほれしぬべき心ちこそすれ</text:a></text:p>
          </table:table-cell>
          <table:table-cell table:style-name="ce9" office:value-type="string" calcext:value-type="string">
            <text:p>The tempest blows, the maiden flower has fears </text:p>
            <text:p>That the time has come for it to fade and die.</text:p>
          </table:table-cell>
          <table:table-cell/>
        </table:table-row>
        <table:table-row table:style-name="ro1">
          <table:table-cell table:style-name="ce1" office:value-type="float" office:value="3" calcext:value-type="float">
            <text:p>3</text:p>
          </table:table-cell>
          <table:table-cell table:style-name="ce1" office:value-type="string" calcext:value-type="string">
            <text:p><text:a xlink:href="javascript:openWin('28-03.htm',3)" xlink:type="simple">下露になびかましかばをみなへしあらき風にはしほれざらまし</text:a></text:p>
          </table:table-cell>
          <table:table-cell table:style-name="ce9" office:value-type="string" calcext:value-type="string">
            <text:p>If it gives itself up to the dew beneath the tree, </text:p>
            <text:p>It need not fear, the maiden flower, the winds.</text:p>
          </table:table-cell>
          <table:table-cell/>
        </table:table-row>
        <table:table-row table:style-name="ro1">
          <table:table-cell table:style-name="ce1" office:value-type="float" office:value="4" calcext:value-type="float">
            <text:p>4</text:p>
          </table:table-cell>
          <table:table-cell table:style-name="ce1" office:value-type="string" calcext:value-type="string">
            <text:p><text:a xlink:href="javascript:openWin('28-04.htm',4)" xlink:type="simple">風さはぎらむ雲まがふ夕にもわするゝまなくわすられぬ君</text:a></text:p>
          </table:table-cell>
          <table:table-cell table:style-name="ce9" office:value-type="string" calcext:value-type="string">
            <text:p>Even on a night of raging tempests </text:p>
            <text:p>I did not forget the one whom I do not forget.</text:p>
          </table:table-cell>
          <table:table-cell/>
        </table:table-row>
        <table:table-row table:style-name="ro1">
          <table:table-cell table:style-name="ce1" office:value-type="float" office:value="1" calcext:value-type="float">
            <text:p>1</text:p>
          </table:table-cell>
          <table:table-cell table:style-name="ce1" office:value-type="string" calcext:value-type="string">
            <text:p><text:a xlink:href="javascript:openWin('29-01.htm',1)" xlink:type="simple">雪深き小塩の山にたつ雉の古き跡をもけふは尋よ</text:a></text:p>
          </table:table-cell>
          <table:table-cell table:style-name="ce9" office:value-type="string" calcext:value-type="string">
            <text:p>Deep in the snows of this Mount Oshio </text:p>
            <text:p>Are ancient pheasant tracks. Would you might see them.</text:p>
          </table:table-cell>
          <table:table-cell/>
        </table:table-row>
        <table:table-row table:style-name="ro1">
          <table:table-cell table:style-name="ce1" office:value-type="float" office:value="2" calcext:value-type="float">
            <text:p>2</text:p>
          </table:table-cell>
          <table:table-cell table:style-name="ce1" office:value-type="string" calcext:value-type="string">
            <text:p><text:a xlink:href="javascript:openWin('29-02.htm',2)" xlink:type="simple">小塩山みゆきつもれる松原にけふばかりなる跡やなからむ</text:a></text:p>
          </table:table-cell>
          <table:table-cell table:style-name="ce9" office:value-type="string" calcext:value-type="string">
            <text:p>The snows beneath the pines of Oshio </text:p>
            <text:p>Have never known so mighty a company.</text:p>
          </table:table-cell>
          <table:table-cell/>
        </table:table-row>
        <table:table-row table:style-name="ro1">
          <table:table-cell table:style-name="ce1" office:value-type="float" office:value="3" calcext:value-type="float">
            <text:p>3</text:p>
          </table:table-cell>
          <table:table-cell table:style-name="ce1" office:value-type="string" calcext:value-type="string">
            <text:p><text:a xlink:href="javascript:openWin('29-03.htm',3)" xlink:type="simple">うちきらし朝ぐもりせしみ雪にはさやかに空の光やは見し</text:a></text:p>
          </table:table-cell>
          <table:table-cell table:style-name="ce9" office:value-type="string" calcext:value-type="string">
            <text:p>Amid deep snows upon a day of clouds </text:p>
            <text:p>How does one see the radiance far above?</text:p>
          </table:table-cell>
          <table:table-cell/>
        </table:table-row>
        <table:table-row table:style-name="ro1">
          <table:table-cell table:style-name="ce1" office:value-type="float" office:value="4" calcext:value-type="float">
            <text:p>4</text:p>
          </table:table-cell>
          <table:table-cell table:style-name="ce1" office:value-type="string" calcext:value-type="string">
            <text:p><text:a xlink:href="javascript:openWin('29-04.htm',4)" xlink:type="simple">あかねさす光は空にくもらぬをなどてみ雪に目をきらしけむ</text:a></text:p>
          </table:table-cell>
          <table:table-cell table:style-name="ce9" office:value-type="string" calcext:value-type="string">
            <text:p>The crimson glow is there in a cloudless sky. </text:p>
            <text:p>Have you let yourself be blinded by the snow?</text:p>
          </table:table-cell>
          <table:table-cell/>
        </table:table-row>
        <table:table-row table:style-name="ro1">
          <table:table-cell table:style-name="ce1" office:value-type="float" office:value="5" calcext:value-type="float">
            <text:p>5</text:p>
          </table:table-cell>
          <table:table-cell table:style-name="ce1" office:value-type="string" calcext:value-type="string">
            <text:p><text:a xlink:href="javascript:openWin('29-05.htm',5)" xlink:type="simple">ふた方にいひもてゆけば玉くしげわが身はなれぬかけごなりけり</text:a></text:p>
          </table:table-cell>
          <table:table-cell table:style-name="ce9" office:value-type="string" calcext:value-type="string">
            <text:p>Whatever lid the jeweled comb box bears, </text:p>
            <text:p>I still shall think it no one's box but mine.</text:p>
          </table:table-cell>
          <table:table-cell/>
        </table:table-row>
        <table:table-row table:style-name="ro1">
          <table:table-cell table:style-name="ce1" office:value-type="float" office:value="6" calcext:value-type="float">
            <text:p>6</text:p>
          </table:table-cell>
          <table:table-cell table:style-name="ce1" office:value-type="string" calcext:value-type="string">
            <text:p><text:a xlink:href="javascript:openWin('29-06.htm',6)" xlink:type="simple">我身こそ恨られけれ唐衣君がたもとになれずと思へば</text:a></text:p>
          </table:table-cell>
          <table:table-cell table:style-name="ce9" office:value-type="string" calcext:value-type="string">
            <text:p>How very unhappy I am, for my Chinese sleeves </text:p>
            <text:p>Cannot be friends with the sleeves of your Chinese robe.</text:p>
          </table:table-cell>
          <table:table-cell/>
        </table:table-row>
        <table:table-row table:style-name="ro1">
          <table:table-cell table:style-name="ce1" office:value-type="float" office:value="7" calcext:value-type="float">
            <text:p>7</text:p>
          </table:table-cell>
          <table:table-cell table:style-name="ce1" office:value-type="string" calcext:value-type="string">
            <text:p><text:a xlink:href="javascript:openWin('29-07.htm',7)" xlink:type="simple">唐衣又から衣からころもかへすかへすもから衣なる</text:a></text:p>
          </table:table-cell>
          <table:table-cell table:style-name="ce9" office:value-type="string" calcext:value-type="string">
            <text:p>A Chinese robe, a Chinese robe once more, </text:p>
            <text:p>And yet again a Chinese Chinese robe.</text:p>
          </table:table-cell>
          <table:table-cell/>
        </table:table-row>
        <table:table-row table:style-name="ro1">
          <table:table-cell table:style-name="ce1" office:value-type="float" office:value="8" calcext:value-type="float">
            <text:p>8</text:p>
          </table:table-cell>
          <table:table-cell table:style-name="ce1" office:value-type="string" calcext:value-type="string">
            <text:p><text:a xlink:href="javascript:openWin('29-08.htm',8)" xlink:type="simple">うらめしや興津玉もをかづくまで磯がくれける海人の心よ</text:a></text:p>
          </table:table-cell>
          <table:table-cell table:style-name="ce9" office:value-type="string" calcext:value-type="string">
            <text:p>Bitter, bitter, that the fisherfolk </text:p>
            <text:p>So long have hidden the treasures of the sea.</text:p>
          </table:table-cell>
          <table:table-cell/>
        </table:table-row>
        <table:table-row table:style-name="ro1">
          <table:table-cell table:style-name="ce1" office:value-type="float" office:value="9" calcext:value-type="float">
            <text:p>9</text:p>
          </table:table-cell>
          <table:table-cell table:style-name="ce1" office:value-type="string" calcext:value-type="string">
            <text:p><text:a xlink:href="javascript:openWin('29-09.htm',9)" xlink:type="simple">よるべなみかゝるなぎさにうち寄せて海人もたづねめもくづとぞ見し</text:a></text:p>
          </table:table-cell>
          <table:table-cell table:style-name="ce9" office:value-type="string" calcext:value-type="string">
            <text:p>The fisherfolk refusing to take them in, </text:p>
            <text:p>The grasses drifted ashore as best they might.</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30-01.htm',1)" xlink:type="simple">おなじ野の露にやつるゝ藤袴あはれはかけよかことばかりも</text:a></text:p>
          </table:table-cell>
          <table:table-cell table:style-name="ce9" office:value-type="string" calcext:value-type="string">
            <text:p>Dew drenched purple trousers: I grieve as you do. </text:p>
            <text:p>And long for the smallest hint that you understand.</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30-02.htm',2)" xlink:type="simple">たづぬるにはるけき野辺の露ならばうす紫やかことならまし</text:a></text:p>
          </table:table-cell>
          <table:table-cell table:style-name="ce9" office:value-type="string" calcext:value-type="string">
            <text:p>It grew, if you ask, in the dews of a distant moor. </text:p>
            <text:p>That purple is false which tells of anything nearer.</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30-03.htm',3)" xlink:type="simple">妹背山ふかき道をばたづねずてをだえの橋にふみまよひける</text:a></text:p>
          </table:table-cell>
          <table:table-cell table:style-name="ce9" office:value-type="string" calcext:value-type="string">
            <text:p>I did not know it was Sibling Mountain we climbed, </text:p>
            <text:p>And came to a halt on hostile Odae Bridge.</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30-04.htm',4)" xlink:type="simple">まどひける道をば知らず妹背山たどたどしくぞたれもふみみし</text:a></text:p>
          </table:table-cell>
          <table:table-cell table:style-name="ce9" office:value-type="string" calcext:value-type="string">
            <text:p>Not knowing that you did not know, i found </text:p>
            <text:p>Your tracks up sibling mountain strange indeed.</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30-05.htm',5)" xlink:type="simple">数ならばいとひもせまし長月に命をかくるほどぞはかなき</text:a></text:p>
          </table:table-cell>
          <table:table-cell table:style-name="ce9" office:value-type="string" calcext:value-type="string">
            <text:p>Hateful the Long Month* to those who are sure of themselves. </text:p>
            <text:p>I hang, as if for my life, on each fleeting day.</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30-06.htm',6)" xlink:type="simple">朝日さす光を見ても玉笹の葉分けの霜を消たずもあらなむ</text:a></text:p>
          </table:table-cell>
          <table:table-cell table:style-name="ce9" office:value-type="string" calcext:value-type="string">
            <text:p>Warm though it be in the radiant morning sun, </text:p>
            <text:p>Let the jeweled bamboo not forget the frost beneath.</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30-07.htm',7)" xlink:type="simple">忘れなむと思ふも物のかなしきをいかさまにしていかさまにせむ</text:a></text:p>
          </table:table-cell>
          <table:table-cell table:style-name="ce9" office:value-type="string" calcext:value-type="string">
            <text:p>Difficult it is to try to forget. </text:p>
            <text:p>What shall I do about you, about myself?</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30-08.htm',8)" xlink:type="simple">心もて光にむかふあふひだに朝をく霜をおのれやは消つ</text:a></text:p>
          </table:table-cell>
          <table:table-cell table:style-name="ce9" office:value-type="string" calcext:value-type="string">
            <text:p>Not the sunflower, choosing to follow the sun, </text:p>
            <text:p>Forgets so soon the morning frost beneath.</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31-01.htm',1)" xlink:type="simple">おりたちて汲みはみねども渡り川人の瀬とはた契らざりしを</text:a></text:p>
          </table:table-cell>
          <table:table-cell table:style-name="ce9" office:value-type="string" calcext:value-type="string">
            <text:p>I made no move myself to try the river, </text:p>
            <text:p>But I did not think to see you cross with another.</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31-02.htm',2)" xlink:type="simple">みつせ川わたらぬさきにいかでなを涙のみをのあはと消えなん</text:a></text:p>
          </table:table-cell>
          <table:table-cell table:style-name="ce9" office:value-type="string" calcext:value-type="string">
            <text:p>I wish I might vanish as foam on a river of tears. </text:p>
            <text:p>Before I come to the river Mitsuse.</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31-03.htm',3)" xlink:type="simple">心さへ空にみだれし雪もよにひとり冴えつるかたしきの袖</text:a></text:p>
          </table:table-cell>
          <table:table-cell table:style-name="ce9" office:value-type="string" calcext:value-type="string">
            <text:p>I lie in the cold embrace of my own sleeves. </text:p>
            <text:p>Turmoil in the skies and in my heart.</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31-04.htm',4)" xlink:type="simple">ひとりゐてこがるゝ胸のくるしきに思ひあまれるほのをとぞ見し</text:a></text:p>
          </table:table-cell>
          <table:table-cell table:style-name="ce9" office:value-type="string" calcext:value-type="string">
            <text:p>Alone with thoughts which are too much for her, </text:p>
            <text:p>She has let unquenchable embers do their work.</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31-05.htm',5)" xlink:type="simple">うきことを思ひさはげばさまさまにくゆる煙ぞいとゞ立ちそふ</text:a></text:p>
          </table:table-cell>
          <table:table-cell table:style-name="ce9" office:value-type="string" calcext:value-type="string">
            <text:p>These dread events so fill me with rage and regret </text:p>
            <text:p>That I too choke from the fumes that rise within me.</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31-06.htm',6)" xlink:type="simple">いまはとて宿かれぬとも馴れきつる真木の柱はわれを忘るな</text:a></text:p>
          </table:table-cell>
          <table:table-cell table:style-name="ce9" office:value-type="string" calcext:value-type="string">
            <text:p>And now I leave this house behind forever. </text:p>
            <text:p>Do not forget me, friendly cypress pillar.</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31-07.htm',7)" xlink:type="simple">馴れきとは思ひ出づともなににより立ちとまるべき真木の柱ぞ</text:a></text:p>
          </table:table-cell>
          <table:table-cell table:style-name="ce9" office:value-type="string" calcext:value-type="string">
            <text:p>Even if it wishes to be friends, </text:p>
            <text:p>We may not stay behind at this cypress pillar.</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31-08.htm',8)" xlink:type="simple">浅けれど石間の水はすみはてて宿もる君やかけはなるべき</text:a></text:p>
          </table:table-cell>
          <table:table-cell table:style-name="ce9" office:value-type="string" calcext:value-type="string">
            <text:p>The waters, though shallow, remain among the rocks, </text:p>
            <text:p>And gone is the image of one who would stay beside them.</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31-09.htm',9)" xlink:type="simple">ともかくも岩間の水の結ぼほれかけとむべくも思ほえぬ世を</text:a></text:p>
          </table:table-cell>
          <table:table-cell table:style-name="ce9" office:value-type="string" calcext:value-type="string">
            <text:p>The water among the rocks has clouded over, </text:p>
            <text:p>I do not think my shadow long will linger.</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31-10.htm',10)" xlink:type="simple">みやま木に羽うちかはしゐる鳥のまたなくねたき春にもあるかな</text:a></text:p>
          </table:table-cell>
          <table:table-cell table:style-name="ce9" office:value-type="string" calcext:value-type="string">
            <text:p>You fly off wing to wing through mountain forests, </text:p>
            <text:p>And in this nest of mine it is lonely spring.</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31-11.htm',11)" xlink:type="simple">などてかくはひあひがたき紫を心に深く思ひそめけむ</text:a></text:p>
          </table:table-cell>
          <table:table-cell table:style-name="ce9" office:value-type="string" calcext:value-type="string">
            <text:p>Why should I be drawn to lavender </text:p>
            <text:p>So utterly remote and uncongenial?</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31-12.htm',12)" xlink:type="simple">いかならん色とも知らぬ紫を心してこそ人はそめけれ</text:a></text:p>
          </table:table-cell>
          <table:table-cell table:style-name="ce9" office:value-type="string" calcext:value-type="string">
            <text:p>I know not the meaning of this lavender, </text:p>
            <text:p>Though finding in it marks of august grace.</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31-13.htm',13)" xlink:type="simple">九重にかすみへだてば梅の花たゞかばかりも匂ひこじとや</text:a></text:p>
          </table:table-cell>
          <table:table-cell table:style-name="ce9" office:value-type="string" calcext:value-type="string">
            <text:p>Invisible beyond the ninefold mists, </text:p>
            <text:p>May not the plum blossom leave its scent behind?</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31-14.htm',14)" xlink:type="simple">かばかりは風にもつてよ花の枝にたちならぶべきにほひなくとも</text:a></text:p>
          </table:table-cell>
          <table:table-cell table:style-name="ce9" office:value-type="string" calcext:value-type="string">
            <text:p>I count not myself among the finer branches, </text:p>
            <text:p>Yet hope that the fragrance may float upon the breeze.</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31-15.htm',15)" xlink:type="simple">かきたれてのどけき比の春雨にふるさと人をいかにしのぶや</text:a></text:p>
          </table:table-cell>
          <table:table-cell table:style-name="ce9" office:value-type="string" calcext:value-type="string">
            <text:p>A quiet night in spring. It rains and rains. </text:p>
            <text:p>Do your thoughts retum to the village you left behind?</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31-16.htm',16)" xlink:type="simple">ながめする軒のしづくに袖ぬれてうたかた人をしのばざらめや</text:a></text:p>
          </table:table-cell>
          <table:table-cell table:style-name="ce9" office:value-type="string" calcext:value-type="string">
            <text:p>It rains and rains. My sleeves have no time to dry. </text:p>
            <text:p>Of forgetfulness there comes not the tiniest drop.</text:p>
          </table:table-cell>
          <table:table-cell/>
        </table:table-row>
        <table:table-row table:style-name="ro10">
          <table:table-cell table:style-name="ce3" office:value-type="float" office:value="17" calcext:value-type="float">
            <text:p>17</text:p>
          </table:table-cell>
          <table:table-cell table:style-name="ce1" office:value-type="string" calcext:value-type="string">
            <text:p><text:a xlink:href="javascript:openWin('31-17.htm',17)" xlink:type="simple">思はずにい手のなか道へだつとも言はでぞ恋ふる山吹の花</text:a></text:p>
          </table:table-cell>
          <table:table-cell table:style-name="ce9" office:value-type="string" calcext:value-type="string">
            <text:p>The yamabuki wears the hue of silence, </text:p>
            <text:p>So sudden was the parting at Ide road．</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31-18.htm',18)" xlink:type="simple">おなじ巣にかへりしかひの見えぬかないかなる人か手ににぎるらん</text:a></text:p>
          </table:table-cell>
          <table:table-cell table:style-name="ce9" office:value-type="string" calcext:value-type="string">
            <text:p>I saw the duckling hatch and disappear. </text:p>
            <text:p>Sadly I ask who may have taken it.</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31-19.htm',19)" xlink:type="simple">巣がくれて数にもあらぬかりのこをいづ方にかはとりかくすべき</text:a></text:p>
          </table:table-cell>
          <table:table-cell table:style-name="ce9" office:value-type="string" calcext:value-type="string">
            <text:p>Off in a corner not counted among the nestlings, </text:p>
            <text:p>It was hidden by no one. It merely picked up and left.</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31-20.htm',20)" xlink:type="simple">興津ふねよるべなみ路にたゞよはばさほさしよらむとまり教へよ</text:a></text:p>
          </table:table-cell>
          <table:table-cell table:style-name="ce9" office:value-type="string" calcext:value-type="string">
            <text:p>If you're a little boat with nowhere to go, </text:p>
            <text:p>Just tell me where you're tied. I'll row out and meet you.</text:p>
          </table:table-cell>
          <table:table-cell/>
        </table:table-row>
        <table:table-row table:style-name="ro1">
          <table:table-cell table:style-name="ce3" office:value-type="float" office:value="21" calcext:value-type="float">
            <text:p>21</text:p>
          </table:table-cell>
          <table:table-cell table:style-name="ce1" office:value-type="string" calcext:value-type="string">
            <text:p><text:a xlink:href="javascript:openWin('31-21.htm',21)" xlink:type="simple">よるべなみ風のさはがす舟人も思はぬかたに磯づたいせず</text:a></text:p>
          </table:table-cell>
          <table:table-cell table:style-name="ce9" office:value-type="string" calcext:value-type="string">
            <text:p>Not even a boatman driven off course by the winds </text:p>
            <text:p>Would wish to make for so untamed a shore.</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32-01.htm',1)" xlink:type="simple">花の香は散りにし枝にとまらねどうつらむ袖にあさくしまめや</text:a></text:p>
          </table:table-cell>
          <table:table-cell table:style-name="ce9" office:value-type="string" calcext:value-type="string">
            <text:p>Its blossoms fallen, the plum is of no further use. </text:p>
            <text:p>Let its fragrance sink into the sleeves of another.</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32-02.htm',2)" xlink:type="simple">花の枝にいとゞ心をしむるかな人のとがめん香をばつゝめど</text:a></text:p>
          </table:table-cell>
          <table:table-cell table:style-name="ce9" office:value-type="string" calcext:value-type="string">
            <text:p>The perfume must be hidden lest people talk, </text:p>
            <text:p>But I cannot take my eye from so lovely a blossom.</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32-03.htm',3)" xlink:type="simple">うぐひすの声にやいとゞあくがれん心しめつる花のあたりに</text:a></text:p>
          </table:table-cell>
          <table:table-cell table:style-name="ce9" office:value-type="string" calcext:value-type="string">
            <text:p>The voice of the warbler lays a deeper spell </text:p>
            <text:p>Over one already enchanted by the blossoms.</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32-04.htm',4)" xlink:type="simple">色も香もうつるばかりにこの春は花さく宿をかれずもあらなん</text:a></text:p>
          </table:table-cell>
          <table:table-cell table:style-name="ce9" office:value-type="string" calcext:value-type="string">
            <text:p>Honor us by sharing our blossoms this spring </text:p>
            <text:p>Until you have taken on their hue and fragranc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32-05.htm',5)" xlink:type="simple">鴬のねぐらの枝もなびくまでなをふきとをせ夜半の笛竹</text:a></text:p>
          </table:table-cell>
          <table:table-cell table:style-name="ce9" office:value-type="string" calcext:value-type="string">
            <text:p>Sound your bamboo flute all through the night </text:p>
            <text:p>And shake the plum branch where the warbler sleeps.</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32-06.htm',6)" xlink:type="simple">心ありて風の避くめる花の木にとりあへぬまでふきやよるべき</text:a></text:p>
          </table:table-cell>
          <table:table-cell table:style-name="ce9" office:value-type="string" calcext:value-type="string">
            <text:p>I thought we wished to protect them from the winds, </text:p>
            <text:p>The blossoms you would have me blow upon madly.</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32-07.htm',7)" xlink:type="simple">かすみだに月と花とをへだてずはねぐらの鳥もほころびなまし</text:a></text:p>
          </table:table-cell>
          <table:table-cell table:style-name="ce9" office:value-type="string" calcext:value-type="string">
            <text:p>Did not the mists intercede to dim the moonlight </text:p>
            <text:p>The birds on these branches might burst into joyous blossom.</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32-08.htm',8)" xlink:type="simple">花の香をえならぬ袖にうつしもてことあやまりと妹やとがめむ</text:a></text:p>
          </table:table-cell>
          <table:table-cell table:style-name="ce9" office:value-type="string" calcext:value-type="string">
            <text:p>If she catches a scent of blossoms upon these robes. </text:p>
            <text:p>My lady will charge me with having misbehaved.</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32-09.htm',9)" xlink:type="simple">めづらしとふる里人もまちぞ見む花の錦を着てかへる君</text:a></text:p>
          </table:table-cell>
          <table:table-cell table:style-name="ce9" office:value-type="string" calcext:value-type="string">
            <text:p>I should have thought your lady might be pleased </text:p>
            <text:p>To have you come home all flowers and brocades.</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32-10.htm',10)" xlink:type="simple">つれなさはうき世のつねになりゆくを忘れぬ人や人にことなる</text:a></text:p>
          </table:table-cell>
          <table:table-cell table:style-name="ce9" office:value-type="string" calcext:value-type="string">
            <text:p>This coldness takes you the usual way of the world. </text:p>
            <text:p>Am I the deviant, that I cannot forget you?</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32-11.htm',11)" xlink:type="simple">かぎりとて忘がたきを忘るゝもこや世になびく心なるらむ</text:a></text:p>
          </table:table-cell>
          <table:table-cell table:style-name="ce9" office:value-type="string" calcext:value-type="string">
            <text:p>You cannot forget, and now you have forgotten. </text:p>
            <text:p>You are the one who goes the way of the world.</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33-01.htm',1)" xlink:type="simple">わがやどの藤の色こきたそかれにたづねやはこぬ春のなごりを</text:a></text:p>
          </table:table-cell>
          <table:table-cell table:style-name="ce9" office:value-type="string" calcext:value-type="string">
            <text:p>Come join me in regrets for the passing of spring </text:p>
            <text:p>And wisteria now aglow in the evening light.</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33-02.htm',2)" xlink:type="simple">中中に折やまどはむ藤の花たそかれどきのたどたどしくは</text:a></text:p>
          </table:table-cell>
          <table:table-cell table:style-name="ce9" office:value-type="string" calcext:value-type="string">
            <text:p>I grope my way through the gathering shades of evening </text:p>
            <text:p>With no great hopes of coming upon wisteria.</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33-03.htm',3)" xlink:type="simple">紫にかことはかけむ藤の花まつよりすぎてうれたけれども</text:a></text:p>
          </table:table-cell>
          <table:table-cell table:style-name="ce9" office:value-type="string" calcext:value-type="string">
            <text:p>Let us blame the wisteria, of too pale a hue, </text:p>
            <text:p>Though the pine has let itself be overgrown.</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33-04.htm',4)" xlink:type="simple">幾かへり露けき春をすぐしきて花のひもとくをりにあふらん</text:a></text:p>
          </table:table-cell>
          <table:table-cell table:style-name="ce9" office:value-type="string" calcext:value-type="string">
            <text:p>Tears have obscured the blossoms these many springs, </text:p>
            <text:p>And now at length they open full before m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33-05.htm',5)" xlink:type="simple">たをやめの袖にまがへる藤の花見る人からや色もまさらむ</text:a></text:p>
          </table:table-cell>
          <table:table-cell table:style-name="ce9" office:value-type="string" calcext:value-type="string">
            <text:p>Wisteria is like the sleeve of a maiden. </text:p>
            <text:p>Lovelier when someone cares for it.</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33-06.htm',6)" xlink:type="simple">浅き名をいひながしける川くちはいかゞもらしし関のあらがき</text:a></text:p>
          </table:table-cell>
          <table:table-cell table:style-name="ce9" office:value-type="string" calcext:value-type="string">
            <text:p>So shallow a river, flowing out to sea. </text:p>
            <text:p>Why did so stout a fence permit it to pass?</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33-07.htm',7)" xlink:type="simple">もりにけるくきたの関を川くちの浅きにのみはおほせざらなん</text:a></text:p>
          </table:table-cell>
          <table:table-cell table:style-name="ce9" office:value-type="string" calcext:value-type="string">
            <text:p>Shallowness was one, but only one, </text:p>
            <text:p>Among the traits that helped it pass the barrier.</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33-08.htm',8)" xlink:type="simple">とがむなよ忍びにしぼる手もたゆみけふあらはるゝ袖のしづくを</text:a></text:p>
          </table:table-cell>
          <table:table-cell table:style-name="ce9" office:value-type="string" calcext:value-type="string">
            <text:p>Do not reprove me for the dripping sleeves </text:p>
            <text:p>The whole world sees. I weary of wringing them dry.</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33-09.htm',9)" xlink:type="simple">なにとかやけふのかざしよかつ見つゝおぼめくまでもなりにけるかな</text:a></text:p>
          </table:table-cell>
          <table:table-cell table:style-name="ce9" office:value-type="string" calcext:value-type="string">
            <text:p>This sprig of―what is it called?―this sprig in my cap. </text:p>
            <text:p>So long it has been, I cannot think of the name.</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33-10.htm',10)" xlink:type="simple">かざしてもかつたどらるゝ草の名は桂をおりし人や知るらん</text:a></text:p>
          </table:table-cell>
          <table:table-cell table:style-name="ce9" office:value-type="string" calcext:value-type="string">
            <text:p>The scholar armed with laurel should know its name. </text:p>
            <text:p>He wears it, though he may not speak of it.</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33-11.htm',11)" xlink:type="simple">あさみどりわか葉の菊を露にても濃きむらさきの色とかけきや</text:a></text:p>
          </table:table-cell>
          <table:table-cell table:style-name="ce9" office:value-type="string" calcext:value-type="string">
            <text:p>Did you suspect by so much as a mist of dew </text:p>
            <text:p>That the azure bloom would one day be a deep purple?</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33-12.htm',12)" xlink:type="simple">ふた葉より名立たる園の菊なればあさき色わく露もなかりき</text:a></text:p>
          </table:table-cell>
          <table:table-cell table:style-name="ce9" office:value-type="string" calcext:value-type="string">
            <text:p>What mist of dew could possibly fail to find it, </text:p>
            <text:p>Though pale its hue, in so eminent a garden?</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33-13.htm',13)" xlink:type="simple">なれこそは岩もるあるじ見し人のゆくゑは知るや宿の真清水</text:a></text:p>
          </table:table-cell>
          <table:table-cell table:style-name="ce9" office:value-type="string" calcext:value-type="string">
            <text:p>Clearest of brooks, you guard these rocks, this house. </text:p>
            <text:p>Where has she gone whose image you once reflected?</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33-14.htm',14)" xlink:type="simple">なき人のかげだに見えずつれなくて心をやれるいさらゐの水</text:a></text:p>
          </table:table-cell>
          <table:table-cell table:style-name="ce9" office:value-type="string" calcext:value-type="string">
            <text:p>We see the image no more. How is it that </text:p>
            <text:p>These pools among the rocks yet seem so happy?</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33-15.htm',15)" xlink:type="simple">そのかみの老い木はむべも朽ちぬらむうへし小松も苔生ひにけり</text:a></text:p>
          </table:table-cell>
          <table:table-cell table:style-name="ce9" office:value-type="string" calcext:value-type="string">
            <text:p>The ancient pine is gone. That need not surprise us―</text:p>
            <text:p>For see how gnarled and mossy is its seedling.</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33-16.htm',16)" xlink:type="simple">いづれをも陰とぞ頼む二葉より根ざしかはせる松のすゑすゑ</text:a></text:p>
          </table:table-cell>
          <table:table-cell table:style-name="ce9" office:value-type="string" calcext:value-type="string">
            <text:p>I now am shaded by two splendid trees </text:p>
            <text:p>Whose roots were intertwined when they were seedlings.</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33-17.htm',17)" xlink:type="simple">色まさるまがきの菊もをりをりに袖うちかけし秋を恋ふらし</text:a></text:p>
          </table:table-cell>
          <table:table-cell table:style-name="ce9" office:value-type="string" calcext:value-type="string">
            <text:p>Though time has deepened the hue of the bloom at the hedge, </text:p>
            <text:p>I do not forget how sleeve brushed sleeve that autumn.</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33-18.htm',18)" xlink:type="simple">むらさきの雲にまがへる菊の花にごりなき世の星かとぞ見る</text:a></text:p>
          </table:table-cell>
          <table:table-cell table:style-name="ce9" office:value-type="string" calcext:value-type="string">
            <text:p>A purple cloud is this chrysanthemum, </text:p>
            <text:p>A beacon star which shines upon us all.</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33-19.htm',19)" xlink:type="simple">秋をへて時雨ふりぬる里人もかゝる紅葉のをりをこそ見ね</text:a></text:p>
          </table:table-cell>
          <table:table-cell table:style-name="ce9" office:value-type="string" calcext:value-type="string">
            <text:p>This aged peasant has known many autumn showers </text:p>
            <text:p>And not before seen finer autumn colors.</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33-20.htm',20)" xlink:type="simple">世の常の紅葉とや見るいにしへのためしにひける庭の錦を</text:a></text:p>
          </table:table-cell>
          <table:table-cell table:style-name="ce9" office:value-type="string" calcext:value-type="string">
            <text:p>Think you these the usual autumn colors? </text:p>
            <text:p>Our garden brocade imitates an earlier one.</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34-01.htm',1)" xlink:type="simple">さしながらむかしをいまにつたふれば玉の小櫛ぞ神さびにける</text:a></text:p>
          </table:table-cell>
          <table:table-cell table:style-name="ce9" office:value-type="string" calcext:value-type="string">
            <text:p>I fear these little combs are scarred and worn. </text:p>
            <text:p>I have used them to summon back an ancient day.</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34-02.htm',2)" xlink:type="simple">さしつぎに見る物にもがよろづ世をつげの小櫛の神さぶるまで</text:a></text:p>
          </table:table-cell>
          <table:table-cell table:style-name="ce9" office:value-type="string" calcext:value-type="string">
            <text:p>I only hope that she may be as you, </text:p>
            <text:p>All through the myriad years of the boxwood comb.</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34-03.htm',3)" xlink:type="simple">若葉さす野辺の小松を引きつれてもとの岩根をいのるけふかな</text:a></text:p>
          </table:table-cell>
          <table:table-cell table:style-name="ce9" office:value-type="string" calcext:value-type="string">
            <text:p>I come to pray that the rock may long endure </text:p>
            <text:p>And I bring with me the seedling pines from the field.</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34-04.htm',4)" xlink:type="simple">小松原末のよはひに引かれてや野辺の若菜も年をつむべき</text:a></text:p>
          </table:table-cell>
          <table:table-cell table:style-name="ce9" office:value-type="string" calcext:value-type="string">
            <text:p>Long shall be the life of the seedling pines―</text:p>
            <text:p>To add to the years of the herbs brought in from the fields?</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34-05.htm',5)" xlink:type="simple">目に近く移ればかはる世の中を行すゑとをくたのみけるかな</text:a></text:p>
          </table:table-cell>
          <table:table-cell table:style-name="ce9" office:value-type="string" calcext:value-type="string">
            <text:p>I had grown so used to thinking it would not change. </text:p>
            <text:p>And now, before my very eyes, it changes.</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34-06.htm',6)" xlink:type="simple">命こそ絶ゆとも絶えめさだめなき世の常ならぬ中の契を</text:a></text:p>
          </table:table-cell>
          <table:table-cell table:style-name="ce9" office:value-type="string" calcext:value-type="string">
            <text:p>Life must end. It is a transient world. </text:p>
            <text:p>The one thing lasting is the bond between us.</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34-07.htm',7)" xlink:type="simple">中道をへだつるほどはなけれども心みだるゝけさのあわ雪</text:a></text:p>
          </table:table-cell>
          <table:table-cell table:style-name="ce9" office:value-type="string" calcext:value-type="string">
            <text:p>Not heavy enough to block the way between us. </text:p>
            <text:p>The flurries of snow this morning yet distress me.</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34-08.htm',8)" xlink:type="simple">はかなくてうはの空にぞ消えぬべき風にたゞよふ春のあわ雪</text:a></text:p>
          </table:table-cell>
          <table:table-cell table:style-name="ce9" office:value-type="string" calcext:value-type="string">
            <text:p>You do not come I fain would disappear, </text:p>
            <text:p>A veil of snow upon the rough spring winds.</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34-09.htm',9)" xlink:type="simple">背きにしこの世にのこる心こそ入る山道のほだしなりけれ</text:a></text:p>
          </table:table-cell>
          <table:table-cell table:style-name="ce9" office:value-type="string" calcext:value-type="string">
            <text:p>Deep into these mountains I would go, </text:p>
            <text:p>But thoughts of one I leave still pull me back.</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34-10.htm',10)" xlink:type="simple">背く世のうしろめたくはさりがたきほだしをしゐてかけなはなれそ</text:a></text:p>
          </table:table-cell>
          <table:table-cell table:style-name="ce9" office:value-type="string" calcext:value-type="string">
            <text:p>If your thoughts are upon the world you leave behind, </text:p>
            <text:p>You should not make a point of cutting your ties.</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34-11.htm',11)" xlink:type="simple">年月を中にへだてて逢坂のさもせきがたく落つる涙か</text:a></text:p>
          </table:table-cell>
          <table:table-cell table:style-name="ce9" office:value-type="string" calcext:value-type="string">
            <text:p>So many years, and we meet at Meeting Barrier. </text:p>
            <text:p>A barrier it remains, but not to my tears.</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34-12.htm',12)" xlink:type="simple">涙のみせきとめがたき清水にて行あふ道ははやく絶えにき</text:a></text:p>
          </table:table-cell>
          <table:table-cell table:style-name="ce9" office:value-type="string" calcext:value-type="string">
            <text:p>Though tears may flow as the spring at Meeting Hill, </text:p>
            <text:p>The road between us was long ago blocked off.</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34-13.htm',13)" xlink:type="simple">沈みしも忘れぬものをこりずまに身もなげつべきやどの藤なみ</text:a></text:p>
          </table:table-cell>
          <table:table-cell table:style-name="ce9" office:value-type="string" calcext:value-type="string">
            <text:p>I have not forgotten the depths into which I plunged, </text:p>
            <text:p>And now these waves of wisteria seek to engulf me.</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34-14.htm',14)" xlink:type="simple">身を投げんふちもまことのふちならでかけじやさらにこりずまの浪</text:a></text:p>
          </table:table-cell>
          <table:table-cell table:style-name="ce9" office:value-type="string" calcext:value-type="string">
            <text:p>No waves at all of which to be so fearful. </text:p>
            <text:p>My heart, unchastened, sends out waves to join them.</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34-15.htm',15)" xlink:type="simple">身に近く秋やきぬらん見るまゝに青葉の山もうつろひにけり</text:a></text:p>
          </table:table-cell>
          <table:table-cell table:style-name="ce9" office:value-type="string" calcext:value-type="string">
            <text:p>I detect a change in the green upon the hills. </text:p>
            <text:p>Is autumn coming to them? Is it coming to me?</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34-16.htm',16)" xlink:type="simple">水鳥の青葉は色もかはらぬを萩の下こそけしきことなれ</text:a></text:p>
          </table:table-cell>
          <table:table-cell table:style-name="ce9" office:value-type="string" calcext:value-type="string">
            <text:p>No change do we see in the white of the waterfowl. </text:p>
            <text:p>Not so constant the lower leaves of the hagi.</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34-17.htm',17)" xlink:type="simple">老の波かひある浦にたち出でてしほたるゝあまをたれかとがめむ</text:a></text:p>
          </table:table-cell>
          <table:table-cell table:style-name="ce9" office:value-type="string" calcext:value-type="string">
            <text:p>Old waves come upon a friendly shore. </text:p>
            <text:p>A nun's sleeves dripping brine―who can object?</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34-18.htm',18)" xlink:type="simple">しほたるゝあまを浪路のしるべにてたづねも見ばや浜の苫屋を</text:a></text:p>
          </table:table-cell>
          <table:table-cell table:style-name="ce9" office:value-type="string" calcext:value-type="string">
            <text:p>The weeping nun must take me over the waves </text:p>
            <text:p>To the reed-roofed cottage there upon the strand.</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34-19.htm',19)" xlink:type="simple">世を捨てて明石の浦にすむ人も心の闇ははるけしもせじ</text:a></text:p>
          </table:table-cell>
          <table:table-cell table:style-name="ce9" office:value-type="string" calcext:value-type="string">
            <text:p>An old man leaves the world, and in his heart </text:p>
            <text:p>Is darkness yet, * there on the Akashi strand.</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34-20.htm',20)" xlink:type="simple">光出でんあか月ちかくなりにけりいまぞ見し世の夢がたりする</text:a></text:p>
          </table:table-cell>
          <table:table-cell table:style-name="ce9" office:value-type="string" calcext:value-type="string">
            <text:p>The dawn is at hand. The radiance soon will pour forth. </text:p>
            <text:p>I turn from it to speak of an ancient dream.</text:p>
          </table:table-cell>
          <table:table-cell/>
        </table:table-row>
        <table:table-row table:style-name="ro1">
          <table:table-cell table:style-name="ce3" office:value-type="float" office:value="21" calcext:value-type="float">
            <text:p>21</text:p>
          </table:table-cell>
          <table:table-cell table:style-name="ce1" office:value-type="string" calcext:value-type="string">
            <text:p><text:a xlink:href="javascript:openWin('34-21.htm',21)" xlink:type="simple">いかなれば花に木伝ふ鴬の桜をわきてねぐらとはせぬ</text:a></text:p>
          </table:table-cell>
          <table:table-cell table:style-name="ce9" office:value-type="string" calcext:value-type="string">
            <text:p>The generous warbler, moving from tree to tree. </text:p>
            <text:p>Neglects the cherry alone among them all.</text:p>
          </table:table-cell>
          <table:table-cell/>
        </table:table-row>
        <table:table-row table:style-name="ro1">
          <table:table-cell table:style-name="ce3" office:value-type="float" office:value="22" calcext:value-type="float">
            <text:p>22</text:p>
          </table:table-cell>
          <table:table-cell table:style-name="ce1" office:value-type="string" calcext:value-type="string">
            <text:p><text:a xlink:href="javascript:openWin('34-22.htm',22)" xlink:type="simple">深山木にねぐらさだむるはこ鳥もいかでか花の色にあくべき</text:a></text:p>
          </table:table-cell>
          <table:table-cell table:style-name="ce9" office:value-type="string" calcext:value-type="string">
            <text:p>The cuckoo building its nest in mountain depths </text:p>
            <text:p>Does not, be assured, neglect the cherry blossom.</text:p>
          </table:table-cell>
          <table:table-cell/>
        </table:table-row>
        <table:table-row table:style-name="ro1">
          <table:table-cell table:style-name="ce3" office:value-type="float" office:value="23" calcext:value-type="float">
            <text:p>23</text:p>
          </table:table-cell>
          <table:table-cell table:style-name="ce1" office:value-type="string" calcext:value-type="string">
            <text:p><text:a xlink:href="javascript:openWin('34-23.htm',23)" xlink:type="simple">よそに見ておらぬなげきはしげれどもなごり恋しき花の夕かげ</text:a></text:p>
          </table:table-cell>
          <table:table-cell table:style-name="ce9" office:value-type="string" calcext:value-type="string">
            <text:p>The trees of sorrow seem denser from near at hand. </text:p>
            <text:p>And my yearning grows for those blossoms in the twilight.</text:p>
          </table:table-cell>
          <table:table-cell/>
        </table:table-row>
        <table:table-row table:style-name="ro1">
          <table:table-cell table:style-name="ce3" office:value-type="float" office:value="24" calcext:value-type="float">
            <text:p>24</text:p>
          </table:table-cell>
          <table:table-cell table:style-name="ce1" office:value-type="string" calcext:value-type="string">
            <text:p><text:a xlink:href="javascript:openWin('34-24.htm',24)" xlink:type="simple">いまさらに色にな出でそ山桜をよばぬ枝に心かけきと</text:a></text:p>
          </table:table-cell>
          <table:table-cell table:style-name="ce9" office:value-type="string" calcext:value-type="string">
            <text:p>Do not let it be known. I pray of you, </text:p>
            <text:p>That your eye has fallen on the mountain cherry.</text:p>
          </table:table-cell>
          <table:table-cell/>
        </table:table-row>
        <table:table-row table:style-name="ro1">
          <table:table-cell table:style-name="ce3" office:value-type="float" office:value="1" calcext:value-type="float">
            <text:p>1</text:p>
          </table:table-cell>
          <table:table-cell table:style-name="ce3" office:value-type="string" calcext:value-type="string">
            <text:p><text:a xlink:href="javascript:openWin('35-01.htm',1)" xlink:type="simple">恋わぶる人のかたみと手ならせばなれよなにとてなく音なるらむ</text:a></text:p>
          </table:table-cell>
          <table:table-cell table:style-name="ce9" office:value-type="string" calcext:value-type="string">
            <text:p>You are here to remind me of someone I long for,</text:p>
            <text:p>and what is it you long for yourself?</text:p>
          </table:table-cell>
          <table:table-cell/>
        </table:table-row>
        <table:table-row table:style-name="ro1">
          <table:table-cell table:style-name="ce3" office:value-type="float" office:value="2" calcext:value-type="float">
            <text:p>2</text:p>
          </table:table-cell>
          <table:table-cell table:style-name="ce3" office:value-type="string" calcext:value-type="string">
            <text:p><text:a xlink:href="javascript:openWin('35-02.htm',2)" xlink:type="simple">たれか又心を知りて住吉の神世をへたる松にこととふ</text:a></text:p>
          </table:table-cell>
          <table:table-cell table:style-name="ce9" office:value-type="string" calcext:value-type="string">
            <text:p>You and I remember―and who else? </text:p>
            <text:p>Only we can address these godly pines.</text:p>
          </table:table-cell>
          <table:table-cell/>
        </table:table-row>
        <table:table-row table:style-name="ro1">
          <table:table-cell table:style-name="ce3" office:value-type="float" office:value="3" calcext:value-type="float">
            <text:p>3</text:p>
          </table:table-cell>
          <table:table-cell table:style-name="ce3" office:value-type="string" calcext:value-type="string">
            <text:p><text:a xlink:href="javascript:openWin('35-03.htm',3)" xlink:type="simple">住の江をいけるかひあるなぎさとは年ふるあまもけふや知るらん</text:a></text:p>
          </table:table-cell>
          <table:table-cell table:style-name="ce9" office:value-type="string" calcext:value-type="string">
            <text:p>The aged fisherwife knows as not before </text:p>
            <text:p>That Sumiyoshi is a place of joy.</text:p>
          </table:table-cell>
          <table:table-cell/>
        </table:table-row>
        <table:table-row table:style-name="ro1">
          <table:table-cell table:style-name="ce3" office:value-type="float" office:value="4" calcext:value-type="float">
            <text:p>4</text:p>
          </table:table-cell>
          <table:table-cell table:style-name="ce3" office:value-type="string" calcext:value-type="string">
            <text:p><text:a xlink:href="javascript:openWin('35-04.htm',4)" xlink:type="simple">むかしこそまづ忘られね住吉の神のしるしを見るにつけても</text:a></text:p>
          </table:table-cell>
          <table:table-cell table:style-name="ce9" office:value-type="string" calcext:value-type="string">
            <text:p>It is a day I never shall forget. </text:p>
            <text:p>This god of Sumiyoshi brings me joy.</text:p>
          </table:table-cell>
          <table:table-cell/>
        </table:table-row>
        <table:table-row table:style-name="ro1">
          <table:table-cell table:style-name="ce3" office:value-type="float" office:value="5" calcext:value-type="float">
            <text:p>5</text:p>
          </table:table-cell>
          <table:table-cell table:style-name="ce3" office:value-type="string" calcext:value-type="string">
            <text:p><text:a xlink:href="javascript:openWin('35-05.htm',5)" xlink:type="simple">住の江の松に夜深くをく霜は神のかけたる木綿鬘かも</text:a></text:p>
          </table:table-cell>
          <table:table-cell table:style-name="ce9" office:value-type="string" calcext:value-type="string">
            <text:p>So white these pines with frost in the dead of night. </text:p>
            <text:p>Bedecked with sacred strands by the god himself?</text:p>
          </table:table-cell>
          <table:table-cell/>
        </table:table-row>
        <table:table-row table:style-name="ro1">
          <table:table-cell table:style-name="ce3" office:value-type="float" office:value="6" calcext:value-type="float">
            <text:p>6</text:p>
          </table:table-cell>
          <table:table-cell table:style-name="ce3" office:value-type="string" calcext:value-type="string">
            <text:p><text:a xlink:href="javascript:openWin('35-06.htm',6)" xlink:type="simple">神人の手にとりもたる榊葉に木綿かけそふるふかき夜の霜</text:a></text:p>
          </table:table-cell>
          <table:table-cell table:style-name="ce9" office:value-type="string" calcext:value-type="string">
            <text:p>Deep in the night the frost has added strands </text:p>
            <text:p>To the sacred branches with which we make obeisance.</text:p>
          </table:table-cell>
          <table:table-cell/>
        </table:table-row>
        <table:table-row table:style-name="ro1">
          <table:table-cell table:style-name="ce3" office:value-type="float" office:value="7" calcext:value-type="float">
            <text:p>7</text:p>
          </table:table-cell>
          <table:table-cell table:style-name="ce3" office:value-type="string" calcext:value-type="string">
            <text:p><text:a xlink:href="javascript:openWin('35-07.htm',7)" xlink:type="simple">祝り子が木綿うちまがひをく霜はげにいちしるき神のしるしか</text:a></text:p>
          </table:table-cell>
          <table:table-cell table:style-name="ce9" office:value-type="string" calcext:value-type="string">
            <text:p>So white the frost, one takes it for sacred strands </text:p>
            <text:p>And sees in it a sign of the holy blessing.</text:p>
          </table:table-cell>
          <table:table-cell/>
        </table:table-row>
        <table:table-row table:style-name="ro1">
          <table:table-cell table:style-name="ce3" office:value-type="float" office:value="8" calcext:value-type="float">
            <text:p>8</text:p>
          </table:table-cell>
          <table:table-cell table:style-name="ce3" office:value-type="string" calcext:value-type="string">
            <text:p><text:a xlink:href="javascript:openWin('35-08.htm',8)" xlink:type="simple">おきてゆく空も知られぬあけぐれにいづくの露のかかる袖なり</text:a></text:p>
          </table:table-cell>
          <table:table-cell table:style-name="ce9" office:value-type="string" calcext:value-type="string">
            <text:p>I arise and go forth in the dark before the dawn. </text:p>
            <text:p>I know not where, nor whence came the dew on my sleeve.</text:p>
          </table:table-cell>
          <table:table-cell/>
        </table:table-row>
        <table:table-row table:style-name="ro1">
          <table:table-cell table:style-name="ce3" office:value-type="float" office:value="9" calcext:value-type="float">
            <text:p>9</text:p>
          </table:table-cell>
          <table:table-cell table:style-name="ce3" office:value-type="string" calcext:value-type="string">
            <text:p><text:a xlink:href="javascript:openWin('35-09.htm',9)" xlink:type="simple">あけぐれの空にうき身は消えななん夢なりけりと見てもやむべく</text:a></text:p>
          </table:table-cell>
          <table:table-cell table:style-name="ce9" office:value-type="string" calcext:value-type="string">
            <text:p>Would I might fade away in the sky of dawn, </text:p>
            <text:p>And all of it might vanish as a dream.</text:p>
          </table:table-cell>
          <table:table-cell/>
        </table:table-row>
        <table:table-row table:style-name="ro1">
          <table:table-cell table:style-name="ce3" office:value-type="float" office:value="10" calcext:value-type="float">
            <text:p>10</text:p>
          </table:table-cell>
          <table:table-cell table:style-name="ce3" office:value-type="string" calcext:value-type="string">
            <text:p><text:a xlink:href="javascript:openWin('35-10.htm',10)" xlink:type="simple">くやしくぞつみをかしけるあふひ草神のゆるせるかざしならぬに</text:a></text:p>
          </table:table-cell>
          <table:table-cell table:style-name="ce9" office:value-type="string" calcext:value-type="string">
            <text:p>In secret, without leave, she brings this heartvine, </text:p>
            <text:p>A most lamentable thing, a blasphemous thing.</text:p>
          </table:table-cell>
          <table:table-cell/>
        </table:table-row>
        <table:table-row table:style-name="ro1">
          <table:table-cell table:style-name="ce3" office:value-type="float" office:value="11" calcext:value-type="float">
            <text:p>11</text:p>
          </table:table-cell>
          <table:table-cell table:style-name="ce3" office:value-type="string" calcext:value-type="string">
            <text:p><text:a xlink:href="javascript:openWin('35-11.htm',11)" xlink:type="simple">もろかづら落葉をなににひろひけむ名はむつましきかざしなれども</text:a></text:p>
          </table:table-cell>
          <table:table-cell table:style-name="ce9" office:value-type="string" calcext:value-type="string">
            <text:p>Laurel branches twain, so near and like. </text:p>
            <text:p>Why was it that I took the fallen leaf?</text:p>
          </table:table-cell>
          <table:table-cell/>
        </table:table-row>
        <table:table-row table:style-name="ro1">
          <table:table-cell table:style-name="ce3" office:value-type="float" office:value="12" calcext:value-type="float">
            <text:p>12</text:p>
          </table:table-cell>
          <table:table-cell table:style-name="ce3" office:value-type="string" calcext:value-type="string">
            <text:p><text:a xlink:href="javascript:openWin('35-12.htm',12)" xlink:type="simple">わが身こそあらぬさまなれそれながら空おぼれするきみは君也。</text:a></text:p>
          </table:table-cell>
          <table:table-cell table:style-name="ce9" office:value-type="string" calcext:value-type="string">
            <text:p>I am horribly changed, and you pretend not to know me. </text:p>
            <text:p>You are the same.</text:p>
          </table:table-cell>
          <table:table-cell/>
        </table:table-row>
        <table:table-row table:style-name="ro1">
          <table:table-cell table:style-name="ce3" office:value-type="float" office:value="13" calcext:value-type="float">
            <text:p>13</text:p>
          </table:table-cell>
          <table:table-cell table:style-name="ce3" office:value-type="string" calcext:value-type="string">
            <text:p><text:a xlink:href="javascript:openWin('35-13.htm',13)" xlink:type="simple">消えとまるほどやは経べきたまさかにはちすの露のかかる許を</text:a></text:p>
          </table:table-cell>
          <table:table-cell table:style-name="ce9" office:value-type="string" calcext:value-type="string">
            <text:p>It is a life in which we cannot be sure </text:p>
            <text:p>Of lasting as long as the dew upon the lotus.</text:p>
          </table:table-cell>
          <table:table-cell/>
        </table:table-row>
        <table:table-row table:style-name="ro1">
          <table:table-cell table:style-name="ce3" office:value-type="float" office:value="14" calcext:value-type="float">
            <text:p>14</text:p>
          </table:table-cell>
          <table:table-cell table:style-name="ce3" office:value-type="string" calcext:value-type="string">
            <text:p><text:a xlink:href="javascript:openWin('35-14.htm',14)" xlink:type="simple">契をかむこの世ならでもはちす葉に玉ゐる露の心へだつな</text:a></text:p>
          </table:table-cell>
          <table:table-cell table:style-name="ce9" office:value-type="string" calcext:value-type="string">
            <text:p>To be as close as the drops of dew on the lotus </text:p>
            <text:p>Must be our promise in this world and the next.</text:p>
          </table:table-cell>
          <table:table-cell/>
        </table:table-row>
        <table:table-row table:style-name="ro1">
          <table:table-cell table:style-name="ce3" office:value-type="float" office:value="15" calcext:value-type="float">
            <text:p>15</text:p>
          </table:table-cell>
          <table:table-cell table:style-name="ce3" office:value-type="string" calcext:value-type="string">
            <text:p><text:a xlink:href="javascript:openWin('35-15.htm',15)" xlink:type="simple">夕露に袖ぬらせとやひぐらしの鳴くを聞く聞くおきて行らむ</text:a></text:p>
          </table:table-cell>
          <table:table-cell table:style-name="ce9" office:value-type="string" calcext:value-type="string">
            <text:p>The voice of the evening cicada says you must leave. </text:p>
            <text:p>'Be moist with evening dews,' you say to my sleeves?</text:p>
          </table:table-cell>
          <table:table-cell/>
        </table:table-row>
        <table:table-row table:style-name="ro1">
          <table:table-cell table:style-name="ce3" office:value-type="float" office:value="16" calcext:value-type="float">
            <text:p>16</text:p>
          </table:table-cell>
          <table:table-cell table:style-name="ce3" office:value-type="string" calcext:value-type="string">
            <text:p><text:a xlink:href="javascript:openWin('35-16.htm',16)" xlink:type="simple">待つ里もいかゞ聞くらんかたかたに心さはがすひぐらしの声</text:a></text:p>
          </table:table-cell>
          <table:table-cell table:style-name="ce9" office:value-type="string" calcext:value-type="string">
            <text:p>How do you think it sounds in yonder village, </text:p>
            <text:p>The cicada that summons me there and summons me here?</text:p>
          </table:table-cell>
          <table:table-cell/>
        </table:table-row>
        <table:table-row table:style-name="ro1">
          <table:table-cell table:style-name="ce3" office:value-type="float" office:value="17" calcext:value-type="float">
            <text:p>17</text:p>
          </table:table-cell>
          <table:table-cell table:style-name="ce3" office:value-type="string" calcext:value-type="string">
            <text:p><text:a xlink:href="javascript:openWin('35-17.htm',17)" xlink:type="simple">あまの世をよそに聞かめや須磨の浦に藻塩たれしもたれならなくに</text:a></text:p>
          </table:table-cell>
          <table:table-cell table:style-name="ce9" office:value-type="string" calcext:value-type="string">
            <text:p>I should not care that now you are a nun? </text:p>
            <text:p>My sleeves were wet at Suma―because of you!</text:p>
          </table:table-cell>
          <table:table-cell/>
        </table:table-row>
        <table:table-row table:style-name="ro1">
          <table:table-cell table:style-name="ce3" office:value-type="float" office:value="18" calcext:value-type="float">
            <text:p>18</text:p>
          </table:table-cell>
          <table:table-cell table:style-name="ce3" office:value-type="string" calcext:value-type="string">
            <text:p><text:a xlink:href="javascript:openWin('35-18.htm',18)" xlink:type="simple">あま舟にいかゞは思ひをくれけん明石の浦にいさりせし君</text:a></text:p>
          </table:table-cell>
          <table:table-cell table:style-name="ce9" office:value-type="string" calcext:value-type="string">
            <text:p>How comes it that the fisherman of Akashi </text:p>
            <text:p>Has let the boat make off to sea without him?</text:p>
          </table:table-cell>
          <table:table-cell/>
        </table:table-row>
        <table:table-row table:style-name="ro1">
          <table:table-cell table:style-name="ce4" office:value-type="float" office:value="1" calcext:value-type="float">
            <text:p>1</text:p>
          </table:table-cell>
          <table:table-cell table:style-name="ce6" office:value-type="string" calcext:value-type="string">
            <text:p><text:a xlink:href="javascript:openWin('36-01.htm',1)" xlink:type="simple">いまはとて燃えむ煙もむすぼほれ絶えぬ思ひのなをや残らむ</text:a></text:p>
          </table:table-cell>
          <table:table-cell table:style-name="ce9" office:value-type="string" calcext:value-type="string">
            <text:p>My thoughts of you: will they stay when I am gone </text:p>
            <text:p>Like smoke that lingers over the funeral pyre?</text:p>
          </table:table-cell>
          <table:table-cell/>
        </table:table-row>
        <table:table-row table:style-name="ro1">
          <table:table-cell table:style-name="ce4" office:value-type="float" office:value="2" calcext:value-type="float">
            <text:p>2</text:p>
          </table:table-cell>
          <table:table-cell table:style-name="ce6" office:value-type="string" calcext:value-type="string">
            <text:p><text:a xlink:href="javascript:openWin('36-02.htm',2)" xlink:type="simple">立ち添ひて消えやしなましうきことを思ひみだるる煙くらべに</text:a></text:p>
          </table:table-cell>
          <table:table-cell table:style-name="ce9" office:value-type="string" calcext:value-type="string">
            <text:p>I wish to go with you, that we may see </text:p>
            <text:p>Whose smoldering thoughts last longer, yours or mine.</text:p>
          </table:table-cell>
          <table:table-cell/>
        </table:table-row>
        <table:table-row table:style-name="ro1">
          <table:table-cell table:style-name="ce4" office:value-type="float" office:value="3" calcext:value-type="float">
            <text:p>3</text:p>
          </table:table-cell>
          <table:table-cell table:style-name="ce6" office:value-type="string" calcext:value-type="string">
            <text:p><text:a xlink:href="javascript:openWin('36-03.htm',3)" xlink:type="simple">行くゑなき空の煙となりぬとも思ふあたりを立ちは離れじ</text:a></text:p>
          </table:table-cell>
          <table:table-cell table:style-name="ce9" office:value-type="string" calcext:value-type="string">
            <text:p>As smoke I shall rise uncertainly to the heavens, </text:p>
            <text:p>And yet remain where my thoughts will yet remain.</text:p>
          </table:table-cell>
          <table:table-cell/>
        </table:table-row>
        <table:table-row table:style-name="ro1">
          <table:table-cell table:style-name="ce4" office:value-type="float" office:value="4" calcext:value-type="float">
            <text:p>4</text:p>
          </table:table-cell>
          <table:table-cell table:style-name="ce6" office:value-type="string" calcext:value-type="string">
            <text:p><text:a xlink:href="javascript:openWin('36-04.htm',4)" xlink:type="simple">たが世にか種はまきしと人とはばいかがいはねの松はこたへん</text:a></text:p>
          </table:table-cell>
          <table:table-cell table:style-name="ce9" office:value-type="string" calcext:value-type="string">
            <text:p>Should someone come asking when the seed was dropped, </text:p>
            <text:p>What shall it answer, the pine among the rocks?</text:p>
          </table:table-cell>
          <table:table-cell/>
        </table:table-row>
        <table:table-row table:style-name="ro1">
          <table:table-cell table:style-name="ce4" office:value-type="float" office:value="5" calcext:value-type="float">
            <text:p>5</text:p>
          </table:table-cell>
          <table:table-cell table:style-name="ce6" office:value-type="string" calcext:value-type="string">
            <text:p><text:a xlink:href="javascript:openWin('36-05.htm',5)" xlink:type="simple">時しあればかはらぬ色ににほひけりかたへ枯れにし宿の桜も</text:a></text:p>
          </table:table-cell>
          <table:table-cell table:style-name="ce9" office:value-type="string" calcext:value-type="string">
            <text:p>Although a branch of this cherry tree has withered, </text:p>
            <text:p>It bursts into new bloom as its season comes.</text:p>
          </table:table-cell>
          <table:table-cell/>
        </table:table-row>
        <table:table-row table:style-name="ro1">
          <table:table-cell table:style-name="ce4" office:value-type="float" office:value="6" calcext:value-type="float">
            <text:p>6</text:p>
          </table:table-cell>
          <table:table-cell table:style-name="ce6" office:value-type="string" calcext:value-type="string">
            <text:p><text:a xlink:href="javascript:openWin('36-06.htm',6)" xlink:type="simple">この春は柳の芽にぞ玉はぬく咲き散る花の行くゑ知らねば</text:a></text:p>
          </table:table-cell>
          <table:table-cell table:style-name="ce9" office:value-type="string" calcext:value-type="string">
            <text:p>The willow shoots this spring,not knowing where</text:p>
            <text:p>The petals may have fallen,are wet with dew.</text:p>
          </table:table-cell>
          <table:table-cell/>
        </table:table-row>
        <table:table-row table:style-name="ro1">
          <table:table-cell table:style-name="ce4" office:value-type="float" office:value="7" calcext:value-type="float">
            <text:p>7</text:p>
          </table:table-cell>
          <table:table-cell table:style-name="ce6" office:value-type="string" calcext:value-type="string">
            <text:p><text:a xlink:href="javascript:openWin('36-07.htm',7)" xlink:type="simple">木の下のしづくに濡れてさかさまに霞の衣着たる春かな</text:a></text:p>
          </table:table-cell>
          <table:table-cell table:style-name="ce9" office:value-type="string" calcext:value-type="string">
            <text:p>Drenched by the fall from these trees, I mourn for a child </text:p>
            <text:p>Who should in the natural order have mourned for me.</text:p>
          </table:table-cell>
          <table:table-cell/>
        </table:table-row>
        <table:table-row table:style-name="ro1">
          <table:table-cell table:style-name="ce4" office:value-type="float" office:value="8" calcext:value-type="float">
            <text:p>8</text:p>
          </table:table-cell>
          <table:table-cell table:style-name="ce6" office:value-type="string" calcext:value-type="string">
            <text:p><text:a xlink:href="javascript:openWin('36-08.htm',8)" xlink:type="simple">亡き人も思はざりけんうち捨てて夕べの霞君着たれとは</text:a></text:p>
          </table:table-cell>
          <table:table-cell table:style-name="ce9" office:value-type="string" calcext:value-type="string">
            <text:p>I doubt that he who left us wished it so, </text:p>
            <text:p>That you should wear the misty robes of evening.</text:p>
          </table:table-cell>
          <table:table-cell/>
        </table:table-row>
        <table:table-row table:style-name="ro1">
          <table:table-cell table:style-name="ce4" office:value-type="float" office:value="9" calcext:value-type="float">
            <text:p>9</text:p>
          </table:table-cell>
          <table:table-cell table:style-name="ce6" office:value-type="string" calcext:value-type="string">
            <text:p><text:a xlink:href="javascript:openWin('36-09.htm',9)" xlink:type="simple">うらめしや霞の衣たれ着よと春よりさきに花の散りけん</text:a></text:p>
          </table:table-cell>
          <table:table-cell table:style-name="ce9" office:value-type="string" calcext:value-type="string">
            <text:p>Bitter, bitter―whom can he have meant </text:p>
            <text:p>To wear the misty robes ere the advent of spring?</text:p>
          </table:table-cell>
          <table:table-cell/>
        </table:table-row>
        <table:table-row table:style-name="ro1">
          <table:table-cell table:style-name="ce4" office:value-type="float" office:value="10" calcext:value-type="float">
            <text:p>10</text:p>
          </table:table-cell>
          <table:table-cell table:style-name="ce6" office:value-type="string" calcext:value-type="string">
            <text:p><text:a xlink:href="javascript:openWin('36-10.htm',10)" xlink:type="simple">ことならばならしの枝にならさなむ葉守の神のゆるしありきと</text:a></text:p>
          </table:table-cell>
          <table:table-cell table:style-name="ce9" office:value-type="string" calcext:value-type="string">
            <text:p>By grace of the tree god let the branch so close </text:p>
            <text:p>To the branch that withered be close to the branch that lives.</text:p>
          </table:table-cell>
          <table:table-cell/>
        </table:table-row>
        <table:table-row table:style-name="ro1">
          <table:table-cell table:style-name="ce4" office:value-type="float" office:value="11" calcext:value-type="float">
            <text:p>11</text:p>
          </table:table-cell>
          <table:table-cell table:style-name="ce6" office:value-type="string" calcext:value-type="string">
            <text:p><text:a xlink:href="javascript:openWin('36-11.htm',11)" xlink:type="simple">柏木に葉守の神はまさずとも人ならすべき宿の梢か</text:a></text:p>
          </table:table-cell>
          <table:table-cell table:style-name="ce9" office:value-type="string" calcext:value-type="string">
            <text:p>There may not be a god protecting the oak. </text:p>
            <text:p>Think not, even so, its branches of easy access.</text:p>
          </table:table-cell>
          <table:table-cell/>
        </table:table-row>
        <table:table-row table:style-name="ro1">
          <table:table-cell table:style-name="ce1" office:value-type="float" office:value="1" calcext:value-type="float">
            <text:p>1</text:p>
          </table:table-cell>
          <table:table-cell table:style-name="ce1" office:value-type="string" calcext:value-type="string">
            <text:p><text:a xlink:href="javascript:openWin('37-01.htm',1)" xlink:type="simple">世を別れ入りなむ道はをくるともおなじところを君もたづねよ</text:a></text:p>
          </table:table-cell>
          <table:table-cell table:style-name="ce9" office:value-type="string" calcext:value-type="string">
            <text:p>Away from the world, you follow after me, </text:p>
            <text:p>And may we soon arrive at the same destination.</text:p>
          </table:table-cell>
          <table:table-cell/>
        </table:table-row>
        <table:table-row table:style-name="ro1">
          <table:table-cell table:style-name="ce1" office:value-type="float" office:value="2" calcext:value-type="float">
            <text:p>2</text:p>
          </table:table-cell>
          <table:table-cell table:style-name="ce1" office:value-type="string" calcext:value-type="string">
            <text:p><text:a xlink:href="javascript:openWin('37-02.htm',2)" xlink:type="simple">憂き世にはあらぬところのゆかしくて背く山路に思ひこそ入れ</text:a></text:p>
          </table:table-cell>
          <table:table-cell table:style-name="ce9" office:value-type="string" calcext:value-type="string">
            <text:p>Longing for a place not of this world, </text:p>
            <text:p>May I not join you in your mountain dwelling?</text:p>
          </table:table-cell>
          <table:table-cell/>
        </table:table-row>
        <table:table-row table:style-name="ro1">
          <table:table-cell table:style-name="ce1" office:value-type="float" office:value="3" calcext:value-type="float">
            <text:p>3</text:p>
          </table:table-cell>
          <table:table-cell table:style-name="ce1" office:value-type="string" calcext:value-type="string">
            <text:p><text:a xlink:href="javascript:openWin('37-03.htm',3)" xlink:type="simple">憂き節も忘れずながらくれ竹のこは捨てがたき物にぞありける</text:a></text:p>
          </table:table-cell>
          <table:table-cell table:style-name="ce9" office:value-type="string" calcext:value-type="string">
            <text:p>We cannot forget unpleasant associations. </text:p>
            <text:p>We do not discard the young bamboo even so.</text:p>
          </table:table-cell>
          <table:table-cell/>
        </table:table-row>
        <table:table-row table:style-name="ro1">
          <table:table-cell table:style-name="ce1" office:value-type="float" office:value="4" calcext:value-type="float">
            <text:p>4</text:p>
          </table:table-cell>
          <table:table-cell table:style-name="ce1" office:value-type="string" calcext:value-type="string">
            <text:p><text:a xlink:href="javascript:openWin('37-04.htm',4)" xlink:type="simple">ことに出でて言はぬも言ふにまさるとは人にはぢたるけしきをぞ見る</text:a></text:p>
          </table:table-cell>
          <table:table-cell table:style-name="ce9" office:value-type="string" calcext:value-type="string">
            <text:p>There is a shyness which is more affecting </text:p>
            <text:p>Than any sound of word or sound of koto.</text:p>
          </table:table-cell>
          <table:table-cell/>
        </table:table-row>
        <table:table-row table:style-name="ro1">
          <table:table-cell table:style-name="ce1" office:value-type="float" office:value="5" calcext:value-type="float">
            <text:p>5</text:p>
          </table:table-cell>
          <table:table-cell table:style-name="ce1" office:value-type="string" calcext:value-type="string">
            <text:p><text:a xlink:href="javascript:openWin('37-05.htm',5)" xlink:type="simple">深き夜のあはればかりは聞きわけどこと寄りがほにえやは弾きける</text:a></text:p>
          </table:table-cell>
          <table:table-cell table:style-name="ce9" office:value-type="string" calcext:value-type="string">
            <text:p>I feel the sadness, in the autumn night. </text:p>
            <text:p>How can I speak of it if not through the koto?</text:p>
          </table:table-cell>
          <table:table-cell/>
        </table:table-row>
        <table:table-row table:style-name="ro1">
          <table:table-cell table:style-name="ce1" office:value-type="float" office:value="6" calcext:value-type="float">
            <text:p>6</text:p>
          </table:table-cell>
          <table:table-cell table:style-name="ce1" office:value-type="string" calcext:value-type="string">
            <text:p><text:a xlink:href="javascript:openWin('37-06.htm',6)" xlink:type="simple">露しげき葎の宿にいにしへの秋にかはらぬ虫の声かな</text:a></text:p>
          </table:table-cell>
          <table:table-cell table:style-name="ce9" office:value-type="string" calcext:value-type="string">
            <text:p>The voices of insects are unchanged this autumn, </text:p>
            <text:p>Rank though the grasses be round my dewy lodging.</text:p>
          </table:table-cell>
          <table:table-cell/>
        </table:table-row>
        <table:table-row table:style-name="ro1">
          <table:table-cell table:style-name="ce1" office:value-type="float" office:value="7" calcext:value-type="float">
            <text:p>7</text:p>
          </table:table-cell>
          <table:table-cell table:style-name="ce1" office:value-type="string" calcext:value-type="string">
            <text:p><text:a xlink:href="javascript:openWin('37-07.htm',7)" xlink:type="simple">横笛の調べはことにかはらぬをむなしくなりし音こそつきせね</text:a></text:p>
          </table:table-cell>
          <table:table-cell table:style-name="ce9" office:value-type="string" calcext:value-type="string">
            <text:p>The melody is as it always was. </text:p>
            <text:p>The voices that mourn are inexhaustible.</text:p>
          </table:table-cell>
          <table:table-cell/>
        </table:table-row>
        <table:table-row table:style-name="ro1">
          <table:table-cell table:style-name="ce1" office:value-type="float" office:value="8" calcext:value-type="float">
            <text:p>8</text:p>
          </table:table-cell>
          <table:table-cell table:style-name="ce1" office:value-type="string" calcext:value-type="string">
            <text:p><text:a xlink:href="javascript:openWin('37-08.htm',8)" xlink:type="simple">笛竹に吹きよる風のことならば末の世ながき音に伝へなむ</text:a></text:p>
          </table:table-cell>
          <table:table-cell table:style-name="ce9" office:value-type="string" calcext:value-type="string">
            <text:p>If it matters not which wind sounds the bamboo flute, </text:p>
            <text:p>Then let its note be forever with my children.</text:p>
          </table:table-cell>
          <table:table-cell/>
        </table:table-row>
        <table:table-row table:style-name="ro1">
          <table:table-cell table:style-name="ce1" office:value-type="float" office:value="1" calcext:value-type="float">
            <text:p>1</text:p>
          </table:table-cell>
          <table:table-cell table:style-name="ce1" office:value-type="string" calcext:value-type="string">
            <text:p><text:a xlink:href="javascript:openWin('38-01.htm',1)" xlink:type="simple">蓮葉をおなじ台と契をきて露のわかるゝけふぞかなしき</text:a></text:p>
          </table:table-cell>
          <table:table-cell table:style-name="ce9" office:value-type="string" calcext:value-type="string">
            <text:p>Separate drops of dew on the leaf of the lotus, </text:p>
            <text:p>We vow that we will be one, on the lotus to come.</text:p>
          </table:table-cell>
          <table:table-cell/>
        </table:table-row>
        <table:table-row table:style-name="ro1">
          <table:table-cell table:style-name="ce1" office:value-type="float" office:value="2" calcext:value-type="float">
            <text:p>2</text:p>
          </table:table-cell>
          <table:table-cell table:style-name="ce1" office:value-type="string" calcext:value-type="string">
            <text:p><text:a xlink:href="javascript:openWin('38-02.htm',2)" xlink:type="simple">へだてなく蓮の宿を契りても君が心やすまじとすらむ</text:a></text:p>
          </table:table-cell>
          <table:table-cell table:style-name="ce9" office:value-type="string" calcext:value-type="string">
            <text:p>Together, you say, in the lotus dwelling to come. </text:p>
            <text:p>But may you not have certain reservations?</text:p>
          </table:table-cell>
          <table:table-cell/>
        </table:table-row>
        <table:table-row table:style-name="ro1">
          <table:table-cell table:style-name="ce1" office:value-type="float" office:value="3" calcext:value-type="float">
            <text:p>3</text:p>
          </table:table-cell>
          <table:table-cell table:style-name="ce1" office:value-type="string" calcext:value-type="string">
            <text:p><text:a xlink:href="javascript:openWin('38-03.htm',3)" xlink:type="simple">大方の秋をばうしと知りにしをふり捨てがたき鈴虫の声</text:a></text:p>
          </table:table-cell>
          <table:table-cell table:style-name="ce9" office:value-type="string" calcext:value-type="string">
            <text:p>The autumn is a time of deprivation. </text:p>
            <text:p>I have thought―and yet have loved this cricket.</text:p>
          </table:table-cell>
          <table:table-cell/>
        </table:table-row>
        <table:table-row table:style-name="ro1">
          <table:table-cell table:style-name="ce1" office:value-type="float" office:value="4" calcext:value-type="float">
            <text:p>4</text:p>
          </table:table-cell>
          <table:table-cell table:style-name="ce1" office:value-type="string" calcext:value-type="string">
            <text:p><text:a xlink:href="javascript:openWin('38-04.htm',4)" xlink:type="simple">心もて草のやどりをいとへどもなを鈴虫の声ぞふりせぬ</text:a></text:p>
          </table:table-cell>
          <table:table-cell table:style-name="ce9" office:value-type="string" calcext:value-type="string">
            <text:p>Although it has chosen to leave its grassy dwelling, </text:p>
            <text:p>It cannot, this lovely insect, complain of neglect.</text:p>
          </table:table-cell>
          <table:table-cell/>
        </table:table-row>
        <table:table-row table:style-name="ro1">
          <table:table-cell table:style-name="ce1" office:value-type="float" office:value="5" calcext:value-type="float">
            <text:p>5</text:p>
          </table:table-cell>
          <table:table-cell table:style-name="ce1" office:value-type="string" calcext:value-type="string">
            <text:p><text:a xlink:href="javascript:openWin('38-05.htm',5)" xlink:type="simple">雲の上をかけはなれたる住みかにももの忘れせぬ秋の夜の月</text:a></text:p>
          </table:table-cell>
          <table:table-cell table:style-name="ce9" office:value-type="string" calcext:value-type="string">
            <text:p>It does not forget, the moon of the autumn night, </text:p>
            <text:p>A comer remote from that realm above the clouds.</text:p>
          </table:table-cell>
          <table:table-cell/>
        </table:table-row>
        <table:table-row table:style-name="ro1">
          <table:table-cell table:style-name="ce1" office:value-type="float" office:value="6" calcext:value-type="float">
            <text:p>6</text:p>
          </table:table-cell>
          <table:table-cell table:style-name="ce1" office:value-type="string" calcext:value-type="string">
            <text:p><text:a xlink:href="javascript:openWin('38-06.htm',6)" xlink:type="simple">月影はおなじ雲居に見えながらわが宿からの秋ぞかはれる</text:a></text:p>
          </table:table-cell>
          <table:table-cell table:style-name="ce9" office:value-type="string" calcext:value-type="string">
            <text:p>In your cloud realm the moonlight is as always, </text:p>
            <text:p>And here we see that autumn means neglect.</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39-01.htm',1)" xlink:type="simple">山里のあはれをそふるタ霧に立ち出でん空もなき心ちして</text:a></text:p>
          </table:table-cell>
          <table:table-cell table:style-name="ce9" office:value-type="string" calcext:value-type="string">
            <text:p>An evening mist―how shall I find my way?―</text:p>
            <text:p>Makes sadder yet a lonely mountain village.</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39-02.htm',2)" xlink:type="simple">山がつのまがきをこめて立つ霧も心そらなる人はとじめず</text:a></text:p>
          </table:table-cell>
          <table:table-cell table:style-name="ce9" office:value-type="string" calcext:value-type="string">
            <text:p>The mists which enshroud this rustic mountain fence </text:p>
            <text:p>Concern him only who is loathe to go.</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39-03.htm',3)" xlink:type="simple">われのみやうき世を知れるためしにて濡れそふ袖の名を朽たすべき</text:a></text:p>
          </table:table-cell>
          <table:table-cell table:style-name="ce9" office:value-type="string" calcext:value-type="string">
            <text:p>Weeping and weeping, paraded before the world, </text:p>
            <text:p>The one and only model of haplessness?</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39-04.htm',4)" xlink:type="simple">大方はわれ濡れ衣を着せずとも朽ちにし袖の名やは隠るゝ</text:a></text:p>
          </table:table-cell>
          <table:table-cell table:style-name="ce9" office:value-type="string" calcext:value-type="string">
            <text:p>Had I not come inspiring all these tears, </text:p>
            <text:p>The world would not have noticed your misfortunes?</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39-05.htm',5)" xlink:type="simple">おぎはらや軒端の露にそぼちつゝ八重立つ霧を分けぞゆくべき</text:a></text:p>
          </table:table-cell>
          <table:table-cell table:style-name="ce9" office:value-type="string" calcext:value-type="string">
            <text:p>Wet by dew-laden reeds beneath your eaves, </text:p>
            <text:p>I now push forth into the eightfold mists?</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39-06.htm',6)" xlink:type="simple">分けゆかむ草葉の露をかことにてなを濡れ衣をかけんとや思ふ</text:a></text:p>
          </table:table-cell>
          <table:table-cell table:style-name="ce9" office:value-type="string" calcext:value-type="string">
            <text:p>Because these dewy grasses wet your sleeves </text:p>
            <text:p>I too shall have wet sleeves-is that your meaning?</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39-07.htm',7)" xlink:type="simple">たましいをつれなき袖にとゞめをきてわが心からまどはるゝかな</text:a></text:p>
          </table:table-cell>
          <table:table-cell table:style-name="ce9" office:value-type="string" calcext:value-type="string">
            <text:p>My heart is there in the sleeve of an unkind lady, </text:p>
            <text:p>Quite without my guidance. I am helpless.</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39-08.htm',8)" xlink:type="simple">せくからに浅さぞ見えん山河の流れての名をつゝみはてずは</text:a></text:p>
          </table:table-cell>
          <table:table-cell table:style-name="ce9" office:value-type="string" calcext:value-type="string">
            <text:p>Shallow it is, for all these efforts to dam it. </text:p>
            <text:p>You cannot dam and conceal so famous a flow.</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39-09.htm',9)" xlink:type="simple">女郎花しほるゝ野辺をいづことて一夜ばかりの宿を借りけむ</text:a></text:p>
          </table:table-cell>
          <table:table-cell table:style-name="ce9" office:value-type="string" calcext:value-type="string">
            <text:p>You stay a single night. It means no more, </text:p>
            <text:p>This field of sadly fading maiden flowers?</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39-10.htm',10)" xlink:type="simple">秋の野の草のしげみは分けしかどかり寝の枕むすびやはせし</text:a></text:p>
          </table:table-cell>
          <table:table-cell table:style-name="ce9" office:value-type="string" calcext:value-type="string">
            <text:p>Although I made my way through thick autumn grasses, </text:p>
            <text:p>I wove no pillow of grass for vagrant sleep.</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39-11.htm',11)" xlink:type="simple">あはれをもいかに知りてかなぐさめむあるや恋しき亡きやかなしき</text:a></text:p>
          </table:table-cell>
          <table:table-cell table:style-name="ce9" office:value-type="string" calcext:value-type="string">
            <text:p>Which emotion demands my sympathy, </text:p>
            <text:p>Grief for the one or longing for the other?</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39-12.htm',12)" xlink:type="simple">いづれとか分きてながめん消えかへる露も草葉の上と見ぬ世を</text:a></text:p>
          </table:table-cell>
          <table:table-cell table:style-name="ce9" office:value-type="string" calcext:value-type="string">
            <text:p>I do not know the answer to your question. </text:p>
            <text:p>The dew does not rest long upon the leaves.</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39-13.htm',13)" xlink:type="simple">里とをみ小野の篠原わけて来てわれもしかこそ声もおしまね</text:a></text:p>
          </table:table-cell>
          <table:table-cell table:style-name="ce9" office:value-type="string" calcext:value-type="string">
            <text:p>I push my way through tangled groves to Ono. </text:p>
            <text:p>Shall my laments, O stag, be softer than yours?</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39-14.htm',14)" xlink:type="simple">藤衣露けき秋の山人は鹿の鳴く音に音をぞそへつる</text:a></text:p>
          </table:table-cell>
          <table:table-cell table:style-name="ce9" office:value-type="string" calcext:value-type="string">
            <text:p>Dew-drenched wisteria robes* in autumn mountains. </text:p>
            <text:p>Sobs to join the baying of the stag.</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39-15.htm',15)" xlink:type="simple">見し人の影すみはてぬ池水にひとり宿もる秋の夜の月</text:a></text:p>
          </table:table-cell>
          <table:table-cell table:style-name="ce9" office:value-type="string" calcext:value-type="string">
            <text:p>No shadows now of them whom once I knew. </text:p>
            <text:p>Only the autumn moon to guard the waters.</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39-16.htm',16)" xlink:type="simple">いつとかはおどろかすべき明けぬ夜の夢さめてとか言ひしひとこと</text:a></text:p>
          </table:table-cell>
          <table:table-cell table:style-name="ce9" office:value-type="string" calcext:value-type="string">
            <text:p>Waking from the dream of an endless night </text:p>
            <text:p>You said―and when may I pay my visit?</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39-17.htm',17)" xlink:type="simple">朝タになく音をたつる小野山はたえぬ涙やをとなしの滝</text:a></text:p>
          </table:table-cell>
          <table:table-cell table:style-name="ce9" office:value-type="string" calcext:value-type="string">
            <text:p>Morning and night, laments sound over Mount Ono </text:p>
            <text:p>And Silent Waterfall―a flow of tears?</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39-18.htm',18)" xlink:type="simple">のぼりにし峰の煙にたちまじり思はぬ方になびかずもがな</text:a></text:p>
          </table:table-cell>
          <table:table-cell table:style-name="ce9" office:value-type="string" calcext:value-type="string">
            <text:p>My choice would be to rise with the smoke from the peaks, </text:p>
            <text:p>Which might perhaps not go in a false direction.</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39-19.htm',19)" xlink:type="simple">恋しさのなぐさめがたきかたみにて涙にくもる玉の箱かな</text:a></text:p>
          </table:table-cell>
          <table:table-cell table:style-name="ce9" office:value-type="string" calcext:value-type="string">
            <text:p>A small bejeweled box, now wet with tears, </text:p>
            <text:p>To help me remember and seek elusive solace.</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39-20.htm',20)" xlink:type="simple">うらみわび胸あきがたき冬の夜にまた鎖しまさる関の岩門</text:a></text:p>
          </table:table-cell>
          <table:table-cell table:style-name="ce9" office:value-type="string" calcext:value-type="string">
            <text:p>My sorrows linger as the winter night. </text:p>
            <text:p>The stony barrier gate is as slow to open.</text:p>
          </table:table-cell>
          <table:table-cell/>
        </table:table-row>
        <table:table-row table:style-name="ro1">
          <table:table-cell table:style-name="ce3" office:value-type="float" office:value="21" calcext:value-type="float">
            <text:p>21</text:p>
          </table:table-cell>
          <table:table-cell table:style-name="ce1" office:value-type="string" calcext:value-type="string">
            <text:p><text:a xlink:href="javascript:openWin('39-21.htm',21)" xlink:type="simple">なるゝ身をうらむるよりは松島のあまの衣にたちやかへまし</text:a></text:p>
          </table:table-cell>
          <table:table-cell table:style-name="ce9" office:value-type="string" calcext:value-type="string">
            <text:p>I do not complain that I am used and rejected. </text:p>
            <text:p>Let me but go and join them at Matsushima.</text:p>
          </table:table-cell>
          <table:table-cell/>
        </table:table-row>
        <table:table-row table:style-name="ro1">
          <table:table-cell table:style-name="ce3" office:value-type="float" office:value="22" calcext:value-type="float">
            <text:p>22</text:p>
          </table:table-cell>
          <table:table-cell table:style-name="ce1" office:value-type="string" calcext:value-type="string">
            <text:p><text:a xlink:href="javascript:openWin('39-22.htm',22)" xlink:type="simple">松島のあまの濡衣なれぬとて脱ぎかへつてふ名を立ためやは</text:a></text:p>
          </table:table-cell>
          <table:table-cell table:style-name="ce9" office:value-type="string" calcext:value-type="string">
            <text:p>Robes of Matsushima, soggy and worn, </text:p>
            <text:p>For even them you may be held to account.</text:p>
          </table:table-cell>
          <table:table-cell/>
        </table:table-row>
        <table:table-row table:style-name="ro1">
          <table:table-cell table:style-name="ce3" office:value-type="float" office:value="23" calcext:value-type="float">
            <text:p>23</text:p>
          </table:table-cell>
          <table:table-cell table:style-name="ce1" office:value-type="string" calcext:value-type="string">
            <text:p><text:a xlink:href="javascript:openWin('39-23.htm',23)" xlink:type="simple">ちぎりあれや君を心にとゞめをきてあはれと思ふうらめしと聞く</text:a></text:p>
          </table:table-cell>
          <table:table-cell table:style-name="ce9" office:value-type="string" calcext:value-type="string">
            <text:p>A bond from another life yet holds us together? </text:p>
            <text:p>Fond thoughts I have, disquieting reports.</text:p>
          </table:table-cell>
          <table:table-cell/>
        </table:table-row>
        <table:table-row table:style-name="ro1">
          <table:table-cell table:style-name="ce3" office:value-type="float" office:value="24" calcext:value-type="float">
            <text:p>24</text:p>
          </table:table-cell>
          <table:table-cell table:style-name="ce1" office:value-type="string" calcext:value-type="string">
            <text:p><text:a xlink:href="javascript:openWin('39-24.htm',24)" xlink:type="simple">なにゆへか世に数ならぬ身ひとつをうしとも思ひかなしとも聞く</text:a></text:p>
          </table:table-cell>
          <table:table-cell table:style-name="ce9" office:value-type="string" calcext:value-type="string">
            <text:p>Disquieting reports, resentful thoughts―</text:p>
            <text:p>Of one who does not matter in the least?</text:p>
          </table:table-cell>
          <table:table-cell/>
        </table:table-row>
        <table:table-row table:style-name="ro1">
          <table:table-cell table:style-name="ce3" office:value-type="float" office:value="25" calcext:value-type="float">
            <text:p>25</text:p>
          </table:table-cell>
          <table:table-cell table:style-name="ce1" office:value-type="string" calcext:value-type="string">
            <text:p><text:a xlink:href="javascript:openWin('39-25.htm',25)" xlink:type="simple">数ならば身に知られまし世のうさを人のためにも濡らす袖かな</text:a></text:p>
          </table:table-cell>
          <table:table-cell table:style-name="ce9" office:value-type="string" calcext:value-type="string">
            <text:p>The gloom I would know were I among those who matter </text:p>
            <text:p>I see from afar. I weep in sympathy.</text:p>
          </table:table-cell>
          <table:table-cell/>
        </table:table-row>
        <table:table-row table:style-name="ro1">
          <table:table-cell table:style-name="ce3" office:value-type="float" office:value="26" calcext:value-type="float">
            <text:p>26</text:p>
          </table:table-cell>
          <table:table-cell table:style-name="ce1" office:value-type="string" calcext:value-type="string">
            <text:p><text:a xlink:href="javascript:openWin('39-26.htm',26)" xlink:type="simple">人の世のうきをあはれと見しかども身にかへんとは思はざりしを</text:a></text:p>
          </table:table-cell>
          <table:table-cell table:style-name="ce9" office:value-type="string" calcext:value-type="string">
            <text:p>Many unhappy marriages I have seen, </text:p>
            <text:p>And never felt them as I feel my own.</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40-01.htm',1)" xlink:type="simple">おしからぬこの身ながらも限りとて薪尽きなんことのかなしさ</text:a></text:p>
          </table:table-cell>
          <table:table-cell table:style-name="ce9" office:value-type="string" calcext:value-type="string">
            <text:p>I have no regrets as I bid farewell to this life. </text:p>
            <text:p>Yet the dying away of the fire is always sad.</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40-02.htm',2)" xlink:type="simple">薪こる思ひはけふをはじめにてこの世に願ふ法ぞはるけき</text:a></text:p>
          </table:table-cell>
          <table:table-cell table:style-name="ce9" office:value-type="string" calcext:value-type="string">
            <text:p>Our prayers, the first of them borne in on brushwood, </text:p>
            <text:p>Shall last the thousand years of the Blessed One's toils.</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40-03.htm',3)" xlink:type="simple">絶えぬべき御法ながらぞ頼まるる世々にと結ぶ中の契を</text:a></text:p>
          </table:table-cell>
          <table:table-cell table:style-name="ce9" office:value-type="string" calcext:value-type="string">
            <text:p>Although these holy rites must be my last, </text:p>
            <text:p>The bond will endure for all the lives to come.</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40-04.htm',4)" xlink:type="simple">結びをく契りは絶えじ大方の残りすくなき御法なりとも</text:a></text:p>
          </table:table-cell>
          <table:table-cell table:style-name="ce9" office:value-type="string" calcext:value-type="string">
            <text:p>For all of us the time of rites is brief, </text:p>
            <text:p>More durable by far the bond between us.</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40-05.htm',5)" xlink:type="simple">をくと見る程ぞはかなきともすれば風に乱るる萩の上露</text:a></text:p>
          </table:table-cell>
          <table:table-cell table:style-name="ce9" office:value-type="string" calcext:value-type="string">
            <text:p>So briefly rests the dew upon the hagi. </text:p>
            <text:p>Even now it scatters in the wind.</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40-06.htm',6)" xlink:type="simple">ややもせば消えをあらそふ露の世にをくれさきだつ程経ずもがな</text:a></text:p>
          </table:table-cell>
          <table:table-cell table:style-name="ce9" office:value-type="string" calcext:value-type="string">
            <text:p>In the haste we make to leave this world of dew, </text:p>
            <text:p>May there be no time between the first and last.</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40-07.htm',7)" xlink:type="simple">秋風にしばしとまらぬ露の世をたれか草葉の上とのみ見ん</text:a></text:p>
          </table:table-cell>
          <table:table-cell table:style-name="ce9" office:value-type="string" calcext:value-type="string">
            <text:p>A world of dew before the autumn winds. </text:p>
            <text:p>Not only theirs, these fragile leaves of grass.</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40-08.htm',8)" xlink:type="simple">いにしへの秋の夕の恋しきにいまはと見えし明けぐれの夢</text:a></text:p>
          </table:table-cell>
          <table:table-cell table:style-name="ce9" office:value-type="string" calcext:value-type="string">
            <text:p>I remember an autumn evening long ago </text:p>
            <text:p>As a dream in the dawn when we were left behind.</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40-09.htm',9)" xlink:type="simple">いにしへの秋さへいまの心ちして濡れにし袖に露ぞをきそふ</text:a></text:p>
          </table:table-cell>
          <table:table-cell table:style-name="ce9" office:value-type="string" calcext:value-type="string">
            <text:p>It is as if that autumn had come again </text:p>
            <text:p>And tears for the one were falling on tears for the other.</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40-10.htm',10)" xlink:type="simple">露けさはむかしいまとも思ほえず大方秋の夜こそつらけれ</text:a></text:p>
          </table:table-cell>
          <table:table-cell table:style-name="ce9" office:value-type="string" calcext:value-type="string">
            <text:p>The dews of now are the dews of long ago, </text:p>
            <text:p>And autumn is always the saddest time of all.</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40-11.htm',11)" xlink:type="simple">枯れはつる野辺をうしとや亡き人の秋に心をとどめざりけん</text:a></text:p>
          </table:table-cell>
          <table:table-cell table:style-name="ce9" office:value-type="string" calcext:value-type="string">
            <text:p>She did not like the autumn, that I knew―</text:p>
            <text:p>Because of the wasted moors that now surround us?</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40-12.htm',12)" xlink:type="simple">上りにし雲居ながらもかへりみよ我秋はてぬ常ならぬ世に</text:a></text:p>
          </table:table-cell>
          <table:table-cell table:style-name="ce9" office:value-type="string" calcext:value-type="string">
            <text:p>Look down upon me from your cloudy summit, </text:p>
            <text:p>Upon the dying autumn which is my world.</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41-01.htm',1)" xlink:type="simple">わが宿は花もてはやす人もなし何にか春の訪ね来つらん</text:a></text:p>
          </table:table-cell>
          <table:table-cell table:style-name="ce9" office:value-type="string" calcext:value-type="string">
            <text:p>And why has spring so graciously come to visit </text:p>
            <text:p>A lodging where there is none to admire the blossoms?</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41-02.htm',2)" xlink:type="simple">香をとめて来つるかひなく大方の花のたよりと言ひやなすべき</text:a></text:p>
          </table:table-cell>
          <table:table-cell table:style-name="ce9" office:value-type="string" calcext:value-type="string">
            <text:p>You take me for the usual viewer of blossoms? </text:p>
            <text:p>If that is so. I seek their fragrance in vain.</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41-03.htm',3)" xlink:type="simple">うき世には雪消えなんと思つつ思ひのほかになをぞ程ふる</text:a></text:p>
          </table:table-cell>
          <table:table-cell table:style-name="ce9" office:value-type="string" calcext:value-type="string">
            <text:p>The snow will soon have left this gloomy world. </text:p>
            <text:p>My days must yet go on, an aimless drifting.</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41-04.htm',4)" xlink:type="simple">うへて見し花のあるじもなき宿に知らずがほにて来ゐる鶯</text:a></text:p>
          </table:table-cell>
          <table:table-cell table:style-name="ce9" office:value-type="string" calcext:value-type="string">
            <text:p>The warbler has come again. It does not know </text:p>
            <text:p>That the mistress of its tree is here no mor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41-05.htm',5)" xlink:type="simple">いまはとて荒らしやはてん亡き人の心とどめし春の垣根を</text:a></text:p>
          </table:table-cell>
          <table:table-cell table:style-name="ce9" office:value-type="string" calcext:value-type="string">
            <text:p>Taking the final step, I must abandon </text:p>
            <text:p>The springtime hedge that meant so much to her.</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41-06.htm',6)" xlink:type="simple">なくなくも帰りにしかなかりの世はいづこもついの常世ならぬに</text:a></text:p>
          </table:table-cell>
          <table:table-cell table:style-name="ce9" office:value-type="string" calcext:value-type="string">
            <text:p>I wept and wept as I made my slow way homewards. </text:p>
            <text:p>It is a world in which nothing lasts forever.</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41-07.htm',7)" xlink:type="simple">雁がゐし苗代水の絶えしよりうつりし花のかげをだに見ず</text:a></text:p>
          </table:table-cell>
          <table:table-cell table:style-name="ce9" office:value-type="string" calcext:value-type="string">
            <text:p>The wild goose has flown, the seedling rice is dry. </text:p>
            <text:p>Gone is the blossom the water once reflected.</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41-08.htm',8)" xlink:type="simple">夏衣たちかへてけるけふばかり古き思ひもすすみやはせぬ</text:a></text:p>
          </table:table-cell>
          <table:table-cell table:style-name="ce9" office:value-type="string" calcext:value-type="string">
            <text:p>It is the day of the donning of summer robes, </text:p>
            <text:p>And must there be a renewal of memories?</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41-09.htm',9)" xlink:type="simple">羽衣のうすきにかはるけふよりは空憚の世ぞいとどかなしき</text:a></text:p>
          </table:table-cell>
          <table:table-cell table:style-name="ce9" office:value-type="string" calcext:value-type="string">
            <text:p>Thin as the locust's wing, these summer robes, </text:p>
            <text:p>Reminders of the fragility of life.</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41-10.htm',10)" xlink:type="simple">さもこそはよるべの水に水草ゐめけふのかざしよ名さへ忘るる</text:a></text:p>
          </table:table-cell>
          <table:table-cell table:style-name="ce9" office:value-type="string" calcext:value-type="string">
            <text:p>With heartvine we garland our hair―and you forget! </text:p>
            <text:p>All overgrown the urn, so long neglected.</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41-11.htm',11)" xlink:type="simple">大方は思ひすててし世なれどもあふひは猶やつみおかすべき</text:a></text:p>
          </table:table-cell>
          <table:table-cell table:style-name="ce9" office:value-type="string" calcext:value-type="string">
            <text:p>The things of this world mean little to me now. </text:p>
            <text:p>And yet I find myself reaching to break off heartvine.</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41-12.htm',12)" xlink:type="simple">亡き人をしのぶるよひのむら雨にぬれてや来つる山ほととぎす</text:a></text:p>
          </table:table-cell>
          <table:table-cell table:style-name="ce9" office:value-type="string" calcext:value-type="string">
            <text:p>Have you come, O cuckoo, drenched in nighttime showers, </text:p>
            <text:p>In memory of her who is no more?</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41-13.htm',13)" xlink:type="simple">ほととぎす君につてなんふるさとの花たち花はいまぞ盛りと</text:a></text:p>
          </table:table-cell>
          <table:table-cell table:style-name="ce9" office:value-type="string" calcext:value-type="string">
            <text:p>Go tell her this. O cuckoo: the orange blossoms </text:p>
            <text:p>Where once she lived are now their loveliest.</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41-14.htm',14)" xlink:type="simple">つれづれと我なきくらす夏の日をかことがましき虫の声哉</text:a></text:p>
          </table:table-cell>
          <table:table-cell table:style-name="ce9" office:value-type="string" calcext:value-type="string">
            <text:p>I can but pass a summer's day in weeping. </text:p>
            <text:p>Is that your pretext, O insects, for weeping too?</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41-15.htm',15)" xlink:type="simple">夜を知る蛍を見てもかなしきは時ぞともなき思ひなりけり</text:a></text:p>
          </table:table-cell>
          <table:table-cell table:style-name="ce9" office:value-type="string" calcext:value-type="string">
            <text:p>The firefly knows that night has come, and I―</text:p>
            <text:p>My thoughts do not distinguish night from day.</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41-16.htm',16)" xlink:type="simple">七夕の逢ふ瀬は雲のよそに見てわかれの庭に露ぞをきそふ</text:a></text:p>
          </table:table-cell>
          <table:table-cell table:style-name="ce9" office:value-type="string" calcext:value-type="string">
            <text:p>They meet these stars m a world beyond the clouds. </text:p>
            <text:p>My tears but join the dews of the garden of parting.</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41-17.htm',17)" xlink:type="simple">君恋ふる涙はきはもなき物をけふをば何のはてといふらん</text:a></text:p>
          </table:table-cell>
          <table:table-cell table:style-name="ce9" office:value-type="string" calcext:value-type="string">
            <text:p>This day, we are told, announces an end to mourning. </text:p>
            <text:p>How can it be, when there is no end to tears?</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41-18.htm',18)" xlink:type="simple">人恋ふる我身も末になりゆけど残りおほかる涙なりけり</text:a></text:p>
          </table:table-cell>
          <table:table-cell table:style-name="ce9" office:value-type="string" calcext:value-type="string">
            <text:p>The days are numbered for him who yet must mourn. </text:p>
            <text:p>And are they numbered, the tears that yet remain?</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41-19.htm',19)" xlink:type="simple">もろともにおきゐし菊の白露もひとりたもとにかるる秋かな</text:a></text:p>
          </table:table-cell>
          <table:table-cell table:style-name="ce9" office:value-type="string" calcext:value-type="string">
            <text:p>On other mornings we took the elixir together. </text:p>
            <text:p>This morning lonely sleeves are wet with dew.</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41-20.htm',20)" xlink:type="simple">大空をかよふまぼろし夢にだに見えこぬ玉のゆくゑたづねよ</text:a></text:p>
          </table:table-cell>
          <table:table-cell table:style-name="ce9" office:value-type="string" calcext:value-type="string">
            <text:p>O wizard flying off through boundless heavens, </text:p>
            <text:p>Find her whom I see not even in my dreams.</text:p>
          </table:table-cell>
          <table:table-cell/>
        </table:table-row>
        <table:table-row table:style-name="ro1">
          <table:table-cell table:style-name="ce3" office:value-type="float" office:value="21" calcext:value-type="float">
            <text:p>21</text:p>
          </table:table-cell>
          <table:table-cell table:style-name="ce1" office:value-type="string" calcext:value-type="string">
            <text:p><text:a xlink:href="javascript:openWin('41-21.htm',21)" xlink:type="simple">宮人は豊の明といそぐけふ日影も知らで暮らしつるかな</text:a></text:p>
          </table:table-cell>
          <table:table-cell table:style-name="ce9" office:value-type="string" calcext:value-type="string">
            <text:p>Our lads go off to have their Day of Light. ‡ </text:p>
            <text:p>For me it is as if there were no sun</text:p>
          </table:table-cell>
          <table:table-cell/>
        </table:table-row>
        <table:table-row table:style-name="ro1">
          <table:table-cell table:style-name="ce3" office:value-type="float" office:value="22" calcext:value-type="float">
            <text:p>22</text:p>
          </table:table-cell>
          <table:table-cell table:style-name="ce1" office:value-type="string" calcext:value-type="string">
            <text:p><text:a xlink:href="javascript:openWin('41-22.htm',22)" xlink:type="simple">死出の山越えにし人をしたふとて跡を見つつも猶まどふかな</text:a></text:p>
          </table:table-cell>
          <table:table-cell table:style-name="ce9" office:value-type="string" calcext:value-type="string">
            <text:p>I seek to follow the tracks of a lady now gone </text:p>
            <text:p>To another world. Alas, I lose my way.</text:p>
          </table:table-cell>
          <table:table-cell/>
        </table:table-row>
        <table:table-row table:style-name="ro1">
          <table:table-cell table:style-name="ce3" office:value-type="float" office:value="23" calcext:value-type="float">
            <text:p>23</text:p>
          </table:table-cell>
          <table:table-cell table:style-name="ce1" office:value-type="string" calcext:value-type="string">
            <text:p><text:a xlink:href="javascript:openWin('41-23.htm',23)" xlink:type="simple">かきつめて見るもかひなし藻塩草おなじ雲居の煙とをなれ</text:a></text:p>
          </table:table-cell>
          <table:table-cell table:style-name="ce9" office:value-type="string" calcext:value-type="string">
            <text:p>I gather sea grasses no more, nor look upon them. </text:p>
            <text:p>Now they are smoke, to join her in distant heavens.</text:p>
          </table:table-cell>
          <table:table-cell/>
        </table:table-row>
        <table:table-row table:style-name="ro1">
          <table:table-cell table:style-name="ce3" office:value-type="float" office:value="24" calcext:value-type="float">
            <text:p>24</text:p>
          </table:table-cell>
          <table:table-cell table:style-name="ce1" office:value-type="string" calcext:value-type="string">
            <text:p><text:a xlink:href="javascript:openWin('41-24.htm',24)" xlink:type="simple">春までの命も知らず雪のうちに色づく梅をけふかざしてん</text:a></text:p>
          </table:table-cell>
          <table:table-cell table:style-name="ce9" office:value-type="string" calcext:value-type="string">
            <text:p>Put blossoms in your caps today. Who knows </text:p>
            <text:p>That there will still be life when spring comes round?</text:p>
          </table:table-cell>
          <table:table-cell/>
        </table:table-row>
        <table:table-row table:style-name="ro1">
          <table:table-cell table:style-name="ce3" office:value-type="float" office:value="25" calcext:value-type="float">
            <text:p>25</text:p>
          </table:table-cell>
          <table:table-cell table:style-name="ce1" office:value-type="string" calcext:value-type="string">
            <text:p><text:a xlink:href="javascript:openWin('41-25.htm',25)" xlink:type="simple">千世の春みるべき花といのりをきてわが身ぞ雪とともにふりぬる</text:a></text:p>
          </table:table-cell>
          <table:table-cell table:style-name="ce9" office:value-type="string" calcext:value-type="string">
            <text:p>I pray that these blossoms may last a thousand springs, </text:p>
            <text:p>For me the years are as the deepening snowdrifts.</text:p>
          </table:table-cell>
          <table:table-cell/>
        </table:table-row>
        <table:table-row table:style-name="ro1">
          <table:table-cell table:style-name="ce3" office:value-type="float" office:value="26" calcext:value-type="float">
            <text:p>26</text:p>
          </table:table-cell>
          <table:table-cell table:style-name="ce1" office:value-type="string" calcext:value-type="string">
            <text:p><text:a xlink:href="javascript:openWin('41-26.htm',26)" xlink:type="simple">物思ふと過ぐる月日も知らぬまに年もわが世もけふや尽きぬる</text:a></text:p>
          </table:table-cell>
          <table:table-cell table:style-name="ce9" office:value-type="string" calcext:value-type="string">
            <text:p>I have not taken account of the days and months. </text:p>
            <text:p>The end of the year―the end of a life as well?</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42-01.htm',1)" xlink:type="simple">おぼつかな誰に問はましいかにしてはじめもはても知らぬ我身ぞ</text:a></text:p>
          </table:table-cell>
          <table:table-cell table:style-name="ce9" office:value-type="string" calcext:value-type="string">
            <text:p>Whom might I ask? Why must it be </text:p>
            <text:p>That I do not know the beginning or the end?</text:p>
          </table:table-cell>
          <table:table-cell/>
        </table:table-row>
        <table:table-row table:style-name="ro1">
          <table:table-cell table:style-name="ce1" office:value-type="float" office:value="1" calcext:value-type="float">
            <text:p>1</text:p>
          </table:table-cell>
          <table:table-cell table:style-name="ce1" office:value-type="string" calcext:value-type="string">
            <text:p><text:a xlink:href="javascript:openWin('43-01.htm',1)" xlink:type="simple">心ありて風のにほはす園の海にまづ鶯のとはずやあるべき</text:a></text:p>
          </table:table-cell>
          <table:table-cell table:style-name="ce9" office:value-type="string" calcext:value-type="string">
            <text:p>A purposeful breeze wafts forth the scent of our plum. </text:p>
            <text:p>Will not the warbler be first to heed the summons?</text:p>
          </table:table-cell>
          <table:table-cell/>
        </table:table-row>
        <table:table-row table:style-name="ro1">
          <table:table-cell table:style-name="ce1" office:value-type="float" office:value="2" calcext:value-type="float">
            <text:p>2</text:p>
          </table:table-cell>
          <table:table-cell table:style-name="ce1" office:value-type="string" calcext:value-type="string">
            <text:p><text:a xlink:href="javascript:openWin('43-02.htm',2)" xlink:type="simple">花の香にさそはれぬべき身なりせば風のたよりを過ぐさましやは</text:a></text:p>
          </table:table-cell>
          <table:table-cell table:style-name="ce9" office:value-type="string" calcext:value-type="string">
            <text:p>If I were one who followed inviting scents </text:p>
            <text:p>Perhaps I might be summoned by the wind.</text:p>
          </table:table-cell>
          <table:table-cell/>
        </table:table-row>
        <table:table-row table:style-name="ro1">
          <table:table-cell table:style-name="ce1" office:value-type="float" office:value="3" calcext:value-type="float">
            <text:p>3</text:p>
          </table:table-cell>
          <table:table-cell table:style-name="ce1" office:value-type="string" calcext:value-type="string">
            <text:p><text:a xlink:href="javascript:openWin('43-03.htm',3)" xlink:type="simple">もとつ香のにほへる君が袖ふれば花もえならぬ名をや散らさむ</text:a></text:p>
          </table:table-cell>
          <table:table-cell table:style-name="ce9" office:value-type="string" calcext:value-type="string">
            <text:p>Ever fragrant, the royal sleeves touch the blossoms </text:p>
            <text:p>And bring them into higher and higher repute.</text:p>
          </table:table-cell>
          <table:table-cell/>
        </table:table-row>
        <table:table-row table:style-name="ro1">
          <table:table-cell table:style-name="ce1" office:value-type="float" office:value="4" calcext:value-type="float">
            <text:p>4</text:p>
          </table:table-cell>
          <table:table-cell table:style-name="ce1" office:value-type="string" calcext:value-type="string">
            <text:p><text:a xlink:href="javascript:openWin('43-04.htm',4)" xlink:type="simple">花の香をにほはす宿にとめゆかば色にめづとや人のとがめん</text:a></text:p>
          </table:table-cell>
          <table:table-cell table:style-name="ce9" office:value-type="string" calcext:value-type="string">
            <text:p>Were I to follow the fragrance of the blossoms, </text:p>
            <text:p>Might I not be accused of wantonness?</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44-01.htm',1)" xlink:type="simple">おりてみばいとぐ匂もまさるやとすこし色めけ梅の初花</text:a></text:p>
          </table:table-cell>
          <table:table-cell table:style-name="ce9" office:value-type="string" calcext:value-type="string">
            <text:p>Come, young buds―a smile is what we need,</text:p>
            <text:p>To tell us that, taken in hand, you would be more fragrant.</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44-02.htm',2)" xlink:type="simple">よそにてはもぎ木なりとやさだむらんしたに匂へる梅の初花</text:a></text:p>
          </table:table-cell>
          <table:table-cell table:style-name="ce9" office:value-type="string" calcext:value-type="string">
            <text:p>A barren, blossomless tree. I have heard it called. </text:p>
            <text:p>At heart it bursts even now into richest bloom.</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44-03.htm',3)" xlink:type="simple">人はみな花に心をうつすらむひとりぞまどふ春の夜の闇</text:a></text:p>
          </table:table-cell>
          <table:table-cell table:style-name="ce9" office:value-type="string" calcext:value-type="string">
            <text:p>Everyone is thinking of the blossoms, </text:p>
            <text:p>And I am left alone in springtime darkness.</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44-04.htm',4)" xlink:type="simple">おりからやあはれも知らむ梅の花たじかばかりに移りしもせし</text:a></text:p>
          </table:table-cell>
          <table:table-cell table:style-name="ce9" office:value-type="string" calcext:value-type="string">
            <text:p>There is a time and place for everything. </text:p>
            <text:p>The plum is not uniquely worthy of notice.</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44-05.htm',5)" xlink:type="simple">竹かはのはしうちいでし一ふしにふかき心のそこはしりきや</text:a></text:p>
          </table:table-cell>
          <table:table-cell table:style-name="ce9" office:value-type="string" calcext:value-type="string">
            <text:p>Deep down in the bamboo river we sang of </text:p>
            <text:p>Did you catch an echo of deep intentions?</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44-06.htm',6)" xlink:type="simple">竹河に夜をふかさじといそぎしもいかなるふしを思ひをかまし</text:a></text:p>
          </table:table-cell>
          <table:table-cell table:style-name="ce9" office:value-type="string" calcext:value-type="string">
            <text:p>A word about a river and off you ran, </text:p>
            <text:p>And left us to make what we would of unseemly haste.</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44-07.htm',7)" xlink:type="simple">桜ゆへ風に心のさはぐかな思ひぐまなき花と見る見る</text:a></text:p>
          </table:table-cell>
          <table:table-cell table:style-name="ce9" office:value-type="string" calcext:value-type="string">
            <text:p>They did not choose to come when I summoned them,</text:p>
            <text:p>And yet I tremble to see them go away.</text:p>
          </table:table-cell>
          <table:table-cell/>
        </table:table-row>
        <table:table-row table:style-name="ro1">
          <table:table-cell table:style-name="ce3" office:value-type="float" office:value="8" calcext:value-type="float">
            <text:p>8</text:p>
          </table:table-cell>
          <table:table-cell table:style-name="ce8" office:value-type="string" calcext:value-type="string">
            <text:p><text:a xlink:href="javascript:openWin('44-08.htm',8)" xlink:type="simple">咲くと見てかつは散りぬる花なれば負くるを深きうらみともせず</text:a></text:p>
          </table:table-cell>
          <table:table-cell table:style-name="ce9" office:value-type="string" calcext:value-type="string">
            <text:p>A gust of wind, and promptly they are gone. </text:p>
            <text:p>My grief is not intense at the loss of such weaklings.</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44-09.htm',9)" xlink:type="simple">風に散ることは世の常枝ながらうつろふ花をただにしも見じ</text:a></text:p>
          </table:table-cell>
          <table:table-cell table:style-name="ce9" office:value-type="string" calcext:value-type="string">
            <text:p>These flowers must fall. It is the way of the world. </text:p>
            <text:p>But do not demean the tree that came to me.</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44-10.htm',10)" xlink:type="simple">心ありて池のみぎはに落つる花あわとなりても我方に寄れ</text:a></text:p>
          </table:table-cell>
          <table:table-cell table:style-name="ce9" office:value-type="string" calcext:value-type="string">
            <text:p>You have given yourselves to us, and now you fall </text:p>
            <text:p>At the water's edge. Come drifting to us as foam.</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44-11.htm',11)" xlink:type="simple">大空の風に散れどもさくら花をのが物とぞかきつめて見る</text:a></text:p>
          </table:table-cell>
          <table:table-cell table:style-name="ce9" office:value-type="string" calcext:value-type="string">
            <text:p>The winds have sent them falling to the ground, </text:p>
            <text:p>But I shall pick them up, for they are ours.</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44-12.htm',12)" xlink:type="simple">桜花にほひあまたに散らさじとおほふばかりの袖はありやは</text:a></text:p>
          </table:table-cell>
          <table:table-cell table:style-name="ce9" office:value-type="string" calcext:value-type="string">
            <text:p>We have not sleeves that cover all the vast heavens. </text:p>
            <text:p>We yet may wish to keep these fragrant petals.</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44-13.htm',13)" xlink:type="simple">つれなくて過ぐる月日をかぞへつつ物うらめしき暮の春かな</text:a></text:p>
          </table:table-cell>
          <table:table-cell table:style-name="ce9" office:value-type="string" calcext:value-type="string">
            <text:p>The days go by, quite heedless of my longing. </text:p>
            <text:p>Already we come to the end of a bitter spring.</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44-14.htm',14)" xlink:type="simple">いでやなぞ数ならぬ身にかなはぬは人に負けじの心なりけり</text:a></text:p>
          </table:table-cell>
          <table:table-cell table:style-name="ce9" office:value-type="string" calcext:value-type="string">
            <text:p>Everything is against me and yet I go on hating to lose.</text:p>
            <text:p>The one thing I cannot overcome is a hatred of losing.</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44-15.htm',15)" xlink:type="simple">わりなしや強きによらむ勝ち負けを心ひとつにいかがまかする</text:a></text:p>
          </table:table-cell>
          <table:table-cell table:style-name="ce9" office:value-type="string" calcext:value-type="string">
            <text:p>A nod from you is all it takes to win? </text:p>
            <text:p>This somehow seems at odds with reality.</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44-16.htm',16)" xlink:type="simple">あはれとて手をゆるせかし生き死にを君にまかする我身とならば</text:a></text:p>
          </table:table-cell>
          <table:table-cell table:style-name="ce9" office:value-type="string" calcext:value-type="string">
            <text:p>Pity me yet once more and lead me to her, </text:p>
            <text:p>Assured that life and death are in your hands.</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44-17.htm',17)" xlink:type="simple">花を見て春は暮らしつけふよりやしげきなげきのしたにまどはむ</text:a></text:p>
          </table:table-cell>
          <table:table-cell table:style-name="ce9" office:value-type="string" calcext:value-type="string">
            <text:p>Spring went off with the blossoms that left the trees. </text:p>
            <text:p>I wander lost under trees in mournful leaf.</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44-18.htm',18)" xlink:type="simple">けふぞ知る空をながむる気色にて花に心をうつしけりとも</text:a></text:p>
          </table:table-cell>
          <table:table-cell table:style-name="ce9" office:value-type="string" calcext:value-type="string">
            <text:p>At last I understand. This mournful mien</text:p>
            <text:p>Conceals a facile delight with showy blossoms.</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44-19.htm',19)" xlink:type="simple">あはれてふ常ならぬ世の一言もいかなる人にかくる物ぞは</text:a></text:p>
          </table:table-cell>
          <table:table-cell table:style-name="ce9" office:value-type="string" calcext:value-type="string">
            <text:p>When all is evanescence we all are sad, </text:p>
            <text:p>And whose affairs dose 'sad' most aptly describe?</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44-20.htm',20)" xlink:type="simple">いける世の死には心にまかせねば聞かでややまむ君が一言</text:a></text:p>
          </table:table-cell>
          <table:table-cell table:style-name="ce9" office:value-type="string" calcext:value-type="string">
            <text:p>How true. We live, we die, not as we ask,</text:p>
            <text:p>And I must die without that one word 'sad.'</text:p>
          </table:table-cell>
          <table:table-cell/>
        </table:table-row>
        <table:table-row table:style-name="ro1">
          <table:table-cell table:style-name="ce3" office:value-type="float" office:value="21" calcext:value-type="float">
            <text:p>21</text:p>
          </table:table-cell>
          <table:table-cell table:style-name="ce8" office:value-type="string" calcext:value-type="string">
            <text:p><text:a xlink:href="javascript:openWin('44-21.htm',21)" xlink:type="simple">手にかくる物にしあらば藤の花松よりまさる色を見ましや</text:a></text:p>
          </table:table-cell>
          <table:table-cell table:style-name="ce9" office:value-type="string" calcext:value-type="string">
            <text:p>These blossoms, were they more within our reach, </text:p>
            <text:p>Might seem to be of finer hue than the pine.</text:p>
          </table:table-cell>
          <table:table-cell/>
        </table:table-row>
        <table:table-row table:style-name="ro1">
          <table:table-cell table:style-name="ce3" office:value-type="float" office:value="22" calcext:value-type="float">
            <text:p>22</text:p>
          </table:table-cell>
          <table:table-cell table:style-name="ce1" office:value-type="string" calcext:value-type="string">
            <text:p><text:a xlink:href="javascript:openWin('44-22.htm',22)" xlink:type="simple">むらさきの色はかよへど藤の花心にえこそかからざりけれ</text:a></text:p>
          </table:table-cell>
          <table:table-cell table:style-name="ce9" office:value-type="string" calcext:value-type="string">
            <text:p>It is the lavender of all such flowers, </text:p>
            <text:p>And yet it is not as I wish it were.</text:p>
          </table:table-cell>
          <table:table-cell/>
        </table:table-row>
        <table:table-row table:style-name="ro1">
          <table:table-cell table:style-name="ce3" office:value-type="float" office:value="23" calcext:value-type="float">
            <text:p>23</text:p>
          </table:table-cell>
          <table:table-cell table:style-name="ce1" office:value-type="string" calcext:value-type="string">
            <text:p><text:a xlink:href="javascript:openWin('44-23.htm',23)" xlink:type="simple">竹河のその夜のことは思出づやしのぶばかりのふしはなけれど</text:a></text:p>
          </table:table-cell>
          <table:table-cell table:style-name="ce9" office:value-type="string" calcext:value-type="string">
            <text:p>'Bamboo River,' not my favorite song, </text:p>
            <text:p>But somewhat striking, its effect last night."</text:p>
          </table:table-cell>
          <table:table-cell/>
        </table:table-row>
        <table:table-row table:style-name="ro1">
          <table:table-cell table:style-name="ce3" office:value-type="float" office:value="24" calcext:value-type="float">
            <text:p>24</text:p>
          </table:table-cell>
          <table:table-cell table:style-name="ce1" office:value-type="string" calcext:value-type="string">
            <text:p><text:a xlink:href="javascript:openWin('44-24.htm',24)" xlink:type="simple">流れてのたのめむなしき竹河に世はうきものと思ひ知りにき</text:a></text:p>
          </table:table-cell>
          <table:table-cell table:style-name="ce9" office:value-type="string" calcext:value-type="string">
            <text:p>I looked to the bamboo river. It has run dry </text:p>
            <text:p>And left an arid, barren world behind it.</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45-01.htm',1)" xlink:type="simple">うち捨ててつがひさりにし水鳥のかりのこの世にたちおくれけん</text:a></text:p>
          </table:table-cell>
          <table:table-cell table:style-name="ce9" office:value-type="string" calcext:value-type="string">
            <text:p>She has left behind her mate, and these nestlings too. </text:p>
            <text:p>Why have they lingered in this uncertain world?</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45-02.htm',2)" xlink:type="simple">いかでかく巣立ちけるぞと思ふにもうき水鳥の契をぞ知る</text:a></text:p>
          </table:table-cell>
          <table:table-cell table:style-name="ce9" office:value-type="string" calcext:value-type="string">
            <text:p>I know now, as I see it leave the nest, </text:p>
            <text:p>How uncertain is the lot of the waterfowl.</text:p>
          </table:table-cell>
          <table:table-cell/>
        </table:table-row>
        <table:table-row table:style-name="ro1">
          <table:table-cell table:style-name="ce3" office:value-type="float" office:value="3" calcext:value-type="float">
            <text:p>3</text:p>
          </table:table-cell>
          <table:table-cell table:style-name="ce8" office:value-type="string" calcext:value-type="string">
            <text:p><text:a xlink:href="javascript:openWin('45-03.htm',3)" xlink:type="simple">なくなくも羽うち着する君なくは我ぞ巣守になりははてまし</text:a></text:p>
          </table:table-cell>
          <table:table-cell table:style-name="ce9" office:value-type="string" calcext:value-type="string">
            <text:p>Unsheltered by the wing of the grieving father, </text:p>
            <text:p>The nestling would surely have perished in the nest.</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45-04.htm',4)" xlink:type="simple">見し人も宿もけぶりになりにしをなにとて我身消え残りけん</text:a></text:p>
          </table:table-cell>
          <table:table-cell table:style-name="ce9" office:value-type="string" calcext:value-type="string">
            <text:p>She who was with me, the roof above are smoke. </text:p>
            <text:p>And why must I alone remain behind?</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45-05.htm',5)" xlink:type="simple">世をいとふ心は山にかよへども八重立つ雲を君やへだつる</text:a></text:p>
          </table:table-cell>
          <table:table-cell table:style-name="ce9" office:value-type="string" calcext:value-type="string">
            <text:p>Wearily, my soul goes off to your mountains, </text:p>
            <text:p>And cloud upon circling cloud holds my person back?</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45-06.htm',6)" xlink:type="simple">あとたえて心すむとはなけれども世をうぢ山に宿をこそかれ</text:a></text:p>
          </table:table-cell>
          <table:table-cell table:style-name="ce9" office:value-type="string" calcext:value-type="string">
            <text:p>I am not as free as I seem. Prom the gloom of the world </text:p>
            <text:p>I retreat only briefly to the Hill of Gloom.</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45-07.htm',7)" xlink:type="simple">山おろしにたえぬ木の葉の露よりもあやなくもろき我涙かな</text:a></text:p>
          </table:table-cell>
          <table:table-cell table:style-name="ce9" office:value-type="string" calcext:value-type="string">
            <text:p>From leaves that cannot withstand the mountain wind </text:p>
            <text:p>The dew is falling. My tears fall yet more freely.</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45-08.htm',8)" xlink:type="simple">あさぼらけ家路も見えずたづね来し槙の尾山は霧こめてけり</text:a></text:p>
          </table:table-cell>
          <table:table-cell table:style-name="ce9" office:value-type="string" calcext:value-type="string">
            <text:p>In the dawn I cannot see the path I took </text:p>
            <text:p>To find Oyama of the Pines in mist.</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45-09.htm',9)" xlink:type="simple">雲のゐる嶺のかけ路を秋霧のいとゞ隔つるころにもあるかな</text:a></text:p>
          </table:table-cell>
          <table:table-cell table:style-name="ce9" office:value-type="string" calcext:value-type="string">
            <text:p>Our mountain path, enshrouded whatever the season, </text:p>
            <text:p>Is now closed off by the deeper mist of autumn.</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45-10.htm',10)" xlink:type="simple">橋姫の心をくみて高瀬さすさほのしづくに袖ぞぬれぬる</text:a></text:p>
          </table:table-cell>
          <table:table-cell table:style-name="ce9" office:value-type="string" calcext:value-type="string">
            <text:p>Wet are my sleeves as the oars that work these shallows </text:p>
            <text:p>For my heart knows the heart of the lady at the bridge.</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45-11.htm',11)" xlink:type="simple">さしかへる宇治の河おさ朝夕のしづくや袖をくたしはつらむ</text:a></text:p>
          </table:table-cell>
          <table:table-cell table:style-name="ce9" office:value-type="string" calcext:value-type="string">
            <text:p>With sodden sleeves the boatman plies the river. </text:p>
            <text:p>So too these sleeves of mine, at mom, at night.</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45-12.htm',12)" xlink:type="simple">目の前にこの世をそむく君よりもよそにわかるゝ玉ぞかなしき</text:a></text:p>
          </table:table-cell>
          <table:table-cell table:style-name="ce9" office:value-type="string" calcext:value-type="string">
            <text:p>Sad are you, who have turned away from the world, </text:p>
            <text:p>But sadder still my soul, taking leave of you.</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45-13.htm',13)" xlink:type="simple">命あらばそれとも見まし人知れぬ岩根にとめし松の生い末</text:a></text:p>
          </table:table-cell>
          <table:table-cell table:style-name="ce9" office:value-type="string" calcext:value-type="string">
            <text:p>Had we but life, we could watch it, ever taller, </text:p>
            <text:p>The seedling pine unseen among the rocks.</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46-01.htm',1)" xlink:type="simple">山風に霞吹きとく声はあれどへだてて見ゆるをちの白浪</text:a></text:p>
          </table:table-cell>
          <table:table-cell table:style-name="ce9" office:value-type="string" calcext:value-type="string">
            <text:p>Parting the mist, a sound comes in on the wind, </text:p>
            <text:p>But waves of white, far out on the stream, roll between us.</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46-02.htm',2)" xlink:type="simple">をちこちの汀になみは隔つともなを吹きかよへ宇治の河風</text:a></text:p>
          </table:table-cell>
          <table:table-cell table:style-name="ce9" office:value-type="string" calcext:value-type="string">
            <text:p>On far shore and near, the waves may keep us apart. </text:p>
            <text:p>Come in all the same, O breeze of the river Uji!</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46-03.htm',3)" xlink:type="simple">山桜にほふあたりに尋ね来ておなじかざしをおりてける哉</text:a></text:p>
          </table:table-cell>
          <table:table-cell table:style-name="ce9" office:value-type="string" calcext:value-type="string">
            <text:p>I have come, the mountain cherries at their best, </text:p>
            <text:p>To break off sprays of blossom for my cap.</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46-04.htm',4)" xlink:type="simple">かざしおる花のたよりに山がつの垣根を過ぎぬ春の旅人</text:a></text:p>
          </table:table-cell>
          <table:table-cell table:style-name="ce9" office:value-type="string" calcext:value-type="string">
            <text:p>For sprays to break, the springtime wanderer pauses </text:p>
            <text:p>Before the rustic fence, and wanders on.</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46-05.htm',5)" xlink:type="simple">我なくて草の庵りは荒れぬともこのひとことはかれじとぞ思</text:a></text:p>
          </table:table-cell>
          <table:table-cell table:style-name="ce9" office:value-type="string" calcext:value-type="string">
            <text:p>I go, this hut of grass wil1 dry and fall. </text:p>
            <text:p>But this solemn undertaking must last forever.</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46-06.htm',6)" xlink:type="simple">いかならむ世にかかれせむ長きよの契むすべる草のいほりは</text:a></text:p>
          </table:table-cell>
          <table:table-cell table:style-name="ce9" office:value-type="string" calcext:value-type="string">
            <text:p>Your 'hut of grass' has sealed a pledge eternal. </text:p>
            <text:p>It will not fal1, though ages come and go.</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46-07.htm',7)" xlink:type="simple">牡鹿なく秋の山ざといかならむ小萩が露のかかる夕ぐれ</text:a></text:p>
          </table:table-cell>
          <table:table-cell table:style-name="ce9" office:value-type="string" calcext:value-type="string">
            <text:p>How is it in yon hills where the hart calls out </text:p>
            <text:p>On such an eve, and dew forms on the hagi?</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46-08.htm',8)" xlink:type="simple">なみだのみ霧りふたがれる山里はまがきに鹿ぞもろ声になく</text:a></text:p>
          </table:table-cell>
          <table:table-cell table:style-name="ce9" office:value-type="string" calcext:value-type="string">
            <text:p>A mist of tears blots out this mountain village, </text:p>
            <text:p>And at its rustic fence, the call of the deer.</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46-09.htm',9)" xlink:type="simple">朝霧に友まどはせる鹿の音をおほかたにやはあはれとも聞く</text:a></text:p>
          </table:table-cell>
          <table:table-cell table:style-name="ce9" office:value-type="string" calcext:value-type="string">
            <text:p>The call of the hart whose mate has strayed away </text:p>
            <text:p>In the morning mist―are there those whom it leaves unmoved?</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46-10.htm',10)" xlink:type="simple">色かはる浅茅を見ても墨染にやつるる袖を思ひこそやれ</text:a></text:p>
          </table:table-cell>
          <table:table-cell table:style-name="ce9" office:value-type="string" calcext:value-type="string">
            <text:p>The reeds, so sparse and fragile, have changed their color, </text:p>
            <text:p>To make me think of sleeves that now are black.</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46-11.htm',11)" xlink:type="simple">色かはる袖をばつゆのやどりにてわが身ぞさらにをき所なき</text:a></text:p>
          </table:table-cell>
          <table:table-cell table:style-name="ce9" office:value-type="string" calcext:value-type="string">
            <text:p>Upon this sleeve, changed though its color be, </text:p>
            <text:p>The dew finds refuge; there is no refuge for me.</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46-12.htm',12)" xlink:type="simple">秋霧のはれぬ雲居にいとどしくこの世をかりと言ひ知らすらむ</text:a></text:p>
          </table:table-cell>
          <table:table-cell table:style-name="ce9" office:value-type="string" calcext:value-type="string">
            <text:p>As I gaze at an autumn sky closed off by mists, </text:p>
            <text:p>Why must these birds proclaim that the world is fleeting?</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君なくて岩のかけ道絶えしより松の雪をもなにとかはみる</text:p>
          </table:table-cell>
          <table:table-cell table:style-name="ce9" office:value-type="string" calcext:value-type="string">
            <text:p>For him, the mountain path has now been cut. </text:p>
            <text:p>How can we look on the pine we watched as we waited?</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奥山の松葉につもる雪とだに消えにし人を思はましかば</text:p>
          </table:table-cell>
          <table:table-cell table:style-name="ce9" office:value-type="string" calcext:value-type="string">
            <text:p>Away in the hills, the snow departs from the pines </text:p>
            <text:p>But comes again. Ah, would it were so with him!</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46-15.htm',15)" xlink:type="simple">雪ふかき山のかけはし君ならでまたふみかよふあとを見ぬかな</text:a></text:p>
          </table:table-cell>
          <table:table-cell table:style-name="ce9" office:value-type="string" calcext:value-type="string">
            <text:p>Along the cliffs of these mountains, locked in snow, </text:p>
            <text:p>Are the tracks of only one. That one is you.</text:p>
          </table:table-cell>
          <table:table-cell/>
        </table:table-row>
        <table:table-row table:style-name="ro1">
          <table:table-cell table:style-name="ce3" office:value-type="float" office:value="16" calcext:value-type="float">
            <text:p>16</text:p>
          </table:table-cell>
          <table:table-cell table:style-name="ce1" office:value-type="string" calcext:value-type="string">
            <text:p><text:a xlink:href="javascript:openWin('46-16.htm',16)" xlink:type="simple">つららとぢ駒ふみしだく山川をしるべしがてらまづや渡らむ</text:a></text:p>
          </table:table-cell>
          <table:table-cell table:style-name="ce9" office:value-type="string" calcext:value-type="string">
            <text:p>My pony breaks the ice of the mountain river </text:p>
            <text:p>As I lead the way with tidings from him who follows.</text:p>
          </table:table-cell>
          <table:table-cell/>
        </table:table-row>
        <table:table-row table:style-name="ro1">
          <table:table-cell table:style-name="ce3" office:value-type="float" office:value="17" calcext:value-type="float">
            <text:p>17</text:p>
          </table:table-cell>
          <table:table-cell table:style-name="ce1" office:value-type="string" calcext:value-type="string">
            <text:p><text:a xlink:href="javascript:openWin('46-17.htm',17)" xlink:type="simple">立ち寄らむ陰とたのみししゐが本むなしき床になりにける哉</text:a></text:p>
          </table:table-cell>
          <table:table-cell table:style-name="ce9" office:value-type="string" calcext:value-type="string">
            <text:p>Beneath the oak I meant to search for shade. </text:p>
            <text:p>Now it has gone, and all is vanity.</text:p>
          </table:table-cell>
          <table:table-cell/>
        </table:table-row>
        <table:table-row table:style-name="ro1">
          <table:table-cell table:style-name="ce3" office:value-type="float" office:value="18" calcext:value-type="float">
            <text:p>18</text:p>
          </table:table-cell>
          <table:table-cell table:style-name="ce1" office:value-type="string" calcext:value-type="string">
            <text:p><text:a xlink:href="javascript:openWin('46-18.htm',18)" xlink:type="simple">君がおる峰の蕨と見ましかば知られやせまし春のしるしも</text:a></text:p>
          </table:table-cell>
          <table:table-cell table:style-name="ce9" office:value-type="string" calcext:value-type="string">
            <text:p>If he were here to pluck these mountain ferns, </text:p>
            <text:p>Then might we find in them a sign of spring.</text:p>
          </table:table-cell>
          <table:table-cell/>
        </table:table-row>
        <table:table-row table:style-name="ro1">
          <table:table-cell table:style-name="ce3" office:value-type="float" office:value="19" calcext:value-type="float">
            <text:p>19</text:p>
          </table:table-cell>
          <table:table-cell table:style-name="ce1" office:value-type="string" calcext:value-type="string">
            <text:p><text:a xlink:href="javascript:openWin('46-19.htm',19)" xlink:type="simple">雪ふかき汀の小芹たがために摘みかはやさん親なしにして</text:a></text:p>
          </table:table-cell>
          <table:table-cell table:style-name="ce9" office:value-type="string" calcext:value-type="string">
            <text:p>Without our father, how are we to praise </text:p>
            <text:p>The cress that sends its shoots through banks of snow?</text:p>
          </table:table-cell>
          <table:table-cell/>
        </table:table-row>
        <table:table-row table:style-name="ro1">
          <table:table-cell table:style-name="ce3" office:value-type="float" office:value="20" calcext:value-type="float">
            <text:p>20</text:p>
          </table:table-cell>
          <table:table-cell table:style-name="ce1" office:value-type="string" calcext:value-type="string">
            <text:p><text:a xlink:href="javascript:openWin('46-20.htm',20)" xlink:type="simple">つてに見し宿の桜をこの春はかすみへだてずおりてかざさむ</text:a></text:p>
          </table:table-cell>
          <table:table-cell table:style-name="ce9" office:value-type="string" calcext:value-type="string">
            <text:p>Last year along the way I saw those blossoms. </text:p>
            <text:p>This year, no mist between, I mean to have them.</text:p>
          </table:table-cell>
          <table:table-cell/>
        </table:table-row>
        <table:table-row table:style-name="ro1">
          <table:table-cell table:style-name="ce3" office:value-type="float" office:value="21" calcext:value-type="float">
            <text:p>21</text:p>
          </table:table-cell>
          <table:table-cell table:style-name="ce1" office:value-type="string" calcext:value-type="string">
            <text:p><text:a xlink:href="javascript:openWin('46-21.htm',21)" xlink:type="simple">いづことかたづねておらむ墨染にかすみこめたる宿の桜を</text:a></text:p>
          </table:table-cell>
          <table:table-cell table:style-name="ce9" office:value-type="string" calcext:value-type="string">
            <text:p>Our house is robed in densest mists of black. </text:p>
            <text:p>Who undertakes to guide you to its blossoms?</text:p>
          </table:table-cell>
          <table:table-cell/>
        </table:table-row>
        <table:table-row table:style-name="ro1">
          <table:table-cell table:style-name="ce4" office:value-type="float" office:value="1" calcext:value-type="float">
            <text:p>1</text:p>
          </table:table-cell>
          <table:table-cell table:style-name="ce4" office:value-type="string" calcext:value-type="string">
            <text:p><text:a xlink:href="javascript:openWin('47-01.htm',1)" xlink:type="simple">あげまきに長き契をむすびこめおなじところによりもあはなむ</text:a></text:p>
          </table:table-cell>
          <table:table-cell table:style-name="ce11" office:value-type="string" calcext:value-type="string">
            <text:p>We knot these braids in trefoil. As braided threads </text:p>
            <text:p>May our fates be joined, may we be together always.</text:p>
          </table:table-cell>
          <table:table-cell/>
        </table:table-row>
        <table:table-row table:style-name="ro1">
          <table:table-cell table:style-name="ce4" office:value-type="float" office:value="2" calcext:value-type="float">
            <text:p>2</text:p>
          </table:table-cell>
          <table:table-cell table:style-name="ce4" office:value-type="string" calcext:value-type="string">
            <text:p><text:a xlink:href="javascript:openWin('47-02.htm',2)" xlink:type="simple">ぬきもあへずもろき涙の玉の緒に長き契をいかがむすばん</text:a></text:p>
          </table:table-cell>
          <table:table-cell table:style-name="ce11" office:value-type="string" calcext:value-type="string">
            <text:p>No way to thread my tears, so fast they flow; </text:p>
            <text:p>As swiftly flows my life. Can such vows be?</text:p>
          </table:table-cell>
          <table:table-cell/>
        </table:table-row>
        <table:table-row table:style-name="ro1">
          <table:table-cell table:style-name="ce4" office:value-type="float" office:value="3" calcext:value-type="float">
            <text:p>3</text:p>
          </table:table-cell>
          <table:table-cell table:style-name="ce4" office:value-type="string" calcext:value-type="string">
            <text:p><text:a xlink:href="javascript:openWin('47-03.htm',3)" xlink:type="simple">山里のあはれ知らるゝ声声にとりあつめたる朝ぼらけかな</text:a></text:p>
          </table:table-cell>
          <table:table-cell table:style-name="ce11" office:value-type="string" calcext:value-type="string">
            <text:p>The things by which one knows the mountain village </text:p>
            <text:p>Are brought together in these voices of dawn.</text:p>
          </table:table-cell>
          <table:table-cell/>
        </table:table-row>
        <table:table-row table:style-name="ro1">
          <table:table-cell table:style-name="ce4" office:value-type="float" office:value="4" calcext:value-type="float">
            <text:p>4</text:p>
          </table:table-cell>
          <table:table-cell table:style-name="ce4" office:value-type="string" calcext:value-type="string">
            <text:p><text:a xlink:href="javascript:openWin('47-04.htm',4)" xlink:type="simple">鳥の音も聞こえぬ山と思ひしを世のうきことはたづね来にけり</text:a></text:p>
          </table:table-cell>
          <table:table-cell table:style-name="ce11" office:value-type="string" calcext:value-type="string">
            <text:p>Deserted mountain depths where no birds sing, </text:p>
            <text:p>I would have thought. But sorrow has come to visit.</text:p>
          </table:table-cell>
          <table:table-cell/>
        </table:table-row>
        <table:table-row table:style-name="ro1">
          <table:table-cell table:style-name="ce4" office:value-type="float" office:value="5" calcext:value-type="float">
            <text:p>5</text:p>
          </table:table-cell>
          <table:table-cell table:style-name="ce4" office:value-type="string" calcext:value-type="string">
            <text:p><text:a xlink:href="javascript:openWin('47-05.htm',5)" xlink:type="simple">おなじ枝を分きて染めける山姫にいづれか深き色ととはばや</text:a></text:p>
          </table:table-cell>
          <table:table-cell table:style-name="ce11" office:value-type="string" calcext:value-type="string">
            <text:p>My mountain ladies have dyed it colors twain. </text:p>
            <text:p>And which of the twain, please tel1 me, is the deeper?</text:p>
          </table:table-cell>
          <table:table-cell/>
        </table:table-row>
        <table:table-row table:style-name="ro1">
          <table:table-cell table:style-name="ce4" office:value-type="float" office:value="6" calcext:value-type="float">
            <text:p>6</text:p>
          </table:table-cell>
          <table:table-cell table:style-name="ce4" office:value-type="string" calcext:value-type="string">
            <text:p><text:a xlink:href="javascript:openWin('47-06.htm',6)" xlink:type="simple">山姫の染むるこゝろは分かねどもうつろふ方や深きなるらん</text:a></text:p>
          </table:table-cell>
          <table:table-cell table:style-name="ce11" office:value-type="string" calcext:value-type="string">
            <text:p>Whatever the 'ladies' meant, the answer is clear: </text:p>
            <text:p>The newer of these hues is far the deeper.</text:p>
          </table:table-cell>
          <table:table-cell/>
        </table:table-row>
        <table:table-row table:style-name="ro1">
          <table:table-cell table:style-name="ce4" office:value-type="float" office:value="7" calcext:value-type="float">
            <text:p>7</text:p>
          </table:table-cell>
          <table:table-cell table:style-name="ce4" office:value-type="string" calcext:value-type="string">
            <text:p><text:a xlink:href="javascript:openWin('47-07.htm',7)" xlink:type="simple">をみなへし咲ける大野をふせぎつゝ心せばくやしめを結ふらむ</text:a></text:p>
          </table:table-cell>
          <table:table-cell table:style-name="ce11" office:value-type="string" calcext:value-type="string">
            <text:p>All the wide field abloom with maiden flowers! </text:p>
            <text:p>Why must you string a rope to keep us out?</text:p>
          </table:table-cell>
          <table:table-cell/>
        </table:table-row>
        <table:table-row table:style-name="ro1">
          <table:table-cell table:style-name="ce4" office:value-type="float" office:value="8" calcext:value-type="float">
            <text:p>8</text:p>
          </table:table-cell>
          <table:table-cell table:style-name="ce4" office:value-type="string" calcext:value-type="string">
            <text:p><text:a xlink:href="javascript:openWin('47-08.htm',8)" xlink:type="simple">霧ふかきあしたの原のをみなへし心をよせて見る人ぞ見る</text:a></text:p>
          </table:table-cell>
          <table:table-cell table:style-name="ce11" office:value-type="string" calcext:value-type="string">
            <text:p>The maiden flowers on the misty morning field </text:p>
            <text:p>Are set aside for those who bestir themselves.</text:p>
          </table:table-cell>
          <table:table-cell/>
        </table:table-row>
        <table:table-row table:style-name="ro1">
          <table:table-cell table:style-name="ce4" office:value-type="float" office:value="9" calcext:value-type="float">
            <text:p>9</text:p>
          </table:table-cell>
          <table:table-cell table:style-name="ce4" office:value-type="string" calcext:value-type="string">
            <text:p><text:a xlink:href="javascript:openWin('47-09.htm',9)" xlink:type="simple">しるべせし我やかへりてまどふべき心もゆかぬ明けぐれの道</text:a></text:p>
          </table:table-cell>
          <table:table-cell table:style-name="ce11" office:value-type="string" calcext:value-type="string">
            <text:p>A futile night. The guide of yestereve </text:p>
            <text:p>Seems doomed to wander lost down the twilight road.</text:p>
          </table:table-cell>
          <table:table-cell/>
        </table:table-row>
        <table:table-row table:style-name="ro1">
          <table:table-cell table:style-name="ce4" office:value-type="float" office:value="10" calcext:value-type="float">
            <text:p>10</text:p>
          </table:table-cell>
          <table:table-cell table:style-name="ce4" office:value-type="string" calcext:value-type="string">
            <text:p><text:a xlink:href="javascript:openWin('47-10.htm',10)" xlink:type="simple">かたがたにくらす心を思ひやれ人やりならぬ道にまどはば</text:a></text:p>
          </table:table-cell>
          <table:table-cell table:style-name="ce11" office:value-type="string" calcext:value-type="string">
            <text:p>You walk a road you have chosen for yourself, </text:p>
            <text:p>While helplessly we stumble on in darkness.</text:p>
          </table:table-cell>
          <table:table-cell/>
        </table:table-row>
        <table:table-row table:style-name="ro1">
          <table:table-cell table:style-name="ce4" office:value-type="float" office:value="11" calcext:value-type="float">
            <text:p>11</text:p>
          </table:table-cell>
          <table:table-cell table:style-name="ce4" office:value-type="string" calcext:value-type="string">
            <text:p><text:a xlink:href="javascript:openWin('47-11.htm',11)" xlink:type="simple">世のつねに思やすらむ露ふかき道の笹原わけて来つるも</text:a></text:p>
          </table:table-cell>
          <table:table-cell table:style-name="ce11" office:value-type="string" calcext:value-type="string">
            <text:p>You cannot think that a trifling urge induced me </text:p>
            <text:p>To brave, for you, that tangled, dew-drenched path?</text:p>
          </table:table-cell>
          <table:table-cell/>
        </table:table-row>
        <table:table-row table:style-name="ro1">
          <table:table-cell table:style-name="ce4" office:value-type="float" office:value="12" calcext:value-type="float">
            <text:p>12</text:p>
          </table:table-cell>
          <table:table-cell table:style-name="ce4" office:value-type="string" calcext:value-type="string">
            <text:p><text:a xlink:href="javascript:openWin('47-12.htm',12)" xlink:type="simple">小夜衣きてなれきとはいはずともかことばかりはかけずしもあらじ</text:a></text:p>
          </table:table-cell>
          <table:table-cell table:style-name="ce11" office:value-type="string" calcext:value-type="string">
            <text:p>We did not share a bed, I hear you say. </text:p>
            <text:p>But we were together, that I must insist.</text:p>
          </table:table-cell>
          <table:table-cell/>
        </table:table-row>
        <table:table-row table:style-name="ro1">
          <table:table-cell table:style-name="ce4" office:value-type="float" office:value="13" calcext:value-type="float">
            <text:p>13</text:p>
          </table:table-cell>
          <table:table-cell table:style-name="ce4" office:value-type="string" calcext:value-type="string">
            <text:p><text:a xlink:href="javascript:openWin('47-13.htm',13)" xlink:type="simple">へだてなき心ばかりは通ふともなれし紬とはかけじとぞ思ふ</text:a></text:p>
          </table:table-cell>
          <table:table-cell table:style-name="ce11" office:value-type="string" calcext:value-type="string">
            <text:p>No barrier, perhaps, between our hearts; </text:p>
            <text:p>But say not that our sleeves caress each other.</text:p>
          </table:table-cell>
          <table:table-cell/>
        </table:table-row>
        <table:table-row table:style-name="ro1">
          <table:table-cell table:style-name="ce4" office:value-type="float" office:value="14" calcext:value-type="float">
            <text:p>14</text:p>
          </table:table-cell>
          <table:table-cell table:style-name="ce4" office:value-type="string" calcext:value-type="string">
            <text:p><text:a xlink:href="javascript:openWin('47-14.htm',14)" xlink:type="simple">中絶えむものならなくに橋姫のかたしく袖や夜半にぬらさん</text:a></text:p>
          </table:table-cell>
          <table:table-cell table:style-name="ce11" office:value-type="string" calcext:value-type="string">
            <text:p>The lady at the bridge may steep her sleeves </text:p>
            <text:p>In lonely midnight tears-but not for long.</text:p>
          </table:table-cell>
          <table:table-cell/>
        </table:table-row>
        <table:table-row table:style-name="ro1">
          <table:table-cell table:style-name="ce4" office:value-type="float" office:value="15" calcext:value-type="float">
            <text:p>15</text:p>
          </table:table-cell>
          <table:table-cell table:style-name="ce4" office:value-type="string" calcext:value-type="string">
            <text:p><text:a xlink:href="javascript:openWin('47-15.htm',15)" xlink:type="simple">絶えせじのわがたのみにや宇治橋のはるけき中を待ちわたるべき</text:a></text:p>
          </table:table-cell>
          <table:table-cell table:style-name="ce11" office:value-type="string" calcext:value-type="string">
            <text:p>That you will come again I do believe. </text:p>
            <text:p>But must I wait for visits far between?</text:p>
          </table:table-cell>
          <table:table-cell/>
        </table:table-row>
        <table:table-row table:style-name="ro1">
          <table:table-cell table:style-name="ce4" office:value-type="float" office:value="16" calcext:value-type="float">
            <text:p>16</text:p>
          </table:table-cell>
          <table:table-cell table:style-name="ce4" office:value-type="string" calcext:value-type="string">
            <text:p><text:a xlink:href="javascript:openWin('47-16.htm',16)" xlink:type="simple">いつぞやも花のさかりにひとめ見し木のもとさへや秋はさびしき</text:a></text:p>
          </table:table-cell>
          <table:table-cell table:style-name="ce11" office:value-type="string" calcext:value-type="string">
            <text:p>We saw yon trees in the spring, a blaze of flowers. </text:p>
            <text:p>Beneath them too sad autumn now has stolen.</text:p>
          </table:table-cell>
          <table:table-cell/>
        </table:table-row>
        <table:table-row table:style-name="ro1">
          <table:table-cell table:style-name="ce4" office:value-type="float" office:value="17" calcext:value-type="float">
            <text:p>17</text:p>
          </table:table-cell>
          <table:table-cell table:style-name="ce4" office:value-type="string" calcext:value-type="string">
            <text:p><text:a xlink:href="javascript:openWin('47-17.htm',17)" xlink:type="simple">桜こそ思しらすれ咲きにほふ花も紅葉もつねならぬ世を</text:a></text:p>
          </table:table-cell>
          <table:table-cell table:style-name="ce11" office:value-type="string" calcext:value-type="string">
            <text:p>With flowers that fade, with leaves that turn, they speak </text:p>
            <text:p>Most surely of a world where all is fleeting.</text:p>
          </table:table-cell>
          <table:table-cell/>
        </table:table-row>
        <table:table-row table:style-name="ro1">
          <table:table-cell table:style-name="ce4" office:value-type="float" office:value="18" calcext:value-type="float">
            <text:p>18</text:p>
          </table:table-cell>
          <table:table-cell table:style-name="ce4" office:value-type="string" calcext:value-type="string">
            <text:p><text:a xlink:href="javascript:openWin('47-18.htm',18)" xlink:type="simple">いづこより秋は行けむ山里の紅葉のかげは過ぎうきものを</text:a></text:p>
          </table:table-cell>
          <table:table-cell table:style-name="ce11" office:value-type="string" calcext:value-type="string">
            <text:p>Regretfully, we leave the autumn groves </text:p>
            <text:p>Whence autumn, unobserved, has slipped away.</text:p>
          </table:table-cell>
          <table:table-cell/>
        </table:table-row>
        <table:table-row table:style-name="ro1">
          <table:table-cell table:style-name="ce4" office:value-type="float" office:value="19" calcext:value-type="float">
            <text:p>19</text:p>
          </table:table-cell>
          <table:table-cell table:style-name="ce4" office:value-type="string" calcext:value-type="string">
            <text:p><text:a xlink:href="javascript:openWin('47-19.htm',19)" xlink:type="simple">見し人もなき山里の岩垣に心ながくも這へる葛哉</text:a></text:p>
          </table:table-cell>
          <table:table-cell table:style-name="ce11" office:value-type="string" calcext:value-type="string">
            <text:p>The vine yet clings to the stone-walled mountain village, </text:p>
            <text:p>Longer-lived than he whom once I knew.</text:p>
          </table:table-cell>
          <table:table-cell/>
        </table:table-row>
        <table:table-row table:style-name="ro1">
          <table:table-cell table:style-name="ce4" office:value-type="float" office:value="20" calcext:value-type="float">
            <text:p>20</text:p>
          </table:table-cell>
          <table:table-cell table:style-name="ce4" office:value-type="string" calcext:value-type="string">
            <text:p><text:a xlink:href="javascript:openWin('47-20.htm',20)" xlink:type="simple">秋はててさびしさまさる木のもとを吹なすぐしそ峰の松風</text:a></text:p>
          </table:table-cell>
          <table:table-cell table:style-name="ce11" office:value-type="string" calcext:value-type="string">
            <text:p>Blow not harshly, wind from the mountain pines, </text:p>
            <text:p>Through trees where sadness waxes as autumn wanes.</text:p>
          </table:table-cell>
          <table:table-cell/>
        </table:table-row>
        <table:table-row table:style-name="ro1">
          <table:table-cell table:style-name="ce4" office:value-type="float" office:value="21" calcext:value-type="float">
            <text:p>21</text:p>
          </table:table-cell>
          <table:table-cell table:style-name="ce4" office:value-type="string" calcext:value-type="string">
            <text:p><text:a xlink:href="javascript:openWin('47-21.htm',21)" xlink:type="simple">若草のねみむものとは思はねどむすぼほれたる心ちこそすれ</text:a></text:p>
          </table:table-cell>
          <table:table-cell table:style-name="ce11" office:value-type="string" calcext:value-type="string">
            <text:p>I do not propose to sleep among the young grasses. </text:p>
            <text:p>But ensnared in them I must confess to be.</text:p>
          </table:table-cell>
          <table:table-cell/>
        </table:table-row>
        <table:table-row table:style-name="ro1">
          <table:table-cell table:style-name="ce4" office:value-type="float" office:value="22" calcext:value-type="float">
            <text:p>22</text:p>
          </table:table-cell>
          <table:table-cell table:style-name="ce4" office:value-type="string" calcext:value-type="string">
            <text:p><text:a xlink:href="javascript:openWin('47-22.htm',22)" xlink:type="simple">ながむるはおなじ雲井をいかなればおぼつかなさをそふる時雨ぞ</text:a></text:p>
          </table:table-cell>
          <table:table-cell table:style-name="ce11" office:value-type="string" calcext:value-type="string">
            <text:p>The sky I see is the usual nighttime sky. </text:p>
            <text:p>Then why tonight do the showers increase my longing?</text:p>
          </table:table-cell>
          <table:table-cell/>
        </table:table-row>
        <table:table-row table:style-name="ro1">
          <table:table-cell table:style-name="ce4" office:value-type="float" office:value="23" calcext:value-type="float">
            <text:p>23</text:p>
          </table:table-cell>
          <table:table-cell table:style-name="ce4" office:value-type="string" calcext:value-type="string">
            <text:p><text:a xlink:href="javascript:openWin('47-23.htm',23)" xlink:type="simple">あられふる深山の里は朝夕にながむる空もかきくらしつゝ</text:a></text:p>
          </table:table-cell>
          <table:table-cell table:style-name="ce11" office:value-type="string" calcext:value-type="string">
            <text:p>Here in our hail-flogged village, deep in the mountains, </text:p>
            <text:p>The skies upon which we gaze are forever cloudy.</text:p>
          </table:table-cell>
          <table:table-cell/>
        </table:table-row>
        <table:table-row table:style-name="ro1">
          <table:table-cell table:style-name="ce4" office:value-type="float" office:value="24" calcext:value-type="float">
            <text:p>24</text:p>
          </table:table-cell>
          <table:table-cell table:style-name="ce4" office:value-type="string" calcext:value-type="string">
            <text:p><text:a xlink:href="javascript:openWin('47-24.htm',24)" xlink:type="simple">霜さゆるみぎはの千鳥うちわびてなく音かなしき朝ぼらけかな</text:a></text:p>
          </table:table-cell>
          <table:table-cell table:style-name="ce11" office:value-type="string" calcext:value-type="string">
            <text:p>Forlorn the dawn, when on the frosty bank </text:p>
            <text:p>The plovers sound their melancholy notes.</text:p>
          </table:table-cell>
          <table:table-cell/>
        </table:table-row>
        <table:table-row table:style-name="ro1">
          <table:table-cell table:style-name="ce4" office:value-type="float" office:value="25" calcext:value-type="float">
            <text:p>25</text:p>
          </table:table-cell>
          <table:table-cell table:style-name="ce4" office:value-type="string" calcext:value-type="string">
            <text:p><text:a xlink:href="javascript:openWin('47-25.htm',25)" xlink:type="simple">あかつきの霜うちはらひ鳴ちどりもの思ふ人の心をや知る</text:a></text:p>
          </table:table-cell>
          <table:table-cell table:style-name="ce11" office:value-type="string" calcext:value-type="string">
            <text:p>The plovers in the dawn, shaking off the frost: </text:p>
            <text:p>Do they call to the heart of one now sunk in grief?</text:p>
          </table:table-cell>
          <table:table-cell/>
        </table:table-row>
        <table:table-row table:style-name="ro1">
          <table:table-cell table:style-name="ce4" office:value-type="float" office:value="26" calcext:value-type="float">
            <text:p>26</text:p>
          </table:table-cell>
          <table:table-cell table:style-name="ce4" office:value-type="string" calcext:value-type="string">
            <text:p><text:a xlink:href="javascript:openWin('47-26.htm',26)" xlink:type="simple">かきくもり日かげも見えぬ奥山に心をくらすころにもある哉</text:a></text:p>
          </table:table-cell>
          <table:table-cell table:style-name="ce11" office:value-type="string" calcext:value-type="string">
            <text:p>In mountains deep, where clouds turn back the sun, </text:p>
            <text:p>Each day casts darker shadows upon my heart.</text:p>
          </table:table-cell>
          <table:table-cell/>
        </table:table-row>
        <table:table-row table:style-name="ro1">
          <table:table-cell table:style-name="ce4" office:value-type="float" office:value="27" calcext:value-type="float">
            <text:p>27</text:p>
          </table:table-cell>
          <table:table-cell table:style-name="ce4" office:value-type="string" calcext:value-type="string">
            <text:p><text:a xlink:href="javascript:openWin('47-27.htm',27)" xlink:type="simple">くれなゐに落つる涙もかひなきはかたみの色をそめぬなりけり</text:a></text:p>
          </table:table-cell>
          <table:table-cell table:style-name="ce11" office:value-type="string" calcext:value-type="string">
            <text:p>Uselessly they fall, these blood-red tears, </text:p>
            <text:p>For they do not dye these robes in black remembrance.</text:p>
          </table:table-cell>
          <table:table-cell/>
        </table:table-row>
        <table:table-row table:style-name="ro1">
          <table:table-cell table:style-name="ce4" office:value-type="float" office:value="28" calcext:value-type="float">
            <text:p>28</text:p>
          </table:table-cell>
          <table:table-cell table:style-name="ce4" office:value-type="string" calcext:value-type="string">
            <text:p><text:a xlink:href="javascript:openWin('47-28.htm',28)" xlink:type="simple">をくれじと空行月をしたふかなつゐにすむべきこの世ならねば</text:a></text:p>
          </table:table-cell>
          <table:table-cell table:style-name="ce11" office:value-type="string" calcext:value-type="string">
            <text:p>My heart goes after yon retreating moon. </text:p>
            <text:p>No home, this world m which to dwell forever.</text:p>
          </table:table-cell>
          <table:table-cell/>
        </table:table-row>
        <table:table-row table:style-name="ro1">
          <table:table-cell table:style-name="ce4" office:value-type="float" office:value="29" calcext:value-type="float">
            <text:p>29</text:p>
          </table:table-cell>
          <table:table-cell table:style-name="ce4" office:value-type="string" calcext:value-type="string">
            <text:p><text:a xlink:href="javascript:openWin('47-29.htm',29)" xlink:type="simple">恋わびて死ぬるくすりのゆかしきに雪の山にや跡を消なまし</text:a></text:p>
          </table:table-cell>
          <table:table-cell table:style-name="ce11" office:value-type="string" calcext:value-type="string">
            <text:p>Deep in the Snowy Mountains* would I vanish, </text:p>
            <text:p>In search of the brew that is death for those who love.</text:p>
          </table:table-cell>
          <table:table-cell/>
        </table:table-row>
        <table:table-row table:style-name="ro1">
          <table:table-cell table:style-name="ce4" office:value-type="float" office:value="30" calcext:value-type="float">
            <text:p>30</text:p>
          </table:table-cell>
          <table:table-cell table:style-name="ce4" office:value-type="string" calcext:value-type="string">
            <text:p><text:a xlink:href="javascript:openWin('47-30.htm',30)" xlink:type="simple">来しかたを思ひいづるもはかなきを行すゑかけてなに頼むらん</text:a></text:p>
          </table:table-cell>
          <table:table-cell table:style-name="ce11" office:value-type="string" calcext:value-type="string">
            <text:p>Unsure has been the road over which I look back. </text:p>
            <text:p>What can I know of the road that lies ahead?</text:p>
          </table:table-cell>
          <table:table-cell/>
        </table:table-row>
        <table:table-row table:style-name="ro1">
          <table:table-cell table:style-name="ce4" office:value-type="float" office:value="31" calcext:value-type="float">
            <text:p>31</text:p>
          </table:table-cell>
          <table:table-cell table:style-name="ce4" office:value-type="string" calcext:value-type="string">
            <text:p><text:a xlink:href="javascript:openWin('47-31.htm',31)" xlink:type="simple">行すゑをみじかき物と思ひなば目のまへにだにそむかざらなん</text:a></text:p>
          </table:table-cell>
          <table:table-cell table:style-name="ce11" office:value-type="string" calcext:value-type="string">
            <text:p>The road ahead must needs be short, you tell me? </text:p>
            <text:p>Then let us presume upon it while we may.</text:p>
          </table:table-cell>
          <table:table-cell/>
        </table:table-row>
        <table:table-row table:style-name="ro1">
          <table:table-cell table:style-name="ce3" office:value-type="float" office:value="1" calcext:value-type="float">
            <text:p>1</text:p>
          </table:table-cell>
          <table:table-cell table:style-name="ce1" office:value-type="string" calcext:value-type="string">
            <text:p><text:a xlink:href="javascript:openWin('48-01.htm',1)" xlink:type="simple">君にとてあまたの春をつみしかば常を忘れぬ初蕨なり</text:a></text:p>
          </table:table-cell>
          <table:table-cell table:style-name="ce11" office:value-type="string" calcext:value-type="string">
            <text:p>Through many a spring we plucked these shoots for him. </text:p>
            <text:p>Today remembrance bids us do as well.</text:p>
          </table:table-cell>
          <table:table-cell/>
        </table:table-row>
        <table:table-row table:style-name="ro1">
          <table:table-cell table:style-name="ce3" office:value-type="float" office:value="2" calcext:value-type="float">
            <text:p>2</text:p>
          </table:table-cell>
          <table:table-cell table:style-name="ce1" office:value-type="string" calcext:value-type="string">
            <text:p><text:a xlink:href="javascript:openWin('48-02.htm',2)" xlink:type="simple">この春はたれにか見せむなき人のかたみに摘める嶺の早蕨</text:a></text:p>
          </table:table-cell>
          <table:table-cell table:style-name="ce11" office:value-type="string" calcext:value-type="string">
            <text:p>And to whom shall I show these early ferns from the mountain, </text:p>
            <text:p>Plucked in remembrance of one who is no more?</text:p>
          </table:table-cell>
          <table:table-cell/>
        </table:table-row>
        <table:table-row table:style-name="ro1">
          <table:table-cell table:style-name="ce3" office:value-type="float" office:value="3" calcext:value-type="float">
            <text:p>3</text:p>
          </table:table-cell>
          <table:table-cell table:style-name="ce1" office:value-type="string" calcext:value-type="string">
            <text:p><text:a xlink:href="javascript:openWin('48-03.htm',3)" xlink:type="simple">おる人の心に通ふ花なれや色には出でず下ににほへる</text:a></text:p>
          </table:table-cell>
          <table:table-cell table:style-name="ce11" office:value-type="string" calcext:value-type="string">
            <text:p>This branch seems much in accord with him who breaks it. </text:p>
            <text:p>I catch a secret scent beneath the surface.</text:p>
          </table:table-cell>
          <table:table-cell/>
        </table:table-row>
        <table:table-row table:style-name="ro1">
          <table:table-cell table:style-name="ce3" office:value-type="float" office:value="4" calcext:value-type="float">
            <text:p>4</text:p>
          </table:table-cell>
          <table:table-cell table:style-name="ce1" office:value-type="string" calcext:value-type="string">
            <text:p><text:a xlink:href="javascript:openWin('48-04.htm',4)" xlink:type="simple">見る人にかこと寄せける花の枝を心してこそおるべかりけれ</text:a></text:p>
          </table:table-cell>
          <table:table-cell table:style-name="ce11" office:value-type="string" calcext:value-type="string">
            <text:p>I should have been more careful with my blossoms </text:p>
            <text:p>I offer fragrance, get imputations back.</text:p>
          </table:table-cell>
          <table:table-cell/>
        </table:table-row>
        <table:table-row table:style-name="ro1">
          <table:table-cell table:style-name="ce3" office:value-type="float" office:value="5" calcext:value-type="float">
            <text:p>5</text:p>
          </table:table-cell>
          <table:table-cell table:style-name="ce1" office:value-type="string" calcext:value-type="string">
            <text:p><text:a xlink:href="javascript:openWin('48-05.htm',5)" xlink:type="simple">はかなしや霞の衣たちしまに花のひもとくおりも来にけり</text:a></text:p>
          </table:table-cell>
          <table:table-cell table:style-name="ce11" office:value-type="string" calcext:value-type="string">
            <text:p>How quickly time does pass. You made and donned </text:p>
            <text:p>Your mourning robes, and now the blossoms open.</text:p>
          </table:table-cell>
          <table:table-cell/>
        </table:table-row>
        <table:table-row table:style-name="ro1">
          <table:table-cell table:style-name="ce3" office:value-type="float" office:value="6" calcext:value-type="float">
            <text:p>6</text:p>
          </table:table-cell>
          <table:table-cell table:style-name="ce1" office:value-type="string" calcext:value-type="string">
            <text:p><text:a xlink:href="javascript:openWin('48-06.htm',6)" xlink:type="simple">見る人もあらしにまよふ山里にむかしおぼゆる花の香ぞする</text:a></text:p>
          </table:table-cell>
          <table:table-cell table:style-name="ce11" office:value-type="string" calcext:value-type="string">
            <text:p>Here where no visitor comes save only the tempest, </text:p>
            <text:p>The scent of blossoms brings thoughts of days now gone.</text:p>
          </table:table-cell>
          <table:table-cell/>
        </table:table-row>
        <table:table-row table:style-name="ro1">
          <table:table-cell table:style-name="ce3" office:value-type="float" office:value="7" calcext:value-type="float">
            <text:p>7</text:p>
          </table:table-cell>
          <table:table-cell table:style-name="ce1" office:value-type="string" calcext:value-type="string">
            <text:p><text:a xlink:href="javascript:openWin('48-07.htm',7)" xlink:type="simple">袖ふれし梅はかはらぬ匂ひにて根ごめうつろふ宿やことなる</text:a></text:p>
          </table:table-cell>
          <table:table-cell table:style-name="ce11" office:value-type="string" calcext:value-type="string">
            <text:p>The fragrance lasts of the plum my sleeve has brushed. </text:p>
            <text:p>Uprooted now, must it dwell m a distant land?</text:p>
          </table:table-cell>
          <table:table-cell/>
        </table:table-row>
        <table:table-row table:style-name="ro1">
          <table:table-cell table:style-name="ce3" office:value-type="float" office:value="8" calcext:value-type="float">
            <text:p>8</text:p>
          </table:table-cell>
          <table:table-cell table:style-name="ce1" office:value-type="string" calcext:value-type="string">
            <text:p><text:a xlink:href="javascript:openWin('48-08.htm',8)" xlink:type="simple">先に立つ涙の川に身を投げば人にをくれぬ命ならまし</text:a></text:p>
          </table:table-cell>
          <table:table-cell table:style-name="ce11" office:value-type="string" calcext:value-type="string">
            <text:p>Tears came first. I should have flung myself into </text:p>
            <text:p>A stream of tears that would not have left me behind.</text:p>
          </table:table-cell>
          <table:table-cell/>
        </table:table-row>
        <table:table-row table:style-name="ro1">
          <table:table-cell table:style-name="ce3" office:value-type="float" office:value="9" calcext:value-type="float">
            <text:p>9</text:p>
          </table:table-cell>
          <table:table-cell table:style-name="ce1" office:value-type="string" calcext:value-type="string">
            <text:p><text:a xlink:href="javascript:openWin('48-09.htm',9)" xlink:type="simple">身を没げむ涙の川に沈みても恋しき瀬瀬に忘れしもせじ</text:a></text:p>
          </table:table-cell>
          <table:table-cell table:style-name="ce11" office:value-type="string" calcext:value-type="string">
            <text:p>Deep though one plunges into the river of tears, </text:p>
            <text:p>One comes upon occasional snags of remembrance.</text:p>
          </table:table-cell>
          <table:table-cell/>
        </table:table-row>
        <table:table-row table:style-name="ro1">
          <table:table-cell table:style-name="ce3" office:value-type="float" office:value="10" calcext:value-type="float">
            <text:p>10</text:p>
          </table:table-cell>
          <table:table-cell table:style-name="ce1" office:value-type="string" calcext:value-type="string">
            <text:p><text:a xlink:href="javascript:openWin('48-10.htm',10)" xlink:type="simple">人はみないそぎたつめる袖のうらにひとり藻塩を垂るるあまかな</text:a></text:p>
          </table:table-cell>
          <table:table-cell table:style-name="ce11" office:value-type="string" calcext:value-type="string">
            <text:p>And there they are, so busy getting ready, </text:p>
            <text:p>And wet are the sleeves of the solitary fishwife.</text:p>
          </table:table-cell>
          <table:table-cell/>
        </table:table-row>
        <table:table-row table:style-name="ro1">
          <table:table-cell table:style-name="ce3" office:value-type="float" office:value="11" calcext:value-type="float">
            <text:p>11</text:p>
          </table:table-cell>
          <table:table-cell table:style-name="ce1" office:value-type="string" calcext:value-type="string">
            <text:p><text:a xlink:href="javascript:openWin('48-11.htm',11)" xlink:type="simple">塩垂るるあまのころもにことなれや浮きたる浪にぬるる我袖</text:a></text:p>
          </table:table-cell>
          <table:table-cell table:style-name="ce11" office:value-type="string" calcext:value-type="string">
            <text:p>Is it drier, my sleeve, than the brine-wet sleeve of the fishwife? </text:p>
            <text:p>Sodden it is, from the waves upon which it floats.</text:p>
          </table:table-cell>
          <table:table-cell/>
        </table:table-row>
        <table:table-row table:style-name="ro1">
          <table:table-cell table:style-name="ce3" office:value-type="float" office:value="12" calcext:value-type="float">
            <text:p>12</text:p>
          </table:table-cell>
          <table:table-cell table:style-name="ce1" office:value-type="string" calcext:value-type="string">
            <text:p><text:a xlink:href="javascript:openWin('48-12.htm',12)" xlink:type="simple">あり経ればうれしき瀬にもあひけるを身をうぢ河に投げてましかば</text:a></text:p>
          </table:table-cell>
          <table:table-cell table:style-name="ce11" office:value-type="string" calcext:value-type="string">
            <text:p>You have lived to come upon these joyous days, </text:p>
            <text:p>And are you not glad Old Gloomy* did not get you?</text:p>
          </table:table-cell>
          <table:table-cell/>
        </table:table-row>
        <table:table-row table:style-name="ro1">
          <table:table-cell table:style-name="ce3" office:value-type="float" office:value="13" calcext:value-type="float">
            <text:p>13</text:p>
          </table:table-cell>
          <table:table-cell table:style-name="ce1" office:value-type="string" calcext:value-type="string">
            <text:p><text:a xlink:href="javascript:openWin('48-13.htm',13)" xlink:type="simple">過ぎにしが恋しきことも忘れねどけふばたまづも行心かな</text:a></text:p>
          </table:table-cell>
          <table:table-cell table:style-name="ce11" office:value-type="string" calcext:value-type="string">
            <text:p>We do not forget to look back at one now gone; </text:p>
            <text:p>But this day, of ail, our hearts must look ahead.</text:p>
          </table:table-cell>
          <table:table-cell/>
        </table:table-row>
        <table:table-row table:style-name="ro1">
          <table:table-cell table:style-name="ce3" office:value-type="float" office:value="14" calcext:value-type="float">
            <text:p>14</text:p>
          </table:table-cell>
          <table:table-cell table:style-name="ce1" office:value-type="string" calcext:value-type="string">
            <text:p><text:a xlink:href="javascript:openWin('48-14.htm',14)" xlink:type="simple">ながむれば山より出でてゆく月も、よにすみわびて山にこそ入れ</text:a></text:p>
          </table:table-cell>
          <table:table-cell table:style-name="ce11" office:value-type="string" calcext:value-type="string">
            <text:p>The moon comes forth from the mountain upon a world </text:p>
            <text:p>That offers no home. It goes again to the mountain.</text:p>
          </table:table-cell>
          <table:table-cell/>
        </table:table-row>
        <table:table-row table:style-name="ro1">
          <table:table-cell table:style-name="ce3" office:value-type="float" office:value="15" calcext:value-type="float">
            <text:p>15</text:p>
          </table:table-cell>
          <table:table-cell table:style-name="ce1" office:value-type="string" calcext:value-type="string">
            <text:p><text:a xlink:href="javascript:openWin('48-15.htm',15)" xlink:type="simple">しなてるや鳰のみづうみに漕ぐ舟のまほならねどもあひ見し物を</text:a></text:p>
          </table:table-cell>
          <table:table-cell table:style-name="ce11" office:value-type="string" calcext:value-type="string">
            <text:p>The boat setting forth on the undulant Lake of Loons, </text:p>
            <text:p>Though badly rigged, did somehow make a landfall.</text:p>
          </table:table-cell>
          <table:table-cell/>
        </table:table-row>
        <table:table-row table:style-name="ro1">
          <table:table-cell table:style-name="ce4" office:value-type="float" office:value="1" calcext:value-type="float">
            <text:p>1</text:p>
          </table:table-cell>
          <table:table-cell table:style-name="ce6" office:value-type="string" calcext:value-type="string">
            <text:p><text:a xlink:href="javascript:openWin('49-01.htm',1)" xlink:type="simple">世のつねの垣根ににほふ花ならばこころのままにおりて見ましを</text:a></text:p>
          </table:table-cell>
          <table:table-cell table:style-name="ce11" office:value-type="string" calcext:value-type="string">
            <text:p>If I had found it at a common hedge, </text:p>
            <text:p>I might have plucked it quite to suit my fancy.</text:p>
          </table:table-cell>
          <table:table-cell/>
        </table:table-row>
        <table:table-row table:style-name="ro1">
          <table:table-cell table:style-name="ce4" office:value-type="float" office:value="2" calcext:value-type="float">
            <text:p>2</text:p>
          </table:table-cell>
          <table:table-cell table:style-name="ce6" office:value-type="string" calcext:value-type="string">
            <text:p><text:a xlink:href="javascript:openWin('49-02.htm',2)" xlink:type="simple">霜にあへず枯れにし園の菊なれど残りの色はあせずもある哉</text:a></text:p>
          </table:table-cell>
          <table:table-cell table:style-name="ce11" office:value-type="string" calcext:value-type="string">
            <text:p>A single chrysanthemum, left in a withered garden, </text:p>
            <text:p>Withstands the frost, its color yet unfaded.</text:p>
          </table:table-cell>
          <table:table-cell/>
        </table:table-row>
        <table:table-row table:style-name="ro1">
          <table:table-cell table:style-name="ce4" office:value-type="float" office:value="3" calcext:value-type="float">
            <text:p>3</text:p>
          </table:table-cell>
          <table:table-cell table:style-name="ce6" office:value-type="string" calcext:value-type="string">
            <text:p><text:a xlink:href="javascript:openWin('49-03.htm',3)" xlink:type="simple">今朝のまの色にやめでんをく露の消えぬにかゝる花と見る見る</text:a></text:p>
          </table:table-cell>
          <table:table-cell table:style-name="ce11" office:value-type="string" calcext:value-type="string">
            <text:p>It lasts, I know, but as long as the dew upon it. </text:p>
            <text:p>Yet am I drawn to the hue that fades with the morning.</text:p>
          </table:table-cell>
          <table:table-cell/>
        </table:table-row>
        <table:table-row table:style-name="ro1">
          <table:table-cell table:style-name="ce4" office:value-type="float" office:value="4" calcext:value-type="float">
            <text:p>4</text:p>
          </table:table-cell>
          <table:table-cell table:style-name="ce6" office:value-type="string" calcext:value-type="string">
            <text:p><text:a xlink:href="javascript:openWin('49-04.htm',4)" xlink:type="simple">よそへてぞ見るべかりける白露のちぎりかをきし朝顔の花</text:a></text:p>
          </table:table-cell>
          <table:table-cell table:style-name="ce11" office:value-type="string" calcext:value-type="string">
            <text:p>Should I have taken the proffered morning glory </text:p>
            <text:p>With the silver dew the blessing, still upon it?</text:p>
          </table:table-cell>
          <table:table-cell/>
        </table:table-row>
        <table:table-row table:style-name="ro1">
          <table:table-cell table:style-name="ce4" office:value-type="float" office:value="5" calcext:value-type="float">
            <text:p>5</text:p>
          </table:table-cell>
          <table:table-cell table:style-name="ce6" office:value-type="string" calcext:value-type="string">
            <text:p><text:a xlink:href="javascript:openWin('49-05.htm',5)" xlink:type="simple">消えぬまに枯れぬる花のはかなさにをくるゝ露は猶ぞまされる</text:a></text:p>
          </table:table-cell>
          <table:table-cell table:style-name="ce11" office:value-type="string" calcext:value-type="string">
            <text:p>Forlorn the flower that fades with the dew upon it. </text:p>
            <text:p>Yet more forlorn the dew that is left behind.</text:p>
          </table:table-cell>
          <table:table-cell/>
        </table:table-row>
        <table:table-row table:style-name="ro1">
          <table:table-cell table:style-name="ce4" office:value-type="float" office:value="6" calcext:value-type="float">
            <text:p>6</text:p>
          </table:table-cell>
          <table:table-cell table:style-name="ce6" office:value-type="string" calcext:value-type="string">
            <text:p><text:a xlink:href="javascript:openWin('49-06.htm',6)" xlink:type="simple">おほ空の月だにやどるわが宿に待よひすぎて見えぬ君かな</text:a></text:p>
          </table:table-cell>
          <table:table-cell table:style-name="ce11" office:value-type="string" calcext:value-type="string">
            <text:p>Even the moon deigns to come to this dwelling of mine. </text:p>
            <text:p>The night draws on, we await a sign of you.</text:p>
          </table:table-cell>
          <table:table-cell/>
        </table:table-row>
        <table:table-row table:style-name="ro1">
          <table:table-cell table:style-name="ce4" office:value-type="float" office:value="7" calcext:value-type="float">
            <text:p>7</text:p>
          </table:table-cell>
          <table:table-cell table:style-name="ce6" office:value-type="string" calcext:value-type="string">
            <text:p><text:a xlink:href="javascript:openWin('49-07.htm',7)" xlink:type="simple">山里の松のかげにもかくばかり身にしむ秋の風はなかりき</text:a></text:p>
          </table:table-cell>
          <table:table-cell table:style-name="ce11" office:value-type="string" calcext:value-type="string">
            <text:p>Never, beneath the pines of that mountain village, </text:p>
            <text:p>Did I know the autumn winds to lash at me so.</text:p>
          </table:table-cell>
          <table:table-cell/>
        </table:table-row>
        <table:table-row table:style-name="ro1">
          <table:table-cell table:style-name="ce4" office:value-type="float" office:value="8" calcext:value-type="float">
            <text:p>8</text:p>
          </table:table-cell>
          <table:table-cell table:style-name="ce6" office:value-type="string" calcext:value-type="string">
            <text:p><text:a xlink:href="javascript:openWin('49-08.htm',8)" xlink:type="simple">をみなへししほれぞまさる朝露のいかにをきける名残なるらん</text:a></text:p>
          </table:table-cell>
          <table:table-cell table:style-name="ce11" office:value-type="string" calcext:value-type="string">
            <text:p>It droops, the maiden flower, as never before. </text:p>
            <text:p>The dew this morning has left it all too swiftly.</text:p>
          </table:table-cell>
          <table:table-cell/>
        </table:table-row>
        <table:table-row table:style-name="ro1">
          <table:table-cell table:style-name="ce4" office:value-type="float" office:value="9" calcext:value-type="float">
            <text:p>9</text:p>
          </table:table-cell>
          <table:table-cell table:style-name="ce6" office:value-type="string" calcext:value-type="string">
            <text:p><text:a xlink:href="javascript:openWin('49-09.htm',9)" xlink:type="simple">大かたに聞かましものを日ぐらしの声うらめしき秋のくれ哉</text:a></text:p>
          </table:table-cell>
          <table:table-cell table:style-name="ce11" office:value-type="string" calcext:value-type="string">
            <text:p>My sorrows would have their limits, were I yet there. </text:p>
            <text:p>The locust's call this autumn eve―I hate it!</text:p>
          </table:table-cell>
          <table:table-cell/>
        </table:table-row>
        <table:table-row table:style-name="ro1">
          <table:table-cell table:style-name="ce4" office:value-type="float" office:value="10" calcext:value-type="float">
            <text:p>10</text:p>
          </table:table-cell>
          <table:table-cell table:style-name="ce6" office:value-type="string" calcext:value-type="string">
            <text:p><text:a xlink:href="javascript:openWin('49-10.htm',10)" xlink:type="simple">うちわたし世にゆるしなき関川をみなれそめけん名こそおしけれ</text:a></text:p>
          </table:table-cell>
          <table:table-cell table:style-name="ce11" office:value-type="string" calcext:value-type="string">
            <text:p>Clandestine my rendezvous at Barrier River. </text:p>
            <text:p>No good this sudden departure will do for my name.</text:p>
          </table:table-cell>
          <table:table-cell/>
        </table:table-row>
        <table:table-row table:style-name="ro1">
          <table:table-cell table:style-name="ce4" office:value-type="float" office:value="11" calcext:value-type="float">
            <text:p>11</text:p>
          </table:table-cell>
          <table:table-cell table:style-name="ce6" office:value-type="string" calcext:value-type="string">
            <text:p><text:a xlink:href="javascript:openWin('49-11.htm',11)" xlink:type="simple">深からずうへは見ゆれど関川のしたのかよひばたゆる物かは</text:a></text:p>
          </table:table-cell>
          <table:table-cell table:style-name="ce11" office:value-type="string" calcext:value-type="string">
            <text:p>Viewed from above, its waters may seem shallow. </text:p>
            <text:p>But deep is Barrier River, its flow unceasing.</text:p>
          </table:table-cell>
          <table:table-cell/>
        </table:table-row>
        <table:table-row table:style-name="ro1">
          <table:table-cell table:style-name="ce4" office:value-type="float" office:value="12" calcext:value-type="float">
            <text:p>12</text:p>
          </table:table-cell>
          <table:table-cell table:style-name="ce6" office:value-type="string" calcext:value-type="string">
            <text:p><text:a xlink:href="javascript:openWin('49-12.htm',12)" xlink:type="simple">いたづらに分けつる道の露しげみむかしおぼゆる秋の空哉</text:a></text:p>
          </table:table-cell>
          <table:table-cell table:style-name="ce11" office:value-type="string" calcext:value-type="string">
            <text:p>An autumn sky, to remind me of days of old: </text:p>
            <text:p>I made my way in vain down a dew-drenched path.</text:p>
          </table:table-cell>
          <table:table-cell/>
        </table:table-row>
        <table:table-row table:style-name="ro1">
          <table:table-cell table:style-name="ce4" office:value-type="float" office:value="13" calcext:value-type="float">
            <text:p>13</text:p>
          </table:table-cell>
          <table:table-cell table:style-name="ce6" office:value-type="string" calcext:value-type="string">
            <text:p><text:a xlink:href="javascript:openWin('49-13.htm',13)" xlink:type="simple">また人になれける紬の移り香をわが身にしめてうらみつる哉</text:a></text:p>
          </table:table-cell>
          <table:table-cell table:style-name="ce11" office:value-type="string" calcext:value-type="string">
            <text:p>Most friendly it was of him to give to your sleeve </text:p>
            <text:p>The scent that maddens, sinks into the bones.</text:p>
          </table:table-cell>
          <table:table-cell/>
        </table:table-row>
        <table:table-row table:style-name="ro1">
          <table:table-cell table:style-name="ce4" office:value-type="float" office:value="14" calcext:value-type="float">
            <text:p>14</text:p>
          </table:table-cell>
          <table:table-cell table:style-name="ce6" office:value-type="string" calcext:value-type="string">
            <text:p><text:a xlink:href="javascript:openWin('49-14.htm',14)" xlink:type="simple">みなれぬる中の衣とたのめしをかばかりにてやかけはなれなん</text:a></text:p>
          </table:table-cell>
          <table:table-cell table:style-name="ce11" office:value-type="string" calcext:value-type="string">
            <text:p>The familiar robe has been a source of comfort. </text:p>
            <text:p>And now, for cause so paltry, must I lose it?</text:p>
          </table:table-cell>
          <table:table-cell/>
        </table:table-row>
        <table:table-row table:style-name="ro1">
          <table:table-cell table:style-name="ce4" office:value-type="float" office:value="15" calcext:value-type="float">
            <text:p>15</text:p>
          </table:table-cell>
          <table:table-cell table:style-name="ce6" office:value-type="string" calcext:value-type="string">
            <text:p><text:a xlink:href="javascript:openWin('49-15.htm',15)" xlink:type="simple">むすびける契ことなる下紐をたゞひとすぢにうらみやはする</text:a></text:p>
          </table:table-cell>
          <table:table-cell table:style-name="ce11" office:value-type="string" calcext:value-type="string">
            <text:p>I shall not go on always and always resenting </text:p>
            <text:p>The cord that now has bound you to another.</text:p>
          </table:table-cell>
          <table:table-cell/>
        </table:table-row>
        <table:table-row table:style-name="ro1">
          <table:table-cell table:style-name="ce4" office:value-type="float" office:value="16" calcext:value-type="float">
            <text:p>16</text:p>
          </table:table-cell>
          <table:table-cell table:style-name="ce6" office:value-type="string" calcext:value-type="string">
            <text:p><text:a xlink:href="javascript:openWin('49-16.htm',16)" xlink:type="simple">やどりきと思ひ出でずは木のもとの旅寝もいかにさびしからまし</text:a></text:p>
          </table:table-cell>
          <table:table-cell table:style-name="ce11" office:value-type="string" calcext:value-type="string">
            <text:p>Memories of nights beneath the ivy </text:p>
            <text:p>Bring comfort to the traveler's lonely sleep.</text:p>
          </table:table-cell>
          <table:table-cell/>
        </table:table-row>
        <table:table-row table:style-name="ro1">
          <table:table-cell table:style-name="ce4" office:value-type="float" office:value="17" calcext:value-type="float">
            <text:p>17</text:p>
          </table:table-cell>
          <table:table-cell table:style-name="ce6" office:value-type="string" calcext:value-type="string">
            <text:p><text:a xlink:href="javascript:openWin('49-17.htm',17)" xlink:type="simple">荒れはつる朽木のもとをやどりきと思ひをきける程のかなしさ</text:a></text:p>
          </table:table-cell>
          <table:table-cell table:style-name="ce11" office:value-type="string" calcext:value-type="string">
            <text:p>Sad must be the memory of lodging </text:p>
            <text:p>Beneath this rotting ivy-covered tree.</text:p>
          </table:table-cell>
          <table:table-cell/>
        </table:table-row>
        <table:table-row table:style-name="ro1">
          <table:table-cell table:style-name="ce4" office:value-type="float" office:value="18" calcext:value-type="float">
            <text:p>18</text:p>
          </table:table-cell>
          <table:table-cell table:style-name="ce6" office:value-type="string" calcext:value-type="string">
            <text:p><text:a xlink:href="javascript:openWin('49-18.htm',18)" xlink:type="simple">穂に出でぬもの思ふらししのすゝき招くたもとの露しげくして</text:a></text:p>
          </table:table-cell>
          <table:table-cell table:style-name="ce11" office:value-type="string" calcext:value-type="string">
            <text:p>The autumn grass is keeping something back. </text:p>
            <text:p>Beneath the dew, it beckons and it beckons.</text:p>
          </table:table-cell>
          <table:table-cell/>
        </table:table-row>
        <table:table-row table:style-name="ro1">
          <table:table-cell table:style-name="ce4" office:value-type="float" office:value="19" calcext:value-type="float">
            <text:p>19</text:p>
          </table:table-cell>
          <table:table-cell table:style-name="ce6" office:value-type="string" calcext:value-type="string">
            <text:p><text:a xlink:href="javascript:openWin('49-19.htm',19)" xlink:type="simple">秋はつる野辺のけしきもしのすゝきほのめく風につけてこそ知れ</text:a></text:p>
          </table:table-cell>
          <table:table-cell table:style-name="ce11" office:value-type="string" calcext:value-type="string">
            <text:p>Weakly, weakly the wind glides over the grasses. </text:p>
            <text:p>One knows that the moor is at the end of autumn.</text:p>
          </table:table-cell>
          <table:table-cell/>
        </table:table-row>
        <table:table-row table:style-name="ro1">
          <table:table-cell table:style-name="ce4" office:value-type="float" office:value="20" calcext:value-type="float">
            <text:p>20</text:p>
          </table:table-cell>
          <table:table-cell table:style-name="ce6" office:value-type="string" calcext:value-type="string">
            <text:p><text:a xlink:href="javascript:openWin('49-20.htm',20)" xlink:type="simple">すべらきのかざしにおると藤の花をよばぬ枝に袖かけてけり</text:a></text:p>
          </table:table-cell>
          <table:table-cell table:style-name="ce11" office:value-type="string" calcext:value-type="string">
            <text:p>Wisteria, thought I, to grace the august bonnet; </text:p>
            <text:p>And my sleeve has caught upon a high, high branch.</text:p>
          </table:table-cell>
          <table:table-cell/>
        </table:table-row>
        <table:table-row table:style-name="ro1">
          <table:table-cell table:style-name="ce4" office:value-type="float" office:value="21" calcext:value-type="float">
            <text:p>21</text:p>
          </table:table-cell>
          <table:table-cell table:style-name="ce6" office:value-type="string" calcext:value-type="string">
            <text:p><text:a xlink:href="javascript:openWin('49-21.htm',21)" xlink:type="simple">よろづ世をかけてにほはん花なればけふをもあかぬ色とこそみれ</text:a></text:p>
          </table:table-cell>
          <table:table-cell table:style-name="ce11" office:value-type="string" calcext:value-type="string">
            <text:p>Its fragrance shall last through all the centuries. </text:p>
            <text:p>We shall not then be weary of it today.</text:p>
          </table:table-cell>
          <table:table-cell/>
        </table:table-row>
        <table:table-row table:style-name="ro1">
          <table:table-cell table:style-name="ce4" office:value-type="float" office:value="22" calcext:value-type="float">
            <text:p>22</text:p>
          </table:table-cell>
          <table:table-cell table:style-name="ce6" office:value-type="string" calcext:value-type="string">
            <text:p><text:a xlink:href="javascript:openWin('49-22.htm',22)" xlink:type="simple">君がためおれるかざしは紫の雲にをとらぬ花のけしきか</text:a></text:p>
          </table:table-cell>
          <table:table-cell table:style-name="ce11" office:value-type="string" calcext:value-type="string">
            <text:p>The wisteria spray that graces the august bonnet </text:p>
            <text:p>Competes with the purple clouds of paradise.</text:p>
          </table:table-cell>
          <table:table-cell/>
        </table:table-row>
        <table:table-row table:style-name="ro1">
          <table:table-cell table:style-name="ce4" office:value-type="float" office:value="23" calcext:value-type="float">
            <text:p>23</text:p>
          </table:table-cell>
          <table:table-cell table:style-name="ce6" office:value-type="string" calcext:value-type="string">
            <text:p><text:a xlink:href="javascript:openWin('49-23.htm',23)" xlink:type="simple">世のつねの色ともみえず雲居までたちのぼりたる藤浪の花</text:a></text:p>
          </table:table-cell>
          <table:table-cell table:style-name="ce11" office:value-type="string" calcext:value-type="string">
            <text:p>It sends its cascade of flowers to the loftiest heights. </text:p>
            <text:p>Of a most uncommon hue is this wisteria.</text:p>
          </table:table-cell>
          <table:table-cell/>
        </table:table-row>
        <table:table-row table:style-name="ro1">
          <table:table-cell table:style-name="ce4" office:value-type="float" office:value="24" calcext:value-type="float">
            <text:p>24</text:p>
          </table:table-cell>
          <table:table-cell table:style-name="ce6" office:value-type="string" calcext:value-type="string">
            <text:p><text:a xlink:href="javascript:openWin('49-24.htm',24)" xlink:type="simple">かほ鳥の声も聞しにかよふやとしげみを分けてけふぞ尋ぬる</text:a></text:p>
          </table:table-cell>
          <table:table-cell table:style-name="ce11" office:value-type="string" calcext:value-type="string">
            <text:p>I had heard the call of that strange and lovely bird,</text:p>
            <text:p>And parted the grasses, hoping to find its kin.</text:p>
          </table:table-cell>
          <table:table-cell/>
        </table:table-row>
        <table:table-row table:style-name="ro1">
          <table:table-cell table:style-name="ce4" office:value-type="float" office:value="1" calcext:value-type="float">
            <text:p>1</text:p>
          </table:table-cell>
          <table:table-cell table:style-name="ce6" office:value-type="string" calcext:value-type="string">
            <text:p><text:a xlink:href="javascript:openWin('50-01.htm',1)" xlink:type="simple">見し人の形代ならば身にそへて恋しき瀬瀬のなで物にせむ</text:a></text:p>
          </table:table-cell>
          <table:table-cell table:style-name="ce11" office:value-type="string" calcext:value-type="string">
            <text:p>The permanent loan, if you please, of a useful image, </text:p>
            <text:p>A handy memento, to take away the gloom.</text:p>
          </table:table-cell>
          <table:table-cell/>
        </table:table-row>
        <table:table-row table:style-name="ro1">
          <table:table-cell table:style-name="ce4" office:value-type="float" office:value="2" calcext:value-type="float">
            <text:p>2</text:p>
          </table:table-cell>
          <table:table-cell table:style-name="ce6" office:value-type="string" calcext:value-type="string">
            <text:p><text:a xlink:href="javascript:openWin('50-02.htm',2)" xlink:type="simple">みそぎ川瀬瀬にいださんなで物を身にそふ影とたれか頼まん</text:a></text:p>
          </table:table-cell>
          <table:table-cell table:style-name="ce11" office:value-type="string" calcext:value-type="string">
            <text:p>To float downstream afresh at each atonement, </text:p>
            <text:p>And yet to have forever at your side?</text:p>
          </table:table-cell>
          <table:table-cell/>
        </table:table-row>
        <table:table-row table:style-name="ro1">
          <table:table-cell table:style-name="ce4" office:value-type="float" office:value="3" calcext:value-type="float">
            <text:p>3</text:p>
          </table:table-cell>
          <table:table-cell table:style-name="ce6" office:value-type="string" calcext:value-type="string">
            <text:p><text:a xlink:href="javascript:openWin('50-03.htm',3)" xlink:type="simple">しめ結ひし小萩がうへもまよはぬにいかなる露にうつる下葉ぞ</text:a></text:p>
          </table:table-cell>
          <table:table-cell table:style-name="ce11" office:value-type="string" calcext:value-type="string">
            <text:p>Of the plighted hagi, the upper leaves seem quiet. </text:p>
            <text:p>What will have caused a change in the underleaves?</text:p>
          </table:table-cell>
          <table:table-cell/>
        </table:table-row>
        <table:table-row table:style-name="ro1">
          <table:table-cell table:style-name="ce4" office:value-type="float" office:value="4" calcext:value-type="float">
            <text:p>4</text:p>
          </table:table-cell>
          <table:table-cell table:style-name="ce6" office:value-type="string" calcext:value-type="string">
            <text:p><text:a xlink:href="javascript:openWin('50-04.htm',4)" xlink:type="simple">宮城野の小萩がもとと知らませば露も心をわかずぞあらまし</text:a></text:p>
          </table:table-cell>
          <table:table-cell table:style-name="ce11" office:value-type="string" calcext:value-type="string">
            <text:p>Had I known it to be of the meadow of Miyagi. </text:p>
            <text:p>With the fragile hagi I would have kept my faith.</text:p>
          </table:table-cell>
          <table:table-cell/>
        </table:table-row>
        <table:table-row table:style-name="ro1">
          <table:table-cell table:style-name="ce4" office:value-type="float" office:value="5" calcext:value-type="float">
            <text:p>5</text:p>
          </table:table-cell>
          <table:table-cell table:style-name="ce6" office:value-type="string" calcext:value-type="string">
            <text:p><text:a xlink:href="javascript:openWin('50-05.htm',5)" xlink:type="simple">ひたふるにうれしからまし世の中にあらぬ所と思はましかば</text:a></text:p>
          </table:table-cell>
          <table:table-cell table:style-name="ce11" office:value-type="string" calcext:value-type="string">
            <text:p>If I could think it a place apart from the world, </text:p>
            <text:p>In happy procession then might pass the days.</text:p>
          </table:table-cell>
          <table:table-cell/>
        </table:table-row>
        <table:table-row table:style-name="ro1">
          <table:table-cell table:style-name="ce4" office:value-type="float" office:value="6" calcext:value-type="float">
            <text:p>6</text:p>
          </table:table-cell>
          <table:table-cell table:style-name="ce6" office:value-type="string" calcext:value-type="string">
            <text:p><text:a xlink:href="javascript:openWin('50-06.htm',6)" xlink:type="simple">浮世にはあらぬ所をもとめても君がさかりを見るよしもがな</text:a></text:p>
          </table:table-cell>
          <table:table-cell table:style-name="ce11" office:value-type="string" calcext:value-type="string">
            <text:p>Though it be in a house apart from this gloomy world, </text:p>
            <text:p>I pray that the best may yet be mine to see.</text:p>
          </table:table-cell>
          <table:table-cell/>
        </table:table-row>
        <table:table-row table:style-name="ro1">
          <table:table-cell table:style-name="ce4" office:value-type="float" office:value="7" calcext:value-type="float">
            <text:p>7</text:p>
          </table:table-cell>
          <table:table-cell table:style-name="ce6" office:value-type="string" calcext:value-type="string">
            <text:p><text:a xlink:href="javascript:openWin('50-07.htm',7)" xlink:type="simple">絶えはてぬ清水になどかなき人の面影をだにとどめざりけん</text:a></text:p>
          </table:table-cell>
          <table:table-cell table:style-name="ce11" office:value-type="string" calcext:value-type="string">
            <text:p>They still flow on, these waters clear and clean. </text:p>
            <text:p>Can they not reflect the image of those now gone?</text:p>
          </table:table-cell>
          <table:table-cell/>
        </table:table-row>
        <table:table-row table:style-name="ro1">
          <table:table-cell table:style-name="ce4" office:value-type="float" office:value="8" calcext:value-type="float">
            <text:p>8</text:p>
          </table:table-cell>
          <table:table-cell table:style-name="ce6" office:value-type="string" calcext:value-type="string">
            <text:p><text:a xlink:href="javascript:openWin('50-08.htm',8)" xlink:type="simple">さしとむるむぐらやしげき東屋のあまりほどふる雨そそぎかな</text:a></text:p>
          </table:table-cell>
          <table:table-cell table:style-name="ce11" office:value-type="string" calcext:value-type="string">
            <text:p>Are there tangles of grass to hold me back, that I wait </text:p>
            <text:p>So long in the ram at the eaves of your eastern cottage?</text:p>
          </table:table-cell>
          <table:table-cell/>
        </table:table-row>
        <table:table-row table:style-name="ro1">
          <table:table-cell table:style-name="ce4" office:value-type="float" office:value="9" calcext:value-type="float">
            <text:p>9</text:p>
          </table:table-cell>
          <table:table-cell table:style-name="ce6" office:value-type="string" calcext:value-type="string">
            <text:p><text:a xlink:href="javascript:openWin('50-09.htm',9)" xlink:type="simple">かたみぞと見るにつけては朝露の所せきまでぬるる袖哉</text:a></text:p>
          </table:table-cell>
          <table:table-cell table:style-name="ce11" office:value-type="string" calcext:value-type="string">
            <text:p>I think to find her equal, and my sleeves </text:p>
            <text:p>Are deep in tears as the land in morning mist.</text:p>
          </table:table-cell>
          <table:table-cell/>
        </table:table-row>
        <table:table-row table:style-name="ro1">
          <table:table-cell table:style-name="ce4" office:value-type="float" office:value="10" calcext:value-type="float">
            <text:p>10</text:p>
          </table:table-cell>
          <table:table-cell table:style-name="ce6" office:value-type="string" calcext:value-type="string">
            <text:p><text:a xlink:href="javascript:openWin('50-10.htm',10)" xlink:type="simple">やどり木は色かはりぬる秋なれどむかしおぼえてすめる月かな</text:a></text:p>
          </table:table-cell>
          <table:table-cell table:style-name="ce11" office:value-type="string" calcext:value-type="string">
            <text:p>Autumn has come, the leaves of the ivy change; </text:p>
            <text:p>And bright as of old, the moon of memories.</text:p>
          </table:table-cell>
          <table:table-cell/>
        </table:table-row>
        <table:table-row table:style-name="ro1">
          <table:table-cell table:style-name="ce4" office:value-type="float" office:value="11" calcext:value-type="float">
            <text:p>11</text:p>
          </table:table-cell>
          <table:table-cell table:style-name="ce6" office:value-type="string" calcext:value-type="string">
            <text:p><text:a xlink:href="javascript:openWin('50-11.htm',11)" xlink:type="simple">里の名もむかしながらに見し人のおもがはりせるねやの月影</text:a></text:p>
          </table:table-cell>
          <table:table-cell table:style-name="ce11" office:value-type="string" calcext:value-type="string">
            <text:p>The village still calls itself Uji, and here in my rooms </text:p>
            <text:p>The moon streams in upon another face.</text:p>
          </table:table-cell>
          <table:table-cell/>
        </table:table-row>
        <table:table-row table:style-name="ro1">
          <table:table-cell table:style-name="ce4" office:value-type="float" office:value="1" calcext:value-type="float">
            <text:p>1</text:p>
          </table:table-cell>
          <table:table-cell table:style-name="ce6" office:value-type="string" calcext:value-type="string">
            <text:p><text:a xlink:href="javascript:openWin('51-01.htm',1)" xlink:type="simple">まだふりぬ物にはあれど君がため深き心にまつと知らなん</text:a></text:p>
          </table:table-cell>
          <table:table-cell table:style-name="ce11" office:value-type="string" calcext:value-type="string">
            <text:p>Our seedling pine has not known many years. </text:p>
            <text:p>I see for it, withal, a pine's long life.</text:p>
          </table:table-cell>
          <table:table-cell/>
        </table:table-row>
        <table:table-row table:style-name="ro1">
          <table:table-cell table:style-name="ce4" office:value-type="float" office:value="2" calcext:value-type="float">
            <text:p>2</text:p>
          </table:table-cell>
          <table:table-cell table:style-name="ce6" office:value-type="string" calcext:value-type="string">
            <text:p><text:a xlink:href="javascript:openWin('51-02.htm',2)" xlink:type="simple">長き世を頼めても猶かなしきはたゞあす知らぬ命なりけり</text:a></text:p>
          </table:table-cell>
          <table:table-cell table:style-name="ce11" office:value-type="string" calcext:value-type="string">
            <text:p>The promise is made for all the ages to come, </text:p>
            <text:p>But in these our lives we cannot be sure of the morrow.</text:p>
          </table:table-cell>
          <table:table-cell/>
        </table:table-row>
        <table:table-row table:style-name="ro1">
          <table:table-cell table:style-name="ce4" office:value-type="float" office:value="3" calcext:value-type="float">
            <text:p>3</text:p>
          </table:table-cell>
          <table:table-cell table:style-name="ce6" office:value-type="string" calcext:value-type="string">
            <text:p><text:a xlink:href="javascript:openWin('51-03.htm',3)" xlink:type="simple">心をば嘆かざらまし命のみさだめなき世と思はましかば</text:a></text:p>
          </table:table-cell>
          <table:table-cell table:style-name="ce11" office:value-type="string" calcext:value-type="string">
            <text:p>Were life alone uncertain of the morrow, </text:p>
            <text:p>Then might we count upon the heart of a man.</text:p>
          </table:table-cell>
          <table:table-cell/>
        </table:table-row>
        <table:table-row table:style-name="ro1">
          <table:table-cell table:style-name="ce4" office:value-type="float" office:value="4" calcext:value-type="float">
            <text:p>4</text:p>
          </table:table-cell>
          <table:table-cell table:style-name="ce6" office:value-type="string" calcext:value-type="string">
            <text:p><text:a xlink:href="javascript:openWin('51-04.htm',4)" xlink:type="simple">よに知らずまどふべきかなさきに立つ涙も道をかきくらしつゝ</text:a></text:p>
          </table:table-cell>
          <table:table-cell table:style-name="ce11" office:value-type="string" calcext:value-type="string">
            <text:p>What shall I do? These tears run on ahead </text:p>
            <text:p>And plunge the road I must go into utter darkness.</text:p>
          </table:table-cell>
          <table:table-cell/>
        </table:table-row>
        <table:table-row table:style-name="ro1">
          <table:table-cell table:style-name="ce4" office:value-type="float" office:value="5" calcext:value-type="float">
            <text:p>5</text:p>
          </table:table-cell>
          <table:table-cell table:style-name="ce6" office:value-type="string" calcext:value-type="string">
            <text:p><text:a xlink:href="javascript:openWin('51-05.htm',5)" xlink:type="simple">涙をもほどなき袖にせきかねていかに別れをとゞむべき身ぞ</text:a></text:p>
          </table:table-cell>
          <table:table-cell table:style-name="ce11" office:value-type="string" calcext:value-type="string">
            <text:p>So narrow my sleeves, they cannot take my tears. </text:p>
            <text:p>How then shall I make bold to keep you with me?</text:p>
          </table:table-cell>
          <table:table-cell/>
        </table:table-row>
        <table:table-row table:style-name="ro1">
          <table:table-cell table:style-name="ce4" office:value-type="float" office:value="6" calcext:value-type="float">
            <text:p>6</text:p>
          </table:table-cell>
          <table:table-cell table:style-name="ce6" office:value-type="string" calcext:value-type="string">
            <text:p><text:a xlink:href="javascript:openWin('51-06.htm',6)" xlink:type="simple">宇治橋の長きちぎりは朽ちせじをあやぶむかたに心さはぐな</text:a></text:p>
          </table:table-cell>
          <table:table-cell table:style-name="ce11" office:value-type="string" calcext:value-type="string">
            <text:p>No need to grieve. The Uji bridge stands firm. </text:p>
            <text:p>They too stand firm, the promises I have made you.</text:p>
          </table:table-cell>
          <table:table-cell/>
        </table:table-row>
        <table:table-row table:style-name="ro1">
          <table:table-cell table:style-name="ce4" office:value-type="float" office:value="7" calcext:value-type="float">
            <text:p>7</text:p>
          </table:table-cell>
          <table:table-cell table:style-name="ce6" office:value-type="string" calcext:value-type="string">
            <text:p><text:a xlink:href="javascript:openWin('51-07.htm',7)" xlink:type="simple">絶え間のみ世にはあやうき宇治橋を朽ちせぬものと猶たのめとや</text:a></text:p>
          </table:table-cell>
          <table:table-cell table:style-name="ce11" office:value-type="string" calcext:value-type="string">
            <text:p>The bridge has gaps, one crosses gingerly. </text:p>
            <text:p>Can one be sure it will not rot away?</text:p>
          </table:table-cell>
          <table:table-cell/>
        </table:table-row>
        <table:table-row table:style-name="ro1">
          <table:table-cell table:style-name="ce4" office:value-type="float" office:value="8" calcext:value-type="float">
            <text:p>8</text:p>
          </table:table-cell>
          <table:table-cell table:style-name="ce6" office:value-type="string" calcext:value-type="string">
            <text:p><text:a xlink:href="javascript:openWin('51-08.htm',8)" xlink:type="simple">年経ともかはらむものか橘の小島のさきにちぎる心は</text:a></text:p>
          </table:table-cell>
          <table:table-cell table:style-name="ce11" office:value-type="string" calcext:value-type="string">
            <text:p>A thousand years may pass, it will not waver, </text:p>
            <text:p>This vow I make in the lee of the Islet of Oranges.</text:p>
          </table:table-cell>
          <table:table-cell/>
        </table:table-row>
        <table:table-row table:style-name="ro1">
          <table:table-cell table:style-name="ce4" office:value-type="float" office:value="9" calcext:value-type="float">
            <text:p>9</text:p>
          </table:table-cell>
          <table:table-cell table:style-name="ce6" office:value-type="string" calcext:value-type="string">
            <text:p><text:a xlink:href="javascript:openWin('51-09.htm',9)" xlink:type="simple">たち花の小島の色はかはらじをこのうき舟ぞゆくゑ知られぬ</text:a></text:p>
          </table:table-cell>
          <table:table-cell table:style-name="ce11" office:value-type="string" calcext:value-type="string">
            <text:p>The colors remain, here on the Islet of Oranges. </text:p>
            <text:p>But where go I, a boat upon the waters?</text:p>
          </table:table-cell>
          <table:table-cell/>
        </table:table-row>
        <table:table-row table:style-name="ro1">
          <table:table-cell table:style-name="ce4" office:value-type="float" office:value="10" calcext:value-type="float">
            <text:p>10</text:p>
          </table:table-cell>
          <table:table-cell table:style-name="ce6" office:value-type="string" calcext:value-type="string">
            <text:p><text:a xlink:href="javascript:openWin('51-10.htm',10)" xlink:type="simple">峰の雪みぎはの氷ふみわけて君にぞまどふ道はまどはず</text:a></text:p>
          </table:table-cell>
          <table:table-cell table:style-name="ce11" office:value-type="string" calcext:value-type="string">
            <text:p>I pushed through snowy peaks, past icy shores, </text:p>
            <text:p>Dauntless all the way-O daunting one!</text:p>
          </table:table-cell>
          <table:table-cell/>
        </table:table-row>
        <table:table-row table:style-name="ro1">
          <table:table-cell table:style-name="ce4" office:value-type="float" office:value="11" calcext:value-type="float">
            <text:p>11</text:p>
          </table:table-cell>
          <table:table-cell table:style-name="ce6" office:value-type="string" calcext:value-type="string">
            <text:p><text:a xlink:href="javascript:openWin('51-11.htm',11)" xlink:type="simple">降りみだれみぎはにこほる雪よりも中空にてぞわれは消ぬべき</text:a></text:p>
          </table:table-cell>
          <table:table-cell table:style-name="ce11" office:value-type="string" calcext:value-type="string">
            <text:p>The snow that blows to the shore remains there, frozen. </text:p>
            <text:p>Yet worse my fate: I am caught, dissolve in midair.</text:p>
          </table:table-cell>
          <table:table-cell/>
        </table:table-row>
        <table:table-row table:style-name="ro1">
          <table:table-cell table:style-name="ce4" office:value-type="float" office:value="12" calcext:value-type="float">
            <text:p>12</text:p>
          </table:table-cell>
          <table:table-cell table:style-name="ce6" office:value-type="string" calcext:value-type="string">
            <text:p><text:a xlink:href="javascript:openWin('51-12.htm',12)" xlink:type="simple">ながめやるそなたの雲も見えぬまで空さへくるゝころのわびしさ</text:a></text:p>
          </table:table-cell>
          <table:table-cell table:style-name="ce11" office:value-type="string" calcext:value-type="string">
            <text:p>I gaze your way in search of the clouds above you. </text:p>
            <text:p>I see but darkness, so dreary these days of rain.</text:p>
          </table:table-cell>
          <table:table-cell/>
        </table:table-row>
        <table:table-row table:style-name="ro1">
          <table:table-cell table:style-name="ce4" office:value-type="float" office:value="13" calcext:value-type="float">
            <text:p>13</text:p>
          </table:table-cell>
          <table:table-cell table:style-name="ce6" office:value-type="string" calcext:value-type="string">
            <text:p><text:a xlink:href="javascript:openWin('51-13.htm',13)" xlink:type="simple">水まさるをちの里人いかならむ晴れぬながめにかきくらすころ</text:a></text:p>
          </table:table-cell>
          <table:table-cell table:style-name="ce11" office:value-type="string" calcext:value-type="string">
            <text:p>The long, dark rains go on, one's heart is dark. </text:p>
            <text:p>Will it be so in yon village of rising waters?</text:p>
          </table:table-cell>
          <table:table-cell/>
        </table:table-row>
        <table:table-row table:style-name="ro1">
          <table:table-cell table:style-name="ce4" office:value-type="float" office:value="14" calcext:value-type="float">
            <text:p>14</text:p>
          </table:table-cell>
          <table:table-cell table:style-name="ce6" office:value-type="string" calcext:value-type="string">
            <text:p><text:a xlink:href="javascript:openWin('51-14.htm',14)" xlink:type="simple">里の名をわが身に知れば山城の宇治のわたりぞいとゞ住みうき</text:a></text:p>
          </table:table-cell>
          <table:table-cell table:style-name="ce11" office:value-type="string" calcext:value-type="string">
            <text:p>'Gloom' is the name of Uji in Yamashiro. </text:p>
            <text:p>It speaks of the lives of us who dwell in its compass.</text:p>
          </table:table-cell>
          <table:table-cell/>
        </table:table-row>
        <table:table-row table:style-name="ro1">
          <table:table-cell table:style-name="ce4" office:value-type="float" office:value="15" calcext:value-type="float">
            <text:p>15</text:p>
          </table:table-cell>
          <table:table-cell table:style-name="ce6" office:value-type="string" calcext:value-type="string">
            <text:p><text:a xlink:href="javascript:openWin('51-15.htm',15)" xlink:type="simple">かきくらし晴れせぬ峰のあま雲に浮きて世をふる身ともなさばや</text:a></text:p>
          </table:table-cell>
          <table:table-cell table:style-name="ce11" office:value-type="string" calcext:value-type="string">
            <text:p>I wish to be as the cloud that darkens the peak. </text:p>
            <text:p>Better so than aimlessly drifting through life.</text:p>
          </table:table-cell>
          <table:table-cell/>
        </table:table-row>
        <table:table-row table:style-name="ro1">
          <table:table-cell table:style-name="ce4" office:value-type="float" office:value="16" calcext:value-type="float">
            <text:p>16</text:p>
          </table:table-cell>
          <table:table-cell table:style-name="ce6" office:value-type="string" calcext:value-type="string">
            <text:p><text:a xlink:href="javascript:openWin('51-16.htm',16)" xlink:type="simple">つれづれと身をしる雨のをやまねば袖さへいとゞみかさまきりて</text:a></text:p>
          </table:table-cell>
          <table:table-cell table:style-name="ce11" office:value-type="string" calcext:value-type="string">
            <text:p>The tedious days of rain, incessant rain, </text:p>
            <text:p>They speak to me of me. Yet wetter my sleeves.</text:p>
          </table:table-cell>
          <table:table-cell/>
        </table:table-row>
        <table:table-row table:style-name="ro1">
          <table:table-cell table:style-name="ce4" office:value-type="float" office:value="17" calcext:value-type="float">
            <text:p>17</text:p>
          </table:table-cell>
          <table:table-cell table:style-name="ce6" office:value-type="string" calcext:value-type="string">
            <text:p><text:a xlink:href="javascript:openWin('51-17.htm',17)" xlink:type="simple">波こゆるころとも知らず末の松待つらむとのみ思ひけるかな</text:a></text:p>
          </table:table-cell>
          <table:table-cell table:style-name="ce11" office:value-type="string" calcext:value-type="string">
            <text:p>It yet stands firm, the pine-clad mount of Sue, </text:p>
            <text:p>Thought I. And even then the waves engulfed it!</text:p>
          </table:table-cell>
          <table:table-cell/>
        </table:table-row>
        <table:table-row table:style-name="ro1">
          <table:table-cell table:style-name="ce4" office:value-type="float" office:value="18" calcext:value-type="float">
            <text:p>18</text:p>
          </table:table-cell>
          <table:table-cell table:style-name="ce6" office:value-type="string" calcext:value-type="string">
            <text:p><text:a xlink:href="javascript:openWin('51-18.htm',18)" xlink:type="simple">いづくにか身をば捨てむと白雲のかゝらぬ山もなくなくぞゆく</text:a></text:p>
          </table:table-cell>
          <table:table-cell table:style-name="ce11" office:value-type="string" calcext:value-type="string">
            <text:p>I weep, I go―to lose myself!―where soar </text:p>
            <text:p>No mountains but know the white of clinging clouds.</text:p>
          </table:table-cell>
          <table:table-cell/>
        </table:table-row>
        <table:table-row table:style-name="ro1">
          <table:table-cell table:style-name="ce4" office:value-type="float" office:value="19" calcext:value-type="float">
            <text:p>19</text:p>
          </table:table-cell>
          <table:table-cell table:style-name="ce6" office:value-type="string" calcext:value-type="string">
            <text:p><text:a xlink:href="javascript:openWin('51-19.htm',19)" xlink:type="simple">嘆きわび身をば捨つとも亡き影にうき名流さむことをこそ思へ</text:a></text:p>
          </table:table-cell>
          <table:table-cell table:style-name="ce11" office:value-type="string" calcext:value-type="string">
            <text:p>If in torment I cast myself away. </text:p>
            <text:p>My sullied name will drift on after me.</text:p>
          </table:table-cell>
          <table:table-cell/>
        </table:table-row>
        <table:table-row table:style-name="ro1">
          <table:table-cell table:style-name="ce4" office:value-type="float" office:value="20" calcext:value-type="float">
            <text:p>20</text:p>
          </table:table-cell>
          <table:table-cell table:style-name="ce6" office:value-type="string" calcext:value-type="string">
            <text:p><text:a xlink:href="javascript:openWin('51-20.htm',20)" xlink:type="simple">からをだにうき世の中にとゞめずはいづこをはかと君もうらみむ</text:a></text:p>
          </table:table-cell>
          <table:table-cell table:style-name="ce11" office:value-type="string" calcext:value-type="string">
            <text:p>Should I leave no trace behind in this gloomy world,</text:p>
            <text:p>What target then would you have for your complaints?</text:p>
          </table:table-cell>
          <table:table-cell/>
        </table:table-row>
        <table:table-row table:style-name="ro1">
          <table:table-cell table:style-name="ce4" office:value-type="float" office:value="21" calcext:value-type="float">
            <text:p>21</text:p>
          </table:table-cell>
          <table:table-cell table:style-name="ce6" office:value-type="string" calcext:value-type="string">
            <text:p><text:a xlink:href="javascript:openWin('51-21.htm',21)" xlink:type="simple">のちに又あひ見むことを思はなむこの世の夢に心まどはで</text:a></text:p>
          </table:table-cell>
          <table:table-cell table:style-name="ce11" office:value-type="string" calcext:value-type="string">
            <text:p>We shall think of meeting in another world </text:p>
            <text:p>And not confuse ourselves with dreams of this.</text:p>
          </table:table-cell>
          <table:table-cell/>
        </table:table-row>
        <table:table-row table:style-name="ro1">
          <table:table-cell table:style-name="ce4" office:value-type="float" office:value="22" calcext:value-type="float">
            <text:p>22</text:p>
          </table:table-cell>
          <table:table-cell table:style-name="ce6" office:value-type="string" calcext:value-type="string">
            <text:p><text:a xlink:href="javascript:openWin('51-22.htm',22)" xlink:type="simple">鐘の音の絶ゆるひゞきに音をそへてわが世つきぬと君に伝へよ</text:a></text:p>
          </table:table-cell>
          <table:table-cell table:style-name="ce11" office:value-type="string" calcext:value-type="string">
            <text:p>Join my sobs to the fading toll of the bell, </text:p>
            <text:p>To let her know that the end of my life has come.</text:p>
          </table:table-cell>
          <table:table-cell/>
        </table:table-row>
        <table:table-row table:style-name="ro1">
          <table:table-cell table:style-name="ce3" office:value-type="float" office:value="1" calcext:value-type="float">
            <text:p>1</text:p>
          </table:table-cell>
          <table:table-cell table:style-name="ce7" office:value-type="string" calcext:value-type="string">
            <text:p><text:a xlink:href="javascript:openWin('52-01.htm',1)" xlink:type="simple">忍び音や君もなくらむかひもなき死出のたおさに心かよはば</text:a></text:p>
          </table:table-cell>
          <table:table-cell table:style-name="ce11" office:value-type="string" calcext:value-type="string">
            <text:p>It sings in the fields its muted song of the dead. </text:p>
            <text:p>Your muted sobs may have joined it―to no avail.</text:p>
          </table:table-cell>
          <table:table-cell/>
        </table:table-row>
        <table:table-row table:style-name="ro1">
          <table:table-cell table:style-name="ce3" office:value-type="float" office:value="2" calcext:value-type="float">
            <text:p>2</text:p>
          </table:table-cell>
          <table:table-cell table:style-name="ce7" office:value-type="string" calcext:value-type="string">
            <text:p><text:a xlink:href="javascript:openWin('52-02.htm',2)" xlink:type="simple">橘のかほるあたりは郭公してこそなくべかりけれ</text:a></text:p>
          </table:table-cell>
          <table:table-cell table:style-name="ce11" office:value-type="string" calcext:value-type="string">
            <text:p>Where orange blossoms summon memories </text:p>
            <text:p>The cuckoo now should sing most cautiously.</text:p>
          </table:table-cell>
          <table:table-cell/>
        </table:table-row>
        <table:table-row table:style-name="ro1">
          <table:table-cell table:style-name="ce3" office:value-type="float" office:value="3" calcext:value-type="float">
            <text:p>3</text:p>
          </table:table-cell>
          <table:table-cell table:style-name="ce7" office:value-type="string" calcext:value-type="string">
            <text:p><text:a xlink:href="javascript:openWin('52-03.htm',3)" xlink:type="simple">われも又うきふる里をあれはてばたれ宿り木のかげをしのばむ</text:a></text:p>
          </table:table-cell>
          <table:table-cell table:style-name="ce11" office:value-type="string" calcext:value-type="string">
            <text:p>Should even I, sad house, abandon you, </text:p>
            <text:p>Who then will remember the ivy that offered shelter?</text:p>
          </table:table-cell>
          <table:table-cell/>
        </table:table-row>
        <table:table-row table:style-name="ro1">
          <table:table-cell table:style-name="ce3" office:value-type="float" office:value="4" calcext:value-type="float">
            <text:p>4</text:p>
          </table:table-cell>
          <table:table-cell table:style-name="ce7" office:value-type="string" calcext:value-type="string">
            <text:p><text:a xlink:href="javascript:openWin('52-04.htm',4)" xlink:type="simple">あはれ知る心は人にをくれねど数ならぬ身に消えつつぞふる</text:a></text:p>
          </table:table-cell>
          <table:table-cell table:style-name="ce11" office:value-type="string" calcext:value-type="string">
            <text:p>Pray think me not less feeling than the others. </text:p>
            <text:p>But I am no one. Silent pass my days.</text:p>
          </table:table-cell>
          <table:table-cell/>
        </table:table-row>
        <table:table-row table:style-name="ro1">
          <table:table-cell table:style-name="ce3" office:value-type="float" office:value="5" calcext:value-type="float">
            <text:p>5</text:p>
          </table:table-cell>
          <table:table-cell table:style-name="ce7" office:value-type="string" calcext:value-type="string">
            <text:p><text:a xlink:href="javascript:openWin('52-05.htm',5)" xlink:type="simple">つねなしとここら世を見るうき身だに人の知るまで嘆きやはする</text:a></text:p>
          </table:table-cell>
          <table:table-cell table:style-name="ce11" office:value-type="string" calcext:value-type="string">
            <text:p>Yes, I know the sadness that all is fleeting. </text:p>
            <text:p>But I did not mean that you should hear my sighs.</text:p>
          </table:table-cell>
          <table:table-cell/>
        </table:table-row>
        <table:table-row table:style-name="ro1">
          <table:table-cell table:style-name="ce3" office:value-type="float" office:value="6" calcext:value-type="float">
            <text:p>6</text:p>
          </table:table-cell>
          <table:table-cell table:style-name="ce7" office:value-type="string" calcext:value-type="string">
            <text:p><text:a xlink:href="javascript:openWin('52-06.htm',6)" xlink:type="simple">荻の葉に露ふきむすぶ秋風も夕ベぞわきて身にばしみける</text:a></text:p>
          </table:table-cell>
          <table:table-cell table:style-name="ce11" office:value-type="string" calcext:value-type="string">
            <text:p>The autumn wind that brings the dew to the rushes, </text:p>
            <text:p>It chills, it saddens most when evening comes.</text:p>
          </table:table-cell>
          <table:table-cell/>
        </table:table-row>
        <table:table-row table:style-name="ro1">
          <table:table-cell table:style-name="ce3" office:value-type="float" office:value="7" calcext:value-type="float">
            <text:p>7</text:p>
          </table:table-cell>
          <table:table-cell table:style-name="ce7" office:value-type="string" calcext:value-type="string">
            <text:p><text:a xlink:href="javascript:openWin('52-07.htm',7)" xlink:type="simple">女郎花みだるる野辺にまじるとも露のあだ名をわれにかけめや</text:a></text:p>
          </table:table-cell>
          <table:table-cell table:style-name="ce11" office:value-type="string" calcext:value-type="string">
            <text:p>Now through a field of riotous maiden flowers </text:p>
            <text:p>I go, untouched by any drop of dew.</text:p>
          </table:table-cell>
          <table:table-cell/>
        </table:table-row>
        <table:table-row table:style-name="ro1">
          <table:table-cell table:style-name="ce3" office:value-type="float" office:value="8" calcext:value-type="float">
            <text:p>8</text:p>
          </table:table-cell>
          <table:table-cell table:style-name="ce7" office:value-type="string" calcext:value-type="string">
            <text:p><text:a xlink:href="javascript:openWin('52-08.htm',8)" xlink:type="simple">花といへば名こそあだなれをみなへしなべての露にみだれやはする</text:a></text:p>
          </table:table-cell>
          <table:table-cell table:style-name="ce11" office:value-type="string" calcext:value-type="string">
            <text:p>A flower whose name may suggest a want of judgment, </text:p>
            <text:p>It does not bend for every passing dew.</text:p>
          </table:table-cell>
          <table:table-cell/>
        </table:table-row>
        <table:table-row table:style-name="ro1">
          <table:table-cell table:style-name="ce3" office:value-type="float" office:value="9" calcext:value-type="float">
            <text:p>9</text:p>
          </table:table-cell>
          <table:table-cell table:style-name="ce7" office:value-type="string" calcext:value-type="string">
            <text:p><text:a xlink:href="javascript:openWin('52-09.htm',9)" xlink:type="simple">旅寝して猶心みよをみなへしさかりの色にうつりうつらず</text:a></text:p>
          </table:table-cell>
          <table:table-cell table:style-name="ce11" office:value-type="string" calcext:value-type="string">
            <text:p>Suppose you too have a nap among the flowers. </text:p>
            <text:p>Then may we see how well you resist their hues.</text:p>
          </table:table-cell>
          <table:table-cell/>
        </table:table-row>
        <table:table-row table:style-name="ro1">
          <table:table-cell table:style-name="ce3" office:value-type="float" office:value="10" calcext:value-type="float">
            <text:p>10</text:p>
          </table:table-cell>
          <table:table-cell table:style-name="ce7" office:value-type="string" calcext:value-type="string">
            <text:p><text:a xlink:href="javascript:openWin('52-10.htm',10)" xlink:type="simple">宿かさばひと夜は寝なん大方の花にうつらぬ心なりとも</text:a></text:p>
          </table:table-cell>
          <table:table-cell table:style-name="ce11" office:value-type="string" calcext:value-type="string">
            <text:p>I shall stay the night, if I have your invitation, </text:p>
            <text:p>Though common hues. I warn you, tempt me not.</text:p>
          </table:table-cell>
          <table:table-cell/>
        </table:table-row>
        <table:table-row table:style-name="ro1">
          <table:table-cell table:style-name="ce3" office:value-type="float" office:value="11" calcext:value-type="float">
            <text:p>11</text:p>
          </table:table-cell>
          <table:table-cell table:style-name="ce7" office:value-type="string" calcext:value-type="string">
            <text:p><text:a xlink:href="javascript:openWin('52-11.htm',11)" xlink:type="simple">ありと見て手にはとられず見れば又ゆくゑもしらず消えしかげろふ</text:a></text:p>
          </table:table-cell>
          <table:table-cell table:style-name="ce11" office:value-type="string" calcext:value-type="string">
            <text:p>I see the drake fly, take it up in my hand. </text:p>
            <text:p>Ah, here it is. I say―and it is gone.</text:p>
          </table:table-cell>
          <table:table-cell/>
        </table:table-row>
        <table:table-row table:style-name="ro1">
          <table:table-cell table:style-name="ce4" office:value-type="float" office:value="1" calcext:value-type="float">
            <text:p>1</text:p>
          </table:table-cell>
          <table:table-cell table:style-name="ce6" office:value-type="string" calcext:value-type="string">
            <text:p><text:a xlink:href="javascript:openWin('53-01.htm',1)" xlink:type="simple">身を投げし涙の河のはやき瀬をしがらみかけて誰かとゞめし</text:a></text:p>
          </table:table-cell>
          <table:table-cell table:style-name="ce11" office:value-type="string" calcext:value-type="string">
            <text:p>Into a torrent of tears I flung myself, </text:p>
            <text:p>And who put up the sluice that held me back?</text:p>
          </table:table-cell>
          <table:table-cell/>
        </table:table-row>
        <table:table-row table:style-name="ro1">
          <table:table-cell table:style-name="ce4" office:value-type="float" office:value="2" calcext:value-type="float">
            <text:p>2</text:p>
          </table:table-cell>
          <table:table-cell table:style-name="ce6" office:value-type="string" calcext:value-type="string">
            <text:p><text:a xlink:href="javascript:openWin('53-02.htm',2)" xlink:type="simple">われかくてうき世の中にめぐるとも誰かは知らむ月の都に</text:a></text:p>
          </table:table-cell>
          <table:table-cell table:style-name="ce11" office:value-type="string" calcext:value-type="string">
            <text:p>Who in the city, now bathed in the light of the moon, </text:p>
            <text:p>Will know that I yet drift on through the gloomy world?</text:p>
          </table:table-cell>
          <table:table-cell/>
        </table:table-row>
        <table:table-row table:style-name="ro1">
          <table:table-cell table:style-name="ce4" office:value-type="float" office:value="3" calcext:value-type="float">
            <text:p>3</text:p>
          </table:table-cell>
          <table:table-cell table:style-name="ce6" office:value-type="string" calcext:value-type="string">
            <text:p><text:a xlink:href="javascript:openWin('53-03.htm',3)" xlink:type="simple">あだし野の風になびくな女郎花われしめ結はん道遠くとも</text:a></text:p>
          </table:table-cell>
          <table:table-cell table:style-name="ce11" office:value-type="string" calcext:value-type="string">
            <text:p>O maiden flower, bend not to Adashino's gales. </text:p>
            <text:p>I came the long road to make for you a windbreak.</text:p>
          </table:table-cell>
          <table:table-cell/>
        </table:table-row>
        <table:table-row table:style-name="ro1">
          <table:table-cell table:style-name="ce4" office:value-type="float" office:value="4" calcext:value-type="float">
            <text:p>4</text:p>
          </table:table-cell>
          <table:table-cell table:style-name="ce6" office:value-type="string" calcext:value-type="string">
            <text:p><text:a xlink:href="javascript:openWin('53-04.htm',4)" xlink:type="simple">うつしうへて思みだれぬ女郎花うき世をそむく草の庵に</text:a></text:p>
          </table:table-cell>
          <table:table-cell table:style-name="ce11" office:value-type="string" calcext:value-type="string">
            <text:p>We have brought the maiden flower to a hut of grass </text:p>
            <text:p>Away from the world, and yet the world torments it.</text:p>
          </table:table-cell>
          <table:table-cell/>
        </table:table-row>
        <table:table-row table:style-name="ro1">
          <table:table-cell table:style-name="ce4" office:value-type="float" office:value="5" calcext:value-type="float">
            <text:p>5</text:p>
          </table:table-cell>
          <table:table-cell table:style-name="ce6" office:value-type="string" calcext:value-type="string">
            <text:p><text:a xlink:href="javascript:openWin('53-05.htm',5)" xlink:type="simple">松虫の声をたづねて来つれどもまた萩原の露にまどひぬ</text:a></text:p>
          </table:table-cell>
          <table:table-cell table:style-name="ce11" office:value-type="string" calcext:value-type="string">
            <text:p>'I wait,' said the voice from the pines; and I have come </text:p>
            <text:p>And find myself wandering lost through dew-drenched reeds.</text:p>
          </table:table-cell>
          <table:table-cell/>
        </table:table-row>
        <table:table-row table:style-name="ro3">
          <table:table-cell table:style-name="ce4" office:value-type="float" office:value="6" calcext:value-type="float">
            <text:p>6</text:p>
          </table:table-cell>
          <table:table-cell table:style-name="ce6" office:value-type="string" calcext:value-type="string">
            <text:p><text:a xlink:href="javascript:openWin('53-06.htm',6)" xlink:type="simple">秋の野の露わけきたる狩衣むぐらしげれる宿にかこつな</text:a></text:p>
          </table:table-cell>
          <table:table-cell table:style-name="ce11" office:value-type="string" calcext:value-type="string">
            <text:p>Though the dew on the autumn moors may have wet your sleeves, </text:p>
            <text:p>You do wrong, O hunter to blame our weed-grown lodgings.</text:p>
          </table:table-cell>
          <table:table-cell/>
        </table:table-row>
        <table:table-row table:style-name="ro1">
          <table:table-cell table:style-name="ce4" office:value-type="float" office:value="7" calcext:value-type="float">
            <text:p>7</text:p>
          </table:table-cell>
          <table:table-cell table:style-name="ce6" office:value-type="string" calcext:value-type="string">
            <text:p><text:a xlink:href="javascript:openWin('53-07.htm',7)" xlink:type="simple">ふかき夜の月をあはれと見ぬ人や山の端ちかき宿にとまらぬ</text:a></text:p>
          </table:table-cell>
          <table:table-cell table:style-name="ce11" office:value-type="string" calcext:value-type="string">
            <text:p>A stranger to the late-night moon in its glory </text:p>
            <text:p>That he now disdains our house at the mountain ridge?</text:p>
          </table:table-cell>
          <table:table-cell/>
        </table:table-row>
        <table:table-row table:style-name="ro1">
          <table:table-cell table:style-name="ce4" office:value-type="float" office:value="8" calcext:value-type="float">
            <text:p>8</text:p>
          </table:table-cell>
          <table:table-cell table:style-name="ce6" office:value-type="string" calcext:value-type="string">
            <text:p><text:a xlink:href="javascript:openWin('53-08.htm',8)" xlink:type="simple">山の端に入まで月をながめ見んねやの板間もしるしありやと</text:a></text:p>
          </table:table-cell>
          <table:table-cell table:style-name="ce11" office:value-type="string" calcext:value-type="string">
            <text:p>I shall watch till the moon goes behind the mountain ridge, </text:p>
            <text:p>To see how it slips through the boards that roof your chamber.</text:p>
          </table:table-cell>
          <table:table-cell/>
        </table:table-row>
        <table:table-row table:style-name="ro1">
          <table:table-cell table:style-name="ce4" office:value-type="float" office:value="9" calcext:value-type="float">
            <text:p>9</text:p>
          </table:table-cell>
          <table:table-cell table:style-name="ce6" office:value-type="string" calcext:value-type="string">
            <text:p><text:a xlink:href="javascript:openWin('53-09.htm',9)" xlink:type="simple">忘られぬ昔のことも笛竹のつらきふしにも音ぞ泣かれける</text:a></text:p>
          </table:table-cell>
          <table:table-cell table:style-name="ce11" office:value-type="string" calcext:value-type="string">
            <text:p>Ancient things came back, I wept aloud </text:p>
            <text:p>At koto and flute and a lady's haughty ways.</text:p>
          </table:table-cell>
          <table:table-cell/>
        </table:table-row>
        <table:table-row table:style-name="ro1">
          <table:table-cell table:style-name="ce4" office:value-type="float" office:value="10" calcext:value-type="float">
            <text:p>10</text:p>
          </table:table-cell>
          <table:table-cell table:style-name="ce6" office:value-type="string" calcext:value-type="string">
            <text:p><text:a xlink:href="javascript:openWin('53-10.htm',10)" xlink:type="simple">笛の音に昔のこともしのばれてかへりし程も袖ぞぬれにし</text:a></text:p>
          </table:table-cell>
          <table:table-cell table:style-name="ce11" office:value-type="string" calcext:value-type="string">
            <text:p>With the voice of your flute came thoughts of long ago, </text:p>
            <text:p>And tears wet my sleeve, and sped you on your way.</text:p>
          </table:table-cell>
          <table:table-cell/>
        </table:table-row>
        <table:table-row table:style-name="ro1">
          <table:table-cell table:style-name="ce4" office:value-type="float" office:value="11" calcext:value-type="float">
            <text:p>11</text:p>
          </table:table-cell>
          <table:table-cell table:style-name="ce6" office:value-type="string" calcext:value-type="string">
            <text:p><text:a xlink:href="javascript:openWin('53-11.htm',11)" xlink:type="simple">はかなくて世にふる河のうき瀬には尋もゆかじ二本の杉</text:a></text:p>
          </table:table-cell>
          <table:table-cell table:style-name="ce11" office:value-type="string" calcext:value-type="string">
            <text:p>On shoals unsought, I ask no further view </text:p>
            <text:p>Of cedars twain beside that ancient river.</text:p>
          </table:table-cell>
          <table:table-cell/>
        </table:table-row>
        <table:table-row table:style-name="ro1">
          <table:table-cell table:style-name="ce4" office:value-type="float" office:value="12" calcext:value-type="float">
            <text:p>12</text:p>
          </table:table-cell>
          <table:table-cell table:style-name="ce6" office:value-type="string" calcext:value-type="string">
            <text:p><text:a xlink:href="javascript:openWin('53-12.htm',12)" xlink:type="simple">ふる河の杉の本だち知らねども過にし人によそへてぞ見る</text:a></text:p>
          </table:table-cell>
          <table:table-cell table:style-name="ce11" office:value-type="string" calcext:value-type="string">
            <text:p>I know not the roots of the tree by the ancient river, </text:p>
            <text:p>But it takes the place, for me. of one now gone.</text:p>
          </table:table-cell>
          <table:table-cell/>
        </table:table-row>
        <table:table-row table:style-name="ro11">
          <table:table-cell table:style-name="ce4" office:value-type="float" office:value="13" calcext:value-type="float">
            <text:p>13</text:p>
          </table:table-cell>
          <table:table-cell table:style-name="ce6" office:value-type="string" calcext:value-type="string">
            <text:p><text:a xlink:href="javascript:openWin('53-13.htm',13)" xlink:type="simple">心には秋の夕をわかねどもながむる袖に露ぞみだるゝ</text:a></text:p>
          </table:table-cell>
          <table:table-cell table:style-name="ce11"/>
          <table:table-cell/>
        </table:table-row>
        <table:table-row table:style-name="ro1">
          <table:table-cell table:style-name="ce4" office:value-type="float" office:value="14" calcext:value-type="float">
            <text:p>14</text:p>
          </table:table-cell>
          <table:table-cell table:style-name="ce6" office:value-type="string" calcext:value-type="string">
            <text:p><text:a xlink:href="javascript:openWin('53-14.htm',14)" xlink:type="simple">山里の秋の夜ふかきあはれをももの思ふ人はこそ知れ</text:a></text:p>
          </table:table-cell>
          <table:table-cell table:style-name="ce11" office:value-type="string" calcext:value-type="string">
            <text:p>In a mountain village, deep in the autumn night, </text:p>
            <text:p>A lady who understands should understand.</text:p>
          </table:table-cell>
          <table:table-cell/>
        </table:table-row>
        <table:table-row table:style-name="ro1">
          <table:table-cell table:style-name="ce4" office:value-type="float" office:value="15" calcext:value-type="float">
            <text:p>15</text:p>
          </table:table-cell>
          <table:table-cell table:style-name="ce6" office:value-type="string" calcext:value-type="string">
            <text:p><text:a xlink:href="javascript:openWin('53-15.htm',15)" xlink:type="simple">憂物と思もしらですぐす身を物おもふ人と人は知りけり</text:a></text:p>
          </table:table-cell>
          <table:table-cell table:style-name="ce11" office:value-type="string" calcext:value-type="string">
            <text:p>The gloom of the world has been no part of my life,</text:p>
            <text:p>And how shall you call me one who understands?</text:p>
          </table:table-cell>
          <table:table-cell/>
        </table:table-row>
        <table:table-row table:style-name="ro1">
          <table:table-cell table:style-name="ce4" office:value-type="float" office:value="16" calcext:value-type="float">
            <text:p>16</text:p>
          </table:table-cell>
          <table:table-cell table:style-name="ce6" office:value-type="string" calcext:value-type="string">
            <text:p><text:a xlink:href="javascript:openWin('53-16.htm',16)" xlink:type="simple">亡きものに身をも人をも思つゝ捨てし世をぞさらに捨てつる</text:a></text:p>
          </table:table-cell>
          <table:table-cell table:style-name="ce11" office:value-type="string" calcext:value-type="string">
            <text:p>A world I once renounced, for they and I </text:p>
            <text:p>Had come to nothing, I now renounce again,</text:p>
          </table:table-cell>
          <table:table-cell/>
        </table:table-row>
        <table:table-row table:style-name="ro1">
          <table:table-cell table:style-name="ce4" office:value-type="float" office:value="17" calcext:value-type="float">
            <text:p>17</text:p>
          </table:table-cell>
          <table:table-cell table:style-name="ce6" office:value-type="string" calcext:value-type="string">
            <text:p><text:a xlink:href="javascript:openWin('53-17.htm',17)" xlink:type="simple">かぎりぞと思なりにし世間を返返もそむきぬるかな</text:a></text:p>
          </table:table-cell>
          <table:table-cell table:style-name="ce11" office:value-type="string" calcext:value-type="string">
            <text:p>I thought that I should see the world no more, </text:p>
            <text:p>And now, once more, 'no more' is my resolve.</text:p>
          </table:table-cell>
          <table:table-cell/>
        </table:table-row>
        <table:table-row table:style-name="ro1">
          <table:table-cell table:style-name="ce4" office:value-type="float" office:value="18" calcext:value-type="float">
            <text:p>18</text:p>
          </table:table-cell>
          <table:table-cell table:style-name="ce6" office:value-type="string" calcext:value-type="string">
            <text:p><text:a xlink:href="javascript:openWin('53-18.htm',18)" xlink:type="simple">岸遠く漕はなるらむあま舟に乗をくれじといそがるゝかな</text:a></text:p>
          </table:table-cell>
          <table:table-cell table:style-name="ce11" office:value-type="string" calcext:value-type="string">
            <text:p>Make haste, make haste, lest I be left behind. </text:p>
            <text:p>The fisher boat even now rows far from the shore.</text:p>
          </table:table-cell>
          <table:table-cell/>
        </table:table-row>
        <table:table-row table:style-name="ro1">
          <table:table-cell table:style-name="ce4" office:value-type="float" office:value="19" calcext:value-type="float">
            <text:p>19</text:p>
          </table:table-cell>
          <table:table-cell table:style-name="ce6" office:value-type="string" calcext:value-type="string">
            <text:p><text:a xlink:href="javascript:openWin('53-19.htm',19)" xlink:type="simple">心こそうき世の岸をはなるれど行ゑも知らぬあまのうき木を</text:a></text:p>
          </table:table-cell>
          <table:table-cell table:style-name="ce11" office:value-type="string" calcext:value-type="string">
            <text:p>My soul may have left the shores of this gloomy world. </text:p>
            <text:p>But on driftwood it floats, who knows to what far shore?</text:p>
          </table:table-cell>
          <table:table-cell/>
        </table:table-row>
        <table:table-row table:style-name="ro1">
          <table:table-cell table:style-name="ce4" office:value-type="float" office:value="20" calcext:value-type="float">
            <text:p>20</text:p>
          </table:table-cell>
          <table:table-cell table:style-name="ce6" office:value-type="string" calcext:value-type="string">
            <text:p><text:a xlink:href="javascript:openWin('53-20.htm',20)" xlink:type="simple">木枯の吹にし山のふもとには立かくすべきかげだにぞなき</text:a></text:p>
          </table:table-cell>
          <table:table-cell table:style-name="ce11" office:value-type="string" calcext:value-type="string">
            <text:p>Harsh the winds that come down these mountain slopes. </text:p>
            <text:p>Our trees are bare. They give not shade or shelter.</text:p>
          </table:table-cell>
          <table:table-cell/>
        </table:table-row>
        <table:table-row table:style-name="ro1">
          <table:table-cell table:style-name="ce4" office:value-type="float" office:value="21" calcext:value-type="float">
            <text:p>21</text:p>
          </table:table-cell>
          <table:table-cell table:style-name="ce6" office:value-type="string" calcext:value-type="string">
            <text:p><text:a xlink:href="javascript:openWin('53-21.htm',21)" xlink:type="simple">待人もあらじとおもふ山里の梢を見つゝ猶ぞ過うき</text:a></text:p>
          </table:table-cell>
          <table:table-cell table:style-name="ce11" office:value-type="string" calcext:value-type="string">
            <text:p>Mountain trees, I know, where none awaits me; </text:p>
            <text:p>And yet I cannot easily pass them by.</text:p>
          </table:table-cell>
          <table:table-cell/>
        </table:table-row>
        <table:table-row table:style-name="ro1">
          <table:table-cell table:style-name="ce4" office:value-type="float" office:value="22" calcext:value-type="float">
            <text:p>22</text:p>
          </table:table-cell>
          <table:table-cell table:style-name="ce6" office:value-type="string" calcext:value-type="string">
            <text:p><text:a xlink:href="javascript:openWin('53-22.htm',22)" xlink:type="simple">大かたの世を背きける君なれど厭ふによせて身こそつらけれ</text:a></text:p>
          </table:table-cell>
          <table:table-cell table:style-name="ce11" office:value-type="string" calcext:value-type="string">
            <text:p>You have chosen to turn your back upon the world. </text:p>
            <text:p>It pains me to think that I have been the occasion.</text:p>
          </table:table-cell>
          <table:table-cell/>
        </table:table-row>
        <table:table-row table:style-name="ro1">
          <table:table-cell table:style-name="ce4" office:value-type="float" office:value="23" calcext:value-type="float">
            <text:p>23</text:p>
          </table:table-cell>
          <table:table-cell table:style-name="ce6" office:value-type="string" calcext:value-type="string">
            <text:p><text:a xlink:href="javascript:openWin('53-23.htm',23)" xlink:type="simple">かきくらす野山の雪をながめてもふりにしことぞけふもかなしき</text:a></text:p>
          </table:table-cell>
          <table:table-cell table:style-name="ce11" office:value-type="string" calcext:value-type="string">
            <text:p>I gaze at snow that swirls over mountain and moor, </text:p>
            <text:p>And things long gone have still the power to sadden.</text:p>
          </table:table-cell>
          <table:table-cell/>
        </table:table-row>
        <table:table-row table:style-name="ro3">
          <table:table-cell table:style-name="ce4" office:value-type="float" office:value="24" calcext:value-type="float">
            <text:p>24</text:p>
          </table:table-cell>
          <table:table-cell table:style-name="ce6" office:value-type="string" calcext:value-type="string">
            <text:p><text:a xlink:href="javascript:openWin('53-24.htm',24)" xlink:type="simple">山里の雪間の若菜つみばやし猶おいさきの頼まるゝかな</text:a></text:p>
          </table:table-cell>
          <table:table-cell table:style-name="ce11" office:value-type="string" calcext:value-type="string">
            <text:p>Their prize these shoots that break through the mountain snows. </text:p>
            <text:p>My joy the abundant years you have before you.</text:p>
          </table:table-cell>
          <table:table-cell/>
        </table:table-row>
        <table:table-row table:style-name="ro1">
          <table:table-cell table:style-name="ce4" office:value-type="float" office:value="25" calcext:value-type="float">
            <text:p>25</text:p>
          </table:table-cell>
          <table:table-cell table:style-name="ce6" office:value-type="string" calcext:value-type="string">
            <text:p><text:a xlink:href="javascript:openWin('53-25.htm',25)" xlink:type="simple">雪ふかき野辺の若菜も今よりは君がためにぞ年もつむべき</text:a></text:p>
          </table:table-cell>
          <table:table-cell table:style-name="ce11" office:value-type="string" calcext:value-type="string">
            <text:p>On drifted moors I shall gather early shoots. </text:p>
            <text:p>May years of your life add to years, as snow upon snow.</text:p>
          </table:table-cell>
          <table:table-cell/>
        </table:table-row>
        <table:table-row table:style-name="ro1">
          <table:table-cell table:style-name="ce4" office:value-type="float" office:value="26" calcext:value-type="float">
            <text:p>26</text:p>
          </table:table-cell>
          <table:table-cell table:style-name="ce6" office:value-type="string" calcext:value-type="string">
            <text:p><text:a xlink:href="javascript:openWin('53-26.htm',26)" xlink:type="simple">袖ふれし人こそ見えね花の香のそれかとにほふ春の明ぼの</text:a></text:p>
          </table:table-cell>
          <table:table-cell table:style-name="ce11" office:value-type="string" calcext:value-type="string">
            <text:p>He whose sleeve brushed mine is here no more, </text:p>
            <text:p>And yet is here in the scent of the dawning of spring.</text:p>
          </table:table-cell>
          <table:table-cell/>
        </table:table-row>
        <table:table-row table:style-name="ro1">
          <table:table-cell table:style-name="ce4" office:value-type="float" office:value="27" calcext:value-type="float">
            <text:p>27</text:p>
          </table:table-cell>
          <table:table-cell table:style-name="ce6" office:value-type="string" calcext:value-type="string">
            <text:p><text:a xlink:href="javascript:openWin('53-27.htm',27)" xlink:type="simple">見し人は影もとまらぬ水の上に落そふ涙いとゞせきあへず</text:a></text:p>
          </table:table-cell>
          <table:table-cell table:style-name="ce11" office:value-type="string" calcext:value-type="string">
            <text:p>I cannot halt the tears that join the flow </text:p>
            <text:p>Of waters that gave her image, and do so no more.</text:p>
          </table:table-cell>
          <table:table-cell/>
        </table:table-row>
        <table:table-row table:style-name="ro1">
          <table:table-cell table:style-name="ce4" office:value-type="float" office:value="28" calcext:value-type="float">
            <text:p>28</text:p>
          </table:table-cell>
          <table:table-cell table:style-name="ce6" office:value-type="string" calcext:value-type="string">
            <text:p><text:a xlink:href="javascript:openWin('53-28.htm',28)" xlink:type="simple">尼衣かはれる身にやありし世のかたみに袖をかけてしのばん</text:a></text:p>
          </table:table-cell>
          <table:table-cell table:style-name="ce11" office:value-type="string" calcext:value-type="string">
            <text:p>Shall I, having taken the habit of the nun, </text:p>
            <text:p>Now change to robes of remembrance, think of the past?</text:p>
          </table:table-cell>
          <table:table-cell/>
        </table:table-row>
        <table:table-row table:style-name="ro1">
          <table:table-cell table:style-name="ce1" office:value-type="float" office:value="1" calcext:value-type="float">
            <text:p>1</text:p>
          </table:table-cell>
          <table:table-cell table:style-name="ce1" office:value-type="string" calcext:value-type="string">
            <text:p><text:a xlink:href="javascript:openWin('54-01.htm',1)" xlink:type="simple">法の師と尋ぬる道をしるべにて思はぬ山にふみまどふかな</text:a></text:p>
          </table:table-cell>
          <table:table-cell table:style-name="ce12" office:value-type="string" calcext:value-type="string">
            <text:p>I lost my way in the hills, having taken a road </text:p>
            <text:p>That would lead. I hope, to a teacher of the Law.</text:p>
          </table:table-cell>
          <table:table-cell/>
        </table:table-row>
        <table:table-row table:style-name="ro12" table:number-rows-repeated="1047780">
          <table:table-cell table:number-columns-repeated="4"/>
        </table:table-row>
        <table:table-row table:style-name="ro1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21:50:03.544994741</meta:creation-date>
    <dc:date>2018-08-08T22:16:36.735716712</dc:date>
    <meta:editing-duration>PT26M30S</meta:editing-duration>
    <meta:editing-cycles>9</meta:editing-cycles>
    <meta:generator>LibreOffice/6.0.3.2$Linux_X86_64 LibreOffice_project/00m0$Build-2</meta:generator>
    <meta:document-statistic meta:table-count="1" meta:cell-count="2401" meta:object-count="0"/>
  </office:meta>
</office:document-meta>
</file>